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3728in"/>
    </style:style>
    <style:style style:name="co19" style:family="table-column">
      <style:table-column-properties fo:break-before="auto" style:column-width="0.9634in"/>
    </style:style>
    <style:style style:name="co20" style:family="table-column">
      <style:table-column-properties fo:break-before="auto" style:column-width="0.6244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909in"/>
    </style:style>
    <style:style style:name="co23" style:family="table-column">
      <style:table-column-properties fo:break-before="auto" style:column-width="0.478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5799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8701in" fo:break-before="auto" style:use-optimal-row-height="true"/>
    </style:style>
    <style:style style:name="ro11" style:family="table-row">
      <style:table-row-properties style:row-height="0.7457in" fo:break-before="auto" style:use-optimal-row-height="true"/>
    </style:style>
    <style:style style:name="ro12" style:family="table-row">
      <style:table-row-properties style:row-height="1.078in" fo:break-before="auto" style:use-optimal-row-height="true"/>
    </style:style>
    <style:style style:name="ro13" style:family="table-row">
      <style:table-row-properties style:row-height="0.1783in" fo:break-before="auto" style:use-optimal-row-height="false"/>
    </style:style>
    <style:style style:name="ro14" style:family="table-row">
      <style:table-row-properties style:row-height="0.2366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1" style:family="table-cell" style:parent-style-name="Default">
      <style:table-cell-properties fo:padding="0.028in"/>
    </style:style>
    <style:style style:name="ce42" style:family="table-cell" style:parent-style-name="Default">
      <style:table-cell-properties fo:border="0.0008in solid #000000"/>
    </style:style>
    <style:style style:name="ce43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6.G10"/>
    </style:style>
    <style:style style:name="ce4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6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48" style:family="table-cell" style:parent-style-name="Default">
      <style:table-cell-properties fo:padding="0.028in"/>
      <style:text-properties fo:font-size="10pt" style:font-size-asian="10pt" style:font-size-complex="10pt"/>
    </style:style>
    <style:style style:name="ce49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1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2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wrap-option="wrap" fo:border="0.0008in solid #000000"/>
    </style:style>
    <style:style style:name="ce54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5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2" style:family="table-cell" style:parent-style-name="Default">
      <style:map style:condition="cell-content()=&quot;Sun&quot;" style:apply-style-name="Không_20_tên4" style:base-cell-address="'Cover Page'.AH1"/>
    </style:style>
    <style:style style:name="ce6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6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/>
    <style:style style:name="ce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71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7" style:family="table-cell" style:parent-style-name="Default">
      <style:map style:condition="cell-content()=&quot;Sun&quot;" style:apply-style-name="Không_20_tên4" style:base-cell-address="'Cover Page'.AH1"/>
    </style:style>
    <style:style style:name="ce7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8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0" style:family="table-cell" style:parent-style-name="Default">
      <style:map style:condition="cell-content()=&quot;Sun&quot;" style:apply-style-name="Không_20_tên4" style:base-cell-address="'Cover Page'.AH1"/>
    </style:style>
    <style:style style:name="ce9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3" style:family="table-cell" style:parent-style-name="Default">
      <style:map style:condition="cell-content()=&quot;Sun&quot;" style:apply-style-name="Không_20_tên4" style:base-cell-address="'Cover Page'.AH1"/>
    </style:style>
    <style:style style:name="ce10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1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6" style:family="table-cell" style:parent-style-name="Default">
      <style:map style:condition="cell-content()=&quot;Sun&quot;" style:apply-style-name="Không_20_tên4" style:base-cell-address="'Cover Page'.AH1"/>
    </style:style>
    <style:style style:name="ce11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2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9" style:family="table-cell" style:parent-style-name="Default">
      <style:map style:condition="cell-content()=&quot;Sun&quot;" style:apply-style-name="Không_20_tên4" style:base-cell-address="'Cover Page'.AH1"/>
    </style:style>
    <style:style style:name="ce13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3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2" style:family="table-cell" style:parent-style-name="Default">
      <style:map style:condition="cell-content()=&quot;Sun&quot;" style:apply-style-name="Không_20_tên4" style:base-cell-address="'Cover Page'.AH1"/>
    </style:style>
    <style:style style:name="ce14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4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9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5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5" style:family="table-cell" style:parent-style-name="Default">
      <style:map style:condition="cell-content()=&quot;Sun&quot;" style:apply-style-name="Không_20_tên4" style:base-cell-address="'Cover Page'.AH1"/>
    </style:style>
    <style:style style:name="ce156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6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1.5">
            <text:p>1.5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8" table:number-columns-repeated="1014"/>
          <table:table-cell table:style-name="ce29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Initiate and add conte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01">
            <text:p>January 01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2">
            <text:p>0.2</text:p>
          </table:table-cell>
          <table:table-cell table:style-name="ce26" office:value-type="string">
            <text:p>Updates:</text:p>
            <text:p>- Remove ThanhBT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11">
            <text:p>January 11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3">
            <text:p>0.3</text:p>
          </table:table-cell>
          <table:table-cell table:style-name="ce26" office:value-type="string">
            <text:p>Updates:</text:p>
            <text:p>- Remove MaiDTP</text:p>
            <text:p>- Remove KhoiNL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29">
            <text:p>January 29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4">
            <text:p>0.4</text:p>
          </table:table-cell>
          <table:table-cell table:style-name="ce26" office:value-type="string">
            <text:p>Updates:</text:p>
            <text:p>- Remove AnBD</text:p>
            <text:p>- Add DuyenLT, TienN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2-26">
            <text:p>February 26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5">
            <text:p>0.5</text:p>
          </table:table-cell>
          <table:table-cell table:style-name="ce26" office:value-type="string">
            <text:p>Updates:</text:p>
            <text:p>- Remove HungNQ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4-12">
            <text:p>April 12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6">
            <text:p>0.6</text:p>
          </table:table-cell>
          <table:table-cell table:style-name="ce26" office:value-type="string">
            <text:p>Updates:</text:p>
            <text:p>- Remove Anh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5-11">
            <text:p>May 11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7">
            <text:p>0.7</text:p>
          </table:table-cell>
          <table:table-cell table:style-name="ce26" office:value-type="string">
            <text:p>Updates:</text:p>
            <text:p>- Remove HuyenH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10">
            <text:p>June 10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8">
            <text:p>0.8</text:p>
          </table:table-cell>
          <table:table-cell table:style-name="ce26" office:value-type="string">
            <text:p>Updates:</text:p>
            <text:p>- Remove NguyenHTT</text:p>
            <text:p>- Add NhanHTH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20">
            <text:p>June 20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9">
            <text:p>0.9</text:p>
          </table:table-cell>
          <table:table-cell table:style-name="ce26" office:value-type="string">
            <text:p>Updates:</text:p>
            <text:p>- Remove ChanNTT</text:p>
            <text:p/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28">
            <text:p>June 28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">
            <text:p>1.0</text:p>
          </table:table-cell>
          <table:table-cell table:style-name="ce26" office:value-type="string">
            <text:p>Updates:</text:p>
            <text:p>- Remove ThachBK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30">
            <text:p>June 30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1">
            <text:p>1.1</text:p>
          </table:table-cell>
          <table:table-cell table:style-name="ce26" office:value-type="string">
            <text:p>Updates:</text:p>
            <text:p>- Remove QuanLD</text:p>
          </table:table-cell>
          <table:table-cell table:style-name="ce26" office:value-type="string">
            <text:p>Tham Do-Thi</text:p>
          </table:table-cell>
          <table:table-cell table:style-name="ce27"/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2">
            <text:p>1.2</text:p>
          </table:table-cell>
          <table:table-cell table:style-name="ce26" office:value-type="string">
            <text:p>Updates:</text:p>
            <text:p>- Remove LongPT, LuanN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7-15">
            <text:p>July 15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3">
            <text:p>1.3</text:p>
          </table:table-cell>
          <table:table-cell table:style-name="ce26" office:value-type="string">
            <text:p>Updates:</text:p>
            <text:p>- Move DuyDK to Internship Timekeeping file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7-19">
            <text:p>July 19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4">
            <text:p>1.4</text:p>
          </table:table-cell>
          <table:table-cell table:style-name="ce26" office:value-type="string">
            <text:p>Updates:</text:p>
            <text:p>- Remove HieuHT</text:p>
            <text:p>- Add ThoaiVK, PhongTB, ThinhDH 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7-29">
            <text:p>July 29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5">
            <text:p>1.5</text:p>
          </table:table-cell>
          <table:table-cell table:style-name="ce26" office:value-type="string">
            <text:p>Updates:</text:p>
            <text:p>- Remove BacNTC, ThaoNP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08">
            <text:p>August 08, 2016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3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4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6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ce29"/>
        <table:table-column table:style-name="co7" table:default-cell-style-name="ce6"/>
        <table:table-column table:style-name="co7" table:number-columns-repeated="4" table:default-cell-style-name="Default"/>
        <table:table-column table:style-name="co17" table:default-cell-style-name="Default"/>
        <table:table-row table:style-name="ro9">
          <table:table-cell table:style-name="ce38" office:value-type="string">
            <text:p>Tổng hợp ngày nghỉ 2016</text:p>
          </table:table-cell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9" table:number-rows-repeated="4">
          <table:table-cell table:style-name="ce38"/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10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44" office:value-type="string">
            <office:annotation draw:style-name="gr1" draw:text-style-name="P1" svg:width="3.4126in" svg:height="1.3232in" svg:x="3.1705in" svg:y="0.448in" draw:caption-point-x="-0.7689in" draw:caption-point-y="0.9157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5</text:p>
          </table:table-cell>
          <table:table-cell table:style-name="ce44" office:value-type="string">
            <office:annotation draw:style-name="gr2" draw:text-style-name="P1" svg:width="1.1413in" svg:height="0.5457in" svg:x="3.6827in" svg:y="0.7457in" draw:caption-point-x="-0.2402in" draw:caption-point-y="0.6181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6</text:p>
          </table:table-cell>
          <table:table-cell table:style-name="ce44" office:value-type="string">
            <text:p>Working To</text:p>
          </table:table-cell>
          <table:table-cell table:style-name="ce44" office:value-type="string">
            <office:annotation draw:style-name="gr3" draw:text-style-name="P1" svg:width="1.1413in" svg:height="0.7012in" svg:x="5.6634in" svg:y="0.7457in" draw:caption-point-x="-0.2622in" draw:caption-point-y="0.6181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6</text:p>
          </table:table-cell>
          <table:table-cell table:style-name="ce44" office:value-type="string">
            <office:annotation draw:style-name="gr2" draw:text-style-name="P1" svg:width="1.1413in" svg:height="0.5457in" svg:x="6.5303in" svg:y="0.7457in" draw:caption-point-x="-0.2402in" draw:caption-point-y="0.6181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2" office:value-type="string">
            <office:annotation draw:style-name="gr4" draw:text-style-name="P1" svg:width="1.1413in" svg:height="0.3902in" svg:x="7.4197in" svg:y="0.7457in" draw:caption-point-x="-0.2402in" draw:caption-point-y="0.6181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4" office:value-type="string">
            <text:p>Remaining Leave Days</text:p>
          </table:table-cell>
          <table:table-cell table:style-name="ce44" office:value-type="string">
            <text:p>Extended Leave Days</text:p>
          </table:table-cell>
          <table:table-cell table:style-name="ce44" office:value-type="string">
            <text:p>Leave Days Already Subtracted From Salary</text:p>
          </table:table-cell>
          <table:table-cell table:style-name="ce44" office:value-type="string">
            <office:annotation office:display="true" draw:style-name="gr5" draw:text-style-name="P1" svg:width="1.9224in" svg:height="1.4787in" svg:x="12.1839in" svg:y="0.7622in" draw:caption-point-x="-1.4484in" draw:caption-point-y="0.6012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39" office:value-type="string">
            <text:p>Notes</text:p>
          </table:table-cell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7]);DATE(YEAR([.D7]);12;31);NOW())" office:value-type="date" office:date-value="2016-08-22T17:49:53.91">
            <text:p>08/22/16</text:p>
          </table:table-cell>
          <table:table-cell table:style-name="ce47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8">
            <text:p>8</text:p>
          </table:table-cell>
          <table:table-cell table:style-name="ce49" table:formula="of:=SUMPRODUCT([Thong_Tin_Ngay_Nghi_201601.$B$3:.$B$36]=[.$B7];[Thong_Tin_Ngay_Nghi_201601.$C$3:.$C$36])+SUMPRODUCT([Thong_Tin_Ngay_Nghi_201602.$B$3:.$B$37]=[.$B7];[Thong_Tin_Ngay_Nghi_201602.$C$3:.$C$37]) + SUMPRODUCT([Thong_Tin_Ngay_Nghi_201603.$B$3:.$B$39]=[.$B7];[Thong_Tin_Ngay_Nghi_201603.$C$3:.$C$39])" office:value-type="float" office:value="3">
            <text:p>3</text:p>
          </table:table-cell>
          <table:table-cell table:style-name="ce49" table:formula="of:=SUMPRODUCT([Thong_Tin_Ngay_Nghi_201601.$B$3:.$B$36]=[.$B7];[Thong_Tin_Ngay_Nghi_201601.$C$3:.$C$36])+SUMPRODUCT([Thong_Tin_Ngay_Nghi_201602.$B$3:.$B$37]=[.$B7];[Thong_Tin_Ngay_Nghi_201602.$C$3:.$C$37]) + SUMPRODUCT([Thong_Tin_Ngay_Nghi_201603.$B$3:.$B$39]=[.$B7];[Thong_Tin_Ngay_Nghi_201603.$C$3:.$C$39]) + SUMPRODUCT([Thong_Tin_Ngay_Nghi_201604.$B$3:.$B$40]=[.$B7];[Thong_Tin_Ngay_Nghi_201604.$C$3:.$C$40]) + SUMPRODUCT([Thong_Tin_Ngay_Nghi_201605.$B$3:.$B$39]=[.$B7];[Thong_Tin_Ngay_Nghi_201605.$C$3:.$C$39]) + SUMPRODUCT([Thong_Tin_Ngay_Nghi_201606.$B$3:.$B$39]=[.$B7];[Thong_Tin_Ngay_Nghi_201606.$C$3:.$C$39]) + SUMPRODUCT([Thong_Tin_Ngay_Nghi_201607.$B$3:.$B$46]=[.$B7];[Thong_Tin_Ngay_Nghi_201607.$C$3:.$C$46]) + SUMPRODUCT([Thong_Tin_Ngay_Nghi_201608.$B$3:.$B$50]=[.$B7];[Thong_Tin_Ngay_Nghi_201608.$C$3:.$C$50])" office:value-type="float" office:value="7">
            <text:p>7</text:p>
          </table:table-cell>
          <table:table-cell table:style-name="ce45" table:formula="of:=IF(DATE(YEAR([.E7]);MONTH([.E7]);DAY([.E7]))&lt;=DATE(YEAR([.E7]);3;31); [.C7]-[.G7] + [.F7]; IF([.G7]-[.C7]&lt;0;[.G7] + [.F7] -[.H7];[.F7]+[.C7]-[.H7]))" office:value-type="float" office:value="1">
            <text:p>1</text:p>
          </table:table-cell>
          <table:table-cell table:number-columns-repeated="2" table:style-name="ce45"/>
          <table:table-cell table:style-name="ce45" table:formula="of:=[.I7]+[.K7] +[.J7]" office:value-type="float" office:value="1">
            <text:p>1</text:p>
          </table:table-cell>
          <table:table-cell table:style-name="ce53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45" office:value-type="float" office:value="6.5">
            <text:p>6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8]);DATE(YEAR([.D8]);12;31);NOW())" office:value-type="date" office:date-value="2016-08-22T17:49:53.91">
            <text:p>08/22/16</text:p>
          </table:table-cell>
          <table:table-cell table:style-name="ce47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8">
            <text:p>8</text:p>
          </table:table-cell>
          <table:table-cell table:style-name="ce50" table:formula="of:=SUMPRODUCT([Thong_Tin_Ngay_Nghi_201601.$B$3:.$B$36]=[.$B8];[Thong_Tin_Ngay_Nghi_201601.$C$3:.$C$36])+SUMPRODUCT([Thong_Tin_Ngay_Nghi_201602.$B$3:.$B$37]=[.$B8];[Thong_Tin_Ngay_Nghi_201602.$C$3:.$C$37]) + SUMPRODUCT([Thong_Tin_Ngay_Nghi_201603.$B$3:.$B$39]=[.$B8];[Thong_Tin_Ngay_Nghi_201603.$C$3:.$C$39])" office:value-type="float" office:value="2.5">
            <text:p>2.5</text:p>
          </table:table-cell>
          <table:table-cell table:style-name="ce50" table:formula="of:=SUMPRODUCT([Thong_Tin_Ngay_Nghi_201601.$B$3:.$B$36]=[.$B8];[Thong_Tin_Ngay_Nghi_201601.$C$3:.$C$36])+SUMPRODUCT([Thong_Tin_Ngay_Nghi_201602.$B$3:.$B$37]=[.$B8];[Thong_Tin_Ngay_Nghi_201602.$C$3:.$C$37]) + SUMPRODUCT([Thong_Tin_Ngay_Nghi_201603.$B$3:.$B$39]=[.$B8];[Thong_Tin_Ngay_Nghi_201603.$C$3:.$C$39]) + SUMPRODUCT([Thong_Tin_Ngay_Nghi_201604.$B$3:.$B$40]=[.$B8];[Thong_Tin_Ngay_Nghi_201604.$C$3:.$C$40]) + SUMPRODUCT([Thong_Tin_Ngay_Nghi_201605.$B$3:.$B$39]=[.$B8];[Thong_Tin_Ngay_Nghi_201605.$C$3:.$C$39]) + SUMPRODUCT([Thong_Tin_Ngay_Nghi_201606.$B$3:.$B$39]=[.$B8];[Thong_Tin_Ngay_Nghi_201606.$C$3:.$C$39]) + SUMPRODUCT([Thong_Tin_Ngay_Nghi_201607.$B$3:.$B$46]=[.$B8];[Thong_Tin_Ngay_Nghi_201607.$C$3:.$C$46]) + SUMPRODUCT([Thong_Tin_Ngay_Nghi_201608.$B$3:.$B$50]=[.$B8];[Thong_Tin_Ngay_Nghi_201608.$C$3:.$C$50])" office:value-type="float" office:value="7.5">
            <text:p>7.5</text:p>
          </table:table-cell>
          <table:table-cell table:style-name="ce45" table:formula="of:=IF(DATE(YEAR([.E8]);MONTH([.E8]);DAY([.E8]))&lt;=DATE(YEAR([.E8]);3;31); [.C8]-[.G8] + [.F8]; IF([.G8]-[.C8]&lt;0;[.G8] + [.F8] -[.H8];[.F8]+[.C8]-[.H8]))" office:value-type="float" office:value="3">
            <text:p>3</text:p>
          </table:table-cell>
          <table:table-cell table:number-columns-repeated="2" table:style-name="ce45"/>
          <table:table-cell table:style-name="ce45" table:formula="of:=[.I8]+[.K8] +[.J8]" office:value-type="float" office:value="3">
            <text:p>3</text:p>
          </table:table-cell>
          <table:table-cell table:style-name="ce53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9]);DATE(YEAR([.D9]);12;31);NOW())" office:value-type="date" office:date-value="2016-08-22T17:49:53.91">
            <text:p>08/22/16</text:p>
          </table:table-cell>
          <table:table-cell table:style-name="ce47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8">
            <text:p>8</text:p>
          </table:table-cell>
          <table:table-cell table:style-name="ce50" table:formula="of:=SUMPRODUCT([Thong_Tin_Ngay_Nghi_201601.$B$3:.$B$36]=[.$B9];[Thong_Tin_Ngay_Nghi_201601.$C$3:.$C$36])+SUMPRODUCT([Thong_Tin_Ngay_Nghi_201602.$B$3:.$B$37]=[.$B9];[Thong_Tin_Ngay_Nghi_201602.$C$3:.$C$37]) + SUMPRODUCT([Thong_Tin_Ngay_Nghi_201603.$B$3:.$B$39]=[.$B9];[Thong_Tin_Ngay_Nghi_201603.$C$3:.$C$39])" office:value-type="float" office:value="3">
            <text:p>3</text:p>
          </table:table-cell>
          <table:table-cell table:style-name="ce50" table:formula="of:=SUMPRODUCT([Thong_Tin_Ngay_Nghi_201601.$B$3:.$B$36]=[.$B9];[Thong_Tin_Ngay_Nghi_201601.$C$3:.$C$36])+SUMPRODUCT([Thong_Tin_Ngay_Nghi_201602.$B$3:.$B$37]=[.$B9];[Thong_Tin_Ngay_Nghi_201602.$C$3:.$C$37]) + SUMPRODUCT([Thong_Tin_Ngay_Nghi_201603.$B$3:.$B$39]=[.$B9];[Thong_Tin_Ngay_Nghi_201603.$C$3:.$C$39]) + SUMPRODUCT([Thong_Tin_Ngay_Nghi_201604.$B$3:.$B$40]=[.$B9];[Thong_Tin_Ngay_Nghi_201604.$C$3:.$C$40]) + SUMPRODUCT([Thong_Tin_Ngay_Nghi_201605.$B$3:.$B$39]=[.$B9];[Thong_Tin_Ngay_Nghi_201605.$C$3:.$C$39]) + SUMPRODUCT([Thong_Tin_Ngay_Nghi_201606.$B$3:.$B$39]=[.$B9];[Thong_Tin_Ngay_Nghi_201606.$C$3:.$C$39]) + SUMPRODUCT([Thong_Tin_Ngay_Nghi_201607.$B$3:.$B$46]=[.$B9];[Thong_Tin_Ngay_Nghi_201607.$C$3:.$C$46]) + SUMPRODUCT([Thong_Tin_Ngay_Nghi_201608.$B$3:.$B$50]=[.$B9];[Thong_Tin_Ngay_Nghi_201608.$C$3:.$C$50])" office:value-type="float" office:value="6.5">
            <text:p>6.5</text:p>
          </table:table-cell>
          <table:table-cell table:style-name="ce45" table:formula="of:=IF(DATE(YEAR([.E9]);MONTH([.E9]);DAY([.E9]))&lt;=DATE(YEAR([.E9]);3;31); [.C9]-[.G9] + [.F9]; IF([.G9]-[.C9]&lt;0;[.G9] + [.F9] -[.H9];[.F9]+[.C9]-[.H9]))" office:value-type="float" office:value="3.5">
            <text:p>3.5</text:p>
          </table:table-cell>
          <table:table-cell table:number-columns-repeated="2" table:style-name="ce45"/>
          <table:table-cell table:style-name="ce45" table:formula="of:=[.I9]+[.K9] +[.J9]" office:value-type="float" office:value="3.5">
            <text:p>3.5</text:p>
          </table:table-cell>
          <table:table-cell table:style-name="ce53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0]);DATE(YEAR([.D10]);12;31);NOW())" office:value-type="date" office:date-value="2016-08-22T17:49:51.13">
            <text:p>08/22/16</text:p>
          </table:table-cell>
          <table:table-cell table:style-name="ce47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8">
            <text:p>8</text:p>
          </table:table-cell>
          <table:table-cell table:style-name="ce50" table:formula="of:=SUMPRODUCT([Thong_Tin_Ngay_Nghi_201601.$B$3:.$B$36]=[.$B10];[Thong_Tin_Ngay_Nghi_201601.$C$3:.$C$36])+SUMPRODUCT([Thong_Tin_Ngay_Nghi_201602.$B$3:.$B$37]=[.$B10];[Thong_Tin_Ngay_Nghi_201602.$C$3:.$C$37]) + SUMPRODUCT([Thong_Tin_Ngay_Nghi_201603.$B$3:.$B$39]=[.$B10];[Thong_Tin_Ngay_Nghi_201603.$C$3:.$C$39])" office:value-type="float" office:value="3.5">
            <text:p>3.5</text:p>
          </table:table-cell>
          <table:table-cell table:style-name="ce50" table:formula="of:=SUMPRODUCT([Thong_Tin_Ngay_Nghi_201601.$B$3:.$B$36]=[.$B10];[Thong_Tin_Ngay_Nghi_201601.$C$3:.$C$36])+SUMPRODUCT([Thong_Tin_Ngay_Nghi_201602.$B$3:.$B$37]=[.$B10];[Thong_Tin_Ngay_Nghi_201602.$C$3:.$C$37]) + SUMPRODUCT([Thong_Tin_Ngay_Nghi_201603.$B$3:.$B$39]=[.$B10];[Thong_Tin_Ngay_Nghi_201603.$C$3:.$C$39]) + SUMPRODUCT([Thong_Tin_Ngay_Nghi_201604.$B$3:.$B$40]=[.$B10];[Thong_Tin_Ngay_Nghi_201604.$C$3:.$C$40]) + SUMPRODUCT([Thong_Tin_Ngay_Nghi_201605.$B$3:.$B$39]=[.$B10];[Thong_Tin_Ngay_Nghi_201605.$C$3:.$C$39]) + SUMPRODUCT([Thong_Tin_Ngay_Nghi_201606.$B$3:.$B$39]=[.$B10];[Thong_Tin_Ngay_Nghi_201606.$C$3:.$C$39]) + SUMPRODUCT([Thong_Tin_Ngay_Nghi_201607.$B$3:.$B$46]=[.$B10];[Thong_Tin_Ngay_Nghi_201607.$C$3:.$C$46]) + SUMPRODUCT([Thong_Tin_Ngay_Nghi_201608.$B$3:.$B$50]=[.$B10];[Thong_Tin_Ngay_Nghi_201608.$C$3:.$C$50])" office:value-type="float" office:value="9.5">
            <text:p>9.5</text:p>
          </table:table-cell>
          <table:table-cell table:style-name="ce45" table:formula="of:=IF(DATE(YEAR([.E10]);MONTH([.E10]);DAY([.E10]))&lt;=DATE(YEAR([.E10]);3;31); [.C10]-[.G10] + [.F10]; IF([.G10]-[.C10]&lt;0;[.G10] + [.F10] -[.H10];[.F10]+[.C10]-[.H10]))" office:value-type="float" office:value="-1.5">
            <text:p>-1.5</text:p>
          </table:table-cell>
          <table:table-cell table:number-columns-repeated="2" table:style-name="ce45"/>
          <table:table-cell table:style-name="ce45" table:formula="of:=[.I10]+[.K10] +[.J10]" office:value-type="float" office:value="-1.5">
            <text:p>-1.5</text:p>
          </table:table-cell>
          <table:table-cell table:style-name="ce53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45" office:value-type="float" office:value="7.5">
            <text:p>7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1]);DATE(YEAR([.D11]);12;31);NOW())" office:value-type="date" office:date-value="2016-08-22T17:49:51.14">
            <text:p>08/22/16</text:p>
          </table:table-cell>
          <table:table-cell table:style-name="ce47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8">
            <text:p>8</text:p>
          </table:table-cell>
          <table:table-cell table:style-name="ce50" table:formula="of:=SUMPRODUCT([Thong_Tin_Ngay_Nghi_201601.$B$3:.$B$36]=[.$B11];[Thong_Tin_Ngay_Nghi_201601.$C$3:.$C$36])+SUMPRODUCT([Thong_Tin_Ngay_Nghi_201602.$B$3:.$B$37]=[.$B11];[Thong_Tin_Ngay_Nghi_201602.$C$3:.$C$37]) + SUMPRODUCT([Thong_Tin_Ngay_Nghi_201603.$B$3:.$B$39]=[.$B11];[Thong_Tin_Ngay_Nghi_201603.$C$3:.$C$39])" office:value-type="float" office:value="5">
            <text:p>5</text:p>
          </table:table-cell>
          <table:table-cell table:style-name="ce50" table:formula="of:=SUMPRODUCT([Thong_Tin_Ngay_Nghi_201601.$B$3:.$B$36]=[.$B11];[Thong_Tin_Ngay_Nghi_201601.$C$3:.$C$36])+SUMPRODUCT([Thong_Tin_Ngay_Nghi_201602.$B$3:.$B$37]=[.$B11];[Thong_Tin_Ngay_Nghi_201602.$C$3:.$C$37]) + SUMPRODUCT([Thong_Tin_Ngay_Nghi_201603.$B$3:.$B$39]=[.$B11];[Thong_Tin_Ngay_Nghi_201603.$C$3:.$C$39]) + SUMPRODUCT([Thong_Tin_Ngay_Nghi_201604.$B$3:.$B$40]=[.$B11];[Thong_Tin_Ngay_Nghi_201604.$C$3:.$C$40]) + SUMPRODUCT([Thong_Tin_Ngay_Nghi_201605.$B$3:.$B$39]=[.$B11];[Thong_Tin_Ngay_Nghi_201605.$C$3:.$C$39]) + SUMPRODUCT([Thong_Tin_Ngay_Nghi_201606.$B$3:.$B$39]=[.$B11];[Thong_Tin_Ngay_Nghi_201606.$C$3:.$C$39]) + SUMPRODUCT([Thong_Tin_Ngay_Nghi_201607.$B$3:.$B$46]=[.$B11];[Thong_Tin_Ngay_Nghi_201607.$C$3:.$C$46]) + SUMPRODUCT([Thong_Tin_Ngay_Nghi_201608.$B$3:.$B$50]=[.$B11];[Thong_Tin_Ngay_Nghi_201608.$C$3:.$C$50])" office:value-type="float" office:value="11">
            <text:p>11</text:p>
          </table:table-cell>
          <table:table-cell table:style-name="ce45" table:formula="of:=IF(DATE(YEAR([.E11]);MONTH([.E11]);DAY([.E11]))&lt;=DATE(YEAR([.E11]);3;31); [.C11]-[.G11] + [.F11]; IF([.G11]-[.C11]&lt;0;[.G11] + [.F11] -[.H11];[.F11]+[.C11]-[.H11]))" office:value-type="float" office:value="2">
            <text:p>2</text:p>
          </table:table-cell>
          <table:table-cell table:style-name="ce45">
            <office:annotation draw:style-name="gr2" draw:text-style-name="P1" svg:width="1.1413in" svg:height="0.5457in" svg:x="9.1976in" svg:y="2.6146in" draw:caption-point-x="-0.2402in" draw:caption-point-y="0.6067in">
              <dc:date>2016-05-09T00:00:00</dc:date>
              <text:p text:style-name="P1"><text:span text:style-name="T1">Ngày phép được <text:s/>extend tới 31/5/2016</text:span></text:p>
            </office:annotation>
          </table:table-cell>
          <table:table-cell table:style-name="ce45"/>
          <table:table-cell table:style-name="ce45" table:formula="of:=[.I11]+[.K11] +[.J11]" office:value-type="float" office:value="2">
            <text:p>2</text:p>
          </table:table-cell>
          <table:table-cell table:style-name="ce53" office:value-type="string">
            <text:p>- Extend 2 ngày phép của năm 2015 tới ngày 31/5/2016</text:p>
          </table:table-cell>
        </table:table-row>
        <table:table-row table:style-name="ro11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2-29">
            <text:p>02/29/16</text:p>
          </table:table-cell>
          <table:table-cell table:style-name="ce46" table:formula="of:=IF(YEAR(NOW())&gt;YEAR([.D12]);DATE(YEAR([.D12]);12;31);NOW())" office:value-type="date" office:date-value="2016-08-22T17:49:51.14">
            <text:p>08/22/16</text:p>
          </table:table-cell>
          <table:table-cell table:style-name="ce47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6">
            <text:p>6</text:p>
          </table:table-cell>
          <table:table-cell table:style-name="ce50" table:formula="of:=SUMPRODUCT([Thong_Tin_Ngay_Nghi_201601.$B$3:.$B$36]=[.$B12];[Thong_Tin_Ngay_Nghi_201601.$C$3:.$C$36])+SUMPRODUCT([Thong_Tin_Ngay_Nghi_201602.$B$3:.$B$37]=[.$B12];[Thong_Tin_Ngay_Nghi_201602.$C$3:.$C$37]) + SUMPRODUCT([Thong_Tin_Ngay_Nghi_201603.$B$3:.$B$39]=[.$B12];[Thong_Tin_Ngay_Nghi_201603.$C$3:.$C$39])" office:value-type="float" office:value="0">
            <text:p>0</text:p>
          </table:table-cell>
          <table:table-cell table:style-name="ce50" table:formula="of:=SUMPRODUCT([Thong_Tin_Ngay_Nghi_201601.$B$3:.$B$36]=[.$B12];[Thong_Tin_Ngay_Nghi_201601.$C$3:.$C$36])+SUMPRODUCT([Thong_Tin_Ngay_Nghi_201602.$B$3:.$B$37]=[.$B12];[Thong_Tin_Ngay_Nghi_201602.$C$3:.$C$37]) + SUMPRODUCT([Thong_Tin_Ngay_Nghi_201603.$B$3:.$B$39]=[.$B12];[Thong_Tin_Ngay_Nghi_201603.$C$3:.$C$39]) + SUMPRODUCT([Thong_Tin_Ngay_Nghi_201604.$B$3:.$B$40]=[.$B12];[Thong_Tin_Ngay_Nghi_201604.$C$3:.$C$40]) + SUMPRODUCT([Thong_Tin_Ngay_Nghi_201605.$B$3:.$B$39]=[.$B12];[Thong_Tin_Ngay_Nghi_201605.$C$3:.$C$39]) + SUMPRODUCT([Thong_Tin_Ngay_Nghi_201606.$B$3:.$B$39]=[.$B12];[Thong_Tin_Ngay_Nghi_201606.$C$3:.$C$39]) + SUMPRODUCT([Thong_Tin_Ngay_Nghi_201607.$B$3:.$B$46]=[.$B12];[Thong_Tin_Ngay_Nghi_201607.$C$3:.$C$46]) + SUMPRODUCT([Thong_Tin_Ngay_Nghi_201608.$B$3:.$B$50]=[.$B12];[Thong_Tin_Ngay_Nghi_201608.$C$3:.$C$50])" office:value-type="float" office:value="6">
            <text:p>6</text:p>
          </table:table-cell>
          <table:table-cell table:style-name="ce45" table:formula="of:=IF(DATE(YEAR([.E12]);MONTH([.E12]);DAY([.E12]))&lt;=DATE(YEAR([.E12]);3;31); [.C12]-[.G12] + [.F12]; IF([.G12]-[.C12]&lt;0;[.G12] + [.F12] -[.H12];[.F12]+[.C12]-[.H12]))" office:value-type="float" office:value="0">
            <text:p>0</text:p>
          </table:table-cell>
          <table:table-cell table:style-name="ce45"/>
          <table:table-cell table:style-name="ce45" office:value-type="float" office:value="0.5">
            <text:p>0.5</text:p>
          </table:table-cell>
          <table:table-cell table:style-name="ce45" table:formula="of:=[.I12]+[.K12] +[.J12]" office:value-type="float" office:value="0.5">
            <text:p>0.5</text:p>
          </table:table-cell>
          <table:table-cell table:style-name="ce53" office:value-type="string">
            <text:p>Những ngày nghỉ đã trừ vào lương:</text:p>
            <text:p>- Tháng 4, trừ 0.5 ngày</text:p>
            <text:p>=&gt; Ko trừ vào ngày phép nữa</text:p>
          </table:table-cell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45" office:value-type="float" office:value="4">
            <text:p>4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3]);DATE(YEAR([.D13]);12;31);NOW())" office:value-type="date" office:date-value="2016-08-22T17:49:51.14">
            <text:p>08/22/16</text:p>
          </table:table-cell>
          <table:table-cell table:style-name="ce47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8">
            <text:p>8</text:p>
          </table:table-cell>
          <table:table-cell table:style-name="ce50" table:formula="of:=SUMPRODUCT([Thong_Tin_Ngay_Nghi_201601.$B$3:.$B$36]=[.$B13];[Thong_Tin_Ngay_Nghi_201601.$C$3:.$C$36])+SUMPRODUCT([Thong_Tin_Ngay_Nghi_201602.$B$3:.$B$37]=[.$B13];[Thong_Tin_Ngay_Nghi_201602.$C$3:.$C$37]) + SUMPRODUCT([Thong_Tin_Ngay_Nghi_201603.$B$3:.$B$39]=[.$B13];[Thong_Tin_Ngay_Nghi_201603.$C$3:.$C$39])" office:value-type="float" office:value="3">
            <text:p>3</text:p>
          </table:table-cell>
          <table:table-cell table:style-name="ce50" table:formula="of:=SUMPRODUCT([Thong_Tin_Ngay_Nghi_201601.$B$3:.$B$36]=[.$B13];[Thong_Tin_Ngay_Nghi_201601.$C$3:.$C$36])+SUMPRODUCT([Thong_Tin_Ngay_Nghi_201602.$B$3:.$B$37]=[.$B13];[Thong_Tin_Ngay_Nghi_201602.$C$3:.$C$37]) + SUMPRODUCT([Thong_Tin_Ngay_Nghi_201603.$B$3:.$B$39]=[.$B13];[Thong_Tin_Ngay_Nghi_201603.$C$3:.$C$39]) + SUMPRODUCT([Thong_Tin_Ngay_Nghi_201604.$B$3:.$B$40]=[.$B13];[Thong_Tin_Ngay_Nghi_201604.$C$3:.$C$40]) + SUMPRODUCT([Thong_Tin_Ngay_Nghi_201605.$B$3:.$B$39]=[.$B13];[Thong_Tin_Ngay_Nghi_201605.$C$3:.$C$39]) + SUMPRODUCT([Thong_Tin_Ngay_Nghi_201606.$B$3:.$B$39]=[.$B13];[Thong_Tin_Ngay_Nghi_201606.$C$3:.$C$39]) + SUMPRODUCT([Thong_Tin_Ngay_Nghi_201607.$B$3:.$B$46]=[.$B13];[Thong_Tin_Ngay_Nghi_201607.$C$3:.$C$46]) + SUMPRODUCT([Thong_Tin_Ngay_Nghi_201608.$B$3:.$B$50]=[.$B13];[Thong_Tin_Ngay_Nghi_201608.$C$3:.$C$50])" office:value-type="float" office:value="6">
            <text:p>6</text:p>
          </table:table-cell>
          <table:table-cell table:style-name="ce45" table:formula="of:=IF(DATE(YEAR([.E13]);MONTH([.E13]);DAY([.E13]))&lt;=DATE(YEAR([.E13]);3;31); [.C13]-[.G13] + [.F13]; IF([.G13]-[.C13]&lt;0;[.G13] + [.F13] -[.H13];[.F13]+[.C13]-[.H13]))" office:value-type="float" office:value="5">
            <text:p>5</text:p>
          </table:table-cell>
          <table:table-cell table:number-columns-repeated="2" table:style-name="ce45"/>
          <table:table-cell table:style-name="ce45" table:formula="of:=[.I13]+[.K13] +[.J13]" office:value-type="float" office:value="5">
            <text:p>5</text:p>
          </table:table-cell>
          <table:table-cell table:style-name="ce53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4]);DATE(YEAR([.D14]);12;31);NOW())" office:value-type="date" office:date-value="2016-08-22T17:49:51.14">
            <text:p>08/22/16</text:p>
          </table:table-cell>
          <table:table-cell table:style-name="ce47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8">
            <text:p>8</text:p>
          </table:table-cell>
          <table:table-cell table:style-name="ce50" table:formula="of:=SUMPRODUCT([Thong_Tin_Ngay_Nghi_201601.$B$3:.$B$36]=[.$B14];[Thong_Tin_Ngay_Nghi_201601.$C$3:.$C$36])+SUMPRODUCT([Thong_Tin_Ngay_Nghi_201602.$B$3:.$B$37]=[.$B14];[Thong_Tin_Ngay_Nghi_201602.$C$3:.$C$37]) + SUMPRODUCT([Thong_Tin_Ngay_Nghi_201603.$B$3:.$B$39]=[.$B14];[Thong_Tin_Ngay_Nghi_201603.$C$3:.$C$39])" office:value-type="float" office:value="5.5">
            <text:p>5.5</text:p>
          </table:table-cell>
          <table:table-cell table:style-name="ce50" table:formula="of:=SUMPRODUCT([Thong_Tin_Ngay_Nghi_201601.$B$3:.$B$36]=[.$B14];[Thong_Tin_Ngay_Nghi_201601.$C$3:.$C$36])+SUMPRODUCT([Thong_Tin_Ngay_Nghi_201602.$B$3:.$B$37]=[.$B14];[Thong_Tin_Ngay_Nghi_201602.$C$3:.$C$37]) + SUMPRODUCT([Thong_Tin_Ngay_Nghi_201603.$B$3:.$B$39]=[.$B14];[Thong_Tin_Ngay_Nghi_201603.$C$3:.$C$39]) + SUMPRODUCT([Thong_Tin_Ngay_Nghi_201604.$B$3:.$B$40]=[.$B14];[Thong_Tin_Ngay_Nghi_201604.$C$3:.$C$40]) + SUMPRODUCT([Thong_Tin_Ngay_Nghi_201605.$B$3:.$B$39]=[.$B14];[Thong_Tin_Ngay_Nghi_201605.$C$3:.$C$39]) + SUMPRODUCT([Thong_Tin_Ngay_Nghi_201606.$B$3:.$B$39]=[.$B14];[Thong_Tin_Ngay_Nghi_201606.$C$3:.$C$39]) + SUMPRODUCT([Thong_Tin_Ngay_Nghi_201607.$B$3:.$B$46]=[.$B14];[Thong_Tin_Ngay_Nghi_201607.$C$3:.$C$46]) + SUMPRODUCT([Thong_Tin_Ngay_Nghi_201608.$B$3:.$B$50]=[.$B14];[Thong_Tin_Ngay_Nghi_201608.$C$3:.$C$50])" office:value-type="float" office:value="11.5">
            <text:p>11.5</text:p>
          </table:table-cell>
          <table:table-cell table:style-name="ce45" table:formula="of:=IF(DATE(YEAR([.E14]);MONTH([.E14]);DAY([.E14]))&lt;=DATE(YEAR([.E14]);3;31); [.C14]-[.G14] + [.F14]; IF([.G14]-[.C14]&lt;0;[.G14] + [.F14] -[.H14];[.F14]+[.C14]-[.H14]))" office:value-type="float" office:value="2">
            <text:p>2</text:p>
          </table:table-cell>
          <table:table-cell table:number-columns-repeated="2" table:style-name="ce45"/>
          <table:table-cell table:style-name="ce45" table:formula="of:=[.I14]+[.K14] +[.J14]" office:value-type="float" office:value="2">
            <text:p>2</text:p>
          </table:table-cell>
          <table:table-cell table:style-name="ce53"/>
        </table:table-row>
        <table:table-row table:style-name="ro12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5]);DATE(YEAR([.D15]);12;31);NOW())" office:value-type="date" office:date-value="2016-08-22T17:49:51.14">
            <text:p>08/22/16</text:p>
          </table:table-cell>
          <table:table-cell table:style-name="ce47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8">
            <text:p>8</text:p>
          </table:table-cell>
          <table:table-cell table:style-name="ce50" table:formula="of:=SUMPRODUCT([Thong_Tin_Ngay_Nghi_201601.$B$3:.$B$36]=[.$B15];[Thong_Tin_Ngay_Nghi_201601.$C$3:.$C$36])+SUMPRODUCT([Thong_Tin_Ngay_Nghi_201602.$B$3:.$B$37]=[.$B15];[Thong_Tin_Ngay_Nghi_201602.$C$3:.$C$37]) + SUMPRODUCT([Thong_Tin_Ngay_Nghi_201603.$B$3:.$B$39]=[.$B15];[Thong_Tin_Ngay_Nghi_201603.$C$3:.$C$39])" office:value-type="float" office:value="6">
            <text:p>6</text:p>
          </table:table-cell>
          <table:table-cell table:style-name="ce50" table:formula="of:=SUMPRODUCT([Thong_Tin_Ngay_Nghi_201601.$B$3:.$B$36]=[.$B15];[Thong_Tin_Ngay_Nghi_201601.$C$3:.$C$36])+SUMPRODUCT([Thong_Tin_Ngay_Nghi_201602.$B$3:.$B$37]=[.$B15];[Thong_Tin_Ngay_Nghi_201602.$C$3:.$C$37]) + SUMPRODUCT([Thong_Tin_Ngay_Nghi_201603.$B$3:.$B$39]=[.$B15];[Thong_Tin_Ngay_Nghi_201603.$C$3:.$C$39]) + SUMPRODUCT([Thong_Tin_Ngay_Nghi_201604.$B$3:.$B$40]=[.$B15];[Thong_Tin_Ngay_Nghi_201604.$C$3:.$C$40]) + SUMPRODUCT([Thong_Tin_Ngay_Nghi_201605.$B$3:.$B$39]=[.$B15];[Thong_Tin_Ngay_Nghi_201605.$C$3:.$C$39]) + SUMPRODUCT([Thong_Tin_Ngay_Nghi_201606.$B$3:.$B$39]=[.$B15];[Thong_Tin_Ngay_Nghi_201606.$C$3:.$C$39]) + SUMPRODUCT([Thong_Tin_Ngay_Nghi_201607.$B$3:.$B$46]=[.$B15];[Thong_Tin_Ngay_Nghi_201607.$C$3:.$C$46]) + SUMPRODUCT([Thong_Tin_Ngay_Nghi_201608.$B$3:.$B$50]=[.$B15];[Thong_Tin_Ngay_Nghi_201608.$C$3:.$C$50])" office:value-type="float" office:value="14.5">
            <text:p>14.5</text:p>
          </table:table-cell>
          <table:table-cell table:style-name="ce45" table:formula="of:=IF(DATE(YEAR([.E15]);MONTH([.E15]);DAY([.E15]))&lt;=DATE(YEAR([.E15]);3;31); [.C15]-[.G15] + [.F15]; IF([.G15]-[.C15]&lt;0;[.G15] + [.F15] -[.H15];[.F15]+[.C15]-[.H15]))" office:value-type="float" office:value="-6.5">
            <text:p>-6.5</text:p>
          </table:table-cell>
          <table:table-cell table:style-name="ce45"/>
          <table:table-cell table:style-name="ce45" table:formula="of:=2+1.5+5" office:value-type="float" office:value="8.5">
            <text:p>8.5</text:p>
          </table:table-cell>
          <table:table-cell table:style-name="ce45" table:formula="of:=[.I15]+[.K15] +[.J15]" office:value-type="float" office:value="2">
            <text:p>2</text:p>
          </table:table-cell>
          <table:table-cell table:style-name="ce53" office:value-type="string">
            <text:p>Những ngày nghỉ đã trừ vào lương:</text:p>
            <text:p>- Tháng 1, trừ 2 ngày</text:p>
            <text:p>- Tháng 2, trừ 1.5 ngày</text:p>
            <text:p>- Tháng 6, trừ 5 ngày</text:p>
            <text:p>=&gt; Ko trừ vào ngày phép nữa</text:p>
          </table:table-cell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6]);DATE(YEAR([.D16]);12;31);NOW())" office:value-type="date" office:date-value="2016-08-22T17:49:51.14">
            <text:p>08/22/16</text:p>
          </table:table-cell>
          <table:table-cell table:style-name="ce47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8">
            <text:p>8</text:p>
          </table:table-cell>
          <table:table-cell table:style-name="ce50" table:formula="of:=SUMPRODUCT([Thong_Tin_Ngay_Nghi_201601.$B$3:.$B$36]=[.$B16];[Thong_Tin_Ngay_Nghi_201601.$C$3:.$C$36])+SUMPRODUCT([Thong_Tin_Ngay_Nghi_201602.$B$3:.$B$37]=[.$B16];[Thong_Tin_Ngay_Nghi_201602.$C$3:.$C$37]) + SUMPRODUCT([Thong_Tin_Ngay_Nghi_201603.$B$3:.$B$39]=[.$B16];[Thong_Tin_Ngay_Nghi_201603.$C$3:.$C$39])" office:value-type="float" office:value="2.5">
            <text:p>2.5</text:p>
          </table:table-cell>
          <table:table-cell table:style-name="ce50" table:formula="of:=SUMPRODUCT([Thong_Tin_Ngay_Nghi_201601.$B$3:.$B$36]=[.$B16];[Thong_Tin_Ngay_Nghi_201601.$C$3:.$C$36])+SUMPRODUCT([Thong_Tin_Ngay_Nghi_201602.$B$3:.$B$37]=[.$B16];[Thong_Tin_Ngay_Nghi_201602.$C$3:.$C$37]) + SUMPRODUCT([Thong_Tin_Ngay_Nghi_201603.$B$3:.$B$39]=[.$B16];[Thong_Tin_Ngay_Nghi_201603.$C$3:.$C$39]) + SUMPRODUCT([Thong_Tin_Ngay_Nghi_201604.$B$3:.$B$40]=[.$B16];[Thong_Tin_Ngay_Nghi_201604.$C$3:.$C$40]) + SUMPRODUCT([Thong_Tin_Ngay_Nghi_201605.$B$3:.$B$39]=[.$B16];[Thong_Tin_Ngay_Nghi_201605.$C$3:.$C$39]) + SUMPRODUCT([Thong_Tin_Ngay_Nghi_201606.$B$3:.$B$39]=[.$B16];[Thong_Tin_Ngay_Nghi_201606.$C$3:.$C$39]) + SUMPRODUCT([Thong_Tin_Ngay_Nghi_201607.$B$3:.$B$46]=[.$B16];[Thong_Tin_Ngay_Nghi_201607.$C$3:.$C$46]) + SUMPRODUCT([Thong_Tin_Ngay_Nghi_201608.$B$3:.$B$50]=[.$B16];[Thong_Tin_Ngay_Nghi_201608.$C$3:.$C$50])" office:value-type="float" office:value="7.5">
            <text:p>7.5</text:p>
          </table:table-cell>
          <table:table-cell table:style-name="ce45" table:formula="of:=IF(DATE(YEAR([.E16]);MONTH([.E16]);DAY([.E16]))&lt;=DATE(YEAR([.E16]);3;31); [.C16]-[.G16] + [.F16]; IF([.G16]-[.C16]&lt;0;[.G16] + [.F16] -[.H16];[.F16]+[.C16]-[.H16]))" office:value-type="float" office:value="0.5">
            <text:p>0.5</text:p>
          </table:table-cell>
          <table:table-cell table:number-columns-repeated="2" table:style-name="ce45"/>
          <table:table-cell table:style-name="ce45" table:formula="of:=[.I16]+[.K16] +[.J16]" office:value-type="float" office:value="0.5">
            <text:p>0.5</text:p>
          </table:table-cell>
          <table:table-cell table:style-name="ce53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uPT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7]);DATE(YEAR([.D17]);12;31);NOW())" office:value-type="date" office:date-value="2016-08-22T17:49:51.14">
            <text:p>08/22/16</text:p>
          </table:table-cell>
          <table:table-cell table:style-name="ce47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8">
            <text:p>8</text:p>
          </table:table-cell>
          <table:table-cell table:style-name="ce50" table:formula="of:=SUMPRODUCT([Thong_Tin_Ngay_Nghi_201601.$B$3:.$B$36]=[.$B17];[Thong_Tin_Ngay_Nghi_201601.$C$3:.$C$36])+SUMPRODUCT([Thong_Tin_Ngay_Nghi_201602.$B$3:.$B$37]=[.$B17];[Thong_Tin_Ngay_Nghi_201602.$C$3:.$C$37]) + SUMPRODUCT([Thong_Tin_Ngay_Nghi_201603.$B$3:.$B$39]=[.$B17];[Thong_Tin_Ngay_Nghi_201603.$C$3:.$C$39])" office:value-type="float" office:value="5">
            <text:p>5</text:p>
          </table:table-cell>
          <table:table-cell table:style-name="ce50" table:formula="of:=SUMPRODUCT([Thong_Tin_Ngay_Nghi_201601.$B$3:.$B$36]=[.$B17];[Thong_Tin_Ngay_Nghi_201601.$C$3:.$C$36])+SUMPRODUCT([Thong_Tin_Ngay_Nghi_201602.$B$3:.$B$37]=[.$B17];[Thong_Tin_Ngay_Nghi_201602.$C$3:.$C$37]) + SUMPRODUCT([Thong_Tin_Ngay_Nghi_201603.$B$3:.$B$39]=[.$B17];[Thong_Tin_Ngay_Nghi_201603.$C$3:.$C$39]) + SUMPRODUCT([Thong_Tin_Ngay_Nghi_201604.$B$3:.$B$40]=[.$B17];[Thong_Tin_Ngay_Nghi_201604.$C$3:.$C$40]) + SUMPRODUCT([Thong_Tin_Ngay_Nghi_201605.$B$3:.$B$39]=[.$B17];[Thong_Tin_Ngay_Nghi_201605.$C$3:.$C$39]) + SUMPRODUCT([Thong_Tin_Ngay_Nghi_201606.$B$3:.$B$39]=[.$B17];[Thong_Tin_Ngay_Nghi_201606.$C$3:.$C$39]) + SUMPRODUCT([Thong_Tin_Ngay_Nghi_201607.$B$3:.$B$46]=[.$B17];[Thong_Tin_Ngay_Nghi_201607.$C$3:.$C$46]) + SUMPRODUCT([Thong_Tin_Ngay_Nghi_201608.$B$3:.$B$50]=[.$B17];[Thong_Tin_Ngay_Nghi_201608.$C$3:.$C$50])" office:value-type="float" office:value="8.5">
            <text:p>8.5</text:p>
          </table:table-cell>
          <table:table-cell table:style-name="ce45" table:formula="of:=IF(DATE(YEAR([.E17]);MONTH([.E17]);DAY([.E17]))&lt;=DATE(YEAR([.E17]);3;31); [.C17]-[.G17] + [.F17]; IF([.G17]-[.C17]&lt;0;[.G17] + [.F17] -[.H17];[.F17]+[.C17]-[.H17]))" office:value-type="float" office:value="4.5">
            <text:p>4.5</text:p>
          </table:table-cell>
          <table:table-cell table:number-columns-repeated="2" table:style-name="ce45"/>
          <table:table-cell table:style-name="ce45" table:formula="of:=[.I17]+[.K17] +[.J17]" office:value-type="float" office:value="4.5">
            <text:p>4.5</text:p>
          </table:table-cell>
          <table:table-cell table:style-name="ce53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pNH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8]);DATE(YEAR([.D18]);12;31);NOW())" office:value-type="date" office:date-value="2016-08-22T17:49:51.14">
            <text:p>08/22/16</text:p>
          </table:table-cell>
          <table:table-cell table:style-name="ce47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8">
            <text:p>8</text:p>
          </table:table-cell>
          <table:table-cell table:style-name="ce50" table:formula="of:=SUMPRODUCT([Thong_Tin_Ngay_Nghi_201601.$B$3:.$B$36]=[.$B18];[Thong_Tin_Ngay_Nghi_201601.$C$3:.$C$36])+SUMPRODUCT([Thong_Tin_Ngay_Nghi_201602.$B$3:.$B$37]=[.$B18];[Thong_Tin_Ngay_Nghi_201602.$C$3:.$C$37]) + SUMPRODUCT([Thong_Tin_Ngay_Nghi_201603.$B$3:.$B$39]=[.$B18];[Thong_Tin_Ngay_Nghi_201603.$C$3:.$C$39])" office:value-type="float" office:value="6.5">
            <text:p>6.5</text:p>
          </table:table-cell>
          <table:table-cell table:style-name="ce50" table:formula="of:=SUMPRODUCT([Thong_Tin_Ngay_Nghi_201601.$B$3:.$B$36]=[.$B18];[Thong_Tin_Ngay_Nghi_201601.$C$3:.$C$36])+SUMPRODUCT([Thong_Tin_Ngay_Nghi_201602.$B$3:.$B$37]=[.$B18];[Thong_Tin_Ngay_Nghi_201602.$C$3:.$C$37]) + SUMPRODUCT([Thong_Tin_Ngay_Nghi_201603.$B$3:.$B$39]=[.$B18];[Thong_Tin_Ngay_Nghi_201603.$C$3:.$C$39]) + SUMPRODUCT([Thong_Tin_Ngay_Nghi_201604.$B$3:.$B$40]=[.$B18];[Thong_Tin_Ngay_Nghi_201604.$C$3:.$C$40]) + SUMPRODUCT([Thong_Tin_Ngay_Nghi_201605.$B$3:.$B$39]=[.$B18];[Thong_Tin_Ngay_Nghi_201605.$C$3:.$C$39]) + SUMPRODUCT([Thong_Tin_Ngay_Nghi_201606.$B$3:.$B$39]=[.$B18];[Thong_Tin_Ngay_Nghi_201606.$C$3:.$C$39]) + SUMPRODUCT([Thong_Tin_Ngay_Nghi_201607.$B$3:.$B$46]=[.$B18];[Thong_Tin_Ngay_Nghi_201607.$C$3:.$C$46]) + SUMPRODUCT([Thong_Tin_Ngay_Nghi_201608.$B$3:.$B$50]=[.$B18];[Thong_Tin_Ngay_Nghi_201608.$C$3:.$C$50])" office:value-type="float" office:value="8.5">
            <text:p>8.5</text:p>
          </table:table-cell>
          <table:table-cell table:style-name="ce45" table:formula="of:=IF(DATE(YEAR([.E18]);MONTH([.E18]);DAY([.E18]))&lt;=DATE(YEAR([.E18]);3;31); [.C18]-[.G18] + [.F18]; IF([.G18]-[.C18]&lt;0;[.G18] + [.F18] -[.H18];[.F18]+[.C18]-[.H18]))" office:value-type="float" office:value="5">
            <text:p>5</text:p>
          </table:table-cell>
          <table:table-cell table:number-columns-repeated="2" table:style-name="ce45"/>
          <table:table-cell table:style-name="ce45" table:formula="of:=[.I18]+[.K18] +[.J18]" office:value-type="float" office:value="5">
            <text:p>5</text:p>
          </table:table-cell>
          <table:table-cell table:style-name="ce53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9]);DATE(YEAR([.D19]);12;31);NOW())" office:value-type="date" office:date-value="2016-08-22T17:49:51.14">
            <text:p>08/22/16</text:p>
          </table:table-cell>
          <table:table-cell table:style-name="ce47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8">
            <text:p>8</text:p>
          </table:table-cell>
          <table:table-cell table:style-name="ce50" table:formula="of:=SUMPRODUCT([Thong_Tin_Ngay_Nghi_201601.$B$3:.$B$36]=[.$B19];[Thong_Tin_Ngay_Nghi_201601.$C$3:.$C$36])+SUMPRODUCT([Thong_Tin_Ngay_Nghi_201602.$B$3:.$B$37]=[.$B19];[Thong_Tin_Ngay_Nghi_201602.$C$3:.$C$37]) + SUMPRODUCT([Thong_Tin_Ngay_Nghi_201603.$B$3:.$B$39]=[.$B19];[Thong_Tin_Ngay_Nghi_201603.$C$3:.$C$39])" office:value-type="float" office:value="4.5">
            <text:p>4.5</text:p>
          </table:table-cell>
          <table:table-cell table:style-name="ce50" table:formula="of:=SUMPRODUCT([Thong_Tin_Ngay_Nghi_201601.$B$3:.$B$36]=[.$B19];[Thong_Tin_Ngay_Nghi_201601.$C$3:.$C$36])+SUMPRODUCT([Thong_Tin_Ngay_Nghi_201602.$B$3:.$B$37]=[.$B19];[Thong_Tin_Ngay_Nghi_201602.$C$3:.$C$37]) + SUMPRODUCT([Thong_Tin_Ngay_Nghi_201603.$B$3:.$B$39]=[.$B19];[Thong_Tin_Ngay_Nghi_201603.$C$3:.$C$39]) + SUMPRODUCT([Thong_Tin_Ngay_Nghi_201604.$B$3:.$B$40]=[.$B19];[Thong_Tin_Ngay_Nghi_201604.$C$3:.$C$40]) + SUMPRODUCT([Thong_Tin_Ngay_Nghi_201605.$B$3:.$B$39]=[.$B19];[Thong_Tin_Ngay_Nghi_201605.$C$3:.$C$39]) + SUMPRODUCT([Thong_Tin_Ngay_Nghi_201606.$B$3:.$B$39]=[.$B19];[Thong_Tin_Ngay_Nghi_201606.$C$3:.$C$39]) + SUMPRODUCT([Thong_Tin_Ngay_Nghi_201607.$B$3:.$B$46]=[.$B19];[Thong_Tin_Ngay_Nghi_201607.$C$3:.$C$46]) + SUMPRODUCT([Thong_Tin_Ngay_Nghi_201608.$B$3:.$B$50]=[.$B19];[Thong_Tin_Ngay_Nghi_201608.$C$3:.$C$50])" office:value-type="float" office:value="6.5">
            <text:p>6.5</text:p>
          </table:table-cell>
          <table:table-cell table:style-name="ce45" table:formula="of:=IF(DATE(YEAR([.E19]);MONTH([.E19]);DAY([.E19]))&lt;=DATE(YEAR([.E19]);3;31); [.C19]-[.G19] + [.F19]; IF([.G19]-[.C19]&lt;0;[.G19] + [.F19] -[.H19];[.F19]+[.C19]-[.H19]))" office:value-type="float" office:value="3.5">
            <text:p>3.5</text:p>
          </table:table-cell>
          <table:table-cell table:number-columns-repeated="2" table:style-name="ce45"/>
          <table:table-cell table:style-name="ce45" table:formula="of:=[.I19]+[.K19] +[.J19]" office:value-type="float" office:value="3.5">
            <text:p>3.5</text:p>
          </table:table-cell>
          <table:table-cell table:style-name="ce53"/>
        </table:table-row>
        <table:table-row table:style-name="ro11">
          <table:table-cell table:style-name="ce40" office:value-type="float" office:value="14">
            <text:p>14</text:p>
          </table:table-cell>
          <table:table-cell table:style-name="ce42" office:value-type="string">
            <text:p>HuyN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27">
            <text:p>06/27/16</text:p>
          </table:table-cell>
          <table:table-cell table:style-name="ce46" table:formula="of:=IF(YEAR(NOW())&gt;YEAR([.D20]);DATE(YEAR([.D20]);12;31);NOW())" office:value-type="date" office:date-value="2016-08-22T17:49:51.14">
            <text:p>08/22/16</text:p>
          </table:table-cell>
          <table:table-cell table:style-name="ce47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2">
            <text:p>2</text:p>
          </table:table-cell>
          <table:table-cell table:style-name="ce50" table:formula="of:=SUMPRODUCT([Thong_Tin_Ngay_Nghi_201601.$B$3:.$B$36]=[.$B20];[Thong_Tin_Ngay_Nghi_201601.$C$3:.$C$36])+SUMPRODUCT([Thong_Tin_Ngay_Nghi_201602.$B$3:.$B$37]=[.$B20];[Thong_Tin_Ngay_Nghi_201602.$C$3:.$C$37]) + SUMPRODUCT([Thong_Tin_Ngay_Nghi_201603.$B$3:.$B$39]=[.$B20];[Thong_Tin_Ngay_Nghi_201603.$C$3:.$C$39])" office:value-type="float" office:value="0">
            <text:p>0</text:p>
          </table:table-cell>
          <table:table-cell table:style-name="ce50" table:formula="of:=SUMPRODUCT([Thong_Tin_Ngay_Nghi_201601.$B$3:.$B$36]=[.$B20];[Thong_Tin_Ngay_Nghi_201601.$C$3:.$C$36])+SUMPRODUCT([Thong_Tin_Ngay_Nghi_201602.$B$3:.$B$37]=[.$B20];[Thong_Tin_Ngay_Nghi_201602.$C$3:.$C$37]) + SUMPRODUCT([Thong_Tin_Ngay_Nghi_201603.$B$3:.$B$39]=[.$B20];[Thong_Tin_Ngay_Nghi_201603.$C$3:.$C$39]) + SUMPRODUCT([Thong_Tin_Ngay_Nghi_201604.$B$3:.$B$40]=[.$B20];[Thong_Tin_Ngay_Nghi_201604.$C$3:.$C$40]) + SUMPRODUCT([Thong_Tin_Ngay_Nghi_201605.$B$3:.$B$39]=[.$B20];[Thong_Tin_Ngay_Nghi_201605.$C$3:.$C$39]) + SUMPRODUCT([Thong_Tin_Ngay_Nghi_201606.$B$3:.$B$39]=[.$B20];[Thong_Tin_Ngay_Nghi_201606.$C$3:.$C$39]) + SUMPRODUCT([Thong_Tin_Ngay_Nghi_201607.$B$3:.$B$46]=[.$B20];[Thong_Tin_Ngay_Nghi_201607.$C$3:.$C$46]) + SUMPRODUCT([Thong_Tin_Ngay_Nghi_201608.$B$3:.$B$50]=[.$B20];[Thong_Tin_Ngay_Nghi_201608.$C$3:.$C$50])" office:value-type="float" office:value="5">
            <text:p>5</text:p>
          </table:table-cell>
          <table:table-cell table:style-name="ce45" table:formula="of:=IF(DATE(YEAR([.E20]);MONTH([.E20]);DAY([.E20]))&lt;=DATE(YEAR([.E20]);3;31); [.C20]-[.G20] + [.F20]; IF([.G20]-[.C20]&lt;0;[.G20] + [.F20] -[.H20];[.F20]+[.C20]-[.H20]))" office:value-type="float" office:value="-3">
            <text:p>-3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table:formula="of:=[.I20]+[.K20] +[.J20]" office:value-type="float" office:value="-2">
            <text:p>-2</text:p>
          </table:table-cell>
          <table:table-cell table:style-name="ce53" office:value-type="string">
            <text:p>Những ngày nghỉ đã trừ vào lương:</text:p>
            <text:p>- Tháng 7, trừ 1 ngày</text:p>
            <text:p>=&gt; Ko trừ vào ngày phép nữa</text:p>
          </table:table-cell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KhanhN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09">
            <text:p>06/09/16</text:p>
          </table:table-cell>
          <table:table-cell table:style-name="ce46" table:formula="of:=IF(YEAR(NOW())&gt;YEAR([.D21]);DATE(YEAR([.D21]);12;31);NOW())" office:value-type="date" office:date-value="2016-08-22T17:49:51.14">
            <text:p>08/22/16</text:p>
          </table:table-cell>
          <table:table-cell table:style-name="ce47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3">
            <text:p>3</text:p>
          </table:table-cell>
          <table:table-cell table:style-name="ce50" table:formula="of:=SUMPRODUCT([Thong_Tin_Ngay_Nghi_201601.$B$3:.$B$36]=[.$B21];[Thong_Tin_Ngay_Nghi_201601.$C$3:.$C$36])+SUMPRODUCT([Thong_Tin_Ngay_Nghi_201602.$B$3:.$B$37]=[.$B21];[Thong_Tin_Ngay_Nghi_201602.$C$3:.$C$37]) + SUMPRODUCT([Thong_Tin_Ngay_Nghi_201603.$B$3:.$B$39]=[.$B21];[Thong_Tin_Ngay_Nghi_201603.$C$3:.$C$39])" office:value-type="float" office:value="0">
            <text:p>0</text:p>
          </table:table-cell>
          <table:table-cell table:style-name="ce50" table:formula="of:=SUMPRODUCT([Thong_Tin_Ngay_Nghi_201601.$B$3:.$B$36]=[.$B21];[Thong_Tin_Ngay_Nghi_201601.$C$3:.$C$36])+SUMPRODUCT([Thong_Tin_Ngay_Nghi_201602.$B$3:.$B$37]=[.$B21];[Thong_Tin_Ngay_Nghi_201602.$C$3:.$C$37]) + SUMPRODUCT([Thong_Tin_Ngay_Nghi_201603.$B$3:.$B$39]=[.$B21];[Thong_Tin_Ngay_Nghi_201603.$C$3:.$C$39]) + SUMPRODUCT([Thong_Tin_Ngay_Nghi_201604.$B$3:.$B$40]=[.$B21];[Thong_Tin_Ngay_Nghi_201604.$C$3:.$C$40]) + SUMPRODUCT([Thong_Tin_Ngay_Nghi_201605.$B$3:.$B$39]=[.$B21];[Thong_Tin_Ngay_Nghi_201605.$C$3:.$C$39]) + SUMPRODUCT([Thong_Tin_Ngay_Nghi_201606.$B$3:.$B$39]=[.$B21];[Thong_Tin_Ngay_Nghi_201606.$C$3:.$C$39]) + SUMPRODUCT([Thong_Tin_Ngay_Nghi_201607.$B$3:.$B$46]=[.$B21];[Thong_Tin_Ngay_Nghi_201607.$C$3:.$C$46]) + SUMPRODUCT([Thong_Tin_Ngay_Nghi_201608.$B$3:.$B$50]=[.$B21];[Thong_Tin_Ngay_Nghi_201608.$C$3:.$C$50])" office:value-type="float" office:value="1">
            <text:p>1</text:p>
          </table:table-cell>
          <table:table-cell table:style-name="ce45" table:formula="of:=IF(DATE(YEAR([.E21]);MONTH([.E21]);DAY([.E21]))&lt;=DATE(YEAR([.E21]);3;31); [.C21]-[.G21] + [.F21]; IF([.G21]-[.C21]&lt;0;[.G21] + [.F21] -[.H21];[.F21]+[.C21]-[.H21]))" office:value-type="float" office:value="2">
            <text:p>2</text:p>
          </table:table-cell>
          <table:table-cell table:number-columns-repeated="2" table:style-name="ce45"/>
          <table:table-cell table:style-name="ce45" table:formula="of:=[.I21]+[.K21] +[.J21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KienP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2]);DATE(YEAR([.D22]);12;31);NOW())" office:value-type="date" office:date-value="2016-08-22T17:49:51.15">
            <text:p>08/22/16</text:p>
          </table:table-cell>
          <table:table-cell table:style-name="ce47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8">
            <text:p>8</text:p>
          </table:table-cell>
          <table:table-cell table:style-name="ce50" table:formula="of:=SUMPRODUCT([Thong_Tin_Ngay_Nghi_201601.$B$3:.$B$36]=[.$B22];[Thong_Tin_Ngay_Nghi_201601.$C$3:.$C$36])+SUMPRODUCT([Thong_Tin_Ngay_Nghi_201602.$B$3:.$B$37]=[.$B22];[Thong_Tin_Ngay_Nghi_201602.$C$3:.$C$37]) + SUMPRODUCT([Thong_Tin_Ngay_Nghi_201603.$B$3:.$B$39]=[.$B22];[Thong_Tin_Ngay_Nghi_201603.$C$3:.$C$39])" office:value-type="float" office:value="5">
            <text:p>5</text:p>
          </table:table-cell>
          <table:table-cell table:style-name="ce50" table:formula="of:=SUMPRODUCT([Thong_Tin_Ngay_Nghi_201601.$B$3:.$B$36]=[.$B22];[Thong_Tin_Ngay_Nghi_201601.$C$3:.$C$36])+SUMPRODUCT([Thong_Tin_Ngay_Nghi_201602.$B$3:.$B$37]=[.$B22];[Thong_Tin_Ngay_Nghi_201602.$C$3:.$C$37]) + SUMPRODUCT([Thong_Tin_Ngay_Nghi_201603.$B$3:.$B$39]=[.$B22];[Thong_Tin_Ngay_Nghi_201603.$C$3:.$C$39]) + SUMPRODUCT([Thong_Tin_Ngay_Nghi_201604.$B$3:.$B$40]=[.$B22];[Thong_Tin_Ngay_Nghi_201604.$C$3:.$C$40]) + SUMPRODUCT([Thong_Tin_Ngay_Nghi_201605.$B$3:.$B$39]=[.$B22];[Thong_Tin_Ngay_Nghi_201605.$C$3:.$C$39]) + SUMPRODUCT([Thong_Tin_Ngay_Nghi_201606.$B$3:.$B$39]=[.$B22];[Thong_Tin_Ngay_Nghi_201606.$C$3:.$C$39]) + SUMPRODUCT([Thong_Tin_Ngay_Nghi_201607.$B$3:.$B$46]=[.$B22];[Thong_Tin_Ngay_Nghi_201607.$C$3:.$C$46]) + SUMPRODUCT([Thong_Tin_Ngay_Nghi_201608.$B$3:.$B$50]=[.$B22];[Thong_Tin_Ngay_Nghi_201608.$C$3:.$C$50])" office:value-type="float" office:value="9">
            <text:p>9</text:p>
          </table:table-cell>
          <table:table-cell table:style-name="ce45" table:formula="of:=IF(DATE(YEAR([.E22]);MONTH([.E22]);DAY([.E22]))&lt;=DATE(YEAR([.E22]);3;31); [.C22]-[.G22] + [.F22]; IF([.G22]-[.C22]&lt;0;[.G22] + [.F22] -[.H22];[.F22]+[.C22]-[.H22]))" office:value-type="float" office:value="1">
            <text:p>1</text:p>
          </table:table-cell>
          <table:table-cell table:number-columns-repeated="2" table:style-name="ce45"/>
          <table:table-cell table:style-name="ce45" table:formula="of:=[.I22]+[.K22] +[.J22]" office:value-type="float" office:value="1">
            <text:p>1</text:p>
          </table:table-cell>
          <table:table-cell table:style-name="ce53"/>
        </table:table-row>
        <table:table-row table:style-name="ro11">
          <table:table-cell table:style-name="ce40" office:value-type="float" office:value="17">
            <text:p>17</text:p>
          </table:table-cell>
          <table:table-cell table:style-name="ce42" office:value-type="string">
            <text:p>KietNV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04">
            <text:p>07/04/16</text:p>
          </table:table-cell>
          <table:table-cell table:style-name="ce46" table:formula="of:=IF(YEAR(NOW())&gt;YEAR([.D23]);DATE(YEAR([.D23]);12;31);NOW())" office:value-type="date" office:date-value="2016-08-22T17:49:51.15">
            <text:p>08/22/16</text:p>
          </table:table-cell>
          <table:table-cell table:style-name="ce47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2">
            <text:p>2</text:p>
          </table:table-cell>
          <table:table-cell table:style-name="ce50" table:formula="of:=SUMPRODUCT([Thong_Tin_Ngay_Nghi_201601.$B$3:.$B$36]=[.$B23];[Thong_Tin_Ngay_Nghi_201601.$C$3:.$C$36])+SUMPRODUCT([Thong_Tin_Ngay_Nghi_201602.$B$3:.$B$37]=[.$B23];[Thong_Tin_Ngay_Nghi_201602.$C$3:.$C$37]) + SUMPRODUCT([Thong_Tin_Ngay_Nghi_201603.$B$3:.$B$39]=[.$B23];[Thong_Tin_Ngay_Nghi_201603.$C$3:.$C$39])" office:value-type="float" office:value="0">
            <text:p>0</text:p>
          </table:table-cell>
          <table:table-cell table:style-name="ce50" table:formula="of:=SUMPRODUCT([Thong_Tin_Ngay_Nghi_201601.$B$3:.$B$36]=[.$B23];[Thong_Tin_Ngay_Nghi_201601.$C$3:.$C$36])+SUMPRODUCT([Thong_Tin_Ngay_Nghi_201602.$B$3:.$B$37]=[.$B23];[Thong_Tin_Ngay_Nghi_201602.$C$3:.$C$37]) + SUMPRODUCT([Thong_Tin_Ngay_Nghi_201603.$B$3:.$B$39]=[.$B23];[Thong_Tin_Ngay_Nghi_201603.$C$3:.$C$39]) + SUMPRODUCT([Thong_Tin_Ngay_Nghi_201604.$B$3:.$B$40]=[.$B23];[Thong_Tin_Ngay_Nghi_201604.$C$3:.$C$40]) + SUMPRODUCT([Thong_Tin_Ngay_Nghi_201605.$B$3:.$B$39]=[.$B23];[Thong_Tin_Ngay_Nghi_201605.$C$3:.$C$39]) + SUMPRODUCT([Thong_Tin_Ngay_Nghi_201606.$B$3:.$B$39]=[.$B23];[Thong_Tin_Ngay_Nghi_201606.$C$3:.$C$39]) + SUMPRODUCT([Thong_Tin_Ngay_Nghi_201607.$B$3:.$B$46]=[.$B23];[Thong_Tin_Ngay_Nghi_201607.$C$3:.$C$46]) + SUMPRODUCT([Thong_Tin_Ngay_Nghi_201608.$B$3:.$B$50]=[.$B23];[Thong_Tin_Ngay_Nghi_201608.$C$3:.$C$50])" office:value-type="float" office:value="1.5">
            <text:p>1.5</text:p>
          </table:table-cell>
          <table:table-cell table:style-name="ce45" table:formula="of:=IF(DATE(YEAR([.E23]);MONTH([.E23]);DAY([.E23]))&lt;=DATE(YEAR([.E23]);3;31); [.C23]-[.G23] + [.F23]; IF([.G23]-[.C23]&lt;0;[.G23] + [.F23] -[.H23];[.F23]+[.C23]-[.H23]))" office:value-type="float" office:value="0.5">
            <text:p>0.5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table:formula="of:=[.I23]+[.K23] +[.J23]" office:value-type="float" office:value="1.5">
            <text:p>1.5</text:p>
          </table:table-cell>
          <table:table-cell table:style-name="ce53" office:value-type="string">
            <text:p>Những ngày nghỉ đã trừ vào lương:</text:p>
            <text:p>- Tháng 7, trừ 1 ngày</text:p>
            <text:p>=&gt; Ko trừ vào ngày phép nữa</text:p>
          </table:table-cell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MaiNT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4]);DATE(YEAR([.D24]);12;31);NOW())" office:value-type="date" office:date-value="2016-08-22T17:49:51.15">
            <text:p>08/22/16</text:p>
          </table:table-cell>
          <table:table-cell table:style-name="ce47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8">
            <text:p>8</text:p>
          </table:table-cell>
          <table:table-cell table:style-name="ce50" table:formula="of:=SUMPRODUCT([Thong_Tin_Ngay_Nghi_201601.$B$3:.$B$36]=[.$B24];[Thong_Tin_Ngay_Nghi_201601.$C$3:.$C$36])+SUMPRODUCT([Thong_Tin_Ngay_Nghi_201602.$B$3:.$B$37]=[.$B24];[Thong_Tin_Ngay_Nghi_201602.$C$3:.$C$37]) + SUMPRODUCT([Thong_Tin_Ngay_Nghi_201603.$B$3:.$B$39]=[.$B24];[Thong_Tin_Ngay_Nghi_201603.$C$3:.$C$39])" office:value-type="float" office:value="6">
            <text:p>6</text:p>
          </table:table-cell>
          <table:table-cell table:style-name="ce50" table:formula="of:=SUMPRODUCT([Thong_Tin_Ngay_Nghi_201601.$B$3:.$B$36]=[.$B24];[Thong_Tin_Ngay_Nghi_201601.$C$3:.$C$36])+SUMPRODUCT([Thong_Tin_Ngay_Nghi_201602.$B$3:.$B$37]=[.$B24];[Thong_Tin_Ngay_Nghi_201602.$C$3:.$C$37]) + SUMPRODUCT([Thong_Tin_Ngay_Nghi_201603.$B$3:.$B$39]=[.$B24];[Thong_Tin_Ngay_Nghi_201603.$C$3:.$C$39]) + SUMPRODUCT([Thong_Tin_Ngay_Nghi_201604.$B$3:.$B$40]=[.$B24];[Thong_Tin_Ngay_Nghi_201604.$C$3:.$C$40]) + SUMPRODUCT([Thong_Tin_Ngay_Nghi_201605.$B$3:.$B$39]=[.$B24];[Thong_Tin_Ngay_Nghi_201605.$C$3:.$C$39]) + SUMPRODUCT([Thong_Tin_Ngay_Nghi_201606.$B$3:.$B$39]=[.$B24];[Thong_Tin_Ngay_Nghi_201606.$C$3:.$C$39]) + SUMPRODUCT([Thong_Tin_Ngay_Nghi_201607.$B$3:.$B$46]=[.$B24];[Thong_Tin_Ngay_Nghi_201607.$C$3:.$C$46]) + SUMPRODUCT([Thong_Tin_Ngay_Nghi_201608.$B$3:.$B$50]=[.$B24];[Thong_Tin_Ngay_Nghi_201608.$C$3:.$C$50])" office:value-type="float" office:value="9.5">
            <text:p>9.5</text:p>
          </table:table-cell>
          <table:table-cell table:style-name="ce45" table:formula="of:=IF(DATE(YEAR([.E24]);MONTH([.E24]);DAY([.E24]))&lt;=DATE(YEAR([.E24]);3;31); [.C24]-[.G24] + [.F24]; IF([.G24]-[.C24]&lt;0;[.G24] + [.F24] -[.H24];[.F24]+[.C24]-[.H24]))" office:value-type="float" office:value="0.5">
            <text:p>0.5</text:p>
          </table:table-cell>
          <table:table-cell table:number-columns-repeated="2" table:style-name="ce45"/>
          <table:table-cell table:style-name="ce45" table:formula="of:=[.I24]+[.K24] +[.J24]" office:value-type="float" office:value="0.5">
            <text:p>0.5</text:p>
          </table:table-cell>
          <table:table-cell table:style-name="ce53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MinhTD</text:p>
          </table:table-cell>
          <table:table-cell table:style-name="ce45" office:value-type="float" office:value="5">
            <text:p>5</text:p>
          </table:table-cell>
          <table:table-cell table:style-name="ce46" office:value-type="date" office:date-value="2016-01-01">
            <text:p>01/01/16</text:p>
          </table:table-cell>
          <table:table-cell table:style-name="ce46" office:value-type="date" office:date-value="2016-08-22">
            <text:p>08/22/16</text:p>
          </table:table-cell>
          <table:table-cell table:style-name="ce47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8">
            <text:p>8</text:p>
          </table:table-cell>
          <table:table-cell table:style-name="ce50" table:formula="of:=SUMPRODUCT([Thong_Tin_Ngay_Nghi_201601.$B$3:.$B$36]=[.$B25];[Thong_Tin_Ngay_Nghi_201601.$C$3:.$C$36])+SUMPRODUCT([Thong_Tin_Ngay_Nghi_201602.$B$3:.$B$37]=[.$B25];[Thong_Tin_Ngay_Nghi_201602.$C$3:.$C$37]) + SUMPRODUCT([Thong_Tin_Ngay_Nghi_201603.$B$3:.$B$39]=[.$B25];[Thong_Tin_Ngay_Nghi_201603.$C$3:.$C$39])" office:value-type="float" office:value="7">
            <text:p>7</text:p>
          </table:table-cell>
          <table:table-cell table:style-name="ce50" table:formula="of:=SUMPRODUCT([Thong_Tin_Ngay_Nghi_201601.$B$3:.$B$36]=[.$B25];[Thong_Tin_Ngay_Nghi_201601.$C$3:.$C$36])+SUMPRODUCT([Thong_Tin_Ngay_Nghi_201602.$B$3:.$B$37]=[.$B25];[Thong_Tin_Ngay_Nghi_201602.$C$3:.$C$37]) + SUMPRODUCT([Thong_Tin_Ngay_Nghi_201603.$B$3:.$B$39]=[.$B25];[Thong_Tin_Ngay_Nghi_201603.$C$3:.$C$39]) + SUMPRODUCT([Thong_Tin_Ngay_Nghi_201604.$B$3:.$B$40]=[.$B25];[Thong_Tin_Ngay_Nghi_201604.$C$3:.$C$40]) + SUMPRODUCT([Thong_Tin_Ngay_Nghi_201605.$B$3:.$B$39]=[.$B25];[Thong_Tin_Ngay_Nghi_201605.$C$3:.$C$39]) + SUMPRODUCT([Thong_Tin_Ngay_Nghi_201606.$B$3:.$B$39]=[.$B25];[Thong_Tin_Ngay_Nghi_201606.$C$3:.$C$39]) + SUMPRODUCT([Thong_Tin_Ngay_Nghi_201607.$B$3:.$B$46]=[.$B25];[Thong_Tin_Ngay_Nghi_201607.$C$3:.$C$46]) + SUMPRODUCT([Thong_Tin_Ngay_Nghi_201608.$B$3:.$B$50]=[.$B25];[Thong_Tin_Ngay_Nghi_201608.$C$3:.$C$50])" office:value-type="float" office:value="20">
            <text:p>20</text:p>
          </table:table-cell>
          <table:table-cell table:style-name="ce45" table:formula="of:=IF(DATE(YEAR([.E25]);MONTH([.E25]);DAY([.E25]))&lt;=DATE(YEAR([.E25]);3;31); [.C25]-[.G25] + [.F25]; IF([.G25]-[.C25]&lt;0;[.G25] + [.F25] -[.H25];[.F25]+[.C25]-[.H25]))" office:value-type="float" office:value="-7">
            <text:p>-7</text:p>
          </table:table-cell>
          <table:table-cell table:number-columns-repeated="2" table:style-name="ce45"/>
          <table:table-cell table:style-name="ce45" table:formula="of:=[.I25]+[.K25] +[.J25]" office:value-type="float" office:value="-7">
            <text:p>-7</text:p>
          </table:table-cell>
          <table:table-cell table:style-name="ce53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NamTV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6]);DATE(YEAR([.D26]);12;31);NOW())" office:value-type="date" office:date-value="2016-08-22T17:49:51.15">
            <text:p>08/22/16</text:p>
          </table:table-cell>
          <table:table-cell table:style-name="ce47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8">
            <text:p>8</text:p>
          </table:table-cell>
          <table:table-cell table:style-name="ce50" table:formula="of:=SUMPRODUCT([Thong_Tin_Ngay_Nghi_201601.$B$3:.$B$36]=[.$B26];[Thong_Tin_Ngay_Nghi_201601.$C$3:.$C$36])+SUMPRODUCT([Thong_Tin_Ngay_Nghi_201602.$B$3:.$B$37]=[.$B26];[Thong_Tin_Ngay_Nghi_201602.$C$3:.$C$37]) + SUMPRODUCT([Thong_Tin_Ngay_Nghi_201603.$B$3:.$B$39]=[.$B26];[Thong_Tin_Ngay_Nghi_201603.$C$3:.$C$39])" office:value-type="float" office:value="4">
            <text:p>4</text:p>
          </table:table-cell>
          <table:table-cell table:style-name="ce50" table:formula="of:=SUMPRODUCT([Thong_Tin_Ngay_Nghi_201601.$B$3:.$B$36]=[.$B26];[Thong_Tin_Ngay_Nghi_201601.$C$3:.$C$36])+SUMPRODUCT([Thong_Tin_Ngay_Nghi_201602.$B$3:.$B$37]=[.$B26];[Thong_Tin_Ngay_Nghi_201602.$C$3:.$C$37]) + SUMPRODUCT([Thong_Tin_Ngay_Nghi_201603.$B$3:.$B$39]=[.$B26];[Thong_Tin_Ngay_Nghi_201603.$C$3:.$C$39]) + SUMPRODUCT([Thong_Tin_Ngay_Nghi_201604.$B$3:.$B$40]=[.$B26];[Thong_Tin_Ngay_Nghi_201604.$C$3:.$C$40]) + SUMPRODUCT([Thong_Tin_Ngay_Nghi_201605.$B$3:.$B$39]=[.$B26];[Thong_Tin_Ngay_Nghi_201605.$C$3:.$C$39]) + SUMPRODUCT([Thong_Tin_Ngay_Nghi_201606.$B$3:.$B$39]=[.$B26];[Thong_Tin_Ngay_Nghi_201606.$C$3:.$C$39]) + SUMPRODUCT([Thong_Tin_Ngay_Nghi_201607.$B$3:.$B$46]=[.$B26];[Thong_Tin_Ngay_Nghi_201607.$C$3:.$C$46]) + SUMPRODUCT([Thong_Tin_Ngay_Nghi_201608.$B$3:.$B$50]=[.$B26];[Thong_Tin_Ngay_Nghi_201608.$C$3:.$C$50])" office:value-type="float" office:value="7.5">
            <text:p>7.5</text:p>
          </table:table-cell>
          <table:table-cell table:style-name="ce45" table:formula="of:=IF(DATE(YEAR([.E26]);MONTH([.E26]);DAY([.E26]))&lt;=DATE(YEAR([.E26]);3;31); [.C26]-[.G26] + [.F26]; IF([.G26]-[.C26]&lt;0;[.G26] + [.F26] -[.H26];[.F26]+[.C26]-[.H26]))" office:value-type="float" office:value="4.5">
            <text:p>4.5</text:p>
          </table:table-cell>
          <table:table-cell table:number-columns-repeated="2" table:style-name="ce45"/>
          <table:table-cell table:style-name="ce45" table:formula="of:=[.I26]+[.K26] +[.J26]" office:value-type="float" office:value="4.5">
            <text:p>4.5</text:p>
          </table:table-cell>
          <table:table-cell table:style-name="ce53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NhanH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22">
            <text:p>06/22/16</text:p>
          </table:table-cell>
          <table:table-cell table:style-name="ce46" table:formula="of:=IF(YEAR(NOW())&gt;YEAR([.D27]);DATE(YEAR([.D27]);12;31);NOW())" office:value-type="date" office:date-value="2016-08-22T17:49:51.15">
            <text:p>08/22/16</text:p>
          </table:table-cell>
          <table:table-cell table:style-name="ce47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2">
            <text:p>2</text:p>
          </table:table-cell>
          <table:table-cell table:style-name="ce50" table:formula="of:=SUMPRODUCT([Thong_Tin_Ngay_Nghi_201601.$B$3:.$B$36]=[.$B27];[Thong_Tin_Ngay_Nghi_201601.$C$3:.$C$36])+SUMPRODUCT([Thong_Tin_Ngay_Nghi_201602.$B$3:.$B$37]=[.$B27];[Thong_Tin_Ngay_Nghi_201602.$C$3:.$C$37]) + SUMPRODUCT([Thong_Tin_Ngay_Nghi_201603.$B$3:.$B$39]=[.$B27];[Thong_Tin_Ngay_Nghi_201603.$C$3:.$C$39])" office:value-type="float" office:value="0">
            <text:p>0</text:p>
          </table:table-cell>
          <table:table-cell table:style-name="ce50" table:formula="of:=SUMPRODUCT([Thong_Tin_Ngay_Nghi_201601.$B$3:.$B$36]=[.$B27];[Thong_Tin_Ngay_Nghi_201601.$C$3:.$C$36])+SUMPRODUCT([Thong_Tin_Ngay_Nghi_201602.$B$3:.$B$37]=[.$B27];[Thong_Tin_Ngay_Nghi_201602.$C$3:.$C$37]) + SUMPRODUCT([Thong_Tin_Ngay_Nghi_201603.$B$3:.$B$39]=[.$B27];[Thong_Tin_Ngay_Nghi_201603.$C$3:.$C$39]) + SUMPRODUCT([Thong_Tin_Ngay_Nghi_201604.$B$3:.$B$40]=[.$B27];[Thong_Tin_Ngay_Nghi_201604.$C$3:.$C$40]) + SUMPRODUCT([Thong_Tin_Ngay_Nghi_201605.$B$3:.$B$39]=[.$B27];[Thong_Tin_Ngay_Nghi_201605.$C$3:.$C$39]) + SUMPRODUCT([Thong_Tin_Ngay_Nghi_201606.$B$3:.$B$39]=[.$B27];[Thong_Tin_Ngay_Nghi_201606.$C$3:.$C$39]) + SUMPRODUCT([Thong_Tin_Ngay_Nghi_201607.$B$3:.$B$46]=[.$B27];[Thong_Tin_Ngay_Nghi_201607.$C$3:.$C$46]) + SUMPRODUCT([Thong_Tin_Ngay_Nghi_201608.$B$3:.$B$50]=[.$B27];[Thong_Tin_Ngay_Nghi_201608.$C$3:.$C$50])" office:value-type="float" office:value="0">
            <text:p>0</text:p>
          </table:table-cell>
          <table:table-cell table:style-name="ce45" table:formula="of:=IF(DATE(YEAR([.E27]);MONTH([.E27]);DAY([.E27]))&lt;=DATE(YEAR([.E27]);3;31); [.C27]-[.G27] + [.F27]; IF([.G27]-[.C27]&lt;0;[.G27] + [.F27] -[.H27];[.F27]+[.C27]-[.H27]))" office:value-type="float" office:value="2">
            <text:p>2</text:p>
          </table:table-cell>
          <table:table-cell table:number-columns-repeated="2" table:style-name="ce45"/>
          <table:table-cell table:style-name="ce45" table:formula="of:=[.I27]+[.K27] +[.J27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NhanNM</text:p>
          </table:table-cell>
          <table:table-cell table:style-name="ce45" office:value-type="float" office:value="6">
            <text:p>6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8]);DATE(YEAR([.D28]);12;31);NOW())" office:value-type="date" office:date-value="2016-08-22T17:49:51.15">
            <text:p>08/22/16</text:p>
          </table:table-cell>
          <table:table-cell table:style-name="ce47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8">
            <text:p>8</text:p>
          </table:table-cell>
          <table:table-cell table:style-name="ce50" table:formula="of:=SUMPRODUCT([Thong_Tin_Ngay_Nghi_201601.$B$3:.$B$36]=[.$B28];[Thong_Tin_Ngay_Nghi_201601.$C$3:.$C$36])+SUMPRODUCT([Thong_Tin_Ngay_Nghi_201602.$B$3:.$B$37]=[.$B28];[Thong_Tin_Ngay_Nghi_201602.$C$3:.$C$37]) + SUMPRODUCT([Thong_Tin_Ngay_Nghi_201603.$B$3:.$B$39]=[.$B28];[Thong_Tin_Ngay_Nghi_201603.$C$3:.$C$39])" office:value-type="float" office:value="6">
            <text:p>6</text:p>
          </table:table-cell>
          <table:table-cell table:style-name="ce50" table:formula="of:=SUMPRODUCT([Thong_Tin_Ngay_Nghi_201601.$B$3:.$B$36]=[.$B28];[Thong_Tin_Ngay_Nghi_201601.$C$3:.$C$36])+SUMPRODUCT([Thong_Tin_Ngay_Nghi_201602.$B$3:.$B$37]=[.$B28];[Thong_Tin_Ngay_Nghi_201602.$C$3:.$C$37]) + SUMPRODUCT([Thong_Tin_Ngay_Nghi_201603.$B$3:.$B$39]=[.$B28];[Thong_Tin_Ngay_Nghi_201603.$C$3:.$C$39]) + SUMPRODUCT([Thong_Tin_Ngay_Nghi_201604.$B$3:.$B$40]=[.$B28];[Thong_Tin_Ngay_Nghi_201604.$C$3:.$C$40]) + SUMPRODUCT([Thong_Tin_Ngay_Nghi_201605.$B$3:.$B$39]=[.$B28];[Thong_Tin_Ngay_Nghi_201605.$C$3:.$C$39]) + SUMPRODUCT([Thong_Tin_Ngay_Nghi_201606.$B$3:.$B$39]=[.$B28];[Thong_Tin_Ngay_Nghi_201606.$C$3:.$C$39]) + SUMPRODUCT([Thong_Tin_Ngay_Nghi_201607.$B$3:.$B$46]=[.$B28];[Thong_Tin_Ngay_Nghi_201607.$C$3:.$C$46]) + SUMPRODUCT([Thong_Tin_Ngay_Nghi_201608.$B$3:.$B$50]=[.$B28];[Thong_Tin_Ngay_Nghi_201608.$C$3:.$C$50])" office:value-type="float" office:value="9.5">
            <text:p>9.5</text:p>
          </table:table-cell>
          <table:table-cell table:style-name="ce45" table:formula="of:=IF(DATE(YEAR([.E28]);MONTH([.E28]);DAY([.E28]))&lt;=DATE(YEAR([.E28]);3;31); [.C28]-[.G28] + [.F28]; IF([.G28]-[.C28]&lt;0;[.G28] + [.F28] -[.H28];[.F28]+[.C28]-[.H28]))" office:value-type="float" office:value="4.5">
            <text:p>4.5</text:p>
          </table:table-cell>
          <table:table-cell table:number-columns-repeated="2" table:style-name="ce45"/>
          <table:table-cell table:style-name="ce45" table:formula="of:=[.I28]+[.K28] +[.J28]" office:value-type="float" office:value="4.5">
            <text:p>4.5</text:p>
          </table:table-cell>
          <table:table-cell table:style-name="ce53"/>
        </table:table-row>
        <table:table-row table:style-name="ro11">
          <table:table-cell table:style-name="ce40" office:value-type="float" office:value="23">
            <text:p>23</text:p>
          </table:table-cell>
          <table:table-cell table:style-name="ce42" office:value-type="string">
            <text:p>NhatLCM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11">
            <text:p>07/11/16</text:p>
          </table:table-cell>
          <table:table-cell table:style-name="ce46" table:formula="of:=IF(YEAR(NOW())&gt;YEAR([.D29]);DATE(YEAR([.D29]);12;31);NOW())" office:value-type="date" office:date-value="2016-08-22T17:49:51.15">
            <text:p>08/22/16</text:p>
          </table:table-cell>
          <table:table-cell table:style-name="ce47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2">
            <text:p>2</text:p>
          </table:table-cell>
          <table:table-cell table:style-name="ce50" table:formula="of:=SUMPRODUCT([Thong_Tin_Ngay_Nghi_201601.$B$3:.$B$36]=[.$B29];[Thong_Tin_Ngay_Nghi_201601.$C$3:.$C$36])+SUMPRODUCT([Thong_Tin_Ngay_Nghi_201602.$B$3:.$B$37]=[.$B29];[Thong_Tin_Ngay_Nghi_201602.$C$3:.$C$37]) + SUMPRODUCT([Thong_Tin_Ngay_Nghi_201603.$B$3:.$B$39]=[.$B29];[Thong_Tin_Ngay_Nghi_201603.$C$3:.$C$39])" office:value-type="float" office:value="0">
            <text:p>0</text:p>
          </table:table-cell>
          <table:table-cell table:style-name="ce50" table:formula="of:=SUMPRODUCT([Thong_Tin_Ngay_Nghi_201601.$B$3:.$B$36]=[.$B29];[Thong_Tin_Ngay_Nghi_201601.$C$3:.$C$36])+SUMPRODUCT([Thong_Tin_Ngay_Nghi_201602.$B$3:.$B$37]=[.$B29];[Thong_Tin_Ngay_Nghi_201602.$C$3:.$C$37]) + SUMPRODUCT([Thong_Tin_Ngay_Nghi_201603.$B$3:.$B$39]=[.$B29];[Thong_Tin_Ngay_Nghi_201603.$C$3:.$C$39]) + SUMPRODUCT([Thong_Tin_Ngay_Nghi_201604.$B$3:.$B$40]=[.$B29];[Thong_Tin_Ngay_Nghi_201604.$C$3:.$C$40]) + SUMPRODUCT([Thong_Tin_Ngay_Nghi_201605.$B$3:.$B$39]=[.$B29];[Thong_Tin_Ngay_Nghi_201605.$C$3:.$C$39]) + SUMPRODUCT([Thong_Tin_Ngay_Nghi_201606.$B$3:.$B$39]=[.$B29];[Thong_Tin_Ngay_Nghi_201606.$C$3:.$C$39]) + SUMPRODUCT([Thong_Tin_Ngay_Nghi_201607.$B$3:.$B$46]=[.$B29];[Thong_Tin_Ngay_Nghi_201607.$C$3:.$C$46]) + SUMPRODUCT([Thong_Tin_Ngay_Nghi_201608.$B$3:.$B$50]=[.$B29];[Thong_Tin_Ngay_Nghi_201608.$C$3:.$C$50])" office:value-type="float" office:value="4">
            <text:p>4</text:p>
          </table:table-cell>
          <table:table-cell table:style-name="ce45" table:formula="of:=IF(DATE(YEAR([.E29]);MONTH([.E29]);DAY([.E29]))&lt;=DATE(YEAR([.E29]);3;31); [.C29]-[.G29] + [.F29]; IF([.G29]-[.C29]&lt;0;[.G29] + [.F29] -[.H29];[.F29]+[.C29]-[.H29]))" office:value-type="float" office:value="-2">
            <text:p>-2</text:p>
          </table:table-cell>
          <table:table-cell table:style-name="ce45"/>
          <table:table-cell table:style-name="ce45" office:value-type="float" office:value="3">
            <text:p>3</text:p>
          </table:table-cell>
          <table:table-cell table:style-name="ce45" table:formula="of:=[.I29]+[.K29] +[.J29]" office:value-type="float" office:value="1">
            <text:p>1</text:p>
          </table:table-cell>
          <table:table-cell table:style-name="ce53" office:value-type="string">
            <text:p>Những ngày nghỉ đã trừ vào lương:</text:p>
            <text:p>- Tháng 7, trừ 3 ngày</text:p>
            <text:p>=&gt; Ko trừ vào ngày phép nữa</text:p>
          </table:table-cell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NhuPHQ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25">
            <text:p>07/25/16</text:p>
          </table:table-cell>
          <table:table-cell table:style-name="ce46" table:formula="of:=IF(YEAR(NOW())&gt;YEAR([.D30]);DATE(YEAR([.D30]);12;31);NOW())" office:value-type="date" office:date-value="2016-08-22T17:49:51.15">
            <text:p>08/22/16</text:p>
          </table:table-cell>
          <table:table-cell table:style-name="ce47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1">
            <text:p>1</text:p>
          </table:table-cell>
          <table:table-cell table:style-name="ce50" table:formula="of:=SUMPRODUCT([Thong_Tin_Ngay_Nghi_201601.$B$3:.$B$36]=[.$B30];[Thong_Tin_Ngay_Nghi_201601.$C$3:.$C$36])+SUMPRODUCT([Thong_Tin_Ngay_Nghi_201602.$B$3:.$B$37]=[.$B30];[Thong_Tin_Ngay_Nghi_201602.$C$3:.$C$37]) + SUMPRODUCT([Thong_Tin_Ngay_Nghi_201603.$B$3:.$B$39]=[.$B30];[Thong_Tin_Ngay_Nghi_201603.$C$3:.$C$39])" office:value-type="float" office:value="0">
            <text:p>0</text:p>
          </table:table-cell>
          <table:table-cell table:style-name="ce50" table:formula="of:=SUMPRODUCT([Thong_Tin_Ngay_Nghi_201601.$B$3:.$B$36]=[.$B30];[Thong_Tin_Ngay_Nghi_201601.$C$3:.$C$36])+SUMPRODUCT([Thong_Tin_Ngay_Nghi_201602.$B$3:.$B$37]=[.$B30];[Thong_Tin_Ngay_Nghi_201602.$C$3:.$C$37]) + SUMPRODUCT([Thong_Tin_Ngay_Nghi_201603.$B$3:.$B$39]=[.$B30];[Thong_Tin_Ngay_Nghi_201603.$C$3:.$C$39]) + SUMPRODUCT([Thong_Tin_Ngay_Nghi_201604.$B$3:.$B$40]=[.$B30];[Thong_Tin_Ngay_Nghi_201604.$C$3:.$C$40]) + SUMPRODUCT([Thong_Tin_Ngay_Nghi_201605.$B$3:.$B$39]=[.$B30];[Thong_Tin_Ngay_Nghi_201605.$C$3:.$C$39]) + SUMPRODUCT([Thong_Tin_Ngay_Nghi_201606.$B$3:.$B$39]=[.$B30];[Thong_Tin_Ngay_Nghi_201606.$C$3:.$C$39]) + SUMPRODUCT([Thong_Tin_Ngay_Nghi_201607.$B$3:.$B$46]=[.$B30];[Thong_Tin_Ngay_Nghi_201607.$C$3:.$C$46]) + SUMPRODUCT([Thong_Tin_Ngay_Nghi_201608.$B$3:.$B$50]=[.$B30];[Thong_Tin_Ngay_Nghi_201608.$C$3:.$C$50])" office:value-type="float" office:value="0">
            <text:p>0</text:p>
          </table:table-cell>
          <table:table-cell table:style-name="ce45" table:formula="of:=IF(DATE(YEAR([.E30]);MONTH([.E30]);DAY([.E30]))&lt;=DATE(YEAR([.E30]);3;31); [.C30]-[.G30] + [.F30]; IF([.G30]-[.C30]&lt;0;[.G30] + [.F30] -[.H30];[.F30]+[.C30]-[.H30]))" office:value-type="float" office:value="1">
            <text:p>1</text:p>
          </table:table-cell>
          <table:table-cell table:number-columns-repeated="2" table:style-name="ce45"/>
          <table:table-cell table:style-name="ce45" table:formula="of:=[.I30]+[.K30] +[.J30]" office:value-type="float" office:value="1">
            <text:p>1</text:p>
          </table:table-cell>
          <table:table-cell table:style-name="ce53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Phong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01">
            <text:p>08/01/16</text:p>
          </table:table-cell>
          <table:table-cell table:style-name="ce46" table:formula="of:=IF(YEAR(NOW())&gt;YEAR([.D31]);DATE(YEAR([.D31]);12;31);NOW())" office:value-type="date" office:date-value="2016-08-22T17:49:51.15">
            <text:p>08/22/16</text:p>
          </table:table-cell>
          <table:table-cell table:style-name="ce47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0">
            <text:p>0</text:p>
          </table:table-cell>
          <table:table-cell table:style-name="ce50" table:formula="of:=SUMPRODUCT([Thong_Tin_Ngay_Nghi_201601.$B$3:.$B$36]=[.$B31];[Thong_Tin_Ngay_Nghi_201601.$C$3:.$C$36])+SUMPRODUCT([Thong_Tin_Ngay_Nghi_201602.$B$3:.$B$37]=[.$B31];[Thong_Tin_Ngay_Nghi_201602.$C$3:.$C$37]) + SUMPRODUCT([Thong_Tin_Ngay_Nghi_201603.$B$3:.$B$39]=[.$B31];[Thong_Tin_Ngay_Nghi_201603.$C$3:.$C$39])" office:value-type="float" office:value="0">
            <text:p>0</text:p>
          </table:table-cell>
          <table:table-cell table:style-name="ce50" table:formula="of:=SUMPRODUCT([Thong_Tin_Ngay_Nghi_201601.$B$3:.$B$36]=[.$B31];[Thong_Tin_Ngay_Nghi_201601.$C$3:.$C$36])+SUMPRODUCT([Thong_Tin_Ngay_Nghi_201602.$B$3:.$B$37]=[.$B31];[Thong_Tin_Ngay_Nghi_201602.$C$3:.$C$37]) + SUMPRODUCT([Thong_Tin_Ngay_Nghi_201603.$B$3:.$B$39]=[.$B31];[Thong_Tin_Ngay_Nghi_201603.$C$3:.$C$39]) + SUMPRODUCT([Thong_Tin_Ngay_Nghi_201604.$B$3:.$B$40]=[.$B31];[Thong_Tin_Ngay_Nghi_201604.$C$3:.$C$40]) + SUMPRODUCT([Thong_Tin_Ngay_Nghi_201605.$B$3:.$B$39]=[.$B31];[Thong_Tin_Ngay_Nghi_201605.$C$3:.$C$39]) + SUMPRODUCT([Thong_Tin_Ngay_Nghi_201606.$B$3:.$B$39]=[.$B31];[Thong_Tin_Ngay_Nghi_201606.$C$3:.$C$39]) + SUMPRODUCT([Thong_Tin_Ngay_Nghi_201607.$B$3:.$B$46]=[.$B31];[Thong_Tin_Ngay_Nghi_201607.$C$3:.$C$46]) + SUMPRODUCT([Thong_Tin_Ngay_Nghi_201608.$B$3:.$B$50]=[.$B31];[Thong_Tin_Ngay_Nghi_201608.$C$3:.$C$50])" office:value-type="float" office:value="0.5">
            <text:p>0.5</text:p>
          </table:table-cell>
          <table:table-cell table:style-name="ce45" table:formula="of:=IF(DATE(YEAR([.E31]);MONTH([.E31]);DAY([.E31]))&lt;=DATE(YEAR([.E31]);3;31); [.C31]-[.G31] + [.F31]; IF([.G31]-[.C31]&lt;0;[.G31] + [.F31] -[.H31];[.F31]+[.C31]-[.H31]))" office:value-type="float" office:value="-0.5">
            <text:p>-0.5</text:p>
          </table:table-cell>
          <table:table-cell table:number-columns-repeated="2" table:style-name="ce45"/>
          <table:table-cell table:style-name="ce45" table:formula="of:=[.I31]+[.K31] +[.J31]" office:value-type="float" office:value="-0.5">
            <text:p>-0.5</text:p>
          </table:table-cell>
          <table:table-cell table:style-name="ce53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PhuongTH</text:p>
          </table:table-cell>
          <table:table-cell table:style-name="ce45" office:value-type="float" office:value="2.5">
            <text:p>2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2]);DATE(YEAR([.D32]);12;31);NOW())" office:value-type="date" office:date-value="2016-08-22T17:49:51.15">
            <text:p>08/22/16</text:p>
          </table:table-cell>
          <table:table-cell table:style-name="ce47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8">
            <text:p>8</text:p>
          </table:table-cell>
          <table:table-cell table:style-name="ce50" table:formula="of:=SUMPRODUCT([Thong_Tin_Ngay_Nghi_201601.$B$3:.$B$36]=[.$B32];[Thong_Tin_Ngay_Nghi_201601.$C$3:.$C$36])+SUMPRODUCT([Thong_Tin_Ngay_Nghi_201602.$B$3:.$B$37]=[.$B32];[Thong_Tin_Ngay_Nghi_201602.$C$3:.$C$37]) + SUMPRODUCT([Thong_Tin_Ngay_Nghi_201603.$B$3:.$B$39]=[.$B32];[Thong_Tin_Ngay_Nghi_201603.$C$3:.$C$39])" office:value-type="float" office:value="1">
            <text:p>1</text:p>
          </table:table-cell>
          <table:table-cell table:style-name="ce50" table:formula="of:=SUMPRODUCT([Thong_Tin_Ngay_Nghi_201601.$B$3:.$B$36]=[.$B32];[Thong_Tin_Ngay_Nghi_201601.$C$3:.$C$36])+SUMPRODUCT([Thong_Tin_Ngay_Nghi_201602.$B$3:.$B$37]=[.$B32];[Thong_Tin_Ngay_Nghi_201602.$C$3:.$C$37]) + SUMPRODUCT([Thong_Tin_Ngay_Nghi_201603.$B$3:.$B$39]=[.$B32];[Thong_Tin_Ngay_Nghi_201603.$C$3:.$C$39]) + SUMPRODUCT([Thong_Tin_Ngay_Nghi_201604.$B$3:.$B$40]=[.$B32];[Thong_Tin_Ngay_Nghi_201604.$C$3:.$C$40]) + SUMPRODUCT([Thong_Tin_Ngay_Nghi_201605.$B$3:.$B$39]=[.$B32];[Thong_Tin_Ngay_Nghi_201605.$C$3:.$C$39]) + SUMPRODUCT([Thong_Tin_Ngay_Nghi_201606.$B$3:.$B$39]=[.$B32];[Thong_Tin_Ngay_Nghi_201606.$C$3:.$C$39]) + SUMPRODUCT([Thong_Tin_Ngay_Nghi_201607.$B$3:.$B$46]=[.$B32];[Thong_Tin_Ngay_Nghi_201607.$C$3:.$C$46]) + SUMPRODUCT([Thong_Tin_Ngay_Nghi_201608.$B$3:.$B$50]=[.$B32];[Thong_Tin_Ngay_Nghi_201608.$C$3:.$C$50])" office:value-type="float" office:value="4.5">
            <text:p>4.5</text:p>
          </table:table-cell>
          <table:table-cell table:style-name="ce45" table:formula="of:=IF(DATE(YEAR([.E32]);MONTH([.E32]);DAY([.E32]))&lt;=DATE(YEAR([.E32]);3;31); [.C32]-[.G32] + [.F32]; IF([.G32]-[.C32]&lt;0;[.G32] + [.F32] -[.H32];[.F32]+[.C32]-[.H32]))" office:value-type="float" office:value="4.5">
            <text:p>4.5</text:p>
          </table:table-cell>
          <table:table-cell table:number-columns-repeated="2" table:style-name="ce45"/>
          <table:table-cell table:style-name="ce45" table:formula="of:=[.I32]+[.K32] +[.J32]" office:value-type="float" office:value="4.5">
            <text:p>4.5</text:p>
          </table:table-cell>
          <table:table-cell table:style-name="ce53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SonPX</text:p>
          </table:table-cell>
          <table:table-cell table:style-name="ce45" office:value-type="float" office:value="3.5">
            <text:p>3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3]);DATE(YEAR([.D33]);12;31);NOW())" office:value-type="date" office:date-value="2016-08-22T17:49:51.16">
            <text:p>08/22/16</text:p>
          </table:table-cell>
          <table:table-cell table:style-name="ce47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8">
            <text:p>8</text:p>
          </table:table-cell>
          <table:table-cell table:style-name="ce50" table:formula="of:=SUMPRODUCT([Thong_Tin_Ngay_Nghi_201601.$B$3:.$B$36]=[.$B33];[Thong_Tin_Ngay_Nghi_201601.$C$3:.$C$36])+SUMPRODUCT([Thong_Tin_Ngay_Nghi_201602.$B$3:.$B$37]=[.$B33];[Thong_Tin_Ngay_Nghi_201602.$C$3:.$C$37]) + SUMPRODUCT([Thong_Tin_Ngay_Nghi_201603.$B$3:.$B$39]=[.$B33];[Thong_Tin_Ngay_Nghi_201603.$C$3:.$C$39])" office:value-type="float" office:value="2">
            <text:p>2</text:p>
          </table:table-cell>
          <table:table-cell table:style-name="ce50" table:formula="of:=SUMPRODUCT([Thong_Tin_Ngay_Nghi_201601.$B$3:.$B$36]=[.$B33];[Thong_Tin_Ngay_Nghi_201601.$C$3:.$C$36])+SUMPRODUCT([Thong_Tin_Ngay_Nghi_201602.$B$3:.$B$37]=[.$B33];[Thong_Tin_Ngay_Nghi_201602.$C$3:.$C$37]) + SUMPRODUCT([Thong_Tin_Ngay_Nghi_201603.$B$3:.$B$39]=[.$B33];[Thong_Tin_Ngay_Nghi_201603.$C$3:.$C$39]) + SUMPRODUCT([Thong_Tin_Ngay_Nghi_201604.$B$3:.$B$40]=[.$B33];[Thong_Tin_Ngay_Nghi_201604.$C$3:.$C$40]) + SUMPRODUCT([Thong_Tin_Ngay_Nghi_201605.$B$3:.$B$39]=[.$B33];[Thong_Tin_Ngay_Nghi_201605.$C$3:.$C$39]) + SUMPRODUCT([Thong_Tin_Ngay_Nghi_201606.$B$3:.$B$39]=[.$B33];[Thong_Tin_Ngay_Nghi_201606.$C$3:.$C$39]) + SUMPRODUCT([Thong_Tin_Ngay_Nghi_201607.$B$3:.$B$46]=[.$B33];[Thong_Tin_Ngay_Nghi_201607.$C$3:.$C$46]) + SUMPRODUCT([Thong_Tin_Ngay_Nghi_201608.$B$3:.$B$50]=[.$B33];[Thong_Tin_Ngay_Nghi_201608.$C$3:.$C$50])" office:value-type="float" office:value="9">
            <text:p>9</text:p>
          </table:table-cell>
          <table:table-cell table:style-name="ce45" table:formula="of:=IF(DATE(YEAR([.E33]);MONTH([.E33]);DAY([.E33]))&lt;=DATE(YEAR([.E33]);3;31); [.C33]-[.G33] + [.F33]; IF([.G33]-[.C33]&lt;0;[.G33] + [.F33] -[.H33];[.F33]+[.C33]-[.H33]))" office:value-type="float" office:value="1">
            <text:p>1</text:p>
          </table:table-cell>
          <table:table-cell table:style-name="ce45">
            <office:annotation draw:style-name="gr2" draw:text-style-name="P1" svg:width="1.1413in" svg:height="0.5457in" svg:x="9.1976in" svg:y="11.0366in" draw:caption-point-x="-0.2402in" draw:caption-point-y="0.6067in">
              <dc:date>2016-05-09T00:00:00</dc:date>
              <text:p text:style-name="P1"><text:span text:style-name="T1">Ngày phép được extend tới 01/04/2016</text:span></text:p>
            </office:annotation>
          </table:table-cell>
          <table:table-cell table:style-name="ce45"/>
          <table:table-cell table:style-name="ce45" table:formula="of:=[.I33]+[.K33] +[.J33]" office:value-type="float" office:value="1">
            <text:p>1</text:p>
          </table:table-cell>
          <table:table-cell table:style-name="ce53" office:value-type="string">
            <text:p>- Extend 1 ngày phép của năm 2015 tới ngày 01/4/2016</text:p>
          </table:table-cell>
        </table:table-row>
        <table:table-row table:style-name="ro8">
          <table:table-cell table:style-name="ce40" office:value-type="float" office:value="28">
            <text:p>28</text:p>
          </table:table-cell>
          <table:table-cell table:style-name="ce42" office:value-type="string">
            <text:p>TienND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3-01">
            <text:p>03/01/16</text:p>
          </table:table-cell>
          <table:table-cell table:style-name="ce46" table:formula="of:=IF(YEAR(NOW())&gt;YEAR([.D34]);DATE(YEAR([.D34]);12;31);NOW())" office:value-type="date" office:date-value="2016-08-22T17:49:51.16">
            <text:p>08/22/16</text:p>
          </table:table-cell>
          <table:table-cell table:style-name="ce47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6">
            <text:p>6</text:p>
          </table:table-cell>
          <table:table-cell table:style-name="ce50" table:formula="of:=SUMPRODUCT([Thong_Tin_Ngay_Nghi_201601.$B$3:.$B$36]=[.$B34];[Thong_Tin_Ngay_Nghi_201601.$C$3:.$C$36])+SUMPRODUCT([Thong_Tin_Ngay_Nghi_201602.$B$3:.$B$37]=[.$B34];[Thong_Tin_Ngay_Nghi_201602.$C$3:.$C$37]) + SUMPRODUCT([Thong_Tin_Ngay_Nghi_201603.$B$3:.$B$39]=[.$B34];[Thong_Tin_Ngay_Nghi_201603.$C$3:.$C$39])" office:value-type="float" office:value="0">
            <text:p>0</text:p>
          </table:table-cell>
          <table:table-cell table:style-name="ce50" table:formula="of:=SUMPRODUCT([Thong_Tin_Ngay_Nghi_201601.$B$3:.$B$36]=[.$B34];[Thong_Tin_Ngay_Nghi_201601.$C$3:.$C$36])+SUMPRODUCT([Thong_Tin_Ngay_Nghi_201602.$B$3:.$B$37]=[.$B34];[Thong_Tin_Ngay_Nghi_201602.$C$3:.$C$37]) + SUMPRODUCT([Thong_Tin_Ngay_Nghi_201603.$B$3:.$B$39]=[.$B34];[Thong_Tin_Ngay_Nghi_201603.$C$3:.$C$39]) + SUMPRODUCT([Thong_Tin_Ngay_Nghi_201604.$B$3:.$B$40]=[.$B34];[Thong_Tin_Ngay_Nghi_201604.$C$3:.$C$40]) + SUMPRODUCT([Thong_Tin_Ngay_Nghi_201605.$B$3:.$B$39]=[.$B34];[Thong_Tin_Ngay_Nghi_201605.$C$3:.$C$39]) + SUMPRODUCT([Thong_Tin_Ngay_Nghi_201606.$B$3:.$B$39]=[.$B34];[Thong_Tin_Ngay_Nghi_201606.$C$3:.$C$39]) + SUMPRODUCT([Thong_Tin_Ngay_Nghi_201607.$B$3:.$B$46]=[.$B34];[Thong_Tin_Ngay_Nghi_201607.$C$3:.$C$46]) + SUMPRODUCT([Thong_Tin_Ngay_Nghi_201608.$B$3:.$B$50]=[.$B34];[Thong_Tin_Ngay_Nghi_201608.$C$3:.$C$50])" office:value-type="float" office:value="4">
            <text:p>4</text:p>
          </table:table-cell>
          <table:table-cell table:style-name="ce45" table:formula="of:=IF(DATE(YEAR([.E34]);MONTH([.E34]);DAY([.E34]))&lt;=DATE(YEAR([.E34]);3;31); [.C34]-[.G34] + [.F34]; IF([.G34]-[.C34]&lt;0;[.G34] + [.F34] -[.H34];[.F34]+[.C34]-[.H34]))" office:value-type="float" office:value="2">
            <text:p>2</text:p>
          </table:table-cell>
          <table:table-cell table:style-name="ce45"/>
          <table:table-cell table:style-name="ce45" office:value-type="float" office:value="2.5">
            <text:p>2.5</text:p>
          </table:table-cell>
          <table:table-cell table:style-name="ce45" table:formula="of:=[.I34]+[.K34] +[.J34]" office:value-type="float" office:value="4.5">
            <text:p>4.5</text:p>
          </table:table-cell>
          <table:table-cell table:style-name="ce53" office:value-type="string">
            <text:p>Những ngày nghỉ đã trừ vào lương:</text:p>
            <text:p>- Tháng 4, trừ 2,5 ngày</text:p>
          </table:table-cell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haoDTH</text:p>
          </table:table-cell>
          <table:table-cell table:style-name="ce45" office:value-type="float" office:value="1">
            <text:p>1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5]);DATE(YEAR([.D35]);12;31);NOW())" office:value-type="date" office:date-value="2016-08-22T17:49:51.16">
            <text:p>08/22/16</text:p>
          </table:table-cell>
          <table:table-cell table:style-name="ce47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8">
            <text:p>8</text:p>
          </table:table-cell>
          <table:table-cell table:style-name="ce50" table:formula="of:=SUMPRODUCT([Thong_Tin_Ngay_Nghi_201601.$B$3:.$B$36]=[.$B35];[Thong_Tin_Ngay_Nghi_201601.$C$3:.$C$36])+SUMPRODUCT([Thong_Tin_Ngay_Nghi_201602.$B$3:.$B$37]=[.$B35];[Thong_Tin_Ngay_Nghi_201602.$C$3:.$C$37]) + SUMPRODUCT([Thong_Tin_Ngay_Nghi_201603.$B$3:.$B$39]=[.$B35];[Thong_Tin_Ngay_Nghi_201603.$C$3:.$C$39])" office:value-type="float" office:value="0.5">
            <text:p>0.5</text:p>
          </table:table-cell>
          <table:table-cell table:style-name="ce50" table:formula="of:=SUMPRODUCT([Thong_Tin_Ngay_Nghi_201601.$B$3:.$B$36]=[.$B35];[Thong_Tin_Ngay_Nghi_201601.$C$3:.$C$36])+SUMPRODUCT([Thong_Tin_Ngay_Nghi_201602.$B$3:.$B$37]=[.$B35];[Thong_Tin_Ngay_Nghi_201602.$C$3:.$C$37]) + SUMPRODUCT([Thong_Tin_Ngay_Nghi_201603.$B$3:.$B$39]=[.$B35];[Thong_Tin_Ngay_Nghi_201603.$C$3:.$C$39]) + SUMPRODUCT([Thong_Tin_Ngay_Nghi_201604.$B$3:.$B$40]=[.$B35];[Thong_Tin_Ngay_Nghi_201604.$C$3:.$C$40]) + SUMPRODUCT([Thong_Tin_Ngay_Nghi_201605.$B$3:.$B$39]=[.$B35];[Thong_Tin_Ngay_Nghi_201605.$C$3:.$C$39]) + SUMPRODUCT([Thong_Tin_Ngay_Nghi_201606.$B$3:.$B$39]=[.$B35];[Thong_Tin_Ngay_Nghi_201606.$C$3:.$C$39]) + SUMPRODUCT([Thong_Tin_Ngay_Nghi_201607.$B$3:.$B$46]=[.$B35];[Thong_Tin_Ngay_Nghi_201607.$C$3:.$C$46]) + SUMPRODUCT([Thong_Tin_Ngay_Nghi_201608.$B$3:.$B$50]=[.$B35];[Thong_Tin_Ngay_Nghi_201608.$C$3:.$C$50])" office:value-type="float" office:value="4">
            <text:p>4</text:p>
          </table:table-cell>
          <table:table-cell table:style-name="ce45" table:formula="of:=IF(DATE(YEAR([.E35]);MONTH([.E35]);DAY([.E35]))&lt;=DATE(YEAR([.E35]);3;31); [.C35]-[.G35] + [.F35]; IF([.G35]-[.C35]&lt;0;[.G35] + [.F35] -[.H35];[.F35]+[.C35]-[.H35]))" office:value-type="float" office:value="4.5">
            <text:p>4.5</text:p>
          </table:table-cell>
          <table:table-cell table:number-columns-repeated="2" table:style-name="ce45"/>
          <table:table-cell table:style-name="ce45" table:formula="of:=[.I35]+[.K35] +[.J35]" office:value-type="float" office:value="4.5">
            <text:p>4.5</text:p>
          </table:table-cell>
          <table:table-cell table:style-name="ce53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hamD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6]);DATE(YEAR([.D36]);12;31);NOW())" office:value-type="date" office:date-value="2016-08-22T17:49:51.16">
            <text:p>08/22/16</text:p>
          </table:table-cell>
          <table:table-cell table:style-name="ce47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8">
            <text:p>8</text:p>
          </table:table-cell>
          <table:table-cell table:style-name="ce50" table:formula="of:=SUMPRODUCT([Thong_Tin_Ngay_Nghi_201601.$B$3:.$B$36]=[.$B36];[Thong_Tin_Ngay_Nghi_201601.$C$3:.$C$36])+SUMPRODUCT([Thong_Tin_Ngay_Nghi_201602.$B$3:.$B$37]=[.$B36];[Thong_Tin_Ngay_Nghi_201602.$C$3:.$C$37]) + SUMPRODUCT([Thong_Tin_Ngay_Nghi_201603.$B$3:.$B$39]=[.$B36];[Thong_Tin_Ngay_Nghi_201603.$C$3:.$C$39])" office:value-type="float" office:value="9.5">
            <text:p>9.5</text:p>
          </table:table-cell>
          <table:table-cell table:style-name="ce50" table:formula="of:=SUMPRODUCT([Thong_Tin_Ngay_Nghi_201601.$B$3:.$B$36]=[.$B36];[Thong_Tin_Ngay_Nghi_201601.$C$3:.$C$36])+SUMPRODUCT([Thong_Tin_Ngay_Nghi_201602.$B$3:.$B$37]=[.$B36];[Thong_Tin_Ngay_Nghi_201602.$C$3:.$C$37]) + SUMPRODUCT([Thong_Tin_Ngay_Nghi_201603.$B$3:.$B$39]=[.$B36];[Thong_Tin_Ngay_Nghi_201603.$C$3:.$C$39]) + SUMPRODUCT([Thong_Tin_Ngay_Nghi_201604.$B$3:.$B$40]=[.$B36];[Thong_Tin_Ngay_Nghi_201604.$C$3:.$C$40]) + SUMPRODUCT([Thong_Tin_Ngay_Nghi_201605.$B$3:.$B$39]=[.$B36];[Thong_Tin_Ngay_Nghi_201605.$C$3:.$C$39]) + SUMPRODUCT([Thong_Tin_Ngay_Nghi_201606.$B$3:.$B$39]=[.$B36];[Thong_Tin_Ngay_Nghi_201606.$C$3:.$C$39]) + SUMPRODUCT([Thong_Tin_Ngay_Nghi_201607.$B$3:.$B$46]=[.$B36];[Thong_Tin_Ngay_Nghi_201607.$C$3:.$C$46]) + SUMPRODUCT([Thong_Tin_Ngay_Nghi_201608.$B$3:.$B$50]=[.$B36];[Thong_Tin_Ngay_Nghi_201608.$C$3:.$C$50])" office:value-type="float" office:value="10">
            <text:p>10</text:p>
          </table:table-cell>
          <table:table-cell table:style-name="ce45" table:formula="of:=IF(DATE(YEAR([.E36]);MONTH([.E36]);DAY([.E36]))&lt;=DATE(YEAR([.E36]);3;31); [.C36]-[.G36] + [.F36]; IF([.G36]-[.C36]&lt;0;[.G36] + [.F36] -[.H36];[.F36]+[.C36]-[.H36]))" office:value-type="float" office:value="0">
            <text:p>0</text:p>
          </table:table-cell>
          <table:table-cell table:number-columns-repeated="2" table:style-name="ce45"/>
          <table:table-cell table:style-name="ce45" table:formula="of:=[.I36]+[.K36] +[.J36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hinhD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01">
            <text:p>08/01/16</text:p>
          </table:table-cell>
          <table:table-cell table:style-name="ce46" table:formula="of:=IF(YEAR(NOW())&gt;YEAR([.D37]);DATE(YEAR([.D37]);12;31);NOW())" office:value-type="date" office:date-value="2016-08-22T17:49:51.16">
            <text:p>08/22/16</text:p>
          </table:table-cell>
          <table:table-cell table:style-name="ce47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0">
            <text:p>0</text:p>
          </table:table-cell>
          <table:table-cell table:style-name="ce50" table:formula="of:=SUMPRODUCT([Thong_Tin_Ngay_Nghi_201601.$B$3:.$B$36]=[.$B37];[Thong_Tin_Ngay_Nghi_201601.$C$3:.$C$36])+SUMPRODUCT([Thong_Tin_Ngay_Nghi_201602.$B$3:.$B$37]=[.$B37];[Thong_Tin_Ngay_Nghi_201602.$C$3:.$C$37]) + SUMPRODUCT([Thong_Tin_Ngay_Nghi_201603.$B$3:.$B$39]=[.$B37];[Thong_Tin_Ngay_Nghi_201603.$C$3:.$C$39])" office:value-type="float" office:value="0">
            <text:p>0</text:p>
          </table:table-cell>
          <table:table-cell table:style-name="ce50" table:formula="of:=SUMPRODUCT([Thong_Tin_Ngay_Nghi_201601.$B$3:.$B$36]=[.$B37];[Thong_Tin_Ngay_Nghi_201601.$C$3:.$C$36])+SUMPRODUCT([Thong_Tin_Ngay_Nghi_201602.$B$3:.$B$37]=[.$B37];[Thong_Tin_Ngay_Nghi_201602.$C$3:.$C$37]) + SUMPRODUCT([Thong_Tin_Ngay_Nghi_201603.$B$3:.$B$39]=[.$B37];[Thong_Tin_Ngay_Nghi_201603.$C$3:.$C$39]) + SUMPRODUCT([Thong_Tin_Ngay_Nghi_201604.$B$3:.$B$40]=[.$B37];[Thong_Tin_Ngay_Nghi_201604.$C$3:.$C$40]) + SUMPRODUCT([Thong_Tin_Ngay_Nghi_201605.$B$3:.$B$39]=[.$B37];[Thong_Tin_Ngay_Nghi_201605.$C$3:.$C$39]) + SUMPRODUCT([Thong_Tin_Ngay_Nghi_201606.$B$3:.$B$39]=[.$B37];[Thong_Tin_Ngay_Nghi_201606.$C$3:.$C$39]) + SUMPRODUCT([Thong_Tin_Ngay_Nghi_201607.$B$3:.$B$46]=[.$B37];[Thong_Tin_Ngay_Nghi_201607.$C$3:.$C$46]) + SUMPRODUCT([Thong_Tin_Ngay_Nghi_201608.$B$3:.$B$50]=[.$B37];[Thong_Tin_Ngay_Nghi_201608.$C$3:.$C$50])" office:value-type="float" office:value="5">
            <text:p>5</text:p>
          </table:table-cell>
          <table:table-cell table:style-name="ce45" table:formula="of:=IF(DATE(YEAR([.E37]);MONTH([.E37]);DAY([.E37]))&lt;=DATE(YEAR([.E37]);3;31); [.C37]-[.G37] + [.F37]; IF([.G37]-[.C37]&lt;0;[.G37] + [.F37] -[.H37];[.F37]+[.C37]-[.H37]))" office:value-type="float" office:value="-5">
            <text:p>-5</text:p>
          </table:table-cell>
          <table:table-cell table:number-columns-repeated="2" table:style-name="ce45"/>
          <table:table-cell table:style-name="ce45" table:formula="of:=[.I37]+[.K37] +[.J37]" office:value-type="float" office:value="-5">
            <text:p>-5</text:p>
          </table:table-cell>
          <table:table-cell table:style-name="ce53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hinhT</text:p>
          </table:table-cell>
          <table:table-cell table:style-name="ce45" office:value-type="float" office:value="4.5">
            <text:p>4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8]);DATE(YEAR([.D38]);12;31);NOW())" office:value-type="date" office:date-value="2016-08-22T17:49:51.16">
            <text:p>08/22/16</text:p>
          </table:table-cell>
          <table:table-cell table:style-name="ce47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8">
            <text:p>8</text:p>
          </table:table-cell>
          <table:table-cell table:style-name="ce50" table:formula="of:=SUMPRODUCT([Thong_Tin_Ngay_Nghi_201601.$B$3:.$B$36]=[.$B38];[Thong_Tin_Ngay_Nghi_201601.$C$3:.$C$36])+SUMPRODUCT([Thong_Tin_Ngay_Nghi_201602.$B$3:.$B$37]=[.$B38];[Thong_Tin_Ngay_Nghi_201602.$C$3:.$C$37]) + SUMPRODUCT([Thong_Tin_Ngay_Nghi_201603.$B$3:.$B$39]=[.$B38];[Thong_Tin_Ngay_Nghi_201603.$C$3:.$C$39])" office:value-type="float" office:value="5">
            <text:p>5</text:p>
          </table:table-cell>
          <table:table-cell table:style-name="ce50" table:formula="of:=SUMPRODUCT([Thong_Tin_Ngay_Nghi_201601.$B$3:.$B$36]=[.$B38];[Thong_Tin_Ngay_Nghi_201601.$C$3:.$C$36])+SUMPRODUCT([Thong_Tin_Ngay_Nghi_201602.$B$3:.$B$37]=[.$B38];[Thong_Tin_Ngay_Nghi_201602.$C$3:.$C$37]) + SUMPRODUCT([Thong_Tin_Ngay_Nghi_201603.$B$3:.$B$39]=[.$B38];[Thong_Tin_Ngay_Nghi_201603.$C$3:.$C$39]) + SUMPRODUCT([Thong_Tin_Ngay_Nghi_201604.$B$3:.$B$40]=[.$B38];[Thong_Tin_Ngay_Nghi_201604.$C$3:.$C$40]) + SUMPRODUCT([Thong_Tin_Ngay_Nghi_201605.$B$3:.$B$39]=[.$B38];[Thong_Tin_Ngay_Nghi_201605.$C$3:.$C$39]) + SUMPRODUCT([Thong_Tin_Ngay_Nghi_201606.$B$3:.$B$39]=[.$B38];[Thong_Tin_Ngay_Nghi_201606.$C$3:.$C$39]) + SUMPRODUCT([Thong_Tin_Ngay_Nghi_201607.$B$3:.$B$46]=[.$B38];[Thong_Tin_Ngay_Nghi_201607.$C$3:.$C$46]) + SUMPRODUCT([Thong_Tin_Ngay_Nghi_201608.$B$3:.$B$50]=[.$B38];[Thong_Tin_Ngay_Nghi_201608.$C$3:.$C$50])" office:value-type="float" office:value="10">
            <text:p>10</text:p>
          </table:table-cell>
          <table:table-cell table:style-name="ce45" table:formula="of:=IF(DATE(YEAR([.E38]);MONTH([.E38]);DAY([.E38]))&lt;=DATE(YEAR([.E38]);3;31); [.C38]-[.G38] + [.F38]; IF([.G38]-[.C38]&lt;0;[.G38] + [.F38] -[.H38];[.F38]+[.C38]-[.H38]))" office:value-type="float" office:value="2.5">
            <text:p>2.5</text:p>
          </table:table-cell>
          <table:table-cell table:number-columns-repeated="2" table:style-name="ce45"/>
          <table:table-cell table:style-name="ce45" table:formula="of:=[.I38]+[.K38] +[.J38]" office:value-type="float" office:value="2.5">
            <text:p>2.5</text:p>
          </table:table-cell>
          <table:table-cell table:style-name="ce53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ThoaiVK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01">
            <text:p>08/01/16</text:p>
          </table:table-cell>
          <table:table-cell table:style-name="ce46" table:formula="of:=IF(YEAR(NOW())&gt;YEAR([.D39]);DATE(YEAR([.D39]);12;31);NOW())" office:value-type="date" office:date-value="2016-08-22T17:49:51.16">
            <text:p>08/22/16</text:p>
          </table:table-cell>
          <table:table-cell table:style-name="ce47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0">
            <text:p>0</text:p>
          </table:table-cell>
          <table:table-cell table:style-name="ce50" table:formula="of:=SUMPRODUCT([Thong_Tin_Ngay_Nghi_201601.$B$3:.$B$36]=[.$B39];[Thong_Tin_Ngay_Nghi_201601.$C$3:.$C$36])+SUMPRODUCT([Thong_Tin_Ngay_Nghi_201602.$B$3:.$B$37]=[.$B39];[Thong_Tin_Ngay_Nghi_201602.$C$3:.$C$37]) + SUMPRODUCT([Thong_Tin_Ngay_Nghi_201603.$B$3:.$B$39]=[.$B39];[Thong_Tin_Ngay_Nghi_201603.$C$3:.$C$39])" office:value-type="float" office:value="0">
            <text:p>0</text:p>
          </table:table-cell>
          <table:table-cell table:style-name="ce50" table:formula="of:=SUMPRODUCT([Thong_Tin_Ngay_Nghi_201601.$B$3:.$B$36]=[.$B39];[Thong_Tin_Ngay_Nghi_201601.$C$3:.$C$36])+SUMPRODUCT([Thong_Tin_Ngay_Nghi_201602.$B$3:.$B$37]=[.$B39];[Thong_Tin_Ngay_Nghi_201602.$C$3:.$C$37]) + SUMPRODUCT([Thong_Tin_Ngay_Nghi_201603.$B$3:.$B$39]=[.$B39];[Thong_Tin_Ngay_Nghi_201603.$C$3:.$C$39]) + SUMPRODUCT([Thong_Tin_Ngay_Nghi_201604.$B$3:.$B$40]=[.$B39];[Thong_Tin_Ngay_Nghi_201604.$C$3:.$C$40]) + SUMPRODUCT([Thong_Tin_Ngay_Nghi_201605.$B$3:.$B$39]=[.$B39];[Thong_Tin_Ngay_Nghi_201605.$C$3:.$C$39]) + SUMPRODUCT([Thong_Tin_Ngay_Nghi_201606.$B$3:.$B$39]=[.$B39];[Thong_Tin_Ngay_Nghi_201606.$C$3:.$C$39]) + SUMPRODUCT([Thong_Tin_Ngay_Nghi_201607.$B$3:.$B$46]=[.$B39];[Thong_Tin_Ngay_Nghi_201607.$C$3:.$C$46]) + SUMPRODUCT([Thong_Tin_Ngay_Nghi_201608.$B$3:.$B$50]=[.$B39];[Thong_Tin_Ngay_Nghi_201608.$C$3:.$C$50])" office:value-type="float" office:value="0.5">
            <text:p>0.5</text:p>
          </table:table-cell>
          <table:table-cell table:style-name="ce45" table:formula="of:=IF(DATE(YEAR([.E39]);MONTH([.E39]);DAY([.E39]))&lt;=DATE(YEAR([.E39]);3;31); [.C39]-[.G39] + [.F39]; IF([.G39]-[.C39]&lt;0;[.G39] + [.F39] -[.H39];[.F39]+[.C39]-[.H39]))" office:value-type="float" office:value="-0.5">
            <text:p>-0.5</text:p>
          </table:table-cell>
          <table:table-cell table:number-columns-repeated="2" table:style-name="ce45"/>
          <table:table-cell table:style-name="ce45" table:formula="of:=[.I39]+[.K39] +[.J39]" office:value-type="float" office:value="-0.5">
            <text:p>-0.5</text:p>
          </table:table-cell>
          <table:table-cell table:style-name="ce53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ThongDN</text:p>
          </table:table-cell>
          <table:table-cell table:style-name="ce45" office:value-type="float" office:value="1">
            <text:p>1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0]);DATE(YEAR([.D40]);12;31);NOW())" office:value-type="date" office:date-value="2016-08-22T17:49:51.16">
            <text:p>08/22/16</text:p>
          </table:table-cell>
          <table:table-cell table:style-name="ce47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8">
            <text:p>8</text:p>
          </table:table-cell>
          <table:table-cell table:style-name="ce50" table:formula="of:=SUMPRODUCT([Thong_Tin_Ngay_Nghi_201601.$B$3:.$B$36]=[.$B40];[Thong_Tin_Ngay_Nghi_201601.$C$3:.$C$36])+SUMPRODUCT([Thong_Tin_Ngay_Nghi_201602.$B$3:.$B$37]=[.$B40];[Thong_Tin_Ngay_Nghi_201602.$C$3:.$C$37]) + SUMPRODUCT([Thong_Tin_Ngay_Nghi_201603.$B$3:.$B$39]=[.$B40];[Thong_Tin_Ngay_Nghi_201603.$C$3:.$C$39])" office:value-type="float" office:value="4.5">
            <text:p>4.5</text:p>
          </table:table-cell>
          <table:table-cell table:style-name="ce50" table:formula="of:=SUMPRODUCT([Thong_Tin_Ngay_Nghi_201601.$B$3:.$B$36]=[.$B40];[Thong_Tin_Ngay_Nghi_201601.$C$3:.$C$36])+SUMPRODUCT([Thong_Tin_Ngay_Nghi_201602.$B$3:.$B$37]=[.$B40];[Thong_Tin_Ngay_Nghi_201602.$C$3:.$C$37]) + SUMPRODUCT([Thong_Tin_Ngay_Nghi_201603.$B$3:.$B$39]=[.$B40];[Thong_Tin_Ngay_Nghi_201603.$C$3:.$C$39]) + SUMPRODUCT([Thong_Tin_Ngay_Nghi_201604.$B$3:.$B$40]=[.$B40];[Thong_Tin_Ngay_Nghi_201604.$C$3:.$C$40]) + SUMPRODUCT([Thong_Tin_Ngay_Nghi_201605.$B$3:.$B$39]=[.$B40];[Thong_Tin_Ngay_Nghi_201605.$C$3:.$C$39]) + SUMPRODUCT([Thong_Tin_Ngay_Nghi_201606.$B$3:.$B$39]=[.$B40];[Thong_Tin_Ngay_Nghi_201606.$C$3:.$C$39]) + SUMPRODUCT([Thong_Tin_Ngay_Nghi_201607.$B$3:.$B$46]=[.$B40];[Thong_Tin_Ngay_Nghi_201607.$C$3:.$C$46]) + SUMPRODUCT([Thong_Tin_Ngay_Nghi_201608.$B$3:.$B$50]=[.$B40];[Thong_Tin_Ngay_Nghi_201608.$C$3:.$C$50])" office:value-type="float" office:value="11">
            <text:p>11</text:p>
          </table:table-cell>
          <table:table-cell table:style-name="ce45" table:formula="of:=IF(DATE(YEAR([.E40]);MONTH([.E40]);DAY([.E40]))&lt;=DATE(YEAR([.E40]);3;31); [.C40]-[.G40] + [.F40]; IF([.G40]-[.C40]&lt;0;[.G40] + [.F40] -[.H40];[.F40]+[.C40]-[.H40]))" office:value-type="float" office:value="-2">
            <text:p>-2</text:p>
          </table:table-cell>
          <table:table-cell table:number-columns-repeated="2" table:style-name="ce45"/>
          <table:table-cell table:style-name="ce45" table:formula="of:=[.I40]+[.K40] +[.J40]" office:value-type="float" office:value="-2">
            <text:p>-2</text:p>
          </table:table-cell>
          <table:table-cell table:style-name="ce53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ThuyLT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1]);DATE(YEAR([.D41]);12;31);NOW())" office:value-type="date" office:date-value="2016-08-22T17:49:51.16">
            <text:p>08/22/16</text:p>
          </table:table-cell>
          <table:table-cell table:style-name="ce47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8">
            <text:p>8</text:p>
          </table:table-cell>
          <table:table-cell table:style-name="ce50" table:formula="of:=SUMPRODUCT([Thong_Tin_Ngay_Nghi_201601.$B$3:.$B$36]=[.$B41];[Thong_Tin_Ngay_Nghi_201601.$C$3:.$C$36])+SUMPRODUCT([Thong_Tin_Ngay_Nghi_201602.$B$3:.$B$37]=[.$B41];[Thong_Tin_Ngay_Nghi_201602.$C$3:.$C$37]) + SUMPRODUCT([Thong_Tin_Ngay_Nghi_201603.$B$3:.$B$39]=[.$B41];[Thong_Tin_Ngay_Nghi_201603.$C$3:.$C$39])" office:value-type="float" office:value="3">
            <text:p>3</text:p>
          </table:table-cell>
          <table:table-cell table:style-name="ce50" table:formula="of:=SUMPRODUCT([Thong_Tin_Ngay_Nghi_201601.$B$3:.$B$36]=[.$B41];[Thong_Tin_Ngay_Nghi_201601.$C$3:.$C$36])+SUMPRODUCT([Thong_Tin_Ngay_Nghi_201602.$B$3:.$B$37]=[.$B41];[Thong_Tin_Ngay_Nghi_201602.$C$3:.$C$37]) + SUMPRODUCT([Thong_Tin_Ngay_Nghi_201603.$B$3:.$B$39]=[.$B41];[Thong_Tin_Ngay_Nghi_201603.$C$3:.$C$39]) + SUMPRODUCT([Thong_Tin_Ngay_Nghi_201604.$B$3:.$B$40]=[.$B41];[Thong_Tin_Ngay_Nghi_201604.$C$3:.$C$40]) + SUMPRODUCT([Thong_Tin_Ngay_Nghi_201605.$B$3:.$B$39]=[.$B41];[Thong_Tin_Ngay_Nghi_201605.$C$3:.$C$39]) + SUMPRODUCT([Thong_Tin_Ngay_Nghi_201606.$B$3:.$B$39]=[.$B41];[Thong_Tin_Ngay_Nghi_201606.$C$3:.$C$39]) + SUMPRODUCT([Thong_Tin_Ngay_Nghi_201607.$B$3:.$B$46]=[.$B41];[Thong_Tin_Ngay_Nghi_201607.$C$3:.$C$46]) + SUMPRODUCT([Thong_Tin_Ngay_Nghi_201608.$B$3:.$B$50]=[.$B41];[Thong_Tin_Ngay_Nghi_201608.$C$3:.$C$50])" office:value-type="float" office:value="10">
            <text:p>10</text:p>
          </table:table-cell>
          <table:table-cell table:style-name="ce45" table:formula="of:=IF(DATE(YEAR([.E41]);MONTH([.E41]);DAY([.E41]))&lt;=DATE(YEAR([.E41]);3;31); [.C41]-[.G41] + [.F41]; IF([.G41]-[.C41]&lt;0;[.G41] + [.F41] -[.H41];[.F41]+[.C41]-[.H41]))" office:value-type="float" office:value="-2">
            <text:p>-2</text:p>
          </table:table-cell>
          <table:table-cell table:number-columns-repeated="2" table:style-name="ce45"/>
          <table:table-cell table:style-name="ce45" table:formula="of:=[.I41]+[.K41] +[.J41]" office:value-type="float" office:value="-2">
            <text:p>-2</text:p>
          </table:table-cell>
          <table:table-cell table:style-name="ce53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ThuLNM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18">
            <text:p>08/18/16</text:p>
          </table:table-cell>
          <table:table-cell table:style-name="ce46" table:formula="of:=IF(YEAR(NOW())&gt;YEAR([.D42]);DATE(YEAR([.D42]);12;31);NOW())" office:value-type="date" office:date-value="2016-08-22T17:49:51.16">
            <text:p>08/22/16</text:p>
          </table:table-cell>
          <table:table-cell table:style-name="ce47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0">
            <text:p>0</text:p>
          </table:table-cell>
          <table:table-cell table:style-name="ce50" table:formula="of:=SUMPRODUCT([Thong_Tin_Ngay_Nghi_201601.$B$3:.$B$36]=[.$B42];[Thong_Tin_Ngay_Nghi_201601.$C$3:.$C$36])+SUMPRODUCT([Thong_Tin_Ngay_Nghi_201602.$B$3:.$B$37]=[.$B42];[Thong_Tin_Ngay_Nghi_201602.$C$3:.$C$37]) + SUMPRODUCT([Thong_Tin_Ngay_Nghi_201603.$B$3:.$B$39]=[.$B42];[Thong_Tin_Ngay_Nghi_201603.$C$3:.$C$39])" office:value-type="float" office:value="0">
            <text:p>0</text:p>
          </table:table-cell>
          <table:table-cell table:style-name="ce50" table:formula="of:=SUMPRODUCT([Thong_Tin_Ngay_Nghi_201601.$B$3:.$B$36]=[.$B42];[Thong_Tin_Ngay_Nghi_201601.$C$3:.$C$36])+SUMPRODUCT([Thong_Tin_Ngay_Nghi_201602.$B$3:.$B$37]=[.$B42];[Thong_Tin_Ngay_Nghi_201602.$C$3:.$C$37]) + SUMPRODUCT([Thong_Tin_Ngay_Nghi_201603.$B$3:.$B$39]=[.$B42];[Thong_Tin_Ngay_Nghi_201603.$C$3:.$C$39]) + SUMPRODUCT([Thong_Tin_Ngay_Nghi_201604.$B$3:.$B$40]=[.$B42];[Thong_Tin_Ngay_Nghi_201604.$C$3:.$C$40]) + SUMPRODUCT([Thong_Tin_Ngay_Nghi_201605.$B$3:.$B$39]=[.$B42];[Thong_Tin_Ngay_Nghi_201605.$C$3:.$C$39]) + SUMPRODUCT([Thong_Tin_Ngay_Nghi_201606.$B$3:.$B$39]=[.$B42];[Thong_Tin_Ngay_Nghi_201606.$C$3:.$C$39]) + SUMPRODUCT([Thong_Tin_Ngay_Nghi_201607.$B$3:.$B$46]=[.$B42];[Thong_Tin_Ngay_Nghi_201607.$C$3:.$C$46]) + SUMPRODUCT([Thong_Tin_Ngay_Nghi_201608.$B$3:.$B$50]=[.$B42];[Thong_Tin_Ngay_Nghi_201608.$C$3:.$C$50])" office:value-type="float" office:value="0">
            <text:p>0</text:p>
          </table:table-cell>
          <table:table-cell table:style-name="ce45" table:formula="of:=IF(DATE(YEAR([.E42]);MONTH([.E42]);DAY([.E42]))&lt;=DATE(YEAR([.E42]);3;31); [.C42]-[.G42] + [.F42]; IF([.G42]-[.C42]&lt;0;[.G42] + [.F42] -[.H42];[.F42]+[.C42]-[.H42]))" office:value-type="float" office:value="0">
            <text:p>0</text:p>
          </table:table-cell>
          <table:table-cell table:number-columns-repeated="2" table:style-name="ce45"/>
          <table:table-cell table:style-name="ce45" table:formula="of:=[.I42]+[.K42] +[.J42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2" office:value-type="string">
            <text:p>ToiDB</text:p>
          </table:table-cell>
          <table:table-cell table:style-name="ce45" office:value-type="float" office:value="3.5">
            <text:p>3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3]);DATE(YEAR([.D43]);12;31);NOW())" office:value-type="date" office:date-value="2016-08-22T17:49:51.16">
            <text:p>08/22/16</text:p>
          </table:table-cell>
          <table:table-cell table:style-name="ce47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8">
            <text:p>8</text:p>
          </table:table-cell>
          <table:table-cell table:style-name="ce50" table:formula="of:=SUMPRODUCT([Thong_Tin_Ngay_Nghi_201601.$B$3:.$B$36]=[.$B43];[Thong_Tin_Ngay_Nghi_201601.$C$3:.$C$36])+SUMPRODUCT([Thong_Tin_Ngay_Nghi_201602.$B$3:.$B$37]=[.$B43];[Thong_Tin_Ngay_Nghi_201602.$C$3:.$C$37]) + SUMPRODUCT([Thong_Tin_Ngay_Nghi_201603.$B$3:.$B$39]=[.$B43];[Thong_Tin_Ngay_Nghi_201603.$C$3:.$C$39])" office:value-type="float" office:value="4">
            <text:p>4</text:p>
          </table:table-cell>
          <table:table-cell table:style-name="ce50" table:formula="of:=SUMPRODUCT([Thong_Tin_Ngay_Nghi_201601.$B$3:.$B$36]=[.$B43];[Thong_Tin_Ngay_Nghi_201601.$C$3:.$C$36])+SUMPRODUCT([Thong_Tin_Ngay_Nghi_201602.$B$3:.$B$37]=[.$B43];[Thong_Tin_Ngay_Nghi_201602.$C$3:.$C$37]) + SUMPRODUCT([Thong_Tin_Ngay_Nghi_201603.$B$3:.$B$39]=[.$B43];[Thong_Tin_Ngay_Nghi_201603.$C$3:.$C$39]) + SUMPRODUCT([Thong_Tin_Ngay_Nghi_201604.$B$3:.$B$40]=[.$B43];[Thong_Tin_Ngay_Nghi_201604.$C$3:.$C$40]) + SUMPRODUCT([Thong_Tin_Ngay_Nghi_201605.$B$3:.$B$39]=[.$B43];[Thong_Tin_Ngay_Nghi_201605.$C$3:.$C$39]) + SUMPRODUCT([Thong_Tin_Ngay_Nghi_201606.$B$3:.$B$39]=[.$B43];[Thong_Tin_Ngay_Nghi_201606.$C$3:.$C$39]) + SUMPRODUCT([Thong_Tin_Ngay_Nghi_201607.$B$3:.$B$46]=[.$B43];[Thong_Tin_Ngay_Nghi_201607.$C$3:.$C$46]) + SUMPRODUCT([Thong_Tin_Ngay_Nghi_201608.$B$3:.$B$50]=[.$B43];[Thong_Tin_Ngay_Nghi_201608.$C$3:.$C$50])" office:value-type="float" office:value="9.5">
            <text:p>9.5</text:p>
          </table:table-cell>
          <table:table-cell table:style-name="ce45" table:formula="of:=IF(DATE(YEAR([.E43]);MONTH([.E43]);DAY([.E43]))&lt;=DATE(YEAR([.E43]);3;31); [.C43]-[.G43] + [.F43]; IF([.G43]-[.C43]&lt;0;[.G43] + [.F43] -[.H43];[.F43]+[.C43]-[.H43]))" office:value-type="float" office:value="2">
            <text:p>2</text:p>
          </table:table-cell>
          <table:table-cell table:number-columns-repeated="2" table:style-name="ce45"/>
          <table:table-cell table:style-name="ce45" table:formula="of:=[.I43]+[.K43] +[.J43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2" office:value-type="string">
            <text:p>TruyenLVC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4]);DATE(YEAR([.D44]);12;31);NOW())" office:value-type="date" office:date-value="2016-08-22T17:49:53.93">
            <text:p>08/22/16</text:p>
          </table:table-cell>
          <table:table-cell table:style-name="ce47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8">
            <text:p>8</text:p>
          </table:table-cell>
          <table:table-cell table:style-name="ce50" table:formula="of:=SUMPRODUCT([Thong_Tin_Ngay_Nghi_201601.$B$3:.$B$36]=[.$B44];[Thong_Tin_Ngay_Nghi_201601.$C$3:.$C$36])+SUMPRODUCT([Thong_Tin_Ngay_Nghi_201602.$B$3:.$B$37]=[.$B44];[Thong_Tin_Ngay_Nghi_201602.$C$3:.$C$37]) + SUMPRODUCT([Thong_Tin_Ngay_Nghi_201603.$B$3:.$B$39]=[.$B44];[Thong_Tin_Ngay_Nghi_201603.$C$3:.$C$39])" office:value-type="float" office:value="1">
            <text:p>1</text:p>
          </table:table-cell>
          <table:table-cell table:style-name="ce50" table:formula="of:=SUMPRODUCT([Thong_Tin_Ngay_Nghi_201601.$B$3:.$B$36]=[.$B44];[Thong_Tin_Ngay_Nghi_201601.$C$3:.$C$36])+SUMPRODUCT([Thong_Tin_Ngay_Nghi_201602.$B$3:.$B$37]=[.$B44];[Thong_Tin_Ngay_Nghi_201602.$C$3:.$C$37]) + SUMPRODUCT([Thong_Tin_Ngay_Nghi_201603.$B$3:.$B$39]=[.$B44];[Thong_Tin_Ngay_Nghi_201603.$C$3:.$C$39]) + SUMPRODUCT([Thong_Tin_Ngay_Nghi_201604.$B$3:.$B$40]=[.$B44];[Thong_Tin_Ngay_Nghi_201604.$C$3:.$C$40]) + SUMPRODUCT([Thong_Tin_Ngay_Nghi_201605.$B$3:.$B$39]=[.$B44];[Thong_Tin_Ngay_Nghi_201605.$C$3:.$C$39]) + SUMPRODUCT([Thong_Tin_Ngay_Nghi_201606.$B$3:.$B$39]=[.$B44];[Thong_Tin_Ngay_Nghi_201606.$C$3:.$C$39]) + SUMPRODUCT([Thong_Tin_Ngay_Nghi_201607.$B$3:.$B$46]=[.$B44];[Thong_Tin_Ngay_Nghi_201607.$C$3:.$C$46]) + SUMPRODUCT([Thong_Tin_Ngay_Nghi_201608.$B$3:.$B$50]=[.$B44];[Thong_Tin_Ngay_Nghi_201608.$C$3:.$C$50])" office:value-type="float" office:value="5">
            <text:p>5</text:p>
          </table:table-cell>
          <table:table-cell table:style-name="ce45" table:formula="of:=IF(DATE(YEAR([.E44]);MONTH([.E44]);DAY([.E44]))&lt;=DATE(YEAR([.E44]);3;31); [.C44]-[.G44] + [.F44]; IF([.G44]-[.C44]&lt;0;[.G44] + [.F44] -[.H44];[.F44]+[.C44]-[.H44]))" office:value-type="float" office:value="4">
            <text:p>4</text:p>
          </table:table-cell>
          <table:table-cell table:number-columns-repeated="2" table:style-name="ce45"/>
          <table:table-cell table:style-name="ce45" table:formula="of:=[.I44]+[.K44] +[.J44]" office:value-type="float" office:value="4">
            <text:p>4</text:p>
          </table:table-cell>
          <table:table-cell table:style-name="ce53"/>
        </table:table-row>
        <table:table-row table:style-name="ro6">
          <table:table-cell table:style-name="ce40" office:value-type="float" office:value="39">
            <text:p>39</text:p>
          </table:table-cell>
          <table:table-cell table:style-name="ce42" office:value-type="string">
            <text:p>TuanND</text:p>
          </table:table-cell>
          <table:table-cell table:style-name="ce45" office:value-type="float" office:value="4.5">
            <text:p>4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5]);DATE(YEAR([.D45]);12;31);NOW())" office:value-type="date" office:date-value="2016-08-22T17:49:53.94">
            <text:p>08/22/16</text:p>
          </table:table-cell>
          <table:table-cell table:style-name="ce47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8">
            <text:p>8</text:p>
          </table:table-cell>
          <table:table-cell table:style-name="ce50" table:formula="of:=SUMPRODUCT([Thong_Tin_Ngay_Nghi_201601.$B$3:.$B$36]=[.$B45];[Thong_Tin_Ngay_Nghi_201601.$C$3:.$C$36])+SUMPRODUCT([Thong_Tin_Ngay_Nghi_201602.$B$3:.$B$37]=[.$B45];[Thong_Tin_Ngay_Nghi_201602.$C$3:.$C$37]) + SUMPRODUCT([Thong_Tin_Ngay_Nghi_201603.$B$3:.$B$39]=[.$B45];[Thong_Tin_Ngay_Nghi_201603.$C$3:.$C$39])" office:value-type="float" office:value="6.5">
            <text:p>6.5</text:p>
          </table:table-cell>
          <table:table-cell table:style-name="ce50" table:formula="of:=SUMPRODUCT([Thong_Tin_Ngay_Nghi_201601.$B$3:.$B$36]=[.$B45];[Thong_Tin_Ngay_Nghi_201601.$C$3:.$C$36])+SUMPRODUCT([Thong_Tin_Ngay_Nghi_201602.$B$3:.$B$37]=[.$B45];[Thong_Tin_Ngay_Nghi_201602.$C$3:.$C$37]) + SUMPRODUCT([Thong_Tin_Ngay_Nghi_201603.$B$3:.$B$39]=[.$B45];[Thong_Tin_Ngay_Nghi_201603.$C$3:.$C$39]) + SUMPRODUCT([Thong_Tin_Ngay_Nghi_201604.$B$3:.$B$40]=[.$B45];[Thong_Tin_Ngay_Nghi_201604.$C$3:.$C$40]) + SUMPRODUCT([Thong_Tin_Ngay_Nghi_201605.$B$3:.$B$39]=[.$B45];[Thong_Tin_Ngay_Nghi_201605.$C$3:.$C$39]) + SUMPRODUCT([Thong_Tin_Ngay_Nghi_201606.$B$3:.$B$39]=[.$B45];[Thong_Tin_Ngay_Nghi_201606.$C$3:.$C$39]) + SUMPRODUCT([Thong_Tin_Ngay_Nghi_201607.$B$3:.$B$46]=[.$B45];[Thong_Tin_Ngay_Nghi_201607.$C$3:.$C$46]) + SUMPRODUCT([Thong_Tin_Ngay_Nghi_201608.$B$3:.$B$50]=[.$B45];[Thong_Tin_Ngay_Nghi_201608.$C$3:.$C$50])" office:value-type="float" office:value="10">
            <text:p>10</text:p>
          </table:table-cell>
          <table:table-cell table:style-name="ce45" table:formula="of:=IF(DATE(YEAR([.E45]);MONTH([.E45]);DAY([.E45]))&lt;=DATE(YEAR([.E45]);3;31); [.C45]-[.G45] + [.F45]; IF([.G45]-[.C45]&lt;0;[.G45] + [.F45] -[.H45];[.F45]+[.C45]-[.H45]))" office:value-type="float" office:value="2.5">
            <text:p>2.5</text:p>
          </table:table-cell>
          <table:table-cell table:number-columns-repeated="2" table:style-name="ce45"/>
          <table:table-cell table:style-name="ce45" table:formula="of:=[.I45]+[.K45] +[.J45]" office:value-type="float" office:value="2.5">
            <text:p>2.5</text:p>
          </table:table-cell>
          <table:table-cell table:style-name="ce53"/>
        </table:table-row>
        <table:table-row table:style-name="ro6">
          <table:table-cell table:style-name="ce40" office:value-type="float" office:value="40">
            <text:p>40</text:p>
          </table:table-cell>
          <table:table-cell table:style-name="ce42" office:value-type="string">
            <text:p>VietBA</text:p>
          </table:table-cell>
          <table:table-cell table:style-name="ce45" office:value-type="float" office:value="1.5">
            <text:p>1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6]);DATE(YEAR([.D46]);12;31);NOW())" office:value-type="date" office:date-value="2016-08-22T17:49:53.94">
            <text:p>08/22/16</text:p>
          </table:table-cell>
          <table:table-cell table:style-name="ce47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8">
            <text:p>8</text:p>
          </table:table-cell>
          <table:table-cell table:style-name="ce50" table:formula="of:=SUMPRODUCT([Thong_Tin_Ngay_Nghi_201601.$B$3:.$B$36]=[.$B46];[Thong_Tin_Ngay_Nghi_201601.$C$3:.$C$36])+SUMPRODUCT([Thong_Tin_Ngay_Nghi_201602.$B$3:.$B$37]=[.$B46];[Thong_Tin_Ngay_Nghi_201602.$C$3:.$C$37]) + SUMPRODUCT([Thong_Tin_Ngay_Nghi_201603.$B$3:.$B$39]=[.$B46];[Thong_Tin_Ngay_Nghi_201603.$C$3:.$C$39])" office:value-type="float" office:value="0.5">
            <text:p>0.5</text:p>
          </table:table-cell>
          <table:table-cell table:style-name="ce50" table:formula="of:=SUMPRODUCT([Thong_Tin_Ngay_Nghi_201601.$B$3:.$B$36]=[.$B46];[Thong_Tin_Ngay_Nghi_201601.$C$3:.$C$36])+SUMPRODUCT([Thong_Tin_Ngay_Nghi_201602.$B$3:.$B$37]=[.$B46];[Thong_Tin_Ngay_Nghi_201602.$C$3:.$C$37]) + SUMPRODUCT([Thong_Tin_Ngay_Nghi_201603.$B$3:.$B$39]=[.$B46];[Thong_Tin_Ngay_Nghi_201603.$C$3:.$C$39]) + SUMPRODUCT([Thong_Tin_Ngay_Nghi_201604.$B$3:.$B$40]=[.$B46];[Thong_Tin_Ngay_Nghi_201604.$C$3:.$C$40]) + SUMPRODUCT([Thong_Tin_Ngay_Nghi_201605.$B$3:.$B$39]=[.$B46];[Thong_Tin_Ngay_Nghi_201605.$C$3:.$C$39]) + SUMPRODUCT([Thong_Tin_Ngay_Nghi_201606.$B$3:.$B$39]=[.$B46];[Thong_Tin_Ngay_Nghi_201606.$C$3:.$C$39]) + SUMPRODUCT([Thong_Tin_Ngay_Nghi_201607.$B$3:.$B$46]=[.$B46];[Thong_Tin_Ngay_Nghi_201607.$C$3:.$C$46]) + SUMPRODUCT([Thong_Tin_Ngay_Nghi_201608.$B$3:.$B$50]=[.$B46];[Thong_Tin_Ngay_Nghi_201608.$C$3:.$C$50])" office:value-type="float" office:value="4">
            <text:p>4</text:p>
          </table:table-cell>
          <table:table-cell table:style-name="ce45" table:formula="of:=IF(DATE(YEAR([.E46]);MONTH([.E46]);DAY([.E46]))&lt;=DATE(YEAR([.E46]);3;31); [.C46]-[.G46] + [.F46]; IF([.G46]-[.C46]&lt;0;[.G46] + [.F46] -[.H46];[.F46]+[.C46]-[.H46]))" office:value-type="float" office:value="4.5">
            <text:p>4.5</text:p>
          </table:table-cell>
          <table:table-cell table:number-columns-repeated="2" table:style-name="ce45"/>
          <table:table-cell table:style-name="ce45" table:formula="of:=[.I46]+[.K46] +[.J46]" office:value-type="float" office:value="4.5">
            <text:p>4.5</text:p>
          </table:table-cell>
          <table:table-cell table:style-name="ce53"/>
        </table:table-row>
        <table:table-row table:style-name="ro6">
          <table:table-cell table:style-name="ce40" office:value-type="float" office:value="41">
            <text:p>41</text:p>
          </table:table-cell>
          <table:table-cell table:style-name="ce43" office:value-type="string">
            <text:p>VinhP</text:p>
          </table:table-cell>
          <table:table-cell table:style-name="ce45" office:value-type="float" office:value="3">
            <text:p>3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7]);DATE(YEAR([.D47]);12;31);NOW())" office:value-type="date" office:date-value="2016-08-22T17:49:53.94">
            <text:p>08/22/16</text:p>
          </table:table-cell>
          <table:table-cell table:style-name="ce47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8">
            <text:p>8</text:p>
          </table:table-cell>
          <table:table-cell table:style-name="ce50" table:formula="of:=SUMPRODUCT([Thong_Tin_Ngay_Nghi_201601.$B$3:.$B$36]=[.$B47];[Thong_Tin_Ngay_Nghi_201601.$C$3:.$C$36])+SUMPRODUCT([Thong_Tin_Ngay_Nghi_201602.$B$3:.$B$37]=[.$B47];[Thong_Tin_Ngay_Nghi_201602.$C$3:.$C$37]) + SUMPRODUCT([Thong_Tin_Ngay_Nghi_201603.$B$3:.$B$39]=[.$B47];[Thong_Tin_Ngay_Nghi_201603.$C$3:.$C$39])" office:value-type="float" office:value="6.5">
            <text:p>6.5</text:p>
          </table:table-cell>
          <table:table-cell table:style-name="ce50" table:formula="of:=SUMPRODUCT([Thong_Tin_Ngay_Nghi_201601.$B$3:.$B$36]=[.$B47];[Thong_Tin_Ngay_Nghi_201601.$C$3:.$C$36])+SUMPRODUCT([Thong_Tin_Ngay_Nghi_201602.$B$3:.$B$37]=[.$B47];[Thong_Tin_Ngay_Nghi_201602.$C$3:.$C$37]) + SUMPRODUCT([Thong_Tin_Ngay_Nghi_201603.$B$3:.$B$39]=[.$B47];[Thong_Tin_Ngay_Nghi_201603.$C$3:.$C$39]) + SUMPRODUCT([Thong_Tin_Ngay_Nghi_201604.$B$3:.$B$40]=[.$B47];[Thong_Tin_Ngay_Nghi_201604.$C$3:.$C$40]) + SUMPRODUCT([Thong_Tin_Ngay_Nghi_201605.$B$3:.$B$39]=[.$B47];[Thong_Tin_Ngay_Nghi_201605.$C$3:.$C$39]) + SUMPRODUCT([Thong_Tin_Ngay_Nghi_201606.$B$3:.$B$39]=[.$B47];[Thong_Tin_Ngay_Nghi_201606.$C$3:.$C$39]) + SUMPRODUCT([Thong_Tin_Ngay_Nghi_201607.$B$3:.$B$46]=[.$B47];[Thong_Tin_Ngay_Nghi_201607.$C$3:.$C$46]) + SUMPRODUCT([Thong_Tin_Ngay_Nghi_201608.$B$3:.$B$50]=[.$B47];[Thong_Tin_Ngay_Nghi_201608.$C$3:.$C$50])" office:value-type="float" office:value="10">
            <text:p>10</text:p>
          </table:table-cell>
          <table:table-cell table:style-name="ce45" table:formula="of:=IF(DATE(YEAR([.E47]);MONTH([.E47]);DAY([.E47]))&lt;=DATE(YEAR([.E47]);3;31); [.C47]-[.G47] + [.F47]; IF([.G47]-[.C47]&lt;0;[.G47] + [.F47] -[.H47];[.F47]+[.C47]-[.H47]))" office:value-type="float" office:value="1">
            <text:p>1</text:p>
          </table:table-cell>
          <table:table-cell table:number-columns-repeated="2" table:style-name="ce45"/>
          <table:table-cell table:style-name="ce45" table:formula="of:=[.I47]+[.K47] +[.J47]" office:value-type="float" office:value="1">
            <text:p>1</text:p>
          </table:table-cell>
          <table:table-cell table:style-name="ce53"/>
        </table:table-row>
        <table:table-row table:style-name="ro6">
          <table:table-cell table:style-name="ce40" office:value-type="float" office:value="42">
            <text:p>42</text:p>
          </table:table-cell>
          <table:table-cell table:style-name="ce42" office:value-type="string">
            <text:p>VuNA</text:p>
          </table:table-cell>
          <table:table-cell table:style-name="ce45" office:value-type="float" office:value="6">
            <text:p>6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8]);DATE(YEAR([.D48]);12;31);NOW())" office:value-type="date" office:date-value="2016-08-22T17:49:53.94">
            <text:p>08/22/16</text:p>
          </table:table-cell>
          <table:table-cell table:style-name="ce47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8">
            <text:p>8</text:p>
          </table:table-cell>
          <table:table-cell table:style-name="ce50" table:formula="of:=SUMPRODUCT([Thong_Tin_Ngay_Nghi_201601.$B$3:.$B$36]=[.$B48];[Thong_Tin_Ngay_Nghi_201601.$C$3:.$C$36])+SUMPRODUCT([Thong_Tin_Ngay_Nghi_201602.$B$3:.$B$37]=[.$B48];[Thong_Tin_Ngay_Nghi_201602.$C$3:.$C$37]) + SUMPRODUCT([Thong_Tin_Ngay_Nghi_201603.$B$3:.$B$39]=[.$B48];[Thong_Tin_Ngay_Nghi_201603.$C$3:.$C$39])" office:value-type="float" office:value="7">
            <text:p>7</text:p>
          </table:table-cell>
          <table:table-cell table:style-name="ce50" table:formula="of:=SUMPRODUCT([Thong_Tin_Ngay_Nghi_201601.$B$3:.$B$36]=[.$B48];[Thong_Tin_Ngay_Nghi_201601.$C$3:.$C$36])+SUMPRODUCT([Thong_Tin_Ngay_Nghi_201602.$B$3:.$B$37]=[.$B48];[Thong_Tin_Ngay_Nghi_201602.$C$3:.$C$37]) + SUMPRODUCT([Thong_Tin_Ngay_Nghi_201603.$B$3:.$B$39]=[.$B48];[Thong_Tin_Ngay_Nghi_201603.$C$3:.$C$39]) + SUMPRODUCT([Thong_Tin_Ngay_Nghi_201604.$B$3:.$B$40]=[.$B48];[Thong_Tin_Ngay_Nghi_201604.$C$3:.$C$40]) + SUMPRODUCT([Thong_Tin_Ngay_Nghi_201605.$B$3:.$B$39]=[.$B48];[Thong_Tin_Ngay_Nghi_201605.$C$3:.$C$39]) + SUMPRODUCT([Thong_Tin_Ngay_Nghi_201606.$B$3:.$B$39]=[.$B48];[Thong_Tin_Ngay_Nghi_201606.$C$3:.$C$39]) + SUMPRODUCT([Thong_Tin_Ngay_Nghi_201607.$B$3:.$B$46]=[.$B48];[Thong_Tin_Ngay_Nghi_201607.$C$3:.$C$46]) + SUMPRODUCT([Thong_Tin_Ngay_Nghi_201608.$B$3:.$B$50]=[.$B48];[Thong_Tin_Ngay_Nghi_201608.$C$3:.$C$50])" office:value-type="float" office:value="11">
            <text:p>11</text:p>
          </table:table-cell>
          <table:table-cell table:style-name="ce45" table:formula="of:=IF(DATE(YEAR([.E48]);MONTH([.E48]);DAY([.E48]))&lt;=DATE(YEAR([.E48]);3;31); [.C48]-[.G48] + [.F48]; IF([.G48]-[.C48]&lt;0;[.G48] + [.F48] -[.H48];[.F48]+[.C48]-[.H48]))" office:value-type="float" office:value="3">
            <text:p>3</text:p>
          </table:table-cell>
          <table:table-cell table:number-columns-repeated="2" table:style-name="ce45"/>
          <table:table-cell table:style-name="ce45" table:formula="of:=[.I48]+[.K48] +[.J48]" office:value-type="float" office:value="3">
            <text:p>3</text:p>
          </table:table-cell>
          <table:table-cell table:style-name="ce53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8"/>
        </table:table-row>
        <table:table-row table:style-name="ro2" table:number-rows-repeated="10">
          <table:table-cell table:number-columns-repeated="13"/>
        </table:table-row>
        <table:table-row table:style-name="ro13">
          <table:table-cell table:number-columns-repeated="13"/>
        </table:table-row>
        <table:table-row table:style-name="ro2" table:number-rows-repeated="104851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Thong_Tin_Ngay_Nghi_201601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62"/>
        <table:table-column table:style-name="co22" table:number-columns-repeated="7" table:default-cell-style-name="ce62"/>
        <table:table-column table:style-name="co21" table:number-columns-repeated="14" table:default-cell-style-name="ce62"/>
        <table:table-column table:style-name="co23" table:number-columns-repeated="2" table:default-cell-style-name="ce62"/>
        <table:table-column table:style-name="co7" table:number-columns-repeated="933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57" table:number-columns-repeated="8"/>
          <table:table-cell table:style-name="ce65" office:value-type="string" table:number-columns-spanned="2" table:number-rows-spanned="1">
            <text:p>Month</text:p>
          </table:table-cell>
          <table:covered-table-cell table:style-name="ce66"/>
          <table:table-cell table:style-name="ce67" table:content-validation-name="val1" office:value-type="float" office:value="1" table:number-columns-spanned="2" table:number-rows-spanned="1">
            <text:p>1</text:p>
          </table:table-cell>
          <table:covered-table-cell table:style-name="ce66"/>
          <table:table-cell table:style-name="ce65" office:value-type="string" table:number-columns-spanned="2" table:number-rows-spanned="1">
            <text:p>Year</text:p>
          </table:table-cell>
          <table:covered-table-cell table:style-name="ce66"/>
          <table:table-cell table:style-name="ce65" office:value-type="float" office:value="2016" table:number-columns-spanned="2" table:number-rows-spanned="1">
            <text:p>2016</text:p>
          </table:table-cell>
          <table:covered-table-cell table:style-name="ce69"/>
          <table:table-cell table:style-name="ce57" table:number-columns-repeated="15"/>
          <table:table-cell table:style-name="ce70" table:number-columns-repeated="933"/>
        </table:table-row>
        <table:table-row table:style-name="ro2">
          <table:table-cell table:style-name="ce54" table:number-columns-repeated="3"/>
          <table:table-cell table:style-name="ce58" table:formula="of:=DATE([.$R$1];[.N1];1)" office:value-type="date" office:date-value="2016-01-01">
            <text:p>01</text:p>
          </table:table-cell>
          <table:table-cell table:style-name="ce58" table:formula="of:=[.D2]+1" office:value-type="date" office:date-value="2016-01-02">
            <text:p>02</text:p>
          </table:table-cell>
          <table:table-cell table:style-name="ce58" table:formula="of:=[.E2]+1" office:value-type="date" office:date-value="2016-01-03">
            <text:p>03</text:p>
          </table:table-cell>
          <table:table-cell table:style-name="ce58" table:formula="of:=[.F2]+1" office:value-type="date" office:date-value="2016-01-04">
            <text:p>04</text:p>
          </table:table-cell>
          <table:table-cell table:style-name="ce58" table:formula="of:=[.G2]+1" office:value-type="date" office:date-value="2016-01-05">
            <text:p>05</text:p>
          </table:table-cell>
          <table:table-cell table:style-name="ce58" table:formula="of:=[.H2]+1" office:value-type="date" office:date-value="2016-01-06">
            <text:p>06</text:p>
          </table:table-cell>
          <table:table-cell table:style-name="ce58" table:formula="of:=[.I2]+1" office:value-type="date" office:date-value="2016-01-07">
            <text:p>07</text:p>
          </table:table-cell>
          <table:table-cell table:style-name="ce58" table:formula="of:=[.J2]+1" office:value-type="date" office:date-value="2016-01-08">
            <text:p>08</text:p>
          </table:table-cell>
          <table:table-cell table:style-name="ce58" table:formula="of:=[.K2]+1" office:value-type="date" office:date-value="2016-01-09">
            <text:p>09</text:p>
          </table:table-cell>
          <table:table-cell table:style-name="ce58" table:formula="of:=[.L2]+1" office:value-type="date" office:date-value="2016-01-10">
            <text:p>10</text:p>
          </table:table-cell>
          <table:table-cell table:style-name="ce58" table:formula="of:=[.M2]+1" office:value-type="date" office:date-value="2016-01-11">
            <text:p>11</text:p>
          </table:table-cell>
          <table:table-cell table:style-name="ce58" table:formula="of:=[.N2]+1" office:value-type="date" office:date-value="2016-01-12">
            <text:p>12</text:p>
          </table:table-cell>
          <table:table-cell table:style-name="ce58" table:formula="of:=[.O2]+1" office:value-type="date" office:date-value="2016-01-13">
            <text:p>13</text:p>
          </table:table-cell>
          <table:table-cell table:style-name="ce58" table:formula="of:=[.P2]+1" office:value-type="date" office:date-value="2016-01-14">
            <text:p>14</text:p>
          </table:table-cell>
          <table:table-cell table:style-name="ce58" table:formula="of:=[.Q2]+1" office:value-type="date" office:date-value="2016-01-15">
            <text:p>15</text:p>
          </table:table-cell>
          <table:table-cell table:style-name="ce58" table:formula="of:=[.R2]+1" office:value-type="date" office:date-value="2016-01-16">
            <text:p>16</text:p>
          </table:table-cell>
          <table:table-cell table:style-name="ce58" table:formula="of:=[.S2]+1" office:value-type="date" office:date-value="2016-01-17">
            <text:p>17</text:p>
          </table:table-cell>
          <table:table-cell table:style-name="ce58" table:formula="of:=[.T2]+1" office:value-type="date" office:date-value="2016-01-18">
            <text:p>18</text:p>
          </table:table-cell>
          <table:table-cell table:style-name="ce58" table:formula="of:=[.U2]+1" office:value-type="date" office:date-value="2016-01-19">
            <text:p>19</text:p>
          </table:table-cell>
          <table:table-cell table:style-name="ce58" table:formula="of:=[.V2]+1" office:value-type="date" office:date-value="2016-01-20">
            <text:p>20</text:p>
          </table:table-cell>
          <table:table-cell table:style-name="ce58" table:formula="of:=[.W2]+1" office:value-type="date" office:date-value="2016-01-21">
            <text:p>21</text:p>
          </table:table-cell>
          <table:table-cell table:style-name="ce58" table:formula="of:=[.X2]+1" office:value-type="date" office:date-value="2016-01-22">
            <text:p>22</text:p>
          </table:table-cell>
          <table:table-cell table:style-name="ce58" table:formula="of:=[.Y2]+1" office:value-type="date" office:date-value="2016-01-23">
            <text:p>23</text:p>
          </table:table-cell>
          <table:table-cell table:style-name="ce58" table:formula="of:=[.Z2]+1" office:value-type="date" office:date-value="2016-01-24">
            <text:p>24</text:p>
          </table:table-cell>
          <table:table-cell table:style-name="ce58" table:formula="of:=[.AA2]+1" office:value-type="date" office:date-value="2016-01-25">
            <text:p>25</text:p>
          </table:table-cell>
          <table:table-cell table:style-name="ce58" table:formula="of:=[.AB2]+1" office:value-type="date" office:date-value="2016-01-26">
            <text:p>26</text:p>
          </table:table-cell>
          <table:table-cell table:style-name="ce58" table:formula="of:=[.AC2]+1" office:value-type="date" office:date-value="2016-01-27">
            <text:p>27</text:p>
          </table:table-cell>
          <table:table-cell table:style-name="ce58" table:formula="of:=[.AD2]+1" office:value-type="date" office:date-value="2016-01-28">
            <text:p>28</text:p>
          </table:table-cell>
          <table:table-cell table:style-name="ce58" table:formula="of:=[.AE2]+1" office:value-type="date" office:date-value="2016-01-29">
            <text:p>29</text:p>
          </table:table-cell>
          <table:table-cell table:style-name="ce58" table:formula="of:=[.AF2]+1" office:value-type="date" office:date-value="2016-01-30">
            <text:p>30</text:p>
          </table:table-cell>
          <table:table-cell table:style-name="ce58" table:formula="of:=[.AG2]+1" office:value-type="date" office:date-value="2016-01-31">
            <text:p>31</text:p>
          </table:table-cell>
          <table:table-cell table:style-name="ce70" table:number-columns-repeated="933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59" table:formula="of:=CHOOSE(WEEKDAY([.D2]);&quot;Sun&quot;;&quot;Mon&quot;;&quot;Tue&quot;;&quot;Wed&quot;;&quot;Thur&quot;;&quot;Fri&quot;;&quot;Sat&quot;)" office:value-type="string" office:string-value="Fri">
            <office:annotation draw:style-name="gr4" draw:text-style-name="P1" svg:width="1.1413in" svg:height="0.3902in" svg:x="2.6457in" svg:y="0in" draw:caption-point-x="-0.2402in" draw:caption-point-y="0.4705in">
              <dc:date>2016-01-04T00:00:00</dc:date>
              <text:p text:style-name="P1"><text:span text:style-name="T1">Nghỉ Tết dương lịch</text:span></text:p>
            </office:annotation>
            <text:p>Fri</text:p>
          </table:table-cell>
          <table:table-cell table:style-name="ce5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0" table:number-columns-repeated="933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56" table:formula="of:=SUM([.D4:.AH4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0.3583in" draw:caption-point-x="-0.2319in" draw:caption-point-y="0.3598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3" svg:width="1.1413in" svg:height="0.5457in" svg:x="11.5492in" svg:y="0.1087in" draw:caption-point-x="-0.2402in" draw:caption-point-y="0.6094in">
              <dc:date>2016-01-25T00:00:00</dc:date>
              <text:p text:style-name="P3"><text:span text:style-name="T3">Nghỉ buổi sáng, bận việc nhà đột xuất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4" draw:text-style-name="P3" svg:width="1.1413in" svg:height="0.3902in" svg:x="13.8323in" svg:y="0.1106in" draw:caption-point-x="-0.2402in" draw:caption-point-y="0.6075in">
              <dc:date>2016-01-25T00:00:00</dc:date>
              <text:p text:style-name="P3"><text:span text:style-name="T3">Bị ốm, xin nghỉ buổi sáng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56" table:formula="of:=SUM([.D5:.AH5])" office:value-type="float" office:value="1">
            <text:p>1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0.6693in" draw:caption-point-x="-0.2335in" draw:caption-point-y="0.2965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10.6472in" svg:y="0.6795in" draw:caption-point-x="-0.2516in" draw:caption-point-y="0.2862in">
              <dc:date>1899-12-30T00:00:00</dc:date>
              <text:p text:style-name="P3"><text:span text:style-name="T3">Bị đau đầu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7" draw:text-style-name="P1" svg:width="1.1413in" svg:height="0.2634in" svg:x="15.202in" svg:y="0.3602in" draw:caption-point-x="-0.2402in" draw:caption-point-y="0.6055in">
              <dc:date>2016-01-28T00:00:00</dc:date>
              <text:p text:style-name="P1"><text:span text:style-name="T1">Bận việc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56" table:formula="of:=SUM([.D6:.AH6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7.7996in" svg:y="1.0535in" draw:caption-point-x="-0.2409in" draw:caption-point-y="0.1598in">
              <dc:date>1899-12-30T00:00:00</dc:date>
              <text:p text:style-name="P3"><text:span text:style-name="T3">Đi khám bệnh,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56" table:formula="of:=SUM([.D7:.AH7])" office:value-type="float" office:value="1.5">
            <text:p>1.5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3772in" svg:y="1.3646in" draw:caption-point-x="-0.2319in" draw:caption-point-y="0.0965in">
              <dc:date>2016-01-20T00:00:00</dc:date>
              <text:p text:style-name="P3"><text:span text:style-name="T3">Đi học, nghỉ buổi chiều nhưng có làm bù rồi nên ko tính nghỉ nữa</text:span></text:p>
            </office:annotation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8339in" svg:y="1.3646in" draw:caption-point-x="-0.2319in" draw:caption-point-y="0.0965in">
              <dc:date>2016-01-20T00:00:00</dc:date>
              <text:p text:style-name="P3"><text:span text:style-name="T3">Đi học, nghỉ buổi sáng nhưng có làm bù rồi nên ko tính nghỉ nữa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7.7996in" svg:y="1.3748in" draw:caption-point-x="-0.2409in" draw:caption-point-y="0.0862in">
              <dc:date>1899-12-30T00:00:00</dc:date>
              <text:p text:style-name="P3"><text:span text:style-name="T3">Đi sửa máy tính,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2" draw:text-style-name="P3" svg:width="1.1413in" svg:height="0.5457in" svg:x="8.7768in" svg:y="0.8535in" draw:caption-point-x="-0.2402in" draw:caption-point-y="0.6075in">
              <dc:date>2016-01-25T00:00:00</dc:date>
              <text:p text:style-name="P3"><text:span text:style-name="T3">Đi học buổi chiều, nhưng có làm bù rồi</text:span></text:p>
            </office:annotation>
            <text:p>0</text:p>
          </table:table-cell>
          <table:table-cell table:style-name="ce60" office:value-type="float" office:value="0.5">
            <office:annotation draw:style-name="gr8" draw:text-style-name="P3" svg:width="1.1413in" svg:height="1.0122in" svg:x="9.2661in" svg:y="0.852in" draw:caption-point-x="-0.2402in" draw:caption-point-y="0.6091in">
              <dc:date>2016-01-20T00:00:00</dc:date>
              <text:p text:style-name="P3"><text:span text:style-name="T3">Nghỉ buổi sáng đi học, buổi chiều bị ốm. Làm bù cho buổi sáng <text:s/>rồi nên ko tính nghỉ nữa</text:span></text:p>
            </office:annotation>
            <text:p>0.5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2.0059in" svg:y="0.8524in" draw:caption-point-x="-0.2402in" draw:caption-point-y="0.6087in">
              <dc:date>2016-01-21T00:00:00</dc:date>
              <text:p text:style-name="P3"><text:span text:style-name="T3">Đi học, nghỉ buổi chiều</text:span></text:p>
            </office:annotation>
            <text:p>0.5</text:p>
          </table:table-cell>
          <table:table-cell table:style-name="ce60" office:value-type="float" office:value="0.5">
            <office:annotation draw:style-name="gr4" draw:text-style-name="P3" svg:width="1.1413in" svg:height="0.3902in" svg:x="12.4622in" svg:y="0.8524in" draw:caption-point-x="-0.2402in" draw:caption-point-y="0.6087in">
              <dc:date>2016-01-22T00:00:00</dc:date>
              <text:p text:style-name="P3"><text:span text:style-name="T3">Đi học, nghỉ buổi sáng</text:span></text:p>
            </office:annotation>
            <text:p>0.5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4" draw:text-style-name="P1" svg:width="1.1413in" svg:height="0.3902in" svg:x="15.6587in" svg:y="0.8575in" draw:caption-point-x="-0.2402in" draw:caption-point-y="0.6035in">
              <dc:date>2016-01-29T00:00:00</dc:date>
              <text:p text:style-name="P1"><text:span text:style-name="T1">Bận việc, đi trễ ~1h</text:span></text:p>
            </office:annotation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56" table:formula="of:=SUM([.D8:.AH8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4.289in" svg:y="1.1016in" draw:caption-point-x="-0.2402in" draw:caption-point-y="0.6071in">
              <dc:date>2016-01-26T00:00:00</dc:date>
              <text:p text:style-name="P3"><text:span text:style-name="T3">Bị đau đầu, xin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GiauNV</text:p>
          </table:table-cell>
          <table:table-cell table:style-name="ce56" table:formula="of:=SUM([.D9:.AH9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HaTH</text:p>
          </table:table-cell>
          <table:table-cell table:style-name="ce56" table:formula="of:=SUM([.D10:.AH10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3854in" svg:x="4.0126in" svg:y="2.3283in" draw:caption-point-x="-0.237in" draw:caption-point-y="-0.124in">
              <dc:date>1899-12-30T00:00:00</dc:date>
              <text:p text:style-name="P3"><text:span text:style-name="T3">Đi trễ, ~8h45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7.7996in" svg:y="2.3283in" draw:caption-point-x="-0.2409in" draw:caption-point-y="-0.124in">
              <dc:date>1899-12-30T00:00:00</dc:date>
              <text:p text:style-name="P3"><text:span text:style-name="T3">8h40 vào cty</text:span></text:p>
            </office:annotation>
            <text:p>0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iNM</text:p>
          </table:table-cell>
          <table:table-cell table:style-name="ce56" table:formula="of:=SUM([.D11:.AH11])" office:value-type="float" office:value="3.5">
            <text:p>3.5</text:p>
          </table:table-cell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4.4709in" svg:y="2.639in" draw:caption-point-x="-0.239in" draw:caption-point-y="-0.187in">
              <dc:date>1899-12-30T00:00:00</dc:date>
              <text:p text:style-name="P3"><text:span text:style-name="T3">Nghỉ buổi chiều đi coi thi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2.6496in" draw:caption-point-x="-0.2319in" draw:caption-point-y="-0.1976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6" draw:text-style-name="P3" svg:width="1.1354in" svg:height="0.5417in" svg:x="7.3083in" svg:y="2.639in" draw:caption-point-x="-0.239in" draw:caption-point-y="-0.187in">
              <dc:date>1899-12-30T00:00:00</dc:date>
              <text:p text:style-name="P3"><text:span text:style-name="T3">Vào trễ, 9h vào cty (đi coi thi ở trường)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8.2902in" svg:y="2.639in" draw:caption-point-x="-0.2425in" draw:caption-point-y="-0.187in">
              <dc:date>1899-12-30T00:00:00</dc:date>
              <text:p text:style-name="P3"><text:span text:style-name="T3">Nghỉ buổi chiều, đi coi thi</text:span></text:p>
            </office:annotation>
            <text:p>1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2.6496in" draw:caption-point-x="-0.2461in" draw:caption-point-y="-0.1976in">
              <dc:date>2016-01-25T00:00:00</dc:date>
              <text:p text:style-name="P3"><text:span text:style-name="T3">Bận việc nhà, nghỉ buồi sáng</text:span></text:p>
            </office:annotation>
            <text:p>0.5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5417in" svg:x="10.6472in" svg:y="2.6496in" draw:caption-point-x="-0.2516in" draw:caption-point-y="-0.1976in">
              <dc:date>1899-12-30T00:00:00</dc:date>
              <text:p text:style-name="P3"><text:span text:style-name="T3">Bận việc trên trường</text:span></text:p>
              <text:p text:style-name="P3"><text:span text:style-name="T3"/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1" svg:width="1.1413in" svg:height="0.5457in" svg:x="14.7457in" svg:y="1.8457in" draw:caption-point-x="-0.2402in" draw:caption-point-y="0.6063in">
              <dc:date>2016-01-27T00:00:00</dc:date>
              <text:p text:style-name="P1"><text:span text:style-name="T1">Bận việc ở trường, off buổi chiều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ienNV</text:p>
          </table:table-cell>
          <table:table-cell table:style-name="ce56" table:formula="of:=SUM([.D12:.AH12])" office:value-type="float" office:value="1.5">
            <text:p>1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pNH</text:p>
          </table:table-cell>
          <table:table-cell table:style-name="ce56" table:formula="of:=SUM([.D13:.AH13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3.2815in" draw:caption-point-x="-0.2335in" draw:caption-point-y="-0.3343in">
              <dc:date>1899-12-30T00:00:00</dc:date>
              <text:p text:style-name="P3"><text:span text:style-name="T3">Vào trễ , 9h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uPT</text:p>
          </table:table-cell>
          <table:table-cell table:style-name="ce56" table:formula="of:=SUM([.D14:.AH14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ungPN</text:p>
          </table:table-cell>
          <table:table-cell table:style-name="ce56" table:formula="of:=SUM([.D15:.AH15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2602in" svg:x="4.0126in" svg:y="3.9874in" draw:caption-point-x="-0.237in" draw:caption-point-y="-0.5449in">
              <dc:date>1899-12-30T00:00:00</dc:date>
              <text:p text:style-name="P3"><text:span text:style-name="T3">8h30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KienPT</text:p>
          </table:table-cell>
          <table:table-cell table:style-name="ce56" table:formula="of:=SUM([.D16:.AH16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MaiNTT</text:p>
          </table:table-cell>
          <table:table-cell table:style-name="ce56" table:formula="of:=SUM([.D17:.AH17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MinhTD</text:p>
          </table:table-cell>
          <table:table-cell table:style-name="ce56" table:formula="of:=SUM([.D18:.AH18])" office:value-type="float" office:value="4">
            <text:p>4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2602in" svg:x="4.0126in" svg:y="5.235in" draw:caption-point-x="-0.237in" draw:caption-point-y="-1.0492in">
              <dc:date>1899-12-30T00:00:00</dc:date>
              <text:p text:style-name="P3"><text:span text:style-name="T3">Về quê</text:span></text:p>
            </office:annotation>
            <text:p>1</text:p>
          </table:table-cell>
          <table:table-cell table:style-name="ce60" office:value-type="float" office:value="1">
            <office:annotation draw:style-name="gr6" draw:text-style-name="P3" svg:width="1.1354in" svg:height="0.2602in" svg:x="4.4709in" svg:y="5.235in" draw:caption-point-x="-0.239in" draw:caption-point-y="-1.0492in">
              <dc:date>1899-12-30T00:00:00</dc:date>
              <text:p text:style-name="P3"><text:span text:style-name="T3">Về quê</text:span></text:p>
            </office:annotation>
            <text:p>1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4" draw:text-style-name="P3" svg:width="1.1413in" svg:height="0.3902in" svg:x="11.5492in" svg:y="3.5772in" draw:caption-point-x="-0.2402in" draw:caption-point-y="0.6087in">
              <dc:date>2016-01-21T00:00:00</dc:date>
              <text:p text:style-name="P3"><text:span text:style-name="T3">Đi trễ 1h, mua vé xe Tết</text:span></text:p>
            </office:annotation>
            <text:p>0</text:p>
          </table:table-cell>
          <table:table-cell table:style-name="ce60" office:value-type="float" office:value="0">
            <office:annotation draw:style-name="gr4" draw:text-style-name="P3" svg:width="1.1413in" svg:height="0.3902in" svg:x="12.0059in" svg:y="3.5772in" draw:caption-point-x="-0.2402in" draw:caption-point-y="0.6087in">
              <dc:date>2016-01-21T00:00:00</dc:date>
              <text:p text:style-name="P3"><text:span text:style-name="T3">Đi trễ, đi mua vé xe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4" draw:text-style-name="P3" svg:width="1.1413in" svg:height="0.3902in" svg:x="13.8323in" svg:y="3.578in" draw:caption-point-x="-0.2402in" draw:caption-point-y="0.6079in">
              <dc:date>2016-01-25T00:00:00</dc:date>
              <text:p text:style-name="P3"><text:span text:style-name="T3">Về quê, bận việc nhà đột xuất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3" svg:width="1.1413in" svg:height="0.3902in" svg:x="14.289in" svg:y="3.578in" draw:caption-point-x="-0.2402in" draw:caption-point-y="0.6079in">
              <dc:date>2016-01-25T00:00:00</dc:date>
              <text:p text:style-name="P3"><text:span text:style-name="T3">Về quê, bận việc nhà đột xuất</text:span></text:p>
            </office:annotation>
            <text:p>1</text:p>
          </table:table-cell>
          <table:table-cell table:style-name="ce60" office:value-type="float" office:value="0">
            <office:annotation draw:style-name="gr7" draw:text-style-name="P1" svg:width="1.1413in" svg:height="0.2634in" svg:x="14.7457in" svg:y="3.5795in" draw:caption-point-x="-0.2402in" draw:caption-point-y="0.6063in">
              <dc:date>2016-01-27T00:00:00</dc:date>
              <text:p text:style-name="P1"><text:span text:style-name="T1">Đi trễ ~1h</text:span></text:p>
            </office:annotation>
            <text:p>0</text:p>
          </table:table-cell>
          <table:table-cell table:style-name="Default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56" table:formula="of:=SUM([.D19:.AH19])" office:value-type="float" office:value="2">
            <text:p>2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9.272in" svg:y="5.5563in" draw:caption-point-x="-0.2461in" draw:caption-point-y="-1.1228in">
              <dc:date>1899-12-30T00:00:00</dc:date>
              <text:p text:style-name="P3"><text:span text:style-name="T3">Về BR làm giáy tờ</text:span></text:p>
            </office:annotation>
            <text:p>1</text:p>
          </table:table-cell>
          <table:table-cell table:style-name="ce60" table:number-columns-repeated="2"/>
          <table:table-cell table:style-name="ce60" office:value-type="float" office:value="1">
            <office:annotation draw:style-name="gr7" draw:text-style-name="P3" svg:width="1.1413in" svg:height="0.2634in" svg:x="10.6358in" svg:y="3.8252in" draw:caption-point-x="-0.2402in" draw:caption-point-y="0.6083in">
              <dc:date>2016-01-22T00:00:00</dc:date>
              <text:p text:style-name="P3"><text:span text:style-name="T3">Chuyển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56" table:formula="of:=SUM([.D20:.AH20])" office:value-type="float" office:value="1">
            <text:p>1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7.3083in" svg:y="5.9406in" draw:caption-point-x="-0.239in" draw:caption-point-y="-1.2594in">
              <dc:date>1899-12-30T00:00:00</dc:date>
              <text:p text:style-name="P3"><text:span text:style-name="T3">Bận việc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56" table:formula="of:=SUM([.D21:.AH21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6.2618in" draw:caption-point-x="-0.2335in" draw:caption-point-y="-1.3331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56" table:formula="of:=SUM([.D22:.AH22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ThaoDTH</text:p>
          </table:table-cell>
          <table:table-cell table:style-name="ce56" table:formula="of:=SUM([.D23:.AH23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7.0516in" draw:caption-point-x="-0.2461in" draw:caption-point-y="-1.6276in">
              <dc:date>1899-12-30T00:00:00</dc:date>
              <text:p text:style-name="P3"><text:span text:style-name="T3">Bị đau bụng</text:span></text:p>
            </office:annotation>
            <text:p>0.5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ThamDT</text:p>
          </table:table-cell>
          <table:table-cell table:style-name="ce56" table:formula="of:=SUM([.D24:.AH24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hinhT</text:p>
          </table:table-cell>
          <table:table-cell table:style-name="ce56" table:formula="of:=SUM([.D25:.AH25])" office:value-type="float" office:value="0.5">
            <text:p>0.5</text:p>
          </table:table-cell>
          <table:table-cell table:style-name="ce60" table:number-columns-repeated="3"/>
          <table:table-cell table:style-name="ce60" office:value-type="float" office:value="0.5">
            <office:annotation draw:style-name="gr6" draw:text-style-name="P3" svg:width="1.1354in" svg:height="0.2602in" svg:x="4.0126in" svg:y="7.6098in" draw:caption-point-x="-0.237in" draw:caption-point-y="-1.6906in">
              <dc:date>1899-12-30T00:00:00</dc:date>
              <text:p text:style-name="P3"><text:span text:style-name="T3">Vế quê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ongDN</text:p>
          </table:table-cell>
          <table:table-cell table:style-name="ce56" table:formula="of:=SUM([.D26:.AH26])" office:value-type="float" office:value="1.5">
            <text:p>1.5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5.3772in" svg:y="8.0051in" draw:caption-point-x="-0.2319in" draw:caption-point-y="-1.8378in">
              <dc:date>1899-12-30T00:00:00</dc:date>
              <text:p text:style-name="P3"><text:span text:style-name="T3">Bị ốm, nghỉ buổi chiều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1.0102in" svg:x="8.2902in" svg:y="8.0051in" draw:caption-point-x="-0.2425in" draw:caption-point-y="-1.8378in">
              <dc:date>1899-12-30T00:00:00</dc:date>
              <text:p text:style-name="P3"><text:span text:style-name="T3">Bị nổi mẩn đỏ, Off buổi sáng, nhưng nếú ko đỡ phải off nguyên ngày</text:span></text:p>
              <text:p text:style-name="P3"><text:span text:style-name="T3"/></text:p>
            </office:annotation>
            <text:p>1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uyLTT</text:p>
          </table:table-cell>
          <table:table-cell table:style-name="ce56" table:formula="of:=SUM([.D27:.AH27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8.3157in" draw:caption-point-x="-0.2319in" draw:caption-point-y="-1.9008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2602in" svg:x="9.272in" svg:y="8.326in" draw:caption-point-x="-0.2461in" draw:caption-point-y="-1.911in">
              <dc:date>1899-12-30T00:00:00</dc:date>
              <text:p text:style-name="P3"><text:span text:style-name="T3">Đi đám cưới</text:span></text:p>
            </office:annotation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oiDB</text:p>
          </table:table-cell>
          <table:table-cell table:style-name="ce56" table:formula="of:=SUM([.D28:.AH28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2602in" svg:x="4.4709in" svg:y="8.637in" draw:caption-point-x="-0.239in" draw:caption-point-y="-1.9744in">
              <dc:date>1899-12-30T00:00:00</dc:date>
              <text:p text:style-name="P3"><text:span text:style-name="T3">Bị ốm</text:span></text:p>
            </office:annotation>
            <text:p>1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ruyenLVC</text:p>
          </table:table-cell>
          <table:table-cell table:style-name="ce56" table:formula="of:=SUM([.D29:.AH29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uanND</text:p>
          </table:table-cell>
          <table:table-cell table:style-name="ce56" table:formula="of:=SUM([.D30:.AH30])" office:value-type="float" office:value="1.5">
            <text:p>1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7" draw:text-style-name="P3" svg:width="1.1413in" svg:height="0.2634in" svg:x="15.202in" svg:y="6.55in" draw:caption-point-x="-0.2402in" draw:caption-point-y="0.6079in">
              <dc:date>2016-01-25T00:00:00</dc:date>
              <text:p text:style-name="P3"><text:span text:style-name="T3">Bận việc nhà</text:span></text:p>
            </office:annotation>
            <text:p>0.5</text:p>
          </table:table-cell>
          <table:table-cell table:style-name="ce60" office:value-type="float" office:value="1">
            <office:annotation draw:style-name="gr7" draw:text-style-name="P3" svg:width="1.1413in" svg:height="0.2634in" svg:x="15.6587in" svg:y="6.55in" draw:caption-point-x="-0.2402in" draw:caption-point-y="0.6079in">
              <dc:date>2016-01-25T00:00:00</dc:date>
              <text:p text:style-name="P3"><text:span text:style-name="T3">Bận việc nhà</text:span></text:p>
            </office:annotation>
            <text:p>1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VietBA</text:p>
          </table:table-cell>
          <table:table-cell table:style-name="ce56" table:formula="of:=SUM([.D31:.AH31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8.7811in" svg:y="9.5272in" draw:caption-point-x="-0.2445in" draw:caption-point-y="-2.1217in">
              <dc:date>1899-12-30T00:00:00</dc:date>
              <text:p text:style-name="P3"><text:span text:style-name="T3">Bị mệt, nghỉ buổi chiều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VinhP</text:p>
          </table:table-cell>
          <table:table-cell table:style-name="ce56" table:formula="of:=SUM([.D32:.AH32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5417in" svg:x="4.0126in" svg:y="9.9114in" draw:caption-point-x="-0.237in" draw:caption-point-y="-2.2583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VuNA</text:p>
          </table:table-cell>
          <table:table-cell table:style-name="ce56" table:formula="of:=SUM([.D33:.AH33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5417in" svg:x="4.0126in" svg:y="10.1587in" draw:caption-point-x="-0.237in" draw:caption-point-y="-2.2579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2" table:number-rows-repeated="5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3"/>
          <table:table-cell table:style-name="ce61" table:number-columns-repeated="26"/>
          <table:table-cell table:style-name="ce41" table:number-columns-repeated="933"/>
        </table:table-row>
        <table:table-row table:style-name="ro2" table:number-rows-repeated="4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4" table:number-columns-repeated="7"/>
          <table:table-cell table:style-name="ce61" table:number-columns-repeated="20"/>
          <table:table-cell table:style-name="ce41" table:number-columns-repeated="933"/>
        </table:table-row>
        <table:table-row table:style-name="ro2" table:number-rows-repeated="65393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 table:number-rows-repeated="983138">
          <table:table-cell table:number-columns-repeated="967"/>
        </table:table-row>
        <table:table-row table:style-name="ro2">
          <table:table-cell table:number-columns-repeated="967"/>
        </table:table-row>
      </table:table>
      <table:table table:name="Thong_Tin_Ngay_Nghi_201602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77"/>
        <table:table-column table:style-name="co22" table:number-columns-repeated="7" table:default-cell-style-name="ce77"/>
        <table:table-column table:style-name="co21" table:number-columns-repeated="14" table:default-cell-style-name="ce77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72" table:number-columns-repeated="8"/>
          <table:table-cell table:style-name="ce80" office:value-type="string" table:number-columns-spanned="2" table:number-rows-spanned="1">
            <text:p>Month</text:p>
          </table:table-cell>
          <table:covered-table-cell table:style-name="ce81"/>
          <table:table-cell table:style-name="ce82" table:content-validation-name="val1" office:value-type="float" office:value="2" table:number-columns-spanned="2" table:number-rows-spanned="1">
            <text:p>2</text:p>
          </table:table-cell>
          <table:covered-table-cell table:style-name="ce81"/>
          <table:table-cell table:style-name="ce80" office:value-type="string" table:number-columns-spanned="2" table:number-rows-spanned="1">
            <text:p>Year</text:p>
          </table:table-cell>
          <table:covered-table-cell table:style-name="ce81"/>
          <table:table-cell table:style-name="ce80" office:value-type="float" office:value="2016" table:number-columns-spanned="2" table:number-rows-spanned="1">
            <text:p>2016</text:p>
          </table:table-cell>
          <table:covered-table-cell table:style-name="ce83"/>
          <table:table-cell table:style-name="ce72" table:number-columns-repeated="13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73" table:formula="of:=DATE([.$R$1];[.N1];1)" office:value-type="date" office:date-value="2016-02-01">
            <text:p>01</text:p>
          </table:table-cell>
          <table:table-cell table:style-name="ce73" table:formula="of:=[.D2]+1" office:value-type="date" office:date-value="2016-02-02">
            <text:p>02</text:p>
          </table:table-cell>
          <table:table-cell table:style-name="ce73" table:formula="of:=[.E2]+1" office:value-type="date" office:date-value="2016-02-03">
            <text:p>03</text:p>
          </table:table-cell>
          <table:table-cell table:style-name="ce73" table:formula="of:=[.F2]+1" office:value-type="date" office:date-value="2016-02-04">
            <text:p>04</text:p>
          </table:table-cell>
          <table:table-cell table:style-name="ce73" table:formula="of:=[.G2]+1" office:value-type="date" office:date-value="2016-02-05">
            <text:p>05</text:p>
          </table:table-cell>
          <table:table-cell table:style-name="ce73" table:formula="of:=[.H2]+1" office:value-type="date" office:date-value="2016-02-06">
            <text:p>06</text:p>
          </table:table-cell>
          <table:table-cell table:style-name="ce73" table:formula="of:=[.I2]+1" office:value-type="date" office:date-value="2016-02-07">
            <text:p>07</text:p>
          </table:table-cell>
          <table:table-cell table:style-name="ce73" table:formula="of:=[.J2]+1" office:value-type="date" office:date-value="2016-02-08">
            <text:p>08</text:p>
          </table:table-cell>
          <table:table-cell table:style-name="ce73" table:formula="of:=[.K2]+1" office:value-type="date" office:date-value="2016-02-09">
            <text:p>09</text:p>
          </table:table-cell>
          <table:table-cell table:style-name="ce73" table:formula="of:=[.L2]+1" office:value-type="date" office:date-value="2016-02-10">
            <text:p>10</text:p>
          </table:table-cell>
          <table:table-cell table:style-name="ce73" table:formula="of:=[.M2]+1" office:value-type="date" office:date-value="2016-02-11">
            <text:p>11</text:p>
          </table:table-cell>
          <table:table-cell table:style-name="ce73" table:formula="of:=[.N2]+1" office:value-type="date" office:date-value="2016-02-12">
            <text:p>12</text:p>
          </table:table-cell>
          <table:table-cell table:style-name="ce73" table:formula="of:=[.O2]+1" office:value-type="date" office:date-value="2016-02-13">
            <text:p>13</text:p>
          </table:table-cell>
          <table:table-cell table:style-name="ce73" table:formula="of:=[.P2]+1" office:value-type="date" office:date-value="2016-02-14">
            <text:p>14</text:p>
          </table:table-cell>
          <table:table-cell table:style-name="ce73" table:formula="of:=[.Q2]+1" office:value-type="date" office:date-value="2016-02-15">
            <text:p>15</text:p>
          </table:table-cell>
          <table:table-cell table:style-name="ce73" table:formula="of:=[.R2]+1" office:value-type="date" office:date-value="2016-02-16">
            <text:p>16</text:p>
          </table:table-cell>
          <table:table-cell table:style-name="ce73" table:formula="of:=[.S2]+1" office:value-type="date" office:date-value="2016-02-17">
            <text:p>17</text:p>
          </table:table-cell>
          <table:table-cell table:style-name="ce73" table:formula="of:=[.T2]+1" office:value-type="date" office:date-value="2016-02-18">
            <text:p>18</text:p>
          </table:table-cell>
          <table:table-cell table:style-name="ce73" table:formula="of:=[.U2]+1" office:value-type="date" office:date-value="2016-02-19">
            <text:p>19</text:p>
          </table:table-cell>
          <table:table-cell table:style-name="ce73" table:formula="of:=[.V2]+1" office:value-type="date" office:date-value="2016-02-20">
            <text:p>20</text:p>
          </table:table-cell>
          <table:table-cell table:style-name="ce73" table:formula="of:=[.W2]+1" office:value-type="date" office:date-value="2016-02-21">
            <text:p>21</text:p>
          </table:table-cell>
          <table:table-cell table:style-name="ce73" table:formula="of:=[.X2]+1" office:value-type="date" office:date-value="2016-02-22">
            <text:p>22</text:p>
          </table:table-cell>
          <table:table-cell table:style-name="ce73" table:formula="of:=[.Y2]+1" office:value-type="date" office:date-value="2016-02-23">
            <text:p>23</text:p>
          </table:table-cell>
          <table:table-cell table:style-name="ce73" table:formula="of:=[.Z2]+1" office:value-type="date" office:date-value="2016-02-24">
            <text:p>24</text:p>
          </table:table-cell>
          <table:table-cell table:style-name="ce73" table:formula="of:=[.AA2]+1" office:value-type="date" office:date-value="2016-02-25">
            <text:p>25</text:p>
          </table:table-cell>
          <table:table-cell table:style-name="ce73" table:formula="of:=[.AB2]+1" office:value-type="date" office:date-value="2016-02-26">
            <text:p>26</text:p>
          </table:table-cell>
          <table:table-cell table:style-name="ce73" table:formula="of:=[.AC2]+1" office:value-type="date" office:date-value="2016-02-27">
            <text:p>27</text:p>
          </table:table-cell>
          <table:table-cell table:style-name="ce73" table:formula="of:=[.AD2]+1" office:value-type="date" office:date-value="2016-02-28">
            <text:p>28</text:p>
          </table:table-cell>
          <table:table-cell table:style-name="ce73" table:formula="of:=[.AE2]+1" office:value-type="date" office:date-value="2016-02-29">
            <text:p>29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74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K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5.8421in" svg:y="0in" draw:caption-point-x="-0.2402in" draw:caption-point-y="0.4705in">
              <dc:date>2016-01-28T00:00:00</dc:date>
              <text:p text:style-name="P1"><text:span text:style-name="T1">Nghỉ Tết Âm lịch</text:span></text:p>
            </office:annotation>
            <text:p>Mon</text:p>
          </table:table-cell>
          <table:table-cell table:style-name="ce74" table:formula="of:=CHOOSE(WEEKDAY([.L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6.3311in" svg:y="0.0957in" draw:caption-point-x="-0.2402in" draw:caption-point-y="0.3748in">
              <dc:date>2016-01-28T00:00:00</dc:date>
              <text:p text:style-name="P1"><text:span text:style-name="T1">Nghỉ Tết Âm lịch</text:span></text:p>
            </office:annotation>
            <text:p>Tue</text:p>
          </table:table-cell>
          <table:table-cell table:style-name="ce74" table:formula="of:=CHOOSE(WEEKDAY([.M2]);&quot;Sun&quot;;&quot;Mon&quot;;&quot;Tue&quot;;&quot;Wed&quot;;&quot;Thur&quot;;&quot;Fri&quot;;&quot;Sat&quot;)" office:value-type="string" office:string-value="Wed">
            <office:annotation draw:style-name="gr7" draw:text-style-name="P1" svg:width="1.1413in" svg:height="0.2634in" svg:x="6.8205in" svg:y="0.0957in" draw:caption-point-x="-0.2402in" draw:caption-point-y="0.3748in">
              <dc:date>2016-01-28T00:00:00</dc:date>
              <text:p text:style-name="P1"><text:span text:style-name="T1">Nghỉ Tết Âm lịch</text:span></text:p>
            </office:annotation>
            <text:p>Wed</text:p>
          </table:table-cell>
          <table:table-cell table:style-name="ce74" table:formula="of:=CHOOSE(WEEKDAY([.N2]);&quot;Sun&quot;;&quot;Mon&quot;;&quot;Tue&quot;;&quot;Wed&quot;;&quot;Thur&quot;;&quot;Fri&quot;;&quot;Sat&quot;)" office:value-type="string" office:string-value="Thur">
            <office:annotation draw:style-name="gr7" draw:text-style-name="P1" svg:width="1.1413in" svg:height="0.2634in" svg:x="7.3094in" svg:y="0.0957in" draw:caption-point-x="-0.2402in" draw:caption-point-y="0.3748in">
              <dc:date>2016-01-28T00:00:00</dc:date>
              <text:p text:style-name="P1"><text:span text:style-name="T1">Nghỉ Tết Âm lịch</text:span></text:p>
            </office:annotation>
            <text:p>Thur</text:p>
          </table:table-cell>
          <table:table-cell table:style-name="ce74" table:formula="of:=CHOOSE(WEEKDAY([.O2]);&quot;Sun&quot;;&quot;Mon&quot;;&quot;Tue&quot;;&quot;Wed&quot;;&quot;Thur&quot;;&quot;Fri&quot;;&quot;Sat&quot;)" office:value-type="string" office:string-value="Fri">
            <office:annotation draw:style-name="gr7" draw:text-style-name="P1" svg:width="1.1413in" svg:height="0.2634in" svg:x="7.7988in" svg:y="0.0957in" draw:caption-point-x="-0.2402in" draw:caption-point-y="0.3748in">
              <dc:date>2016-01-28T00:00:00</dc:date>
              <text:p text:style-name="P1"><text:span text:style-name="T1">Nghỉ Tết Âm lịch</text:span></text:p>
            </office:annotation>
            <text:p>Fri</text:p>
          </table:table-cell>
          <table:table-cell table:style-name="ce74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71" table:formula="of:=SUM([.D4:.AF4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0.1087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0.1114in" draw:caption-point-x="-0.2402in" draw:caption-point-y="0.6067in">
              <dc:date>2016-02-17T00:00:00</dc:date>
              <text:p text:style-name="P1"><text:span text:style-name="T1">Đi làm trễ, tối làm trễ nên ngủ quên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3.3756in" svg:y="0.1142in" draw:caption-point-x="-0.2402in" draw:caption-point-y="0.6039in">
              <dc:date>2016-02-24T00:00:00</dc:date>
              <text:p text:style-name="P1"><text:span text:style-name="T1">Bị cảm, số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71" table:formula="of:=SUM([.D5:.AF5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0.3563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71" table:formula="of:=SUM([.D6:.AF6])" office:value-type="float" office:value="1.5">
            <text:p>1.5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0.6039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2.9189in" svg:y="0.6083in" draw:caption-point-x="-0.2402in" draw:caption-point-y="0.6051in">
              <dc:date>2016-02-23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71" table:formula="of:=SUM([.D7:.AF7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0.8516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0157in" svg:y="0.8516in" draw:caption-point-x="-0.2402in" draw:caption-point-y="0.6094in">
              <dc:creator>Tl</dc:creator>
              <dc:date>2016-02-04T00:00:00</dc:date>
              <text:p text:style-name="P1"><text:span text:style-name="T1">Có việc bận, nên vào trễ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0.8551in" draw:caption-point-x="-0.2402in" draw:caption-point-y="0.6059in">
              <dc:date>2016-02-19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0.8551in" draw:caption-point-x="-0.2402in" draw:caption-point-y="0.6059in">
              <dc:date>2016-02-19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0.8575in" draw:caption-point-x="-0.2402in" draw:caption-point-y="0.6035in">
              <dc:date>2016-02-25T00:00:00</dc:date>
              <text:p text:style-name="P1"><text:span text:style-name="T1">Đi trễ ~ 1h, ngủ quên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71" table:formula="of:=SUM([.D8:.AF8])" office:value-type="float" office:value="4">
            <text:p>4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1.0992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0992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0992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1.0992in" draw:caption-point-x="-0.2402in" draw:caption-point-y="0.6094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1.0992in" draw:caption-point-x="-0.2402in" draw:caption-point-y="0.6094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1791in" svg:y="1.0992in" draw:caption-point-x="-0.2402in" draw:caption-point-y="0.6094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6358in" svg:y="1.0992in" draw:caption-point-x="-0.2402in" draw:caption-point-y="0.6094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1.1024in" draw:caption-point-x="-0.2402in" draw:caption-point-y="0.6063in">
              <dc:date>2016-02-18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71" table:formula="of:=SUM([.D9:.AF9])" office:value-type="float" office:value="0">
            <text:p>0</text:p>
          </table:table-cell>
          <table:table-cell table:style-name="ce75" table:number-columns-repeated="28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71" table:formula="of:=SUM([.D10:.AF10])" office:value-type="float" office:value="2">
            <text:p>2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8" draw:text-style-name="P1" svg:width="1.1413in" svg:height="1.0122in" svg:x="3.1024in" svg:y="1.5957in" draw:caption-point-x="-0.2402in" draw:caption-point-y="0.6087in">
              <dc:creator>Tl</dc:creator>
              <dc:date>2016-02-03T00:00:00</dc:date>
              <text:p text:style-name="P1"><text:span text:style-name="T1">Có việc đột xuất, xin off chiều (nghì từ 2h) nhưng tối làm bù (để đủ giờ làm của dự án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5949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5949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1.5949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1.5949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12.4622in" svg:y="1.5988in" draw:caption-point-x="-0.2402in" draw:caption-point-y="0.6055in">
              <dc:date>2016-02-22T00:00:00</dc:date>
              <text:p text:style-name="P1"><text:span text:style-name="T1">Bận việc trên trường nên vô trễ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71" table:formula="of:=SUM([.D11:.AF11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1.8425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1.8425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1.8425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8425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8425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71" table:formula="of:=SUM([.D12:.AF12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2.0902in" draw:caption-point-x="-0.2402in" draw:caption-point-y="0.6094in">
              <dc:creator>Tl</dc:creator>
              <dc:date>2016-02-01T00:00:00</dc:date>
              <text:p text:style-name="P1"><text:span text:style-name="T1">Nhà có việc, vô trễ (~9h)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2" draw:text-style-name="P1" svg:width="1.1413in" svg:height="0.5457in" svg:x="4.0157in" svg:y="2.0913in" draw:caption-point-x="-0.2402in" draw:caption-point-y="0.6083in">
              <dc:creator>Tl</dc:creator>
              <dc:date>2016-02-04T00:00:00</dc:date>
              <text:p text:style-name="P1"><text:span text:style-name="T1">Nghỉ phép, dọn dẹp nha cửa cho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2" draw:text-style-name="P1" svg:width="1.1413in" svg:height="0.5457in" svg:x="9.2661in" svg:y="2.0913in" draw:caption-point-x="-0.2402in" draw:caption-point-y="0.6083in">
              <dc:date>2016-02-15T00:00:00</dc:date>
              <text:p text:style-name="P1"><text:span text:style-name="T1">Nghỉ phép, có việc ở trường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71" table:formula="of:=SUM([.D13:.AF13])" office:value-type="float" office:value="1">
            <text:p>1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71" table:formula="of:=SUM([.D14:.AF14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2.5854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2.5854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2.5854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5854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5854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2.5854in" draw:caption-point-x="-0.2402in" draw:caption-point-y="0.6094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2.5854in" draw:caption-point-x="-0.2402in" draw:caption-point-y="0.6094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5.6587in" svg:y="2.5929in" draw:caption-point-x="-0.2402in" draw:caption-point-y="0.602in">
              <dc:date>2016-02-29T00:00:00</dc:date>
              <text:p text:style-name="P1"><text:span text:style-name="T1">Bận việc riêng, tới trễ ~1h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71" table:formula="of:=SUM([.D15:.AF15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2.8331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2.8331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2.8331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8331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8331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71" table:formula="of:=SUM([.D16:.AF16])" office:value-type="float" office:value="4.5">
            <text:p>4.5</text:p>
          </table:table-cell>
          <table:table-cell table:style-name="ce75" office:value-type="float" office:value="0.5">
            <office:annotation draw:style-name="gr2" draw:text-style-name="P1" svg:width="1.1413in" svg:height="0.5457in" svg:x="2.6457in" svg:y="3.0811in" draw:caption-point-x="-0.2402in" draw:caption-point-y="0.6091in">
              <dc:creator>Tl</dc:creator>
              <dc:date>2016-02-01T00:00:00</dc:date>
              <text:p text:style-name="P1"><text:span text:style-name="T1">Nghỉ chiều, ra bến xe lấy đồ gửi về quê</text:span></text:p>
            </office:annotation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3.0823in" draw:caption-point-x="-0.2402in" draw:caption-point-y="0.6079in">
              <dc:creator>Tl</dc:creator>
              <dc:date>2016-02-05T00:00:00</dc:date>
              <text:p text:style-name="P1"><text:span text:style-name="T1">Về sớm (15h) vì xe về quê đổi giờ.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0807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1402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1402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1402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3.0866in" draw:caption-point-x="-0.2402in" draw:caption-point-y="0.6035in">
              <dc:date>2016-02-25T00:00:00</dc:date>
              <text:p text:style-name="P1"><text:span text:style-name="T1">Đi trễ, ra bên xe đón ng nhà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71" table:formula="of:=SUM([.D17:.AF17])" office:value-type="float" office:value="5">
            <text:p>5</text:p>
          </table:table-cell>
          <table:table-cell table:style-name="ce75" office:value-type="float" office:value="0">
            <office:annotation draw:style-name="gr9" draw:text-style-name="P1" svg:width="1.1413in" svg:height="0.8567in" svg:x="2.6457in" svg:y="3.3287in" draw:caption-point-x="-0.2402in" draw:caption-point-y="0.6094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1024in" svg:y="3.3287in" draw:caption-point-x="-0.2402in" draw:caption-point-y="0.6094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5591in" svg:y="3.3287in" draw:caption-point-x="-0.2402in" draw:caption-point-y="0.6094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0157in" svg:y="3.3287in" draw:caption-point-x="-0.2402in" draw:caption-point-y="0.6094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472in" svg:y="3.3287in" draw:caption-point-x="-0.2402in" draw:caption-point-y="0.6094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3882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3882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3882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6358in" svg:y="3.3882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3.3882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4.289in" svg:y="3.3354in" draw:caption-point-x="-0.2402in" draw:caption-point-y="0.6028in">
              <dc:date>2016-02-26T00:00:00</dc:date>
              <text:p text:style-name="P1"><text:span text:style-name="T1">Ra ngân hàng làm lại thẻ ATM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71" table:formula="of:=SUM([.D18:.AF18])" office:value-type="float" office:value="6">
            <text:p>6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3.5764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3.5764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3.5764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3.5764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5764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6358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MinhTD</text:p>
          </table:table-cell>
          <table:table-cell table:style-name="ce71" table:formula="of:=SUM([.D19:.AF19])" office:value-type="float" office:value="3">
            <text:p>3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3.824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8835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8835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7" draw:text-style-name="P1" svg:width="1.1413in" svg:height="0.2634in" svg:x="15.6587in" svg:y="3.8315in" draw:caption-point-x="-0.2402in" draw:caption-point-y="0.602in">
              <dc:date>2016-02-29T00:00:00</dc:date>
              <text:p text:style-name="P1"><text:span text:style-name="T1">Bị ốm</text:span></text:p>
            </office:annotation>
            <text:p>1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NamTV</text:p>
          </table:table-cell>
          <table:table-cell table:style-name="ce71" table:formula="of:=SUM([.D20:.AF20])" office:value-type="float" office:value="1.5">
            <text:p>1.5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4.0717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4.0748in" draw:caption-point-x="-0.2402in" draw:caption-point-y="0.6063in">
              <dc:date>2016-02-18T00:00:00</dc:date>
              <text:p text:style-name="P1"><text:span text:style-name="T1">Đi trễ,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1" svg:width="1.1413in" svg:height="0.2634in" svg:x="13.8323in" svg:y="4.0783in" draw:caption-point-x="-0.2402in" draw:caption-point-y="0.6028in">
              <dc:date>2016-02-25T00:00:00</dc:date>
              <text:p text:style-name="P1"><text:span text:style-name="T1">Bị đau đầ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4" draw:text-style-name="P1" svg:width="1.1413in" svg:height="0.3902in" svg:x="15.6587in" svg:y="4.0768in" draw:caption-point-x="-0.2402in" draw:caption-point-y="0.6043in">
              <dc:date>2016-02-23T00:00:00</dc:date>
              <text:p text:style-name="P1"><text:span text:style-name="T1">Xử lý việc cá nhân</text:span></text:p>
            </office:annotation>
            <text:p>1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NhanNM</text:p>
          </table:table-cell>
          <table:table-cell table:style-name="ce71" table:formula="of:=SUM([.D21:.AF21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4.3197in" draw:caption-point-x="-0.2402in" draw:caption-point-y="0.6091in">
              <dc:creator>Tl</dc:creator>
              <dc:date>2016-02-01T00:00:00</dc:date>
              <text:p text:style-name="P1"><text:span text:style-name="T1">Ra ngoài ~ 1 hr (từ 10h30)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4.3197in" draw:caption-point-x="-0.2402in" draw:caption-point-y="0.6091in">
              <dc:creator>Tl</dc:creator>
              <dc:date>2016-02-02T00:00:00</dc:date>
              <text:p text:style-name="P1"><text:span text:style-name="T1">Ra ngoài ~ 1 hr (từ 10h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4.3193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4.3193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PhuongTH</text:p>
          </table:table-cell>
          <table:table-cell table:style-name="ce71" table:formula="of:=SUM([.D22:.AF22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4.5669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4.5669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4.5669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4.5669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2.4622in" svg:y="4.5709in" draw:caption-point-x="-0.2402in" draw:caption-point-y="0.6055in">
              <dc:date>2016-02-22T00:00:00</dc:date>
              <text:p text:style-name="P1"><text:span text:style-name="T1">Đi trễ, tối thức khuya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SonPX</text:p>
          </table:table-cell>
          <table:table-cell table:style-name="ce71" table:formula="of:=SUM([.D23:.AF23])" office:value-type="float" office:value="2">
            <text:p>2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4.8146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1">
            <office:annotation draw:style-name="gr9" draw:text-style-name="P1" svg:width="1.1413in" svg:height="0.8567in" svg:x="4.0157in" svg:y="4.8157in" draw:caption-point-x="-0.2402in" draw:caption-point-y="0.6083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office:value-type="float" office:value="1">
            <office:annotation draw:style-name="gr9" draw:text-style-name="P1" svg:width="1.1413in" svg:height="0.8567in" svg:x="4.472in" svg:y="4.8157in" draw:caption-point-x="-0.2402in" draw:caption-point-y="0.6083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ThaoDTH</text:p>
          </table:table-cell>
          <table:table-cell table:style-name="ce71" table:formula="of:=SUM([.D24:.AF24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5.0622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hamDT</text:p>
          </table:table-cell>
          <table:table-cell table:style-name="ce71" table:formula="of:=SUM([.D25:.AF25])" office:value-type="float" office:value="7.5">
            <text:p>7.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5.3098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5.3098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5.3098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5.3098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5.3098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5.3098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5.3098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5.3185in" draw:caption-point-x="-0.2402in" draw:caption-point-y="0.6008in">
              <dc:date>2016-03-02T00:00:00</dc:date>
              <text:p text:style-name="P1"><text:span text:style-name="T1">Bị đau bụng, nghỉ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inhT</text:p>
          </table:table-cell>
          <table:table-cell table:style-name="ce71" table:formula="of:=SUM([.D26:.AF26])" office:value-type="float" office:value="3">
            <text:p>3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5.5579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5.6173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5.6173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ongDN</text:p>
          </table:table-cell>
          <table:table-cell table:style-name="ce71" table:formula="of:=SUM([.D27:.AF27])" office:value-type="float" office:value="2">
            <text:p>2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5.8055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3.5591in" svg:y="5.8063in" draw:caption-point-x="-0.2402in" draw:caption-point-y="0.6087in">
              <dc:creator>Tl</dc:creator>
              <dc:date>2016-02-03T00:00:00</dc:date>
              <text:p text:style-name="P1"><text:span text:style-name="T1">Xin nghỉ phép: có việc gia đình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10.6358in" svg:y="5.8087in" draw:caption-point-x="-0.2402in" draw:caption-point-y="0.6063in">
              <dc:date>2016-02-18T00:00:00</dc:date>
              <text:p text:style-name="P1"><text:span text:style-name="T1">Bị ngộ độc, đau bụng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uyLTT</text:p>
          </table:table-cell>
          <table:table-cell table:style-name="ce71" table:formula="of:=SUM([.D28:.AF28])" office:value-type="float" office:value="0"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472in" svg:y="6.0547in" draw:caption-point-x="-0.2402in" draw:caption-point-y="0.6079in">
              <dc:creator>Tl</dc:creator>
              <dc:date>2016-02-05T00:00:00</dc:date>
              <text:p text:style-name="P1"><text:span text:style-name="T1">Nhà có việc, vô trễ</text:span></text:p>
            </office:annotation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oiDB</text:p>
          </table:table-cell>
          <table:table-cell table:style-name="ce71" table:formula="of:=SUM([.D29:.AF29])" office:value-type="float" office:value="2">
            <text:p>2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6.3008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6.3602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ruyenLVC</text:p>
          </table:table-cell>
          <table:table-cell table:style-name="ce71" table:formula="of:=SUM([.D30:.AF30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uanND</text:p>
          </table:table-cell>
          <table:table-cell table:style-name="ce71" table:formula="of:=SUM([.D31:.AF31])" office:value-type="float" office:value="4">
            <text:p>4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6.7961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6.7961in" draw:caption-point-x="-0.2402in" draw:caption-point-y="0.6094in">
              <dc:creator>Tl</dc:creator>
              <dc:date>2016-02-02T00:00:00</dc:date>
              <text:p text:style-name="P1"><text:span text:style-name="T1">Đi trễ, ~ 8h4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6.7961in" draw:caption-point-x="-0.2402in" draw:caption-point-y="0.6094in">
              <dc:creator>Tl</dc:creator>
              <dc:date>2016-02-03T00:00:00</dc:date>
              <text:p text:style-name="P1"><text:span text:style-name="T1">Đi trễ, ~ 8h50 vào công ty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6.7961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6.7961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6.7961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6.7961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3.8323in" svg:y="6.7988in" draw:caption-point-x="-0.2402in" draw:caption-point-y="0.6067in">
              <dc:date>2016-02-17T00:00:00</dc:date>
              <text:p text:style-name="P1"><text:span text:style-name="T1">Đi du lịch vs bạn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4.289in" svg:y="6.7988in" draw:caption-point-x="-0.2402in" draw:caption-point-y="0.6067in">
              <dc:date>2016-02-17T00:00:00</dc:date>
              <text:p text:style-name="P1"><text:span text:style-name="T1">Đi du lịch vs bạn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VietBA</text:p>
          </table:table-cell>
          <table:table-cell table:style-name="ce71" table:formula="of:=SUM([.D32:.AF32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7.0437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VinhP</text:p>
          </table:table-cell>
          <table:table-cell table:style-name="ce71" table:formula="of:=SUM([.D33:.AF33])" office:value-type="float" office:value="5">
            <text:p>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7.2913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7.2913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7.3508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7.3508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7.3508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VuNA</text:p>
          </table:table-cell>
          <table:table-cell table:style-name="ce71" table:formula="of:=SUM([.D34:.AF34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7.539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7.539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7.539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7.539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7.539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8"/>
          <table:table-cell table:style-name="ce76" table:number-columns-repeated="24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9" table:number-columns-repeated="7"/>
          <table:table-cell table:style-name="ce76" table:number-columns-repeated="18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 table:number-rows-repeated="983137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hong_Tin_Ngay_Nghi_201603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90"/>
        <table:table-column table:style-name="co22" table:number-columns-repeated="7" table:default-cell-style-name="ce90"/>
        <table:table-column table:style-name="co21" table:number-columns-repeated="16" table:default-cell-style-name="ce90"/>
        <table:table-column table:style-name="co7" table:number-columns-repeated="951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85" table:number-columns-repeated="8"/>
          <table:table-cell table:style-name="ce93" office:value-type="string" table:number-columns-spanned="2" table:number-rows-spanned="1">
            <text:p>Month</text:p>
          </table:table-cell>
          <table:covered-table-cell table:style-name="ce94"/>
          <table:table-cell table:style-name="ce95" table:content-validation-name="val1" office:value-type="float" office:value="3" table:number-columns-spanned="2" table:number-rows-spanned="1">
            <text:p>3</text:p>
          </table:table-cell>
          <table:covered-table-cell table:style-name="ce94"/>
          <table:table-cell table:style-name="ce93" office:value-type="string" table:number-columns-spanned="2" table:number-rows-spanned="1">
            <text:p>Year</text:p>
          </table:table-cell>
          <table:covered-table-cell table:style-name="ce94"/>
          <table:table-cell table:style-name="ce93" office:value-type="float" office:value="2016" table:number-columns-spanned="2" table:number-rows-spanned="1">
            <text:p>2016</text:p>
          </table:table-cell>
          <table:covered-table-cell table:style-name="ce96"/>
          <table:table-cell table:style-name="ce85" table:number-columns-repeated="15"/>
          <table:table-cell table:style-name="ce70" table:number-columns-repeated="951"/>
        </table:table-row>
        <table:table-row table:style-name="ro2">
          <table:table-cell table:style-name="ce54" table:number-columns-repeated="3"/>
          <table:table-cell table:style-name="ce86" table:formula="of:=DATE([.$R$1];[.N1];1)" office:value-type="date" office:date-value="2016-03-01">
            <text:p>01</text:p>
          </table:table-cell>
          <table:table-cell table:style-name="ce86" table:formula="of:=[.D2]+1" office:value-type="date" office:date-value="2016-03-02">
            <text:p>02</text:p>
          </table:table-cell>
          <table:table-cell table:style-name="ce86" table:formula="of:=[.E2]+1" office:value-type="date" office:date-value="2016-03-03">
            <text:p>03</text:p>
          </table:table-cell>
          <table:table-cell table:style-name="ce86" table:formula="of:=[.F2]+1" office:value-type="date" office:date-value="2016-03-04">
            <text:p>04</text:p>
          </table:table-cell>
          <table:table-cell table:style-name="ce86" table:formula="of:=[.G2]+1" office:value-type="date" office:date-value="2016-03-05">
            <text:p>05</text:p>
          </table:table-cell>
          <table:table-cell table:style-name="ce86" table:formula="of:=[.H2]+1" office:value-type="date" office:date-value="2016-03-06">
            <text:p>06</text:p>
          </table:table-cell>
          <table:table-cell table:style-name="ce86" table:formula="of:=[.I2]+1" office:value-type="date" office:date-value="2016-03-07">
            <text:p>07</text:p>
          </table:table-cell>
          <table:table-cell table:style-name="ce86" table:formula="of:=[.J2]+1" office:value-type="date" office:date-value="2016-03-08">
            <text:p>08</text:p>
          </table:table-cell>
          <table:table-cell table:style-name="ce86" table:formula="of:=[.K2]+1" office:value-type="date" office:date-value="2016-03-09">
            <text:p>09</text:p>
          </table:table-cell>
          <table:table-cell table:style-name="ce86" table:formula="of:=[.L2]+1" office:value-type="date" office:date-value="2016-03-10">
            <text:p>10</text:p>
          </table:table-cell>
          <table:table-cell table:style-name="ce86" table:formula="of:=[.M2]+1" office:value-type="date" office:date-value="2016-03-11">
            <text:p>11</text:p>
          </table:table-cell>
          <table:table-cell table:style-name="ce86" table:formula="of:=[.N2]+1" office:value-type="date" office:date-value="2016-03-12">
            <text:p>12</text:p>
          </table:table-cell>
          <table:table-cell table:style-name="ce86" table:formula="of:=[.O2]+1" office:value-type="date" office:date-value="2016-03-13">
            <text:p>13</text:p>
          </table:table-cell>
          <table:table-cell table:style-name="ce86" table:formula="of:=[.P2]+1" office:value-type="date" office:date-value="2016-03-14">
            <text:p>14</text:p>
          </table:table-cell>
          <table:table-cell table:style-name="ce86" table:formula="of:=[.Q2]+1" office:value-type="date" office:date-value="2016-03-15">
            <text:p>15</text:p>
          </table:table-cell>
          <table:table-cell table:style-name="ce86" table:formula="of:=[.R2]+1" office:value-type="date" office:date-value="2016-03-16">
            <text:p>16</text:p>
          </table:table-cell>
          <table:table-cell table:style-name="ce86" table:formula="of:=[.S2]+1" office:value-type="date" office:date-value="2016-03-17">
            <text:p>17</text:p>
          </table:table-cell>
          <table:table-cell table:style-name="ce86" table:formula="of:=[.T2]+1" office:value-type="date" office:date-value="2016-03-18">
            <text:p>18</text:p>
          </table:table-cell>
          <table:table-cell table:style-name="ce86" table:formula="of:=[.U2]+1" office:value-type="date" office:date-value="2016-03-19">
            <text:p>19</text:p>
          </table:table-cell>
          <table:table-cell table:style-name="ce86" table:formula="of:=[.V2]+1" office:value-type="date" office:date-value="2016-03-20">
            <text:p>20</text:p>
          </table:table-cell>
          <table:table-cell table:style-name="ce86" table:formula="of:=[.W2]+1" office:value-type="date" office:date-value="2016-03-21">
            <text:p>21</text:p>
          </table:table-cell>
          <table:table-cell table:style-name="ce86" table:formula="of:=[.X2]+1" office:value-type="date" office:date-value="2016-03-22">
            <text:p>22</text:p>
          </table:table-cell>
          <table:table-cell table:style-name="ce86" table:formula="of:=[.Y2]+1" office:value-type="date" office:date-value="2016-03-23">
            <text:p>23</text:p>
          </table:table-cell>
          <table:table-cell table:style-name="ce86" table:formula="of:=[.Z2]+1" office:value-type="date" office:date-value="2016-03-24">
            <text:p>24</text:p>
          </table:table-cell>
          <table:table-cell table:style-name="ce86" table:formula="of:=[.AA2]+1" office:value-type="date" office:date-value="2016-03-25">
            <text:p>25</text:p>
          </table:table-cell>
          <table:table-cell table:style-name="ce86" table:formula="of:=[.AB2]+1" office:value-type="date" office:date-value="2016-03-26">
            <text:p>26</text:p>
          </table:table-cell>
          <table:table-cell table:style-name="ce86" table:formula="of:=[.AC2]+1" office:value-type="date" office:date-value="2016-03-27">
            <text:p>27</text:p>
          </table:table-cell>
          <table:table-cell table:style-name="ce86" table:formula="of:=[.AD2]+1" office:value-type="date" office:date-value="2016-03-28">
            <text:p>28</text:p>
          </table:table-cell>
          <table:table-cell table:style-name="ce86" table:formula="of:=[.AE2]+1" office:value-type="date" office:date-value="2016-03-29">
            <text:p>29</text:p>
          </table:table-cell>
          <table:table-cell table:style-name="ce86" table:formula="of:=[.AF2]+1" office:value-type="date" office:date-value="2016-03-30">
            <text:p>30</text:p>
          </table:table-cell>
          <table:table-cell table:style-name="ce86" table:formula="of:=[.AG2]+1" office:value-type="date" office:date-value="2016-03-31">
            <text:p>31</text:p>
          </table:table-cell>
          <table:table-cell table:style-name="ce70" table:number-columns-repeated="951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87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number-columns-repeated="951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84" table:formula="of:=SUM([.D4:.AH4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0.1008in" draw:caption-point-x="-0.2402in" draw:caption-point-y="0.6173in">
              <dc:date>2016-03-03T00:00:00</dc:date>
              <text:p text:style-name="P1"><text:span text:style-name="T1">Bận việc nhà, xin vào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0.1051in" draw:caption-point-x="-0.2402in" draw:caption-point-y="0.613in">
              <dc:date>2016-03-15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0.1067in" draw:caption-point-x="-0.2402in" draw:caption-point-y="0.6114in">
              <dc:date>2016-03-18T00:00:00</dc:date>
              <text:p text:style-name="P1"><text:span text:style-name="T1">Trễ, 8h45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0.113in" draw:caption-point-x="-0.2402in" draw:caption-point-y="0.6051in">
              <dc:date>2016-03-31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84" table:formula="of:=SUM([.D5:.AH5])" office:value-type="float" office:value="1.5">
            <text:p>1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3.5591in" svg:y="0.348in" draw:caption-point-x="-0.2402in" draw:caption-point-y="0.6177in">
              <dc:date>2016-03-03T00:00:00</dc:date>
              <text:p text:style-name="P1"><text:span text:style-name="T1">Bận việc nhà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7" draw:text-style-name="P1" svg:width="1.1413in" svg:height="0.2634in" svg:x="13.3756in" svg:y="0.3571in" draw:caption-point-x="-0.2402in" draw:caption-point-y="0.6087in">
              <dc:date>2016-03-23T00:00:00</dc:date>
              <text:p text:style-name="P1"><text:span text:style-name="T1">Bận việc nhà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84" table:formula="of:=SUM([.D6:.AH6])" office:value-type="float" office:value="1"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4.0157in" svg:y="0.5965in" draw:caption-point-x="-0.2402in" draw:caption-point-y="0.6169in">
              <dc:date>2016-03-04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2" draw:text-style-name="P1" svg:width="1.1413in" svg:height="0.5457in" svg:x="12.0059in" svg:y="0.6024in" draw:caption-point-x="-0.2402in" draw:caption-point-y="0.611in">
              <dc:date>2016-04-04T00:00:00</dc:date>
              <text:p text:style-name="P1"><text:span text:style-name="T1">Chở e gái đi khám bệnh, vô trễ ~30 phút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84" table:formula="of:=SUM([.D7:.AH7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0.8433in" draw:caption-point-x="-0.2402in" draw:caption-point-y="0.6177in">
              <dc:date>2016-03-03T00:00:00</dc:date>
              <text:p text:style-name="P1"><text:span text:style-name="T1">Ngủ quên, đi làm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0.8449in" draw:caption-point-x="-0.2402in" draw:caption-point-y="0.6161in">
              <dc:date>2016-03-08T00:00:00</dc:date>
              <text:p text:style-name="P1"><text:span text:style-name="T1">Bận việc riêng đột xuất xin ra ngoài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6.8205in" svg:y="0.8461in" draw:caption-point-x="-0.2402in" draw:caption-point-y="0.615in">
              <dc:date>2016-03-10T00:00:00</dc:date>
              <text:p text:style-name="P1"><text:span text:style-name="T1">Đi trễ 45'</text:span></text:p>
            </office:annotation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0.8465in" draw:caption-point-x="-0.2402in" draw:caption-point-y="0.6146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3" draw:text-style-name="P1" svg:width="1.1413in" svg:height="0.7012in" svg:x="10.6358in" svg:y="0.9055in" draw:caption-point-x="-0.2402in" draw:caption-point-y="0.5555in">
              <dc:date>2016-03-18T00:00:00</dc:date>
              <text:p text:style-name="P1"><text:span text:style-name="T1">Buổi sáng đi thi</text:span></text:p>
              <text:p text:style-name="P1"><text:span text:style-name="T1">Chiều đi làm giấy tờ + hơi mệt.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0.85in" draw:caption-point-x="-0.2402in" draw:caption-point-y="0.611in">
              <dc:date>2016-03-21T00:00:00</dc:date>
              <text:p text:style-name="P1"><text:span text:style-name="T1">Qua trường có chút việc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16.1154in" svg:y="0.8583in" draw:caption-point-x="-0.2402in" draw:caption-point-y="0.6028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84" table:formula="of:=SUM([.D8:.AH8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1.0937in" draw:caption-point-x="-0.2402in" draw:caption-point-y="0.615in">
              <dc:date>2016-03-10T00:00:00</dc:date>
              <text:p text:style-name="P1"><text:span text:style-name="T1">Nghỉ buổi chiều, lên trường có việc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84" table:formula="of:=SUM([.D9:.AH9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84" table:formula="of:=SUM([.D10:.AH10])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1.5862in" draw:caption-point-x="-0.2402in" draw:caption-point-y="0.6181in">
              <dc:date>2016-03-02T00:00:00</dc:date>
              <text:p text:style-name="P1"><text:span text:style-name="T1">Nghỉ buổi chiều, bị cảm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7228in" svg:y="1.5921in" draw:caption-point-x="-0.2402in" draw:caption-point-y="0.6122in">
              <dc:date>2016-03-17T00:00:00</dc:date>
              <text:p text:style-name="P1"><text:span text:style-name="T1">Bị ngộ độc, nghỉ buổi chiều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84" table:formula="of:=SUM([.D11:.AH11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1.8437in" draw:caption-point-x="-0.2402in" draw:caption-point-y="0.6083in">
              <dc:date>2016-03-24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84" table:formula="of:=SUM([.D12:.AH12])" office:value-type="float" office:value="0.5"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2.0815in" draw:caption-point-x="-0.2402in" draw:caption-point-y="0.6181in">
              <dc:date>2016-03-02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6.8205in" svg:y="2.0846in" draw:caption-point-x="-0.2402in" draw:caption-point-y="0.615in">
              <dc:date>2016-03-10T00:00:00</dc:date>
              <text:p text:style-name="P1"><text:span text:style-name="T1">Bận việc nhà, đi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3" draw:text-style-name="P1" svg:width="1.1413in" svg:height="0.7012in" svg:x="10.6358in" svg:y="2.0886in" draw:caption-point-x="-0.2402in" draw:caption-point-y="0.611in">
              <dc:date>2016-03-18T00:00:00</dc:date>
              <text:p text:style-name="P1"><text:span text:style-name="T1">Có việc gấp ở trường. Xin ra ngoài ~ 1 giờ (từ 3h30)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84" table:formula="of:=SUM([.D13:.AH13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84" table:formula="of:=SUM([.D14:.AH14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2.5783in" draw:caption-point-x="-0.2402in" draw:caption-point-y="0.6165in">
              <dc:date>2016-03-07T00:00:00</dc:date>
              <text:p text:style-name="P1"><text:span text:style-name="T1">Về quê nhưng có làm ở nhà</text:span></text:p>
            </office:annotation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2.5787in" draw:caption-point-x="-0.2402in" draw:caption-point-y="0.6161in">
              <dc:date>2016-04-05T00:00:00</dc:date>
              <text:p text:style-name="P1"><text:span text:style-name="T1">Về quê nhưng có làm <text:s/>ở nhà </text:span></text:p>
            </office:annotation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2.5799in" draw:caption-point-x="-0.2402in" draw:caption-point-y="0.615in">
              <dc:date>2016-03-10T00:00:00</dc:date>
              <text:p text:style-name="P1"><text:span text:style-name="T1">Nghỉ buổi chiều, bị mệt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2.0059in" svg:y="2.5839in" draw:caption-point-x="-0.2402in" draw:caption-point-y="0.611in">
              <dc:date>2016-03-21T00:00:00</dc:date>
              <text:p text:style-name="P1"><text:span text:style-name="T1">Xuống Biền Hòa có việc</text:span></text:p>
            </office:annotation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3.3756in" svg:y="2.5862in" draw:caption-point-x="-0.2402in" draw:caption-point-y="0.6087in">
              <dc:date>2016-03-24T00:00:00</dc:date>
              <text:p text:style-name="P1"><text:span text:style-name="T1">Bận việc riêng, ra ga lấy xe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5.6587in" svg:y="2.589in" draw:caption-point-x="-0.2402in" draw:caption-point-y="0.6059in">
              <dc:date>2016-03-29T00:00:00</dc:date>
              <text:p text:style-name="P1"><text:span text:style-name="T1">Bận việc riêng, vào trễ ~1h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84" table:formula="of:=SUM([.D15:.AH15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2.8311in" draw:caption-point-x="-0.2402in" draw:caption-point-y="0.6114in">
              <dc:date>2016-03-18T00:00:00</dc:date>
              <text:p text:style-name="P1"><text:span text:style-name="T1">8h45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3.3756in" svg:y="2.8339in" draw:caption-point-x="-0.2402in" draw:caption-point-y="0.6087in">
              <dc:date>2016-03-24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84" table:formula="of:=SUM([.D16:.AH16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3.0791in" draw:caption-point-x="-0.2402in" draw:caption-point-y="0.611in">
              <dc:date>2016-03-2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84" table:formula="of:=SUM([.D17:.AH17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84" table:formula="of:=SUM([.D18:.AH18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3.5713in" draw:caption-point-x="-0.2402in" draw:caption-point-y="0.6146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MinhTD</text:p>
          </table:table-cell>
          <table:table-cell table:style-name="ce84" table:formula="of:=SUM([.D19:.AH19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3.8224in" draw:caption-point-x="-0.2402in" draw:caption-point-y="0.611in">
              <dc:date>2016-03-21T00:00:00</dc:date>
              <text:p text:style-name="P1"><text:span text:style-name="T1">Bận việc riêng xin vào trễ 1h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NamTV</text:p>
          </table:table-cell>
          <table:table-cell table:style-name="ce84" table:formula="of:=SUM([.D20:.AH20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4" draw:text-style-name="P1" svg:width="1.1413in" svg:height="0.3902in" svg:x="8.7768in" svg:y="4.0681in" draw:caption-point-x="-0.2402in" draw:caption-point-y="0.613in">
              <dc:date>2016-03-15T00:00:00</dc:date>
              <text:p text:style-name="P1"><text:span text:style-name="T1">Nghỉ buổi sáng, vợ bị ngộ độc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4.0697in" draw:caption-point-x="-0.2402in" draw:caption-point-y="0.6114in">
              <dc:date>2016-03-18T00:00:00</dc:date>
              <text:p text:style-name="P1"><text:span text:style-name="T1">Đi trễ, 8h30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5.202in" svg:y="4.074in" draw:caption-point-x="-0.2402in" draw:caption-point-y="0.6071in">
              <dc:date>2016-03-28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NhanNM</text:p>
          </table:table-cell>
          <table:table-cell table:style-name="ce84" table:formula="of:=SUM([.D21:.AH21])" office:value-type="float" office:value="3">
            <text:p>3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5.3854in" svg:y="4.3122in" draw:caption-point-x="-0.2402in" draw:caption-point-y="0.6165in">
              <dc:date>2016-03-07T00:00:00</dc:date>
              <text:p text:style-name="P1"><text:span text:style-name="T1">Đi tham bạn ốm</text:span></text:p>
            </office:annotation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4.3193in" draw:caption-point-x="-0.2402in" draw:caption-point-y="0.6094in">
              <dc:date>2016-03-23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2.4622in" svg:y="4.3185in" draw:caption-point-x="-0.2402in" draw:caption-point-y="0.6102in">
              <dc:date>2016-03-22T00:00:00</dc:date>
              <text:p text:style-name="P1"><text:span text:style-name="T1">Bận công chuyện vô trễ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2" draw:text-style-name="P1" svg:width="1.1413in" svg:height="0.5457in" svg:x="13.8323in" svg:y="4.3197in" draw:caption-point-x="-0.2402in" draw:caption-point-y="0.6091in">
              <dc:date>2016-03-25T00:00:00</dc:date>
              <text:p text:style-name="P1"><text:span text:style-name="T1">Xin nghỉ vì sắp hết hạn reset phép</text:span></text:p>
            </office:annotation>
            <text:p>1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6.1154in" svg:y="4.3232in" draw:caption-point-x="-0.2402in" draw:caption-point-y="0.6055in">
              <dc:date>2016-03-30T00:00:00</dc:date>
              <text:p text:style-name="P1"><text:span text:style-name="T1">Đi gặp giáo viên hướng dẫn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PhuongTH</text:p>
          </table:table-cell>
          <table:table-cell table:style-name="ce84" table:formula="of:=SUM([.D22:.AH22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15.202in" svg:y="4.5693in" draw:caption-point-x="-0.2402in" draw:caption-point-y="0.6071in">
              <dc:date>2016-03-28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SonPX</text:p>
          </table:table-cell>
          <table:table-cell table:style-name="ce84" table:formula="of:=SUM([.D23:.AH23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4.813in" draw:caption-point-x="-0.2402in" draw:caption-point-y="0.611in">
              <dc:date>2016-03-21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TienND</text:p>
          </table:table-cell>
          <table:table-cell table:style-name="ce84" table:formula="of:=SUM([.D24:.AH24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haoDTH</text:p>
          </table:table-cell>
          <table:table-cell table:style-name="ce84" table:formula="of:=SUM([.D25:.AH25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7.3094in" svg:y="5.3047in" draw:caption-point-x="-0.2402in" draw:caption-point-y="0.6146in">
              <dc:date>2016-03-11T00:00:00</dc:date>
              <text:p text:style-name="P1"><text:span text:style-name="T1">Đi làm trễ, ~8h30 vào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amDT</text:p>
          </table:table-cell>
          <table:table-cell table:style-name="ce84" table:formula="of:=SUM([.D26:.AH26])" office:value-type="float" office:value="2">
            <text:p>2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5.5512in" draw:caption-point-x="-0.2402in" draw:caption-point-y="0.6161in">
              <dc:date>2016-03-07T00:00:00</dc:date>
              <text:p text:style-name="P1"><text:span text:style-name="T1">Bận việc riêng, vào trễ 50'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9.7228in" svg:y="5.5551in" draw:caption-point-x="-0.2402in" draw:caption-point-y="0.6122in">
              <dc:date>2016-03-17T00:00:00</dc:date>
              <text:p text:style-name="P1"><text:span text:style-name="T1">Bị ngộ độc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10.6358in" svg:y="5.5563in" draw:caption-point-x="-0.2402in" draw:caption-point-y="0.611in">
              <dc:date>2016-03-21T00:00:00</dc:date>
              <text:p text:style-name="P1"><text:span text:style-name="T1">Bị đau bụng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inhT</text:p>
          </table:table-cell>
          <table:table-cell table:style-name="ce84" table:formula="of:=SUM([.D27:.AH27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7.3094in" svg:y="5.8004in" draw:caption-point-x="-0.2402in" draw:caption-point-y="0.6146in">
              <dc:date>2016-03-11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5.8106in" draw:caption-point-x="-0.2402in" draw:caption-point-y="0.6043in">
              <dc:date>2016-04-01T00:00:00</dc:date>
              <text:p text:style-name="P1"><text:span text:style-name="T1">Nghỉ buổi chiều, đi khám bệnh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ongDN</text:p>
          </table:table-cell>
          <table:table-cell table:style-name="ce84" table:formula="of:=SUM([.D28:.AH28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6.0512in" draw:caption-point-x="-0.2402in" draw:caption-point-y="0.6114in">
              <dc:date>2016-03-18T00:00:00</dc:date>
              <text:p text:style-name="P1"><text:span text:style-name="T1">Đi trễ 8h40 vô cty</text:span></text:p>
            </office:annotation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13.8323in" svg:y="6.0535in" draw:caption-point-x="-0.2402in" draw:caption-point-y="0.6091in">
              <dc:date>2016-03-23T00:00:00</dc:date>
              <text:p text:style-name="P1"><text:span text:style-name="T1">Bận việc nhà</text:span></text:p>
            </office:annotation>
            <text:p>1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uyLTT</text:p>
          </table:table-cell>
          <table:table-cell table:style-name="ce84" table:formula="of:=SUM([.D29:.AH29])" office:value-type="float" office:value="2">
            <text:p>2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5591in" svg:y="6.2925in" draw:caption-point-x="-0.2402in" draw:caption-point-y="0.6177in">
              <dc:date>2016-03-03T00:00:00</dc:date>
              <text:p text:style-name="P1"><text:span text:style-name="T1">Nghỉ buổi sáng, </text:span></text:p>
              <text:p text:style-name="P1"><text:span text:style-name="T1">Đi khám bệnh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6.2953in" draw:caption-point-x="-0.2402in" draw:caption-point-y="0.615in">
              <dc:date>2016-03-09T00:00:00</dc:date>
              <text:p text:style-name="P1"><text:span text:style-name="T1">Bận việc nhà, nghỉ buổi sáng</text:span></text:p>
              <text:p text:style-name="P1"><text:span text:style-name="T1"/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7.3094in" svg:y="6.2965in" draw:caption-point-x="-0.2402in" draw:caption-point-y="0.6138in">
              <dc:date>2016-03-11T00:00:00</dc:date>
              <text:p text:style-name="P1"><text:span text:style-name="T1">Bị chóng mặt , off buổi sáng</text:span></text:p>
            </office:annotation>
            <text:p>0.5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6.2988in" draw:caption-point-x="-0.2402in" draw:caption-point-y="0.6114in">
              <dc:date>2016-03-18T00:00:00</dc:date>
              <text:p text:style-name="P1"><text:span text:style-name="T1">Đi trễ 8h30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6.3016in" draw:caption-point-x="-0.2402in" draw:caption-point-y="0.6087in">
              <dc:date>2016-03-24T00:00:00</dc:date>
              <text:p text:style-name="P1"><text:span text:style-name="T1">Bận việc nhà, off buổi sáng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oiDB</text:p>
          </table:table-cell>
          <table:table-cell table:style-name="ce84" table:formula="of:=SUM([.D30:.AH30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7" draw:text-style-name="P1" svg:width="1.1413in" svg:height="0.2634in" svg:x="5.3854in" svg:y="6.5417in" draw:caption-point-x="-0.2402in" draw:caption-point-y="0.6161in">
              <dc:date>2016-03-07T00:00:00</dc:date>
              <text:p text:style-name="P1"><text:span text:style-name="T1">Bị đau đâu</text:span></text:p>
            </office:annotation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6.5449in" draw:caption-point-x="-0.2402in" draw:caption-point-y="0.613in">
              <dc:date>2016-03-15T00:00:00</dc:date>
              <text:p text:style-name="P1"><text:span text:style-name="T1">Mệt xin nghỉ buổi sáng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6.572in" svg:y="6.5528in" draw:caption-point-x="-0.2402in" draw:caption-point-y="0.6051in">
              <dc:date>2016-03-31T00:00:00</dc:date>
              <text:p text:style-name="P1"><text:span text:style-name="T1">Xe bị hư</text:span></text:p>
            </office:annotation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ruyenLVC</text:p>
          </table:table-cell>
          <table:table-cell table:style-name="ce84" table:formula="of:=SUM([.D31:.AH31])" office:value-type="float" office:value="1">
            <text:p>1</text:p>
          </table:table-cell>
          <table:table-cell table:style-name="ce88" office:value-type="float" office:value="1">
            <office:annotation draw:style-name="gr7" draw:text-style-name="P1" svg:width="1.1413in" svg:height="0.2634in" svg:x="2.6457in" svg:y="6.7866in" draw:caption-point-x="-0.2402in" draw:caption-point-y="0.6189in">
              <dc:date>2016-03-0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6.572in" svg:y="6.8004in" draw:caption-point-x="-0.2402in" draw:caption-point-y="0.6051in">
              <dc:date>2016-03-31T00:00:00</dc:date>
              <text:p text:style-name="P1"><text:span text:style-name="T1">Tối release trễ</text:span></text:p>
            </office:annotation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uanND</text:p>
          </table:table-cell>
          <table:table-cell table:style-name="ce84" table:formula="of:=SUM([.D32:.AH32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4" draw:text-style-name="P1" svg:width="1.1413in" svg:height="0.3902in" svg:x="10.6358in" svg:y="7.0409in" draw:caption-point-x="-0.2402in" draw:caption-point-y="0.6122in">
              <dc:date>2016-03-15T00:00:00</dc:date>
              <text:p text:style-name="P1"><text:span text:style-name="T1">Về quê đi đám cưới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VietBA</text:p>
          </table:table-cell>
          <table:table-cell table:style-name="ce84" table:formula="of:=SUM([.D33:.AH33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6.572in" svg:y="7.2957in" draw:caption-point-x="-0.2402in" draw:caption-point-y="0.6051in">
              <dc:date>2016-03-3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VinhP</text:p>
          </table:table-cell>
          <table:table-cell table:style-name="ce84" table:formula="of:=SUM([.D34:.AH34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3.3756in" svg:y="7.5406in" draw:caption-point-x="-0.2402in" draw:caption-point-y="0.6079in">
              <dc:date>2016-03-24T00:00:00</dc:date>
              <text:p text:style-name="P1"><text:span text:style-name="T1">Đi đón chị gái ở quê vô, xin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VuNA</text:p>
          </table:table-cell>
          <table:table-cell table:style-name="ce84" table:formula="of:=SUM([.D35:.AH35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5.202in" svg:y="7.7894in" draw:caption-point-x="-0.2402in" draw:caption-point-y="0.6071in">
              <dc:date>2016-03-28T00:00:00</dc:date>
              <text:p text:style-name="P1"><text:span text:style-name="T1">Về quê làm CMND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2" table:number-rows-repeated="5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1"/>
          <table:table-cell table:style-name="ce89" table:number-columns-repeated="26"/>
          <table:table-cell table:style-name="ce41" table:number-columns-repeated="951"/>
        </table:table-row>
        <table:table-row table:style-name="ro2" table:number-rows-repeated="4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2" table:number-columns-repeated="7"/>
          <table:table-cell table:style-name="ce89" table:number-columns-repeated="20"/>
          <table:table-cell table:style-name="ce41" table:number-columns-repeated="951"/>
        </table:table-row>
        <table:table-row table:style-name="ro2" table:number-rows-repeated="65393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 table:number-rows-repeated="983136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4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03"/>
        <table:table-column table:style-name="co22" table:number-columns-repeated="7" table:default-cell-style-name="ce103"/>
        <table:table-column table:style-name="co21" table:number-columns-repeated="15" table:default-cell-style-name="ce103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98" table:number-columns-repeated="8"/>
          <table:table-cell table:style-name="ce106" office:value-type="string" table:number-columns-spanned="2" table:number-rows-spanned="1">
            <text:p>Month</text:p>
          </table:table-cell>
          <table:covered-table-cell table:style-name="ce107"/>
          <table:table-cell table:style-name="ce108" table:content-validation-name="val1" office:value-type="float" office:value="4" table:number-columns-spanned="2" table:number-rows-spanned="1">
            <text:p>4</text:p>
          </table:table-cell>
          <table:covered-table-cell table:style-name="ce107"/>
          <table:table-cell table:style-name="ce106" office:value-type="string" table:number-columns-spanned="2" table:number-rows-spanned="1">
            <text:p>Year</text:p>
          </table:table-cell>
          <table:covered-table-cell table:style-name="ce107"/>
          <table:table-cell table:style-name="ce106" office:value-type="float" office:value="2016" table:number-columns-spanned="2" table:number-rows-spanned="1">
            <text:p>2016</text:p>
          </table:table-cell>
          <table:covered-table-cell table:style-name="ce109"/>
          <table:table-cell table:style-name="ce98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99" table:formula="of:=DATE([.$R$1];[.N1];1)" office:value-type="date" office:date-value="2016-04-01">
            <text:p>01</text:p>
          </table:table-cell>
          <table:table-cell table:style-name="ce99" table:formula="of:=[.D2]+1" office:value-type="date" office:date-value="2016-04-02">
            <text:p>02</text:p>
          </table:table-cell>
          <table:table-cell table:style-name="ce99" table:formula="of:=[.E2]+1" office:value-type="date" office:date-value="2016-04-03">
            <text:p>03</text:p>
          </table:table-cell>
          <table:table-cell table:style-name="ce99" table:formula="of:=[.F2]+1" office:value-type="date" office:date-value="2016-04-04">
            <text:p>04</text:p>
          </table:table-cell>
          <table:table-cell table:style-name="ce99" table:formula="of:=[.G2]+1" office:value-type="date" office:date-value="2016-04-05">
            <text:p>05</text:p>
          </table:table-cell>
          <table:table-cell table:style-name="ce99" table:formula="of:=[.H2]+1" office:value-type="date" office:date-value="2016-04-06">
            <text:p>06</text:p>
          </table:table-cell>
          <table:table-cell table:style-name="ce99" table:formula="of:=[.I2]+1" office:value-type="date" office:date-value="2016-04-07">
            <text:p>07</text:p>
          </table:table-cell>
          <table:table-cell table:style-name="ce99" table:formula="of:=[.J2]+1" office:value-type="date" office:date-value="2016-04-08">
            <text:p>08</text:p>
          </table:table-cell>
          <table:table-cell table:style-name="ce99" table:formula="of:=[.K2]+1" office:value-type="date" office:date-value="2016-04-09">
            <text:p>09</text:p>
          </table:table-cell>
          <table:table-cell table:style-name="ce99" table:formula="of:=[.L2]+1" office:value-type="date" office:date-value="2016-04-10">
            <text:p>10</text:p>
          </table:table-cell>
          <table:table-cell table:style-name="ce99" table:formula="of:=[.M2]+1" office:value-type="date" office:date-value="2016-04-11">
            <text:p>11</text:p>
          </table:table-cell>
          <table:table-cell table:style-name="ce99" table:formula="of:=[.N2]+1" office:value-type="date" office:date-value="2016-04-12">
            <text:p>12</text:p>
          </table:table-cell>
          <table:table-cell table:style-name="ce99" table:formula="of:=[.O2]+1" office:value-type="date" office:date-value="2016-04-13">
            <text:p>13</text:p>
          </table:table-cell>
          <table:table-cell table:style-name="ce99" table:formula="of:=[.P2]+1" office:value-type="date" office:date-value="2016-04-14">
            <text:p>14</text:p>
          </table:table-cell>
          <table:table-cell table:style-name="ce99" table:formula="of:=[.Q2]+1" office:value-type="date" office:date-value="2016-04-15">
            <text:p>15</text:p>
          </table:table-cell>
          <table:table-cell table:style-name="ce99" table:formula="of:=[.R2]+1" office:value-type="date" office:date-value="2016-04-16">
            <text:p>16</text:p>
          </table:table-cell>
          <table:table-cell table:style-name="ce99" table:formula="of:=[.S2]+1" office:value-type="date" office:date-value="2016-04-17">
            <text:p>17</text:p>
          </table:table-cell>
          <table:table-cell table:style-name="ce99" table:formula="of:=[.T2]+1" office:value-type="date" office:date-value="2016-04-18">
            <office:annotation draw:style-name="gr4" draw:text-style-name="P1" svg:width="1.1413in" svg:height="0.3902in" svg:x="10.6358in" svg:y="0in" draw:caption-point-x="-0.2402in" draw:caption-point-y="0.2374in">
              <dc:date>2016-04-12T00:00:00</dc:date>
              <text:p text:style-name="P1"><text:span text:style-name="T1">Nghỉ bù lễ Giỗ tổ Hùng Vương</text:span></text:p>
            </office:annotation>
            <text:p>18</text:p>
          </table:table-cell>
          <table:table-cell table:style-name="ce99" table:formula="of:=[.U2]+1" office:value-type="date" office:date-value="2016-04-19">
            <text:p>19</text:p>
          </table:table-cell>
          <table:table-cell table:style-name="ce99" table:formula="of:=[.V2]+1" office:value-type="date" office:date-value="2016-04-20">
            <text:p>20</text:p>
          </table:table-cell>
          <table:table-cell table:style-name="ce99" table:formula="of:=[.W2]+1" office:value-type="date" office:date-value="2016-04-21">
            <text:p>21</text:p>
          </table:table-cell>
          <table:table-cell table:style-name="ce99" table:formula="of:=[.X2]+1" office:value-type="date" office:date-value="2016-04-22">
            <text:p>22</text:p>
          </table:table-cell>
          <table:table-cell table:style-name="ce99" table:formula="of:=[.Y2]+1" office:value-type="date" office:date-value="2016-04-23">
            <text:p>23</text:p>
          </table:table-cell>
          <table:table-cell table:style-name="ce99" table:formula="of:=[.Z2]+1" office:value-type="date" office:date-value="2016-04-24">
            <text:p>24</text:p>
          </table:table-cell>
          <table:table-cell table:style-name="ce99" table:formula="of:=[.AA2]+1" office:value-type="date" office:date-value="2016-04-25">
            <text:p>25</text:p>
          </table:table-cell>
          <table:table-cell table:style-name="ce99" table:formula="of:=[.AB2]+1" office:value-type="date" office:date-value="2016-04-26">
            <text:p>26</text:p>
          </table:table-cell>
          <table:table-cell table:style-name="ce99" table:formula="of:=[.AC2]+1" office:value-type="date" office:date-value="2016-04-27">
            <text:p>27</text:p>
          </table:table-cell>
          <table:table-cell table:style-name="ce99" table:formula="of:=[.AD2]+1" office:value-type="date" office:date-value="2016-04-28">
            <text:p>28</text:p>
          </table:table-cell>
          <table:table-cell table:style-name="ce99" table:formula="of:=[.AE2]+1" office:value-type="date" office:date-value="2016-04-29">
            <text:p>29</text:p>
          </table:table-cell>
          <table:table-cell table:style-name="ce99" table:formula="of:=[.AF2]+1" office:value-type="date" office:date-value="2016-04-30">
            <text:p>30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00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97" table:formula="of:=SUM([.D4:.AG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1024in" draw:caption-point-x="-0.2402in" draw:caption-point-y="0.6157in">
              <dc:date>2016-04-19T00:00:00</dc:date>
              <text:p text:style-name="P1"><text:span text:style-name="T1">Đi trễ 30”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0.1126in" draw:caption-point-x="-0.2402in" draw:caption-point-y="0.6055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0.1138in" draw:caption-point-x="-0.2402in" draw:caption-point-y="0.6043in">
              <dc:date>2016-04-27T00:00:00</dc:date>
              <text:p text:style-name="P1"><text:span text:style-name="T1">Tối qua làm trễ nên ngủ quên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97" table:formula="of:=SUM([.D5:.AG5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4" draw:text-style-name="P1" svg:width="1.1413in" svg:height="0.3902in" svg:x="7.3094in" svg:y="0.3535in" draw:caption-point-x="-0.2402in" draw:caption-point-y="0.6122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0.3555in" draw:caption-point-x="-0.2402in" draw:caption-point-y="0.6102in">
              <dc:date>2016-04-13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0.3535in" draw:caption-point-x="-0.2402in" draw:caption-point-y="0.6122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0.4177in" draw:caption-point-x="-0.2402in" draw:caption-point-y="0.548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97" table:formula="of:=SUM([.D6:.AG6])" office:value-type="float" office:value="0.5">
            <text:p>0.5</text:p>
          </table:table-cell>
          <table:table-cell table:style-name="ce101" office:value-type="float" office:value="0">
            <office:annotation draw:style-name="gr4" draw:text-style-name="P1" svg:width="1.1413in" svg:height="0.3902in" svg:x="2.6457in" svg:y="0.5972in" draw:caption-point-x="-0.2402in" draw:caption-point-y="0.6161in">
              <dc:date>2016-04-01T00:00:00</dc:date>
              <text:p text:style-name="P1"><text:span text:style-name="T1">Chuyển nhà nên vô trễ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5976in" draw:caption-point-x="-0.2402in" draw:caption-point-y="0.6157in">
              <dc:date>2016-04-19T00:00:00</dc:date>
              <text:p text:style-name="P1"><text:span text:style-name="T1">Đi trễ 20'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3" draw:text-style-name="P1" svg:width="1.1413in" svg:height="0.7012in" svg:x="12.4622in" svg:y="0.6075in" draw:caption-point-x="-0.2402in" draw:caption-point-y="0.6059in">
              <dc:date>2016-04-21T00:00:00</dc:date>
              <text:p text:style-name="P1"><text:span text:style-name="T1">Nghỉ buổi chiều đi tham gia chương trình BMHH</text:span></text:p>
            </office:annotation>
            <text:p>0.5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289in" svg:y="0.6083in" draw:caption-point-x="-0.2402in" draw:caption-point-y="0.6051in">
              <dc:date>2016-04-26T00:00:00</dc:date>
              <text:p text:style-name="P1"><text:span text:style-name="T1">Bận việc đột xuất xin vào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97" table:formula="of:=SUM([.D7:.AG7])" office:value-type="float" office:value="1.5">
            <text:p>1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8453in" draw:caption-point-x="-0.2402in" draw:caption-point-y="0.6157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4.9287in" svg:y="0.8465in" draw:caption-point-x="-0.2402in" draw:caption-point-y="0.6146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2878in" svg:y="0.8465in" draw:caption-point-x="-0.2402in" draw:caption-point-y="0.6146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12.0059in" svg:y="0.8547in" draw:caption-point-x="-0.2402in" draw:caption-point-y="0.6063in">
              <dc:date>2016-04-21T00:00:00</dc:date>
              <text:p text:style-name="P1"><text:span text:style-name="T1">Đi trễ 3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4.7457in" svg:y="0.8465in" draw:caption-point-x="-0.2402in" draw:caption-point-y="0.6146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5.6587in" svg:y="0.8579in" draw:caption-point-x="-0.2402in" draw:caption-point-y="0.6031in">
              <dc:date>2016-04-29T00:00:00</dc:date>
              <text:p text:style-name="P1"><text:span text:style-name="T1">Nghỉ buổi sáng, bận việc đột xuất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97" table:formula="of:=SUM([.D8:.AG8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2" draw:text-style-name="P1" svg:width="1.1413in" svg:height="0.5457in" svg:x="4.0157in" svg:y="1.0929in" draw:caption-point-x="-0.2402in" draw:caption-point-y="0.6157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7.7988in" svg:y="1.0972in" draw:caption-point-x="-0.2402in" draw:caption-point-y="0.6114in">
              <dc:date>2016-04-12T00:00:00</dc:date>
              <text:p text:style-name="P1"><text:span text:style-name="T1">Vào trẽ, 9h</text:span></text:p>
            </office:annotation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8.2878in" svg:y="1.0929in" draw:caption-point-x="-0.2402in" draw:caption-point-y="0.6157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1.102in" draw:caption-point-x="-0.2402in" draw:caption-point-y="0.6067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97" table:formula="of:=SUM([.D9:.AG9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4.9287in" svg:y="1.3421in" draw:caption-point-x="-0.2402in" draw:caption-point-y="0.6146in">
              <dc:date>2016-04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4622in" svg:y="1.3512in" draw:caption-point-x="-0.2402in" draw:caption-point-y="0.6055in">
              <dc:date>2016-04-22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97" table:formula="of:=SUM([.D10:.AG10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97" table:formula="of:=SUM([.D11:.AG1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1.8362in" draw:caption-point-x="-0.2402in" draw:caption-point-y="0.6157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1.8406in" draw:caption-point-x="-0.2402in" draw:caption-point-y="0.6114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1.8406in" draw:caption-point-x="-0.2402in" draw:caption-point-y="0.6114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1.8465in" draw:caption-point-x="-0.2402in" draw:caption-point-y="0.6055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97" table:formula="of:=SUM([.D12:.AG12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3854in" svg:y="2.0913in" draw:caption-point-x="-0.2402in" draw:caption-point-y="0.6083in">
              <dc:date>2016-04-07T00:00:00</dc:date>
              <text:p text:style-name="P1"><text:span text:style-name="T1">Bận họp đột xuất trên trường, nghỉ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97" table:formula="of:=SUM([.D13:.AG13])" office:value-type="float" office:value="2">
            <text:p>2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97" table:formula="of:=SUM([.D14:.AG1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97" table:formula="of:=SUM([.D15:.AG15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2.8303in" draw:caption-point-x="-0.2402in" draw:caption-point-y="0.6122in">
              <dc:date>2016-04-11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7" draw:text-style-name="P1" svg:width="1.1413in" svg:height="0.2634in" svg:x="11.0925in" svg:y="2.8354in" draw:caption-point-x="-0.2402in" draw:caption-point-y="0.6071in">
              <dc:date>2016-04-19T00:00:00</dc:date>
              <text:p text:style-name="P1"><text:span text:style-name="T1">Ngủ quên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0059in" svg:y="2.8362in" draw:caption-point-x="-0.2402in" draw:caption-point-y="0.6063in">
              <dc:date>2016-04-21T00:00:00</dc:date>
              <text:p text:style-name="P1"><text:span text:style-name="T1">Đi trễ ~8h30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13.8323in" svg:y="2.8374in" draw:caption-point-x="-0.2402in" draw:caption-point-y="0.6051in">
              <dc:date>2016-04-25T00:00:00</dc:date>
              <text:p text:style-name="P1"><text:span text:style-name="T1">Đi trễ 4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2.8382in" draw:caption-point-x="-0.2402in" draw:caption-point-y="0.6043in">
              <dc:date>2016-04-27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97" table:formula="of:=SUM([.D16:.AG16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3.0839in" draw:caption-point-x="-0.2402in" draw:caption-point-y="0.6063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15.6587in" svg:y="3.0878in" draw:caption-point-x="-0.2402in" draw:caption-point-y="0.6024in">
              <dc:date>2016-05-04T00:00:00</dc:date>
              <text:p text:style-name="P1"><text:span text:style-name="T1">Về sớm &gt;2h, tính nghỉ buổi chiều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97" table:formula="of:=SUM([.D17:.AG17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97" table:formula="of:=SUM([.D18:.AG18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3.5791in" draw:caption-point-x="-0.2402in" draw:caption-point-y="0.6067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MinhTD</text:p>
          </table:table-cell>
          <table:table-cell table:style-name="ce97" table:formula="of:=SUM([.D19:.AG19])" office:value-type="float" office:value="4">
            <text:p>4</text:p>
          </table:table-cell>
          <table:table-cell table:style-name="ce101" office:value-type="float" office:value="0">
            <office:annotation draw:style-name="gr2" draw:text-style-name="P1" svg:width="1.1413in" svg:height="0.5457in" svg:x="2.6457in" svg:y="3.8173in" draw:caption-point-x="-0.2402in" draw:caption-point-y="0.6161in">
              <dc:date>2016-04-01T00:00:00</dc:date>
              <text:p text:style-name="P1"><text:span text:style-name="T1">Qua cty cũ lấy giấy xác nhận thuế thu nhập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1">
            <office:annotation draw:style-name="gr7" draw:text-style-name="P1" svg:width="1.1413in" svg:height="0.2634in" svg:x="4.0157in" svg:y="3.8177in" draw:caption-point-x="-0.2402in" draw:caption-point-y="0.6157in">
              <dc:date>2016-04-04T00:00:00</dc:date>
              <text:p text:style-name="P1"><text:span text:style-name="T1">Bị đau bụng</text:span></text:p>
            </office:annotation>
            <text:p>1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2" draw:text-style-name="P1" svg:width="1.1413in" svg:height="0.5457in" svg:x="7.3094in" svg:y="3.822in" draw:caption-point-x="-0.2402in" draw:caption-point-y="0.6114in">
              <dc:date>2016-04-11T00:00:00</dc:date>
              <text:p text:style-name="P1"><text:span text:style-name="T1">Đi làm giấy tạm trú, nghỉ buổi chiều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9.2661in" svg:y="3.824in" draw:caption-point-x="-0.2402in" draw:caption-point-y="0.6094in">
              <dc:date>2016-04-13T00:00:00</dc:date>
              <text:p text:style-name="P1"><text:span text:style-name="T1">Nghỉ buổi chiều làm thủ tục thuế</text:span></text:p>
            </office:annotation>
            <text:p>0.5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15.202in" svg:y="3.8295in" draw:caption-point-x="-0.2402in" draw:caption-point-y="0.6039in">
              <dc:date>2016-04-28T00:00:00</dc:date>
              <text:p text:style-name="P1"><text:span text:style-name="T1">Bị ốm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15.6587in" svg:y="3.8303in" draw:caption-point-x="-0.2402in" draw:caption-point-y="0.6031in">
              <dc:date>2016-04-29T00:00:00</dc:date>
              <text:p text:style-name="P1"><text:span text:style-name="T1">Đi khám bệnh</text:span></text:p>
            </office:annotation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NamTV</text:p>
          </table:table-cell>
          <table:table-cell table:style-name="ce97" table:formula="of:=SUM([.D20:.AG20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8421in" svg:y="4.0681in" draw:caption-point-x="-0.2402in" draw:caption-point-y="0.613in">
              <dc:date>2016-04-08T00:00:00</dc:date>
              <text:p text:style-name="P1"><text:span text:style-name="T1">Bận việc cá nhân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NhanNM</text:p>
          </table:table-cell>
          <table:table-cell table:style-name="ce97" table:formula="of:=SUM([.D21:.AG21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7.7988in" svg:y="4.3181in" draw:caption-point-x="-0.2402in" draw:caption-point-y="0.6106in">
              <dc:date>2016-04-12T00:00:00</dc:date>
              <text:p text:style-name="P1"><text:span text:style-name="T1">Qua trường có việc bận, nghỉ buổi chiều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4.322in" draw:caption-point-x="-0.2402in" draw:caption-point-y="0.6067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PhuongTH</text:p>
          </table:table-cell>
          <table:table-cell table:style-name="ce97" table:formula="of:=SUM([.D22:.AG22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4.5701in" draw:caption-point-x="-0.2402in" draw:caption-point-y="0.6063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SonPX</text:p>
          </table:table-cell>
          <table:table-cell table:style-name="ce97" table:formula="of:=SUM([.D23:.AG23])" office:value-type="float" office:value="4">
            <text:p>4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4.8079in" draw:caption-point-x="-0.2402in" draw:caption-point-y="0.6161in">
              <dc:date>2016-04-01T00:00:00</dc:date>
              <text:p text:style-name="P1"><text:span text:style-name="T1">Về quê</text:span></text:p>
            </office:annotation>
            <text:p>1</text:p>
          </table:table-cell>
          <table:table-cell table:style-name="ce101" table:number-columns-repeated="2"/>
          <table:table-cell table:style-name="ce101" office:value-type="float" office:value="1">
            <office:annotation draw:style-name="gr7" draw:text-style-name="P1" svg:width="1.1413in" svg:height="0.2634in" svg:x="4.0157in" svg:y="4.8087in" draw:caption-point-x="-0.2402in" draw:caption-point-y="0.6154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4.8087in" draw:caption-point-x="-0.2402in" draw:caption-point-y="0.6154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9287in" svg:y="4.8087in" draw:caption-point-x="-0.2402in" draw:caption-point-y="0.6154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TienND</text:p>
          </table:table-cell>
          <table:table-cell table:style-name="ce97" table:formula="of:=SUM([.D24:.AG24])" office:value-type="float" office:value="2.5">
            <text:p>2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7" draw:text-style-name="P1" svg:width="1.1413in" svg:height="0.2634in" svg:x="4.9287in" svg:y="5.0571in" draw:caption-point-x="-0.2402in" draw:caption-point-y="0.6146in">
              <dc:date>2016-04-05T00:00:00</dc:date>
              <text:p text:style-name="P1"><text:span text:style-name="T1">Đi du lịch</text:span></text:p>
            </office:annotation>
            <text:p>0.5</text:p>
          </table:table-cell>
          <table:table-cell table:style-name="ce101" office:value-type="float" office:value="1">
            <office:annotation draw:style-name="gr7" draw:text-style-name="P1" svg:width="1.1413in" svg:height="0.2634in" svg:x="5.3854in" svg:y="5.0567in" draw:caption-point-x="-0.2402in" draw:caption-point-y="0.615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5.8421in" svg:y="5.0567in" draw:caption-point-x="-0.2402in" draw:caption-point-y="0.615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haoDTH</text:p>
          </table:table-cell>
          <table:table-cell table:style-name="ce97" table:formula="of:=SUM([.D25:.AG25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5.3079in" draw:caption-point-x="-0.2402in" draw:caption-point-y="0.6114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9.2661in" svg:y="5.3079in" draw:caption-point-x="-0.2402in" draw:caption-point-y="0.6114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amDT</text:p>
          </table:table-cell>
          <table:table-cell table:style-name="ce97" table:formula="of:=SUM([.D26:.AG26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4.472in" svg:y="5.5524in" draw:caption-point-x="-0.2402in" draw:caption-point-y="0.615in">
              <dc:date>2016-04-05T00:00:00</dc:date>
              <text:p text:style-name="P1"><text:span text:style-name="T1">Đi trễ 45”, ra bank có xíu việc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inhT</text:p>
          </table:table-cell>
          <table:table-cell table:style-name="ce97" table:formula="of:=SUM([.D27:.AG27])" office:value-type="float" office:value="2">
            <text:p>2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5.7988in" draw:caption-point-x="-0.2402in" draw:caption-point-y="0.6161in">
              <dc:date>2016-04-01T00:00:00</dc:date>
              <text:p text:style-name="P1"><text:span text:style-name="T1">Đi khám bệnh</text:span></text:p>
            </office:annotation>
            <text:p>1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5.8421in" svg:y="5.8028in" draw:caption-point-x="-0.2402in" draw:caption-point-y="0.6122in">
              <dc:date>2016-04-08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4.289in" svg:y="5.8098in" draw:caption-point-x="-0.2402in" draw:caption-point-y="0.6051in">
              <dc:date>2016-04-26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ongDN</text:p>
          </table:table-cell>
          <table:table-cell table:style-name="ce97" table:formula="of:=SUM([.D28:.AG28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6.0469in" draw:caption-point-x="-0.2402in" draw:caption-point-y="0.6157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7.7988in" svg:y="6.0512in" draw:caption-point-x="-0.2402in" draw:caption-point-y="0.6114in">
              <dc:date>2016-04-12T00:00:00</dc:date>
              <text:p text:style-name="P1"><text:span text:style-name="T1">Bị đau bụng</text:span></text:p>
            </office:annotation>
            <text:p>1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6.0524in" draw:caption-point-x="-0.2402in" draw:caption-point-y="0.6102in">
              <dc:date>2016-04-13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7768in" svg:y="6.0512in" draw:caption-point-x="-0.2402in" draw:caption-point-y="0.6114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9.2661in" svg:y="6.0512in" draw:caption-point-x="-0.2402in" draw:caption-point-y="0.6114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12.0059in" svg:y="6.0563in" draw:caption-point-x="-0.2402in" draw:caption-point-y="0.6063in">
              <dc:date>2016-04-21T00:00:00</dc:date>
              <text:p text:style-name="P1"><text:span text:style-name="T1">Đi trễ ~3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6.0583in" draw:caption-point-x="-0.2402in" draw:caption-point-y="0.6043in">
              <dc:date>2016-04-27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uyLTT</text:p>
          </table:table-cell>
          <table:table-cell table:style-name="ce97" table:formula="of:=SUM([.D29:.AG29])" office:value-type="float" office:value="1">
            <text:p>1</text:p>
          </table:table-cell>
          <table:table-cell table:style-name="ce101" office:value-type="float" office:value="0.5">
            <office:annotation draw:style-name="gr7" draw:text-style-name="P1" svg:width="1.1413in" svg:height="0.2634in" svg:x="2.6457in" svg:y="6.2941in" draw:caption-point-x="-0.2402in" draw:caption-point-y="0.6161in">
              <dc:date>2016-04-01T00:00:00</dc:date>
              <text:p text:style-name="P1"><text:span text:style-name="T1">Bị chóng mặt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6.3024in" draw:caption-point-x="-0.2402in" draw:caption-point-y="0.6079in">
              <dc:date>2016-04-14T00:00:00</dc:date>
              <text:p text:style-name="P1"><text:span text:style-name="T1">Chở mẹ đi cv, nghỉ buổi sáng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4" draw:text-style-name="P1" svg:width="1.1413in" svg:height="0.3902in" svg:x="11.0925in" svg:y="6.3028in" draw:caption-point-x="-0.2402in" draw:caption-point-y="0.6075in">
              <dc:date>2016-04-19T00:00:00</dc:date>
              <text:p text:style-name="P1"><text:span text:style-name="T1">Xe bị thủng xăm, vào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6.3622in" draw:caption-point-x="-0.2402in" draw:caption-point-y="0.548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oiDB</text:p>
          </table:table-cell>
          <table:table-cell table:style-name="ce97" table:formula="of:=SUM([.D30:.AG30])" office:value-type="float" office:value="2.5">
            <text:p>2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7" draw:text-style-name="P1" svg:width="1.1413in" svg:height="0.2634in" svg:x="4.0157in" svg:y="6.5421in" draw:caption-point-x="-0.2402in" draw:caption-point-y="0.6157in">
              <dc:date>2016-04-04T00:00:00</dc:date>
              <text:p text:style-name="P1"><text:span text:style-name="T1">Nghỉ buôi sáng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9.2661in" svg:y="6.5469in" draw:caption-point-x="-0.2402in" draw:caption-point-y="0.611in">
              <dc:date>2016-04-12T00:00:00</dc:date>
              <text:p text:style-name="P1"><text:span text:style-name="T1">Đi khám bệnh</text:span></text:p>
            </office:annotation>
            <text:p>1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0059in" svg:y="6.5516in" draw:caption-point-x="-0.2402in" draw:caption-point-y="0.6063in">
              <dc:date>2016-04-2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101" office:value-type="float" office:value="1">
            <text:p>1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6.5524in" draw:caption-point-x="-0.2402in" draw:caption-point-y="0.6055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6.5535in" draw:caption-point-x="-0.2402in" draw:caption-point-y="0.6043in">
              <dc:date>2016-04-27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ruyenLVC</text:p>
          </table:table-cell>
          <table:table-cell table:style-name="ce97" table:formula="of:=SUM([.D31:.AG31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6.7902in" draw:caption-point-x="-0.2402in" draw:caption-point-y="0.6154in">
              <dc:date>2016-04-05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6.7941in" draw:caption-point-x="-0.2402in" draw:caption-point-y="0.6114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uanND</text:p>
          </table:table-cell>
          <table:table-cell table:style-name="ce97" table:formula="of:=SUM([.D32:.AG32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4.9287in" svg:y="7.039in" draw:caption-point-x="-0.2402in" draw:caption-point-y="0.6142in">
              <dc:date>2016-04-07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5.3854in" svg:y="7.039in" draw:caption-point-x="-0.2402in" draw:caption-point-y="0.6142in">
              <dc:date>2016-04-07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7.0429in" draw:caption-point-x="-0.2402in" draw:caption-point-y="0.6102in">
              <dc:date>2016-04-13T00:00:00</dc:date>
              <text:p text:style-name="P1"><text:span text:style-name="T1">Đi trễ, `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7.0488in" draw:caption-point-x="-0.2402in" draw:caption-point-y="0.6043in">
              <dc:date>2016-04-27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VietBA</text:p>
          </table:table-cell>
          <table:table-cell table:style-name="ce97" table:formula="of:=SUM([.D33:.AG33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7.2945in" draw:caption-point-x="-0.2402in" draw:caption-point-y="0.6063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VinhP</text:p>
          </table:table-cell>
          <table:table-cell table:style-name="ce97" table:formula="of:=SUM([.D34:.AG3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VuNA</text:p>
          </table:table-cell>
          <table:table-cell table:style-name="ce97" table:formula="of:=SUM([.D35:.AG35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office:annotation draw:style-name="gr4" draw:text-style-name="P1" svg:width="1.1413in" svg:height="0.3902in" svg:x="15.6587in" svg:y="7.7921in" draw:caption-point-x="-0.2402in" draw:caption-point-y="0.6043in">
              <dc:date>2016-04-26T00:00:00</dc:date>
              <text:p text:style-name="P1"><text:span text:style-name="T1">Đi du lịch</text:span></text:p>
              <text:p text:style-name="P1"><text:span text:style-name="T1"/></text:p>
            </office:annotation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4"/>
          <table:table-cell table:style-name="ce102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5" table:number-columns-repeated="7"/>
          <table:table-cell table:style-name="ce102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 table:number-rows-repeated="983136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5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16"/>
        <table:table-column table:style-name="co22" table:number-columns-repeated="7" table:default-cell-style-name="ce116"/>
        <table:table-column table:style-name="co21" table:number-columns-repeated="16" table:default-cell-style-name="ce116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11" table:number-columns-repeated="8"/>
          <table:table-cell table:style-name="ce119" office:value-type="string" table:number-columns-spanned="2" table:number-rows-spanned="1">
            <text:p>Month</text:p>
          </table:table-cell>
          <table:covered-table-cell table:style-name="ce120"/>
          <table:table-cell table:style-name="ce121" table:content-validation-name="val1" office:value-type="float" office:value="5" table:number-columns-spanned="2" table:number-rows-spanned="1">
            <text:p>5</text:p>
          </table:table-cell>
          <table:covered-table-cell table:style-name="ce120"/>
          <table:table-cell table:style-name="ce119" office:value-type="string" table:number-columns-spanned="2" table:number-rows-spanned="1">
            <text:p>Year</text:p>
          </table:table-cell>
          <table:covered-table-cell table:style-name="ce120"/>
          <table:table-cell table:style-name="ce119" office:value-type="float" office:value="2016" table:number-columns-spanned="2" table:number-rows-spanned="1">
            <text:p>2016</text:p>
          </table:table-cell>
          <table:covered-table-cell table:style-name="ce122"/>
          <table:table-cell table:style-name="ce111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12" table:formula="of:=DATE([.$R$1];[.N1];1)" office:value-type="date" office:date-value="2016-05-01">
            <text:p>01</text:p>
          </table:table-cell>
          <table:table-cell table:style-name="ce112" table:formula="of:=[.D2]+1" office:value-type="date" office:date-value="2016-05-02">
            <text:p>02</text:p>
          </table:table-cell>
          <table:table-cell table:style-name="ce112" table:formula="of:=[.E2]+1" office:value-type="date" office:date-value="2016-05-03">
            <text:p>03</text:p>
          </table:table-cell>
          <table:table-cell table:style-name="ce112" table:formula="of:=[.F2]+1" office:value-type="date" office:date-value="2016-05-04">
            <text:p>04</text:p>
          </table:table-cell>
          <table:table-cell table:style-name="ce112" table:formula="of:=[.G2]+1" office:value-type="date" office:date-value="2016-05-05">
            <text:p>05</text:p>
          </table:table-cell>
          <table:table-cell table:style-name="ce112" table:formula="of:=[.H2]+1" office:value-type="date" office:date-value="2016-05-06">
            <text:p>06</text:p>
          </table:table-cell>
          <table:table-cell table:style-name="ce112" table:formula="of:=[.I2]+1" office:value-type="date" office:date-value="2016-05-07">
            <text:p>07</text:p>
          </table:table-cell>
          <table:table-cell table:style-name="ce112" table:formula="of:=[.J2]+1" office:value-type="date" office:date-value="2016-05-08">
            <text:p>08</text:p>
          </table:table-cell>
          <table:table-cell table:style-name="ce112" table:formula="of:=[.K2]+1" office:value-type="date" office:date-value="2016-05-09">
            <text:p>09</text:p>
          </table:table-cell>
          <table:table-cell table:style-name="ce112" table:formula="of:=[.L2]+1" office:value-type="date" office:date-value="2016-05-10">
            <text:p>10</text:p>
          </table:table-cell>
          <table:table-cell table:style-name="ce112" table:formula="of:=[.M2]+1" office:value-type="date" office:date-value="2016-05-11">
            <text:p>11</text:p>
          </table:table-cell>
          <table:table-cell table:style-name="ce112" table:formula="of:=[.N2]+1" office:value-type="date" office:date-value="2016-05-12">
            <text:p>12</text:p>
          </table:table-cell>
          <table:table-cell table:style-name="ce112" table:formula="of:=[.O2]+1" office:value-type="date" office:date-value="2016-05-13">
            <text:p>13</text:p>
          </table:table-cell>
          <table:table-cell table:style-name="ce112" table:formula="of:=[.P2]+1" office:value-type="date" office:date-value="2016-05-14">
            <text:p>14</text:p>
          </table:table-cell>
          <table:table-cell table:style-name="ce112" table:formula="of:=[.Q2]+1" office:value-type="date" office:date-value="2016-05-15">
            <text:p>15</text:p>
          </table:table-cell>
          <table:table-cell table:style-name="ce112" table:formula="of:=[.R2]+1" office:value-type="date" office:date-value="2016-05-16">
            <text:p>16</text:p>
          </table:table-cell>
          <table:table-cell table:style-name="ce112" table:formula="of:=[.S2]+1" office:value-type="date" office:date-value="2016-05-17">
            <text:p>17</text:p>
          </table:table-cell>
          <table:table-cell table:style-name="ce112" table:formula="of:=[.T2]+1" office:value-type="date" office:date-value="2016-05-18">
            <text:p>18</text:p>
          </table:table-cell>
          <table:table-cell table:style-name="ce112" table:formula="of:=[.U2]+1" office:value-type="date" office:date-value="2016-05-19">
            <text:p>19</text:p>
          </table:table-cell>
          <table:table-cell table:style-name="ce112" table:formula="of:=[.V2]+1" office:value-type="date" office:date-value="2016-05-20">
            <text:p>20</text:p>
          </table:table-cell>
          <table:table-cell table:style-name="ce112" table:formula="of:=[.W2]+1" office:value-type="date" office:date-value="2016-05-21">
            <text:p>21</text:p>
          </table:table-cell>
          <table:table-cell table:style-name="ce112" table:formula="of:=[.X2]+1" office:value-type="date" office:date-value="2016-05-22">
            <text:p>22</text:p>
          </table:table-cell>
          <table:table-cell table:style-name="ce112" table:formula="of:=[.Y2]+1" office:value-type="date" office:date-value="2016-05-23">
            <text:p>23</text:p>
          </table:table-cell>
          <table:table-cell table:style-name="ce112" table:formula="of:=[.Z2]+1" office:value-type="date" office:date-value="2016-05-24">
            <text:p>24</text:p>
          </table:table-cell>
          <table:table-cell table:style-name="ce112" table:formula="of:=[.AA2]+1" office:value-type="date" office:date-value="2016-05-25">
            <text:p>25</text:p>
          </table:table-cell>
          <table:table-cell table:style-name="ce112" table:formula="of:=[.AB2]+1" office:value-type="date" office:date-value="2016-05-26">
            <text:p>26</text:p>
          </table:table-cell>
          <table:table-cell table:style-name="ce112" table:formula="of:=[.AC2]+1" office:value-type="date" office:date-value="2016-05-27">
            <text:p>27</text:p>
          </table:table-cell>
          <table:table-cell table:style-name="ce112" table:formula="of:=[.AD2]+1" office:value-type="date" office:date-value="2016-05-28">
            <text:p>28</text:p>
          </table:table-cell>
          <table:table-cell table:style-name="ce112" table:formula="of:=[.AE2]+1" office:value-type="date" office:date-value="2016-05-29">
            <text:p>29</text:p>
          </table:table-cell>
          <table:table-cell table:style-name="ce112" table:formula="of:=[.AF2]+1" office:value-type="date" office:date-value="2016-05-30">
            <text:p>30</text:p>
          </table:table-cell>
          <table:table-cell table:style-name="ce112" table:formula="of:=[.AG2]+1" office:value-type="date" office:date-value="2016-05-31">
            <text:p>31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13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E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3.1024in" svg:y="0in" draw:caption-point-x="-0.2402in" draw:caption-point-y="0.4705in">
              <dc:date>2016-04-29T00:00:00</dc:date>
              <text:p text:style-name="P1"><text:span text:style-name="T1">Nghỉ bù lễ 30/4</text:span></text:p>
            </office:annotation>
            <text:p>Mon</text:p>
          </table:table-cell>
          <table:table-cell table:style-name="ce113" table:formula="of:=CHOOSE(WEEKDAY([.F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3.5591in" svg:y="0in" draw:caption-point-x="-0.2402in" draw:caption-point-y="0.4705in">
              <dc:date>2016-04-29T00:00:00</dc:date>
              <text:p text:style-name="P1"><text:span text:style-name="T1">Nghỉ bù lẽ 1/5</text:span></text:p>
            </office:annotation>
            <text:p>Tue</text:p>
          </table:table-cell>
          <table:table-cell table:style-name="ce113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10" table:formula="of:=SUM([.D4:.AH4])" office:value-type="float" office:value="0.5">
            <text:p>0.5</text:p>
          </table:table-cell>
          <table:table-cell table:style-name="ce114" table:number-columns-repeated="3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4.9287in" svg:y="0.102in" draw:caption-point-x="-0.2402in" draw:caption-point-y="0.6161in">
              <dc:date>2016-05-06T00:00:00</dc:date>
              <text:p text:style-name="P1"><text:span text:style-name="T1">Đi trễ, 8h50 vào cty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0.1028in" draw:caption-point-x="-0.2402in" draw:caption-point-y="0.6154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0.1035in" draw:caption-point-x="-0.2402in" draw:caption-point-y="0.6146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0.1791in" svg:y="0.1083in" draw:caption-point-x="-0.2402in" draw:caption-point-y="0.6098in">
              <dc:date>2016-05-17T00:00:00</dc:date>
              <text:p text:style-name="P1"><text:span text:style-name="T1">Bị sốt, nghỉ buổi sáng</text:span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10" table:formula="of:=SUM([.D5:.AH5])" office:value-type="float" office:value="2">
            <text:p>2</text:p>
          </table:table-cell>
          <table:table-cell table:style-name="ce114" table:number-columns-repeated="3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472in" svg:y="0.3492in" draw:caption-point-x="-0.2402in" draw:caption-point-y="0.6165in">
              <dc:date>2016-05-05T00:00:00</dc:date>
              <text:p text:style-name="P1"><text:span text:style-name="T1">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6.3311in" svg:y="0.3504in" draw:caption-point-x="-0.2402in" draw:caption-point-y="0.6154in">
              <dc:date>2016-05-09T00:00:00</dc:date>
              <text:p text:style-name="P1"><text:span text:style-name="T1">8h30 vào cty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6.8205in" svg:y="0.35in" draw:caption-point-x="-0.2402in" draw:caption-point-y="0.6157in">
              <dc:date>2016-05-06T00:00:00</dc:date>
              <text:p text:style-name="P1"><text:span text:style-name="T1">Đi làm giấy tờ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0.3528in" draw:caption-point-x="-0.2402in" draw:caption-point-y="0.613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4" draw:text-style-name="P1" svg:width="1.1413in" svg:height="0.3902in" svg:x="16.1154in" svg:y="0.363in" draw:caption-point-x="-0.2402in" draw:caption-point-y="0.6028in">
              <dc:date>2016-05-30T00:00:00</dc:date>
              <text:p text:style-name="P1"><text:span text:style-name="T1">Bị đau đầu</text:span></text:p>
              <text:p text:style-name="P1"><text:span text:style-name="T1"/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10" table:formula="of:=SUM([.D6:.AH6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2" draw:text-style-name="P1" svg:width="1.1413in" svg:height="0.5457in" svg:x="16.572in" svg:y="0.611in" draw:caption-point-x="-0.2402in" draw:caption-point-y="0.6024in">
              <dc:date>2016-05-31T00:00:00</dc:date>
              <text:p text:style-name="P1"><text:span text:style-name="T1">Bận việc riêng đột xuất nên vào trễ &gt;1h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10" table:formula="of:=SUM([.D7:.AH7])" office:value-type="float" office:value="1">
            <text:p>1</text:p>
          </table:table-cell>
          <table:table-cell table:style-name="ce114" table:number-columns-repeated="3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4.9287in" svg:y="0.8453in" draw:caption-point-x="-0.2402in" draw:caption-point-y="0.6157in">
              <dc:date>2016-05-06T00:00:00</dc:date>
              <text:p text:style-name="P1"><text:span text:style-name="T1">Về quê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0.8465in" draw:caption-point-x="-0.2402in" draw:caption-point-y="0.6146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0.848in" draw:caption-point-x="-0.2402in" draw:caption-point-y="0.613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10" table:formula="of:=SUM([.D8:.AH8])" office:value-type="float" office:value="3">
            <text:p>3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3.8323in" svg:y="1.0945in" draw:caption-point-x="-0.2402in" draw:caption-point-y="0.6142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4.289in" svg:y="1.0945in" draw:caption-point-x="-0.2402in" draw:caption-point-y="0.6142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4.7457in" svg:y="1.0945in" draw:caption-point-x="-0.2402in" draw:caption-point-y="0.6142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10" table:formula="of:=SUM([.D9:.AH9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1.3429in" draw:caption-point-x="-0.2402in" draw:caption-point-y="0.6138in">
              <dc:date>2016-05-11T00:00:00</dc:date>
              <text:p text:style-name="P1"><text:span text:style-name="T1">Bị đau bụng, xin vào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3.8323in" svg:y="1.352in" draw:caption-point-x="-0.2402in" draw:caption-point-y="0.6047in">
              <dc:date>2016-05-25T00:00:00</dc:date>
              <text:p text:style-name="P1"><text:span text:style-name="T1">Nghỉ buổi sáng đi lấy bằng lái xe</text:span></text:p>
            </office:annotation>
            <text:p>0.5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10" table:formula="of:=SUM([.D10:.AH10])" office:value-type="float" office:value="2">
            <text:p>2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2" draw:text-style-name="P1" svg:width="1.1413in" svg:height="0.5457in" svg:x="8.2878in" svg:y="1.5913in" draw:caption-point-x="-0.2402in" draw:caption-point-y="0.613in">
              <dc:date>2016-05-12T00:00:00</dc:date>
              <text:p text:style-name="P1"><text:span text:style-name="T1">Nghỉ 1 ngày để ôn thi cao học</text:span></text:p>
              <text:p text:style-name="P1"><text:span text:style-name="T1"/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3.8323in" svg:y="1.6in" draw:caption-point-x="-0.2402in" draw:caption-point-y="0.6043in">
              <dc:date>2016-05-2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10" table:formula="of:=SUM([.D11:.AH11])" office:value-type="float" office:value="5">
            <text:p>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1.8366in" draw:caption-point-x="-0.2402in" draw:caption-point-y="0.6154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1.8374in" draw:caption-point-x="-0.2402in" draw:caption-point-y="0.6146in">
              <dc:date>2016-05-10T00:00:00</dc:date>
              <text:p text:style-name="P1"><text:span text:style-name="T1">Đi trễ, ~ 8h4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0.1791in" svg:y="1.8421in" draw:caption-point-x="-0.2402in" draw:caption-point-y="0.6098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0.6358in" svg:y="1.8421in" draw:caption-point-x="-0.2402in" draw:caption-point-y="0.6098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1.0925in" svg:y="1.8421in" draw:caption-point-x="-0.2402in" draw:caption-point-y="0.6098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1.5492in" svg:y="1.8421in" draw:caption-point-x="-0.2402in" draw:caption-point-y="0.6098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12.9189in" svg:y="1.8421in" draw:caption-point-x="-0.2402in" draw:caption-point-y="0.6098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>
            <office:annotation draw:style-name="gr7" draw:text-style-name="P1" svg:width="1.1413in" svg:height="0.2634in" svg:x="13.3756in" svg:y="1.8465in" draw:caption-point-x="-0.2402in" draw:caption-point-y="0.605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3.8323in" svg:y="1.8465in" draw:caption-point-x="-0.2402in" draw:caption-point-y="0.605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4.289in" svg:y="1.8465in" draw:caption-point-x="-0.2402in" draw:caption-point-y="0.605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4.7457in" svg:y="1.8465in" draw:caption-point-x="-0.2402in" draw:caption-point-y="0.605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 table:number-columns-repeated="2"/>
          <table:table-cell table:style-name="ce114">
            <office:annotation draw:style-name="gr7" draw:text-style-name="P1" svg:width="1.1413in" svg:height="0.2634in" svg:x="16.1154in" svg:y="1.8465in" draw:caption-point-x="-0.2402in" draw:caption-point-y="0.605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6.572in" svg:y="1.8465in" draw:caption-point-x="-0.2402in" draw:caption-point-y="0.605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10" table:formula="of:=SUM([.D12:.AH12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2.0827in" draw:caption-point-x="-0.2402in" draw:caption-point-y="0.6169in">
              <dc:date>2016-05-04T00:00:00</dc:date>
              <text:p text:style-name="P1"><text:span text:style-name="T1">Qua trường có việc đột xuất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2" draw:text-style-name="P1" svg:width="1.1413in" svg:height="0.5457in" svg:x="6.3311in" svg:y="2.0843in" draw:caption-point-x="-0.2402in" draw:caption-point-y="0.6154in">
              <dc:date>2016-05-09T00:00:00</dc:date>
              <text:p text:style-name="P1"><text:span text:style-name="T1">Bận việc nhà đột xuất, x9h3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2.085in" draw:caption-point-x="-0.2402in" draw:caption-point-y="0.6146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2.0858in" draw:caption-point-x="-0.2402in" draw:caption-point-y="0.6138in">
              <dc:date>2016-05-1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7.7988in" svg:y="2.0878in" draw:caption-point-x="-0.2402in" draw:caption-point-y="0.6118in">
              <dc:date>2016-05-12T00:00:00</dc:date>
              <text:p text:style-name="P1"><text:span text:style-name="T1">Đi họp bên trường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1.5492in" svg:y="2.0933in" draw:caption-point-x="-0.2402in" draw:caption-point-y="0.6063in">
              <dc:date>2016-05-2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2.0957in" draw:caption-point-x="-0.2402in" draw:caption-point-y="0.6039in">
              <dc:date>2016-05-27T00:00:00</dc:date>
              <text:p text:style-name="P1"><text:span text:style-name="T1">Bận việc nhà, ~9h vào cty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10" table:formula="of:=SUM([.D13:.AH13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10" table:formula="of:=SUM([.D14:.AH14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1">
            <office:annotation draw:style-name="gr2" draw:text-style-name="P1" svg:width="1.1413in" svg:height="0.5457in" svg:x="4.0157in" svg:y="2.578in" draw:caption-point-x="-0.2402in" draw:caption-point-y="0.6169in">
              <dc:date>2016-05-04T00:00:00</dc:date>
              <text:p text:style-name="P1"><text:span text:style-name="T1">Nghỉ 1 ngày, chuyến bay bị hoãn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9287in" svg:y="2.5787in" draw:caption-point-x="-0.2402in" draw:caption-point-y="0.6161in">
              <dc:date>2016-05-06T00:00:00</dc:date>
              <text:p text:style-name="P1"><text:span text:style-name="T1">7h30 vào cty</text:span></text:p>
            </office:annotation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8.2878in" svg:y="2.5839in" draw:caption-point-x="-0.2402in" draw:caption-point-y="0.611in">
              <dc:date>2016-05-13T00:00:00</dc:date>
              <text:p text:style-name="P1"><text:span text:style-name="T1">Đi lấy thuốc đau chân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9.7228in" svg:y="2.5843in" draw:caption-point-x="-0.2402in" draw:caption-point-y="0.6106in">
              <dc:date>2016-05-16T00:00:00</dc:date>
              <text:p text:style-name="P1"><text:span text:style-name="T1">Ngủ quên, 9h vô cty</text:span></text:p>
            </office:annotation>
            <text:p>0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10" table:formula="of:=SUM([.D15:.AH15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2.8272in" draw:caption-point-x="-0.2402in" draw:caption-point-y="0.6154in">
              <dc:date>2016-05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2.828in" draw:caption-point-x="-0.2402in" draw:caption-point-y="0.6146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2.8382in" draw:caption-point-x="-0.2402in" draw:caption-point-y="0.6043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4.7457in" svg:y="2.8386in" draw:caption-point-x="-0.2402in" draw:caption-point-y="0.6039in">
              <dc:date>2016-05-27T00:00:00</dc:date>
              <text:p text:style-name="P1"><text:span text:style-name="T1">8h40 vào cty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6.572in" svg:y="2.8406in" draw:caption-point-x="-0.2402in" draw:caption-point-y="0.602in">
              <dc:date>2016-05-31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10" table:formula="of:=SUM([.D16:.AH16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2" draw:text-style-name="P1" svg:width="1.1413in" svg:height="0.5457in" svg:x="7.7988in" svg:y="3.0787in" draw:caption-point-x="-0.2402in" draw:caption-point-y="0.6114in">
              <dc:date>2016-05-12T00:00:00</dc:date>
              <text:p text:style-name="P1"><text:span text:style-name="T1">Nghỉ buổi chiều đi khám chân bị đau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110" table:formula="of:=SUM([.D17:.AH17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2" draw:text-style-name="P1" svg:width="1.1413in" svg:height="0.5457in" svg:x="9.7228in" svg:y="3.3276in" draw:caption-point-x="-0.2402in" draw:caption-point-y="0.6106in">
              <dc:date>2016-05-13T00:00:00</dc:date>
              <text:p text:style-name="P1"><text:span text:style-name="T1">Không dc khỏe, xin nghỉ 1 ngày để refresh</text:span></text:p>
            </office:annotation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110" table:formula="of:=SUM([.D18:.AH18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0.6358in" svg:y="3.5764in" draw:caption-point-x="-0.2402in" draw:caption-point-y="0.6094in">
              <dc:date>2016-05-18T00:00:00</dc:date>
              <text:p text:style-name="P1"><text:span text:style-name="T1">Xe bị hư nên vào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3.5819in" draw:caption-point-x="-0.2402in" draw:caption-point-y="0.6039in">
              <dc:date>2016-05-27T00:00:00</dc:date>
              <text:p text:style-name="P1"><text:span text:style-name="T1">Ra ngân hang nên vô trễ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MinhTD</text:p>
          </table:table-cell>
          <table:table-cell table:style-name="ce110" table:formula="of:=SUM([.D19:.AH19])" office:value-type="float" office:value="3">
            <text:p>3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9.7228in" svg:y="3.8228in" draw:caption-point-x="-0.2402in" draw:caption-point-y="0.6106in">
              <dc:date>2016-05-16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4" draw:text-style-name="P1" svg:width="1.1413in" svg:height="0.3902in" svg:x="16.1154in" svg:y="3.8303in" draw:caption-point-x="-0.2402in" draw:caption-point-y="0.6031in">
              <dc:date>2016-05-30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14" office:value-type="float" office:value="1">
            <office:annotation draw:style-name="gr4" draw:text-style-name="P1" svg:width="1.1413in" svg:height="0.3902in" svg:x="16.572in" svg:y="3.8303in" draw:caption-point-x="-0.2402in" draw:caption-point-y="0.6031in">
              <dc:date>2016-05-30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NamTV</text:p>
          </table:table-cell>
          <table:table-cell table:style-name="ce110" table:formula="of:=SUM([.D20:.AH20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6.8205in" svg:y="4.0665in" draw:caption-point-x="-0.2402in" draw:caption-point-y="0.6146in">
              <dc:date>2016-05-09T00:00:00</dc:date>
              <text:p text:style-name="P1"><text:span text:style-name="T1">Nghỉ buổi sáng, bận việc cá nhân</text:span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4.0787in" draw:caption-point-x="-0.2402in" draw:caption-point-y="0.6024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NhanNM</text:p>
          </table:table-cell>
          <table:table-cell table:style-name="ce110" table:formula="of:=SUM([.D21:.AH21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4.3157in" draw:caption-point-x="-0.2402in" draw:caption-point-y="0.613in">
              <dc:date>2016-05-12T00:00:00</dc:date>
              <text:p text:style-name="P1"><text:span text:style-name="T1">Lên trường có việc nên vào trễ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4.313in" draw:caption-point-x="-0.2402in" draw:caption-point-y="0.6157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3.8323in" svg:y="4.324in" draw:caption-point-x="-0.2402in" draw:caption-point-y="0.6047in">
              <dc:date>2016-05-25T00:00:00</dc:date>
              <text:p text:style-name="P1"><text:span text:style-name="T1">Qua trường có việc nên vô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PhuongTH</text:p>
          </table:table-cell>
          <table:table-cell table:style-name="ce110" table:formula="of:=SUM([.D22:.AH22])" office:value-type="float" office:value="1.5">
            <text:p>1.5</text:p>
          </table:table-cell>
          <table:table-cell table:style-name="ce114" table:number-columns-repeated="3"/>
          <table:table-cell table:style-name="ce114" office:value-type="float" office:value="0">
            <office:annotation draw:style-name="gr7" draw:text-style-name="P1" svg:width="1.1413in" svg:height="0.2634in" svg:x="4.0157in" svg:y="4.5598in" draw:caption-point-x="-0.2402in" draw:caption-point-y="0.616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472in" svg:y="4.5598in" draw:caption-point-x="-0.2402in" draw:caption-point-y="0.616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9287in" svg:y="4.5598in" draw:caption-point-x="-0.2402in" draw:caption-point-y="0.616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6.3311in" svg:y="4.5598in" draw:caption-point-x="-0.2402in" draw:caption-point-y="0.616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4.5598in" draw:caption-point-x="-0.2402in" draw:caption-point-y="0.616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7.3094in" svg:y="4.5598in" draw:caption-point-x="-0.2402in" draw:caption-point-y="0.616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7.7988in" svg:y="4.5598in" draw:caption-point-x="-0.2402in" draw:caption-point-y="0.616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8.2878in" svg:y="4.5598in" draw:caption-point-x="-0.2402in" draw:caption-point-y="0.616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1.5492in" svg:y="4.5697in" draw:caption-point-x="-0.2402in" draw:caption-point-y="0.6067in">
              <dc:date>2016-05-20T00:00:00</dc:date>
              <text:p text:style-name="P1"><text:span text:style-name="T1">Bị đau răng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4.572in" draw:caption-point-x="-0.2402in" draw:caption-point-y="0.6043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8" draw:text-style-name="P1" svg:width="1.1413in" svg:height="1.0122in" svg:x="16.572in" svg:y="4.574in" draw:caption-point-x="-0.2402in" draw:caption-point-y="0.6024in">
              <dc:date>2016-05-31T00:00:00</dc:date>
              <text:p text:style-name="P1"><text:span text:style-name="T1">Ra ngân hàng vào trễ <text:s/>quá 50% giờ làm buổi sáng nên tính nghỉ buổi sáng</text:span></text:p>
              <text:p text:style-name="P1"><text:span text:style-name="T1"/></text:p>
            </office:annotation>
            <text:p>0.5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SonPX</text:p>
          </table:table-cell>
          <table:table-cell table:style-name="ce110" table:formula="of:=SUM([.D23:.AH23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TienND</text:p>
          </table:table-cell>
          <table:table-cell table:style-name="ce110" table:formula="of:=SUM([.D24:.AH24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haoDTH</text:p>
          </table:table-cell>
          <table:table-cell table:style-name="ce110" table:formula="of:=SUM([.D25:.AH25])" office:value-type="float" office:value="2">
            <text:p>2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1.5492in" svg:y="5.3051in" draw:caption-point-x="-0.2402in" draw:caption-point-y="0.6142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5.315in" draw:caption-point-x="-0.2402in" draw:caption-point-y="0.6043in">
              <dc:date>2016-05-2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4.7457in" svg:y="5.3051in" draw:caption-point-x="-0.2402in" draw:caption-point-y="0.6142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5.3169in" draw:caption-point-x="-0.2402in" draw:caption-point-y="0.6024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amDT</text:p>
          </table:table-cell>
          <table:table-cell table:style-name="ce110" table:formula="of:=SUM([.D26:.AH26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inhT</text:p>
          </table:table-cell>
          <table:table-cell table:style-name="ce110" table:formula="of:=SUM([.D27:.AH27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ongDN</text:p>
          </table:table-cell>
          <table:table-cell table:style-name="ce110" table:formula="of:=SUM([.D28:.AH28])" office:value-type="float" office:value="0">
            <text:p>0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6.0457in" draw:caption-point-x="-0.2402in" draw:caption-point-y="0.6169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6.0457in" draw:caption-point-x="-0.2402in" draw:caption-point-y="0.6169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6.0457in" draw:caption-point-x="-0.2402in" draw:caption-point-y="0.6169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uyLTT</text:p>
          </table:table-cell>
          <table:table-cell table:style-name="ce110" table:formula="of:=SUM([.D29:.AH29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6.2933in" draw:caption-point-x="-0.2402in" draw:caption-point-y="0.6169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6.2949in" draw:caption-point-x="-0.2402in" draw:caption-point-y="0.6154in">
              <dc:date>2016-05-09T00:00:00</dc:date>
              <text:p text:style-name="P1"><text:span text:style-name="T1">Đi trễ, 8h45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6.2945in" draw:caption-point-x="-0.2402in" draw:caption-point-y="0.6157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1.0925in" svg:y="6.3016in" draw:caption-point-x="-0.2402in" draw:caption-point-y="0.6087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oiDB</text:p>
          </table:table-cell>
          <table:table-cell table:style-name="ce110" table:formula="of:=SUM([.D30:.AH30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6.5433in" draw:caption-point-x="-0.2402in" draw:caption-point-y="0.6146in">
              <dc:date>2016-05-10T00:00:00</dc:date>
              <text:p text:style-name="P1"><text:span text:style-name="T1">~8h35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6.5441in" draw:caption-point-x="-0.2402in" draw:caption-point-y="0.6138in">
              <dc:date>2016-05-1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9.7228in" svg:y="6.5472in" draw:caption-point-x="-0.2402in" draw:caption-point-y="0.6106in">
              <dc:date>2016-05-16T00:00:00</dc:date>
              <text:p text:style-name="P1"><text:span text:style-name="T1">Ngủ quên, tới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1.0925in" svg:y="6.5492in" draw:caption-point-x="-0.2402in" draw:caption-point-y="0.6087in">
              <dc:date>2016-05-19T00:00:00</dc:date>
              <text:p text:style-name="P1"><text:span text:style-name="T1">Đau đầu, nghỉ buổi sáng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6.5535in" draw:caption-point-x="-0.2402in" draw:caption-point-y="0.6043in">
              <dc:date>2016-05-26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6.572in" svg:y="6.5559in" draw:caption-point-x="-0.2402in" draw:caption-point-y="0.602in">
              <dc:date>2016-05-31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ruyenLVC</text:p>
          </table:table-cell>
          <table:table-cell table:style-name="ce110" table:formula="of:=SUM([.D31:.AH31])" office:value-type="float" office:value="2.5">
            <text:p>2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6.3311in" svg:y="6.7902in" draw:caption-point-x="-0.2402in" draw:caption-point-y="0.6154in">
              <dc:date>2016-05-09T00:00:00</dc:date>
              <text:p text:style-name="P1"><text:span text:style-name="T1">Đi khám bệnh</text:span></text:p>
            </office:annotation>
            <text:p>1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6.7917in" draw:caption-point-x="-0.2402in" draw:caption-point-y="0.6138in">
              <dc:date>2016-05-11T00:00:00</dc:date>
              <text:p text:style-name="P1"><text:span text:style-name="T1">Nghỉ buổi chiều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6.7917in" draw:caption-point-x="-0.2402in" draw:caption-point-y="0.6138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6.7917in" draw:caption-point-x="-0.2402in" draw:caption-point-y="0.6138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8.2878in" svg:y="6.7917in" draw:caption-point-x="-0.2402in" draw:caption-point-y="0.6138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.5">
            <office:annotation draw:style-name="gr7" draw:text-style-name="P1" svg:width="1.1413in" svg:height="0.2634in" svg:x="9.7228in" svg:y="6.7957in" draw:caption-point-x="-0.2402in" draw:caption-point-y="0.6098in">
              <dc:date>2016-05-16T00:00:00</dc:date>
              <text:p text:style-name="P1"><text:span text:style-name="T1">Đi tái khám</text:span></text:p>
            </office:annotation>
            <text:p>0.5</text:p>
          </table:table-cell>
          <table:table-cell table:style-name="ce114" office:value-type="float" office:value="0">
            <office:annotation draw:style-name="gr7" draw:text-style-name="P1" svg:width="1.1413in" svg:height="0.2634in" svg:x="10.1791in" svg:y="6.7961in" draw:caption-point-x="-0.2402in" draw:caption-point-y="0.6094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0.6358in" svg:y="6.7961in" draw:caption-point-x="-0.2402in" draw:caption-point-y="0.6094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12.9189in" svg:y="6.8in" draw:caption-point-x="-0.2402in" draw:caption-point-y="0.6055in">
              <dc:date>2016-05-23T00:00:00</dc:date>
              <text:p text:style-name="P1"><text:span text:style-name="T1">Đi tái khám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3" draw:text-style-name="P1" svg:width="1.1413in" svg:height="0.7012in" svg:x="14.289in" svg:y="6.8012in" draw:caption-point-x="-0.2402in" draw:caption-point-y="0.6043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3" draw:text-style-name="P1" svg:width="1.1413in" svg:height="0.7012in" svg:x="16.1154in" svg:y="6.8012in" draw:caption-point-x="-0.2402in" draw:caption-point-y="0.6043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uanND</text:p>
          </table:table-cell>
          <table:table-cell table:style-name="ce110" table:formula="of:=SUM([.D32:.AH32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7.0394in" draw:caption-point-x="-0.2402in" draw:caption-point-y="0.6138in">
              <dc:date>2016-05-11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9.7228in" svg:y="7.0429in" draw:caption-point-x="-0.2402in" draw:caption-point-y="0.6102in">
              <dc:date>2016-05-16T00:00:00</dc:date>
              <text:p text:style-name="P1"><text:span text:style-name="T1">Ngủ quên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2" draw:text-style-name="P1" svg:width="1.1413in" svg:height="0.5457in" svg:x="11.0925in" svg:y="7.0457in" draw:caption-point-x="-0.2402in" draw:caption-point-y="0.6075in">
              <dc:date>2016-05-19T00:00:00</dc:date>
              <text:p text:style-name="P1"><text:span text:style-name="T1">Nghỉ sáng, đưa ng nhà đi khám bệnh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7.0508in" draw:caption-point-x="-0.2402in" draw:caption-point-y="0.6024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VietBA</text:p>
          </table:table-cell>
          <table:table-cell table:style-name="ce110" table:formula="of:=SUM([.D33:.AH33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9.7228in" svg:y="7.2902in" draw:caption-point-x="-0.2402in" draw:caption-point-y="0.6106in">
              <dc:date>2016-05-16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1.0925in" svg:y="7.2921in" draw:caption-point-x="-0.2402in" draw:caption-point-y="0.6087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7.2965in" draw:caption-point-x="-0.2402in" draw:caption-point-y="0.6043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7.2984in" draw:caption-point-x="-0.2402in" draw:caption-point-y="0.6024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VinhP</text:p>
          </table:table-cell>
          <table:table-cell table:style-name="ce110" table:formula="of:=SUM([.D34:.AH34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VuNA</text:p>
          </table:table-cell>
          <table:table-cell table:style-name="ce110" table:formula="of:=SUM([.D35:.AH35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1.5492in" svg:y="7.7894in" draw:caption-point-x="-0.2402in" draw:caption-point-y="0.6071in">
              <dc:date>2016-05-19T00:00:00</dc:date>
              <text:p text:style-name="P1"><text:span text:style-name="T1">Về quê tham ba của bạn bị ốm</text:span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15" table:number-columns-repeated="4"/>
          <table:table-cell table:style-name="ce117"/>
          <table:table-cell table:style-name="ce115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15" table:number-columns-repeated="4"/>
          <table:table-cell table:style-name="ce118" table:number-columns-repeated="7"/>
          <table:table-cell table:style-name="ce115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 table:number-rows-repeated="983136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6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29"/>
        <table:table-column table:style-name="co22" table:number-columns-repeated="7" table:default-cell-style-name="ce129"/>
        <table:table-column table:style-name="co21" table:number-columns-repeated="15" table:default-cell-style-name="ce129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24" table:number-columns-repeated="8"/>
          <table:table-cell table:style-name="ce132" office:value-type="string" table:number-columns-spanned="2" table:number-rows-spanned="1">
            <text:p>Month</text:p>
          </table:table-cell>
          <table:covered-table-cell table:style-name="ce133"/>
          <table:table-cell table:style-name="ce134" table:content-validation-name="val1" office:value-type="float" office:value="6" table:number-columns-spanned="2" table:number-rows-spanned="1">
            <text:p>6</text:p>
          </table:table-cell>
          <table:covered-table-cell table:style-name="ce133"/>
          <table:table-cell table:style-name="ce132" office:value-type="string" table:number-columns-spanned="2" table:number-rows-spanned="1">
            <text:p>Year</text:p>
          </table:table-cell>
          <table:covered-table-cell table:style-name="ce133"/>
          <table:table-cell table:style-name="ce132" office:value-type="float" office:value="2016" table:number-columns-spanned="2" table:number-rows-spanned="1">
            <text:p>2016</text:p>
          </table:table-cell>
          <table:covered-table-cell table:style-name="ce135"/>
          <table:table-cell table:style-name="ce124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25" table:formula="of:=DATE([.$R$1];[.N1];1)" office:value-type="date" office:date-value="2016-06-01">
            <text:p>01</text:p>
          </table:table-cell>
          <table:table-cell table:style-name="ce125" table:formula="of:=[.D2]+1" office:value-type="date" office:date-value="2016-06-02">
            <text:p>02</text:p>
          </table:table-cell>
          <table:table-cell table:style-name="ce125" table:formula="of:=[.E2]+1" office:value-type="date" office:date-value="2016-06-03">
            <text:p>03</text:p>
          </table:table-cell>
          <table:table-cell table:style-name="ce125" table:formula="of:=[.F2]+1" office:value-type="date" office:date-value="2016-06-04">
            <text:p>04</text:p>
          </table:table-cell>
          <table:table-cell table:style-name="ce125" table:formula="of:=[.G2]+1" office:value-type="date" office:date-value="2016-06-05">
            <text:p>05</text:p>
          </table:table-cell>
          <table:table-cell table:style-name="ce125" table:formula="of:=[.H2]+1" office:value-type="date" office:date-value="2016-06-06">
            <text:p>06</text:p>
          </table:table-cell>
          <table:table-cell table:style-name="ce125" table:formula="of:=[.I2]+1" office:value-type="date" office:date-value="2016-06-07">
            <text:p>07</text:p>
          </table:table-cell>
          <table:table-cell table:style-name="ce125" table:formula="of:=[.J2]+1" office:value-type="date" office:date-value="2016-06-08">
            <text:p>08</text:p>
          </table:table-cell>
          <table:table-cell table:style-name="ce125" table:formula="of:=[.K2]+1" office:value-type="date" office:date-value="2016-06-09">
            <text:p>09</text:p>
          </table:table-cell>
          <table:table-cell table:style-name="ce125" table:formula="of:=[.L2]+1" office:value-type="date" office:date-value="2016-06-10">
            <text:p>10</text:p>
          </table:table-cell>
          <table:table-cell table:style-name="ce125" table:formula="of:=[.M2]+1" office:value-type="date" office:date-value="2016-06-11">
            <text:p>11</text:p>
          </table:table-cell>
          <table:table-cell table:style-name="ce125" table:formula="of:=[.N2]+1" office:value-type="date" office:date-value="2016-06-12">
            <text:p>12</text:p>
          </table:table-cell>
          <table:table-cell table:style-name="ce125" table:formula="of:=[.O2]+1" office:value-type="date" office:date-value="2016-06-13">
            <text:p>13</text:p>
          </table:table-cell>
          <table:table-cell table:style-name="ce125" table:formula="of:=[.P2]+1" office:value-type="date" office:date-value="2016-06-14">
            <text:p>14</text:p>
          </table:table-cell>
          <table:table-cell table:style-name="ce125" table:formula="of:=[.Q2]+1" office:value-type="date" office:date-value="2016-06-15">
            <text:p>15</text:p>
          </table:table-cell>
          <table:table-cell table:style-name="ce125" table:formula="of:=[.R2]+1" office:value-type="date" office:date-value="2016-06-16">
            <text:p>16</text:p>
          </table:table-cell>
          <table:table-cell table:style-name="ce125" table:formula="of:=[.S2]+1" office:value-type="date" office:date-value="2016-06-17">
            <text:p>17</text:p>
          </table:table-cell>
          <table:table-cell table:style-name="ce125" table:formula="of:=[.T2]+1" office:value-type="date" office:date-value="2016-06-18">
            <text:p>18</text:p>
          </table:table-cell>
          <table:table-cell table:style-name="ce125" table:formula="of:=[.U2]+1" office:value-type="date" office:date-value="2016-06-19">
            <text:p>19</text:p>
          </table:table-cell>
          <table:table-cell table:style-name="ce125" table:formula="of:=[.V2]+1" office:value-type="date" office:date-value="2016-06-20">
            <text:p>20</text:p>
          </table:table-cell>
          <table:table-cell table:style-name="ce125" table:formula="of:=[.W2]+1" office:value-type="date" office:date-value="2016-06-21">
            <text:p>21</text:p>
          </table:table-cell>
          <table:table-cell table:style-name="ce125" table:formula="of:=[.X2]+1" office:value-type="date" office:date-value="2016-06-22">
            <text:p>22</text:p>
          </table:table-cell>
          <table:table-cell table:style-name="ce125" table:formula="of:=[.Y2]+1" office:value-type="date" office:date-value="2016-06-23">
            <text:p>23</text:p>
          </table:table-cell>
          <table:table-cell table:style-name="ce125" table:formula="of:=[.Z2]+1" office:value-type="date" office:date-value="2016-06-24">
            <text:p>24</text:p>
          </table:table-cell>
          <table:table-cell table:style-name="ce125" table:formula="of:=[.AA2]+1" office:value-type="date" office:date-value="2016-06-25">
            <text:p>25</text:p>
          </table:table-cell>
          <table:table-cell table:style-name="ce125" table:formula="of:=[.AB2]+1" office:value-type="date" office:date-value="2016-06-26">
            <text:p>26</text:p>
          </table:table-cell>
          <table:table-cell table:style-name="ce125" table:formula="of:=[.AC2]+1" office:value-type="date" office:date-value="2016-06-27">
            <text:p>27</text:p>
          </table:table-cell>
          <table:table-cell table:style-name="ce125" table:formula="of:=[.AD2]+1" office:value-type="date" office:date-value="2016-06-28">
            <text:p>28</text:p>
          </table:table-cell>
          <table:table-cell table:style-name="ce125" table:formula="of:=[.AE2]+1" office:value-type="date" office:date-value="2016-06-29">
            <text:p>29</text:p>
          </table:table-cell>
          <table:table-cell table:style-name="ce125" table:formula="of:=[.AF2]+1" office:value-type="date" office:date-value="2016-06-30">
            <text:p>30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26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23" table:formula="of:=SUM([.D4:.AG4])" office:value-type="float" office:value="0.5"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0.1055in" draw:caption-point-x="-0.2402in" draw:caption-point-y="0.6126in">
              <dc:date>2016-06-03T00:00:00</dc:date>
              <text:p text:style-name="P1"><text:span text:style-name="T1">Tối qua làm khuya nên sáng nay vô trễ </text:span></text:p>
            </office:annotation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0.1079in" draw:caption-point-x="-0.2402in" draw:caption-point-y="0.6102in">
              <dc:date>2016-06-09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1098in" draw:caption-point-x="-0.2402in" draw:caption-point-y="0.6083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7" draw:text-style-name="P1" svg:width="1.1413in" svg:height="0.2634in" svg:x="9.7228in" svg:y="0.1122in" draw:caption-point-x="-0.2402in" draw:caption-point-y="0.6059in">
              <dc:date>2016-06-16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2.4622in" svg:y="0.1154in" draw:caption-point-x="-0.2402in" draw:caption-point-y="0.6028in">
              <dc:date>2016-06-24T00:00:00</dc:date>
              <text:p text:style-name="P1"><text:span text:style-name="T1">Tối qua làm khuya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0.1736in" draw:caption-point-x="-0.2402in" draw:caption-point-y="0.5445in">
              <dc:date>2016-06-24T00:00:00</dc:date>
              <text:p text:style-name="P1"><text:span text:style-name="T1">Tối qua làm khuya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0.1189in" draw:caption-point-x="-0.2402in" draw:caption-point-y="0.5992in">
              <dc:date>2016-06-29T00:00:00</dc:date>
              <text:p text:style-name="P1"><text:span text:style-name="T1">Tối qua làm trẽ nên xin vô trễ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0.1193in" draw:caption-point-x="-0.2402in" draw:caption-point-y="0.5988in">
              <dc:date>2016-06-30T00:00:00</dc:date>
              <text:p text:style-name="P1"><text:span text:style-name="T1">8h4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23" table:formula="of:=SUM([.D5:.AG5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5.3854in" svg:y="0.3551in" draw:caption-point-x="-0.2402in" draw:caption-point-y="0.6106in">
              <dc:date>2016-06-07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0.3559in" draw:caption-point-x="-0.2402in" draw:caption-point-y="0.6098in">
              <dc:date>2016-06-10T00:00:00</dc:date>
              <text:p text:style-name="P1"><text:span text:style-name="T1">~8h40 vào cty, đi trễ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3575in" draw:caption-point-x="-0.2402in" draw:caption-point-y="0.6083in">
              <dc:date>2016-06-14T00:00:00</dc:date>
              <text:p text:style-name="P1"><text:span text:style-name="T1">Bận việc ên vào trễ, ~9h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9189in" svg:y="0.3634in" draw:caption-point-x="-0.2402in" draw:caption-point-y="0.6024in">
              <dc:date>2016-06-23T00:00:00</dc:date>
              <text:p text:style-name="P1"><text:span text:style-name="T1">~8h30 vào ct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3756in" svg:y="0.3638in" draw:caption-point-x="-0.2402in" draw:caption-point-y="0.602in">
              <dc:date>2016-06-24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0.3665in" draw:caption-point-x="-0.2402in" draw:caption-point-y="0.5992in">
              <dc:date>2016-06-29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0.3669in" draw:caption-point-x="-0.2402in" draw:caption-point-y="0.5988in">
              <dc:date>2016-06-30T00:00:00</dc:date>
              <text:p text:style-name="P1"><text:span text:style-name="T1">~8h40 vài0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23" table:formula="of:=SUM([.D6:.AG6])" office:value-type="float" office:value="1"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3.5591in" svg:y="0.6008in" draw:caption-point-x="-0.2402in" draw:caption-point-y="0.6126in">
              <dc:date>2016-06-03T00:00:00</dc:date>
              <text:p text:style-name="P1"><text:span text:style-name="T1">Về quê thăm ng nhà ốm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0.6087in" draw:caption-point-x="-0.2402in" draw:caption-point-y="0.6047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23" table:formula="of:=SUM([.D7:.AG7])" office:value-type="float" office:value="3">
            <text:p>3</text:p>
          </table:table-cell>
          <table:table-cell table:style-name="ce127" office:value-type="float" office:value="1">
            <office:annotation draw:style-name="gr4" draw:text-style-name="P1" svg:width="1.1413in" svg:height="0.3902in" svg:x="2.6457in" svg:y="0.8476in" draw:caption-point-x="-0.2402in" draw:caption-point-y="0.6134in">
              <dc:date>2016-06-01T00:00:00</dc:date>
              <text:p text:style-name="P1"><text:span text:style-name="T1">Đi học <text:s/>và chở vợ đi khám thai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5.8421in" svg:y="0.8504in" draw:caption-point-x="-0.2402in" draw:caption-point-y="0.6106in">
              <dc:date>2016-06-07T00:00:00</dc:date>
              <text:p text:style-name="P1"><text:span text:style-name="T1">Chở vợ đi khám thai và đi học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6.3311in" svg:y="0.8508in" draw:caption-point-x="-0.2402in" draw:caption-point-y="0.6102in">
              <dc:date>2016-06-09T00:00:00</dc:date>
              <text:p text:style-name="P1"><text:span text:style-name="T1">Bận việc nhà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8528in" draw:caption-point-x="-0.2402in" draw:caption-point-y="0.6083in">
              <dc:date>2016-06-14T00:00:00</dc:date>
              <text:p text:style-name="P1"><text:span text:style-name="T1">Qua trường từ 10 – 12:00 Am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1154in" svg:y="0.8622in" draw:caption-point-x="-0.2402in" draw:caption-point-y="0.5988in">
              <dc:date>2016-06-3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23" table:formula="of:=SUM([.D8:.AG8])" office:value-type="float" office:value="1.5">
            <text:p>1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1.0961in" draw:caption-point-x="-0.2402in" draw:caption-point-y="0.6126in">
              <dc:date>2016-06-03T00:00:00</dc:date>
              <text:p text:style-name="P1"><text:span text:style-name="T1">Bận việc riêng nên vô trễ ~ 9h30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10.1791in" svg:y="1.1031in" draw:caption-point-x="-0.2402in" draw:caption-point-y="0.6055in">
              <dc:date>2016-06-16T00:00:00</dc:date>
              <text:p text:style-name="P1"><text:span text:style-name="T1">Chở ng nhà đi khám bệnh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1.1087in" draw:caption-point-x="-0.2402in" draw:caption-point-y="0.6in">
              <dc:date>2016-06-28T00:00:00</dc:date>
              <text:p text:style-name="P1"><text:span text:style-name="T1">Bận việc riêng, nghi buổi sá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23" table:formula="of:=SUM([.D9:.AG9])" office:value-type="float" office:value="0"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1.3441in" draw:caption-point-x="-0.2402in" draw:caption-point-y="0.6126in">
              <dc:date>2016-06-03T00:00:00</dc:date>
              <text:p text:style-name="P1"><text:span text:style-name="T1">Bận việc riêng nên vô trễ ~ 10h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1.3484in" draw:caption-point-x="-0.2402in" draw:caption-point-y="0.6083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1.3559in" draw:caption-point-x="-0.2402in" draw:caption-point-y="0.6008in">
              <dc:date>2016-06-27T00:00:00</dc:date>
              <text:p text:style-name="P1"><text:span text:style-name="T1">Đi trễ 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23" table:formula="of:=SUM([.D10:.AG10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23" table:formula="of:=SUM([.D11:.AG11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1.848in" draw:caption-point-x="-0.2402in" draw:caption-point-y="0.6039in">
              <dc:date>2016-06-21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23" table:formula="of:=SUM([.D12:.AG12])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1024in" svg:y="2.0866in" draw:caption-point-x="-0.2402in" draw:caption-point-y="0.613in">
              <dc:date>2016-06-02T00:00:00</dc:date>
              <text:p text:style-name="P1"><text:span text:style-name="T1">Bận việc riêng nên và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2.089in" draw:caption-point-x="-0.2402in" draw:caption-point-y="0.6106in">
              <dc:date>2016-06-08T00:00:00</dc:date>
              <text:p text:style-name="P1"><text:span text:style-name="T1">Bận việc nhà (`9h vào cty)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0894in" draw:caption-point-x="-0.2402in" draw:caption-point-y="0.6102in">
              <dc:date>2016-06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2.0898in" draw:caption-point-x="-0.2402in" draw:caption-point-y="0.6098in">
              <dc:date>2016-06-10T00:00:00</dc:date>
              <text:p text:style-name="P1"><text:span text:style-name="T1">Bận việc nhà, ~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2.0913in" draw:caption-point-x="-0.2402in" draw:caption-point-y="0.6083in">
              <dc:date>2016-06-14T00:00:00</dc:date>
              <text:p text:style-name="P1"><text:span text:style-name="T1">Bận việc nhà, vô trễ ~45'</text:span></text:p>
            </office:annotation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9.2661in" svg:y="2.0929in" draw:caption-point-x="-0.2402in" draw:caption-point-y="0.6067in">
              <dc:date>2016-06-15T00:00:00</dc:date>
              <text:p text:style-name="P1"><text:span text:style-name="T1">Nghỉ buổi chiêu, đi họp trên trườ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11.5492in" svg:y="2.0972in" draw:caption-point-x="-0.2402in" draw:caption-point-y="0.6024in">
              <dc:date>2016-06-22T00:00:00</dc:date>
              <text:p text:style-name="P1"><text:span text:style-name="T1">Nghĩ buổi chiều, qua trườ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>
            <office:annotation draw:style-name="gr2" draw:text-style-name="P1" svg:width="1.1413in" svg:height="0.5457in" svg:x="13.3756in" svg:y="2.1016in" draw:caption-point-x="-0.2402in" draw:caption-point-y="0.598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 table:number-columns-repeated="2"/>
          <table:table-cell table:style-name="ce127">
            <office:annotation draw:style-name="gr2" draw:text-style-name="P1" svg:width="1.1413in" svg:height="0.5457in" svg:x="14.7457in" svg:y="2.1016in" draw:caption-point-x="-0.2402in" draw:caption-point-y="0.598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5.202in" svg:y="2.1016in" draw:caption-point-x="-0.2402in" draw:caption-point-y="0.598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5.6587in" svg:y="2.1016in" draw:caption-point-x="-0.2402in" draw:caption-point-y="0.598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6.1154in" svg:y="2.1016in" draw:caption-point-x="-0.2402in" draw:caption-point-y="0.598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23" table:formula="of:=SUM([.D13:.AG13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23" table:formula="of:=SUM([.D14:.AG14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2.5835in" draw:caption-point-x="-0.2402in" draw:caption-point-y="0.6114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5846in" draw:caption-point-x="-0.2402in" draw:caption-point-y="0.6102in">
              <dc:date>2016-06-09T00:00:00</dc:date>
              <text:p text:style-name="P1"><text:span text:style-name="T1">Vào trễ, tối qua làm việc khuya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8.2878in" svg:y="2.5866in" draw:caption-point-x="-0.2402in" draw:caption-point-y="0.6083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2.5866in" draw:caption-point-x="-0.2402in" draw:caption-point-y="0.6083in">
              <dc:date>2016-06-14T00:00:00</dc:date>
              <text:p text:style-name="P1"><text:span text:style-name="T1">Ngủ quên, vô trễ, 1h45 phút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2.5929in" draw:caption-point-x="-0.2402in" draw:caption-point-y="0.602in">
              <dc:date>2016-06-24T00:00:00</dc:date>
              <text:p text:style-name="P1"><text:span text:style-name="T1">Bện chút việc nên xin vào trễ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2.5941in" draw:caption-point-x="-0.2402in" draw:caption-point-y="0.6008in">
              <dc:date>2016-06-27T00:00:00</dc:date>
              <text:p text:style-name="P1"><text:span text:style-name="T1">Đưa ng nhà ra sân ba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2.5953in" draw:caption-point-x="-0.2402in" draw:caption-point-y="0.5996in">
              <dc:date>2016-06-28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1154in" svg:y="2.5965in" draw:caption-point-x="-0.2402in" draw:caption-point-y="0.5984in">
              <dc:date>2016-06-30T00:00:00</dc:date>
              <text:p text:style-name="P1"><text:span text:style-name="T1">Tối qua làm trễ, 9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23" table:formula="of:=SUM([.D15:.AG15])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3.1024in" svg:y="2.8295in" draw:caption-point-x="-0.2402in" draw:caption-point-y="0.613in">
              <dc:date>2016-06-02T00:00:00</dc:date>
              <text:p text:style-name="P1"><text:span text:style-name="T1">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8323in" draw:caption-point-x="-0.2402in" draw:caption-point-y="0.6102in">
              <dc:date>2016-06-09T00:00:00</dc:date>
              <text:p text:style-name="P1"><text:span text:style-name="T1">Đi làm trễ, 8h5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1.5492in" svg:y="2.8382in" draw:caption-point-x="-0.2402in" draw:caption-point-y="0.6043in">
              <dc:date>2016-06-20T00:00:00</dc:date>
              <text:p text:style-name="P1"><text:span text:style-name="T1">~8h35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23" table:formula="of:=SUM([.D16:.AG16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uyNT</text:p>
          </table:table-cell>
          <table:table-cell table:style-name="ce123" table:formula="of:=SUM([.D17:.AG17])" office:value-type="float" office:value="0">
            <text:p>0</text:p>
          </table:table-cell>
          <table:table-cell table:style-name="ce127" table:number-columns-repeated="26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KhanhNN</text:p>
          </table:table-cell>
          <table:table-cell table:style-name="ce123" table:formula="of:=SUM([.D18:.AG18])" office:value-type="float" office:value="0">
            <text:p>0</text:p>
          </table:table-cell>
          <table:table-cell table:style-name="ce127" table:number-columns-repeated="8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3.5803in" draw:caption-point-x="-0.2402in" draw:caption-point-y="0.6055in">
              <dc:date>2016-06-17T00:00:00</dc:date>
              <text:p text:style-name="P1"><text:span text:style-name="T1">Qua BHXH đăng ký BHTN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KienPT</text:p>
          </table:table-cell>
          <table:table-cell table:style-name="ce123" table:formula="of:=SUM([.D19:.AG19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14.7457in" svg:y="3.8327in" draw:caption-point-x="-0.2402in" draw:caption-point-y="0.6008in">
              <dc:date>2016-06-27T00:00:00</dc:date>
              <text:p text:style-name="P1"><text:span text:style-name="T1">Đi khám lưng</text:span></text:p>
            </office:annotation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MaiNTT</text:p>
          </table:table-cell>
          <table:table-cell table:style-name="ce123" table:formula="of:=SUM([.D20:.AG20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5.202in" svg:y="4.0807in" draw:caption-point-x="-0.2402in" draw:caption-point-y="0.6004in">
              <dc:date>2016-06-28T00:00:00</dc:date>
              <text:p text:style-name="P1"><text:span text:style-name="T1">Chở bạn qua chỗ pv nên vô trễ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MinhTD</text:p>
          </table:table-cell>
          <table:table-cell table:style-name="ce123" table:formula="of:=SUM([.D21:.AG21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9.2661in" svg:y="4.3209in" draw:caption-point-x="-0.2402in" draw:caption-point-y="0.6079in">
              <dc:date>2016-06-15T00:00:00</dc:date>
              <text:p text:style-name="P1"><text:span text:style-name="T1">Đi trễ, 8h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14.7457in" svg:y="4.328in" draw:caption-point-x="-0.2402in" draw:caption-point-y="0.6008in">
              <dc:date>2016-06-27T00:00:00</dc:date>
              <text:p text:style-name="P1"><text:span text:style-name="T1">Đi du lịch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15.202in" svg:y="4.328in" draw:caption-point-x="-0.2402in" draw:caption-point-y="0.6008in">
              <dc:date>2016-06-27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NamTV</text:p>
          </table:table-cell>
          <table:table-cell table:style-name="ce123" table:formula="of:=SUM([.D22:.AG22])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3.1024in" svg:y="4.5634in" draw:caption-point-x="-0.2402in" draw:caption-point-y="0.613in">
              <dc:date>2016-06-02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4.565in" draw:caption-point-x="-0.2402in" draw:caption-point-y="0.6114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10.1791in" svg:y="4.5701in" draw:caption-point-x="-0.2402in" draw:caption-point-y="0.6063in">
              <dc:date>2016-06-15T00:00:00</dc:date>
              <text:p text:style-name="P1"><text:span text:style-name="T1">Đi du lịch</text:span></text:p>
              <text:p text:style-name="P1"><text:span text:style-name="T1"/></text:p>
            </office:annotation>
            <text:p>1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4622in" svg:y="4.5736in" draw:caption-point-x="-0.2402in" draw:caption-point-y="0.6028in">
              <dc:date>2016-06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NhanHTH</text:p>
          </table:table-cell>
          <table:table-cell table:style-name="ce123" table:formula="of:=SUM([.D23:.AG23])" office:value-type="float" office:value="0">
            <text:p>0</text:p>
          </table:table-cell>
          <table:table-cell table:style-name="ce127" table:number-columns-repeated="21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NhanNM</text:p>
          </table:table-cell>
          <table:table-cell table:style-name="ce123" table:formula="of:=SUM([.D24:.AG24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PhuongTH</text:p>
          </table:table-cell>
          <table:table-cell table:style-name="ce123" table:formula="of:=SUM([.D25:.AG25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8.7768in" svg:y="5.311in" draw:caption-point-x="-0.2402in" draw:caption-point-y="0.6083in">
              <dc:date>2016-06-15T00:00:00</dc:date>
              <text:p text:style-name="P1"><text:span text:style-name="T1">Bị đau răng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0.1791in" svg:y="5.3142in" draw:caption-point-x="-0.2402in" draw:caption-point-y="0.6051in">
              <dc:date>2016-06-17T00:00:00</dc:date>
              <text:p text:style-name="P1"><text:span text:style-name="T1">Bị sốt, nghỉ buổi chiều</text:span></text:p>
            </office:annotation>
            <text:p>0.5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3" draw:text-style-name="P1" svg:width="1.1413in" svg:height="0.7012in" svg:x="12.0059in" svg:y="5.3157in" draw:caption-point-x="-0.2402in" draw:caption-point-y="0.6035in">
              <dc:date>2016-06-21T00:00:00</dc:date>
              <text:p text:style-name="P1"><text:span text:style-name="T1">Buổi sáng đi làm răng, ~10h10 vào cty. Tính nghỉ nữa buổi</text:span></text:p>
            </office:annotation>
            <text:p>0.5</text:p>
          </table:table-cell>
          <table:table-cell table:style-name="ce127" office:value-type="float" office:value="0">
            <office:annotation draw:style-name="gr4" draw:text-style-name="P1" svg:width="1.1413in" svg:height="0.3902in" svg:x="12.4622in" svg:y="5.3165in" draw:caption-point-x="-0.2402in" draw:caption-point-y="0.6028in">
              <dc:date>2016-06-22T00:00:00</dc:date>
              <text:p text:style-name="P1"><text:span text:style-name="T1">Xe bị hư, 9h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SonPX</text:p>
          </table:table-cell>
          <table:table-cell table:style-name="ce123" table:formula="of:=SUM([.D26:.AG26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9.2661in" svg:y="5.5598in" draw:caption-point-x="-0.2402in" draw:caption-point-y="0.6075in">
              <dc:date>2016-06-1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ienND</text:p>
          </table:table-cell>
          <table:table-cell table:style-name="ce123" table:formula="of:=SUM([.D27:.AG27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6.8205in" svg:y="5.8059in" draw:caption-point-x="-0.2402in" draw:caption-point-y="0.6091in">
              <dc:date>2016-06-1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aoDTH</text:p>
          </table:table-cell>
          <table:table-cell table:style-name="ce123" table:formula="of:=SUM([.D28:.AG28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6.0512in" draw:caption-point-x="-0.2402in" draw:caption-point-y="0.6114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6.0543in" draw:caption-point-x="-0.2402in" draw:caption-point-y="0.6083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7" draw:text-style-name="P1" svg:width="1.1413in" svg:height="0.2634in" svg:x="15.6587in" svg:y="6.0634in" draw:caption-point-x="-0.2402in" draw:caption-point-y="0.5992in">
              <dc:date>2016-06-29T00:00:00</dc:date>
              <text:p text:style-name="P1"><text:span text:style-name="T1">Bị đau bụ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amDT</text:p>
          </table:table-cell>
          <table:table-cell table:style-name="ce123" table:formula="of:=SUM([.D29:.AG29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6.3004in" draw:caption-point-x="-0.2402in" draw:caption-point-y="0.6098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8.2878in" svg:y="6.302in" draw:caption-point-x="-0.2402in" draw:caption-point-y="0.6083in">
              <dc:date>2016-06-14T00:00:00</dc:date>
              <text:p text:style-name="P1"><text:span text:style-name="T1">Nghỉ buổi sáng, bị té xe</text:span></text:p>
            </office:annotation>
            <text:p>0.5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inhT</text:p>
          </table:table-cell>
          <table:table-cell table:style-name="ce123" table:formula="of:=SUM([.D30:.AG30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9.2661in" svg:y="6.5508in" draw:caption-point-x="-0.2402in" draw:caption-point-y="0.6071in">
              <dc:date>2016-06-15T00:00:00</dc:date>
              <text:p text:style-name="P1"><text:span text:style-name="T1">Mệt, xin nghỉ buổi sá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6.5559in" draw:caption-point-x="-0.2402in" draw:caption-point-y="0.602in">
              <dc:date>2016-06-24T00:00:00</dc:date>
              <text:p text:style-name="P1"><text:span text:style-name="T1">Xe bị lủng, ~8h30 vào cty</text:span></text:p>
            </office:annotation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hongDN</text:p>
          </table:table-cell>
          <table:table-cell table:style-name="ce123" table:formula="of:=SUM([.D31:.AG31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6.7941in" draw:caption-point-x="-0.2402in" draw:caption-point-y="0.6114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6.7949in" draw:caption-point-x="-0.2402in" draw:caption-point-y="0.6106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6.7972in" draw:caption-point-x="-0.2402in" draw:caption-point-y="0.6083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6.8in" draw:caption-point-x="-0.2402in" draw:caption-point-y="0.6055in">
              <dc:date>2016-06-1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1.5492in" svg:y="6.8012in" draw:caption-point-x="-0.2402in" draw:caption-point-y="0.6043in">
              <dc:date>2016-06-20T00:00:00</dc:date>
              <text:p text:style-name="P1"><text:span text:style-name="T1">~8h35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12.9189in" svg:y="6.8031in" draw:caption-point-x="-0.2402in" draw:caption-point-y="0.6024in">
              <dc:date>2016-06-23T00:00:00</dc:date>
              <text:p text:style-name="P1"><text:span text:style-name="T1">Bị ốm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6.8047in" draw:caption-point-x="-0.2402in" draw:caption-point-y="0.6008in">
              <dc:date>2016-06-27T00:00:00</dc:date>
              <text:p text:style-name="P1"><text:span text:style-name="T1">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6.8063in" draw:caption-point-x="-0.2402in" draw:caption-point-y="0.5992in">
              <dc:date>2016-06-2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6.8067in" draw:caption-point-x="-0.2402in" draw:caption-point-y="0.5988in">
              <dc:date>2016-06-30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huyLTT</text:p>
          </table:table-cell>
          <table:table-cell table:style-name="ce123" table:formula="of:=SUM([.D32:.AG32])" office:value-type="float" office:value="1.5">
            <text:p>1.5</text:p>
          </table:table-cell>
          <table:table-cell table:style-name="ce127" office:value-type="float" office:value="0.5">
            <office:annotation draw:style-name="gr4" draw:text-style-name="P1" svg:width="1.1413in" svg:height="0.3902in" svg:x="2.6457in" svg:y="7.0402in" draw:caption-point-x="-0.2402in" draw:caption-point-y="0.613in">
              <dc:date>2016-06-01T00:00:00</dc:date>
              <text:p text:style-name="P1"><text:span text:style-name="T1">Đưa bà ngoại đi khám bệnh</text:span></text:p>
            </office:annotation>
            <text:p>0.5</text:p>
          </table:table-cell>
          <table:table-cell table:style-name="ce127" office:value-type="float" office:value="0">
            <office:annotation draw:style-name="gr4" draw:text-style-name="P1" svg:width="1.1413in" svg:height="0.3902in" svg:x="3.1024in" svg:y="7.0402in" draw:caption-point-x="-0.2402in" draw:caption-point-y="0.613in">
              <dc:date>2016-06-02T00:00:00</dc:date>
              <text:p text:style-name="P1"><text:span text:style-name="T1">Chở bà ra bến xe nên vô trễ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7.0417in" draw:caption-point-x="-0.2402in" draw:caption-point-y="0.6114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7.0425in" draw:caption-point-x="-0.2402in" draw:caption-point-y="0.6106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7.0429in" draw:caption-point-x="-0.2402in" draw:caption-point-y="0.6102in">
              <dc:date>2016-06-09T00:00:00</dc:date>
              <text:p text:style-name="P1"><text:span text:style-name="T1">Bận việc nhà nên tới trễ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7.0433in" draw:caption-point-x="-0.2402in" draw:caption-point-y="0.6098in">
              <dc:date>2016-06-10T00:00:00</dc:date>
              <text:p text:style-name="P1"><text:span text:style-name="T1">Bận việc nhà, ~8h3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8.7768in" svg:y="7.0449in" draw:caption-point-x="-0.2402in" draw:caption-point-y="0.6083in">
              <dc:date>2016-06-14T00:00:00</dc:date>
              <text:p text:style-name="P1"><text:span text:style-name="T1">Chở mẹ đi cv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9.2661in" svg:y="7.0453in" draw:caption-point-x="-0.2402in" draw:caption-point-y="0.6079in">
              <dc:date>2016-06-15T00:00:00</dc:date>
              <text:p text:style-name="P1"><text:span text:style-name="T1">Đi trễ, 8h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2.0059in" svg:y="7.0492in" draw:caption-point-x="-0.2402in" draw:caption-point-y="0.6039in">
              <dc:date>2016-06-21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7.0524in" draw:caption-point-x="-0.2402in" draw:caption-point-y="0.6008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7.0492in" draw:caption-point-x="-0.2402in" draw:caption-point-y="0.6039in">
              <dc:date>2016-06-21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7.0543in" draw:caption-point-x="-0.2402in" draw:caption-point-y="0.5988in">
              <dc:date>2016-06-30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oiDB</text:p>
          </table:table-cell>
          <table:table-cell table:style-name="ce123" table:formula="of:=SUM([.D33:.AG33])" office:value-type="float" office:value="0.5"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3.1024in" svg:y="7.2878in" draw:caption-point-x="-0.2402in" draw:caption-point-y="0.613in">
              <dc:date>2016-06-02T00:00:00</dc:date>
              <text:p text:style-name="P1"><text:span text:style-name="T1">anh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4.9287in" svg:y="7.2894in" draw:caption-point-x="-0.2402in" draw:caption-point-y="0.6114in">
              <dc:date>2016-06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7.2902in" draw:caption-point-x="-0.2402in" draw:caption-point-y="0.6106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7.2925in" draw:caption-point-x="-0.2402in" draw:caption-point-y="0.6083in">
              <dc:date>2016-06-14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7.2953in" draw:caption-point-x="-0.2402in" draw:caption-point-y="0.6055in">
              <dc:date>2016-06-1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7.2969in" draw:caption-point-x="-0.2402in" draw:caption-point-y="0.6039in">
              <dc:date>2016-06-21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3.3756in" svg:y="7.2988in" draw:caption-point-x="-0.2402in" draw:caption-point-y="0.602in">
              <dc:date>2016-06-24T00:00:00</dc:date>
              <text:p text:style-name="P1"><text:span text:style-name="T1">Bị mệt, đau đầu, xin vào trễ, `9h15 vào cty</text:span></text:p>
            </office:annotation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7.302in" draw:caption-point-x="-0.2402in" draw:caption-point-y="0.5988in">
              <dc:date>2016-06-30T00:00:00</dc:date>
              <text:p text:style-name="P1"><text:span text:style-name="T1">8h40 vả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ruyenLVC</text:p>
          </table:table-cell>
          <table:table-cell table:style-name="ce123" table:formula="of:=SUM([.D34:.AG34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3756in" svg:y="7.5465in" draw:caption-point-x="-0.2402in" draw:caption-point-y="0.602in">
              <dc:date>2016-06-24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uanND</text:p>
          </table:table-cell>
          <table:table-cell table:style-name="ce123" table:formula="of:=SUM([.D35:.AG35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7.785in" draw:caption-point-x="-0.2402in" draw:caption-point-y="0.6114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7.7858in" draw:caption-point-x="-0.2402in" draw:caption-point-y="0.6106in">
              <dc:date>2016-06-08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7.7862in" draw:caption-point-x="-0.2402in" draw:caption-point-y="0.6102in">
              <dc:date>2016-06-09T00:00:00</dc:date>
              <text:p text:style-name="P1"><text:span text:style-name="T1">Đi trễ,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7.7882in" draw:caption-point-x="-0.2402in" draw:caption-point-y="0.6083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9.2661in" svg:y="7.7886in" draw:caption-point-x="-0.2402in" draw:caption-point-y="0.6079in">
              <dc:date>2016-06-15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11.5492in" svg:y="7.7921in" draw:caption-point-x="-0.2402in" draw:caption-point-y="0.6043in">
              <dc:date>2016-06-20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7.7925in" draw:caption-point-x="-0.2402in" draw:caption-point-y="0.6039in">
              <dc:date>2016-06-2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7.7957in" draw:caption-point-x="-0.2402in" draw:caption-point-y="0.6008in">
              <dc:date>2016-06-27T00:00:00</dc:date>
              <text:p text:style-name="P1"><text:span text:style-name="T1">Đi trễ 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VietBA</text:p>
          </table:table-cell>
          <table:table-cell table:style-name="ce123" table:formula="of:=SUM([.D36:.AG36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8.0343in" draw:caption-point-x="-0.2402in" draw:caption-point-y="0.6098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8.2878in" svg:y="8.0358in" draw:caption-point-x="-0.2402in" draw:caption-point-y="0.6083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8.0358in" draw:caption-point-x="-0.2402in" draw:caption-point-y="0.6083in">
              <dc:date>2016-06-14T00:00:00</dc:date>
              <text:p text:style-name="P1"><text:span text:style-name="T1">Đi trễ, 8h 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8.0394in" draw:caption-point-x="-0.2402in" draw:caption-point-y="0.6047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8.0433in" draw:caption-point-x="-0.2402in" draw:caption-point-y="0.6008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8.0449in" draw:caption-point-x="-0.2402in" draw:caption-point-y="0.5992in">
              <dc:date>2016-06-29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VinhP</text:p>
          </table:table-cell>
          <table:table-cell table:style-name="ce123" table:formula="of:=SUM([.D37:.AG37])" office:value-type="float" office:value="3">
            <text:p>3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8.2878in" svg:y="8.2835in" draw:caption-point-x="-0.2402in" draw:caption-point-y="0.6083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8.7768in" svg:y="8.2835in" draw:caption-point-x="-0.2402in" draw:caption-point-y="0.6083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9.2661in" svg:y="8.2835in" draw:caption-point-x="-0.2402in" draw:caption-point-y="0.6083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VuNA</text:p>
          </table:table-cell>
          <table:table-cell table:style-name="ce123" table:formula="of:=SUM([.D38:.AG38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28" table:number-columns-repeated="4"/>
          <table:table-cell table:style-name="ce130"/>
          <table:table-cell table:style-name="ce128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28" table:number-columns-repeated="4"/>
          <table:table-cell table:style-name="ce131" table:number-columns-repeated="7"/>
          <table:table-cell table:style-name="ce128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 table:number-rows-repeated="983133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7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42"/>
        <table:table-column table:style-name="co22" table:number-columns-repeated="7" table:default-cell-style-name="ce142"/>
        <table:table-column table:style-name="co21" table:number-columns-repeated="16" table:default-cell-style-name="ce142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37" table:number-columns-repeated="8"/>
          <table:table-cell table:style-name="ce145" office:value-type="string" table:number-columns-spanned="2" table:number-rows-spanned="1">
            <text:p>Month</text:p>
          </table:table-cell>
          <table:covered-table-cell table:style-name="ce146"/>
          <table:table-cell table:style-name="ce147" table:content-validation-name="val1" office:value-type="float" office:value="7" table:number-columns-spanned="2" table:number-rows-spanned="1">
            <text:p>7</text:p>
          </table:table-cell>
          <table:covered-table-cell table:style-name="ce146"/>
          <table:table-cell table:style-name="ce145" office:value-type="string" table:number-columns-spanned="2" table:number-rows-spanned="1">
            <text:p>Year</text:p>
          </table:table-cell>
          <table:covered-table-cell table:style-name="ce146"/>
          <table:table-cell table:style-name="ce145" office:value-type="float" office:value="2016" table:number-columns-spanned="2" table:number-rows-spanned="1">
            <text:p>2016</text:p>
          </table:table-cell>
          <table:covered-table-cell table:style-name="ce148"/>
          <table:table-cell table:style-name="ce137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38" table:formula="of:=DATE([.$R$1];[.N1];1)" office:value-type="date" office:date-value="2016-07-01">
            <text:p>01</text:p>
          </table:table-cell>
          <table:table-cell table:style-name="ce138" table:formula="of:=[.D2]+1" office:value-type="date" office:date-value="2016-07-02">
            <text:p>02</text:p>
          </table:table-cell>
          <table:table-cell table:style-name="ce138" table:formula="of:=[.E2]+1" office:value-type="date" office:date-value="2016-07-03">
            <text:p>03</text:p>
          </table:table-cell>
          <table:table-cell table:style-name="ce138" table:formula="of:=[.F2]+1" office:value-type="date" office:date-value="2016-07-04">
            <text:p>04</text:p>
          </table:table-cell>
          <table:table-cell table:style-name="ce138" table:formula="of:=[.G2]+1" office:value-type="date" office:date-value="2016-07-05">
            <text:p>05</text:p>
          </table:table-cell>
          <table:table-cell table:style-name="ce138" table:formula="of:=[.H2]+1" office:value-type="date" office:date-value="2016-07-06">
            <text:p>06</text:p>
          </table:table-cell>
          <table:table-cell table:style-name="ce138" table:formula="of:=[.I2]+1" office:value-type="date" office:date-value="2016-07-07">
            <text:p>07</text:p>
          </table:table-cell>
          <table:table-cell table:style-name="ce138" table:formula="of:=[.J2]+1" office:value-type="date" office:date-value="2016-07-08">
            <text:p>08</text:p>
          </table:table-cell>
          <table:table-cell table:style-name="ce138" table:formula="of:=[.K2]+1" office:value-type="date" office:date-value="2016-07-09">
            <text:p>09</text:p>
          </table:table-cell>
          <table:table-cell table:style-name="ce138" table:formula="of:=[.L2]+1" office:value-type="date" office:date-value="2016-07-10">
            <text:p>10</text:p>
          </table:table-cell>
          <table:table-cell table:style-name="ce138" table:formula="of:=[.M2]+1" office:value-type="date" office:date-value="2016-07-11">
            <text:p>11</text:p>
          </table:table-cell>
          <table:table-cell table:style-name="ce138" table:formula="of:=[.N2]+1" office:value-type="date" office:date-value="2016-07-12">
            <text:p>12</text:p>
          </table:table-cell>
          <table:table-cell table:style-name="ce138" table:formula="of:=[.O2]+1" office:value-type="date" office:date-value="2016-07-13">
            <text:p>13</text:p>
          </table:table-cell>
          <table:table-cell table:style-name="ce138" table:formula="of:=[.P2]+1" office:value-type="date" office:date-value="2016-07-14">
            <text:p>14</text:p>
          </table:table-cell>
          <table:table-cell table:style-name="ce138" table:formula="of:=[.Q2]+1" office:value-type="date" office:date-value="2016-07-15">
            <text:p>15</text:p>
          </table:table-cell>
          <table:table-cell table:style-name="ce138" table:formula="of:=[.R2]+1" office:value-type="date" office:date-value="2016-07-16">
            <text:p>16</text:p>
          </table:table-cell>
          <table:table-cell table:style-name="ce138" table:formula="of:=[.S2]+1" office:value-type="date" office:date-value="2016-07-17">
            <text:p>17</text:p>
          </table:table-cell>
          <table:table-cell table:style-name="ce138" table:formula="of:=[.T2]+1" office:value-type="date" office:date-value="2016-07-18">
            <text:p>18</text:p>
          </table:table-cell>
          <table:table-cell table:style-name="ce138" table:formula="of:=[.U2]+1" office:value-type="date" office:date-value="2016-07-19">
            <text:p>19</text:p>
          </table:table-cell>
          <table:table-cell table:style-name="ce138" table:formula="of:=[.V2]+1" office:value-type="date" office:date-value="2016-07-20">
            <text:p>20</text:p>
          </table:table-cell>
          <table:table-cell table:style-name="ce138" table:formula="of:=[.W2]+1" office:value-type="date" office:date-value="2016-07-21">
            <text:p>21</text:p>
          </table:table-cell>
          <table:table-cell table:style-name="ce138" table:formula="of:=[.X2]+1" office:value-type="date" office:date-value="2016-07-22">
            <text:p>22</text:p>
          </table:table-cell>
          <table:table-cell table:style-name="ce138" table:formula="of:=[.Y2]+1" office:value-type="date" office:date-value="2016-07-23">
            <text:p>23</text:p>
          </table:table-cell>
          <table:table-cell table:style-name="ce138" table:formula="of:=[.Z2]+1" office:value-type="date" office:date-value="2016-07-24">
            <text:p>24</text:p>
          </table:table-cell>
          <table:table-cell table:style-name="ce138" table:formula="of:=[.AA2]+1" office:value-type="date" office:date-value="2016-07-25">
            <text:p>25</text:p>
          </table:table-cell>
          <table:table-cell table:style-name="ce138" table:formula="of:=[.AB2]+1" office:value-type="date" office:date-value="2016-07-26">
            <text:p>26</text:p>
          </table:table-cell>
          <table:table-cell table:style-name="ce138" table:formula="of:=[.AC2]+1" office:value-type="date" office:date-value="2016-07-27">
            <text:p>27</text:p>
          </table:table-cell>
          <table:table-cell table:style-name="ce138" table:formula="of:=[.AD2]+1" office:value-type="date" office:date-value="2016-07-28">
            <text:p>28</text:p>
          </table:table-cell>
          <table:table-cell table:style-name="ce138" table:formula="of:=[.AE2]+1" office:value-type="date" office:date-value="2016-07-29">
            <text:p>29</text:p>
          </table:table-cell>
          <table:table-cell table:style-name="ce138" table:formula="of:=[.AF2]+1" office:value-type="date" office:date-value="2016-07-30">
            <text:p>30</text:p>
          </table:table-cell>
          <table:table-cell table:style-name="ce138" table:formula="of:=[.AG2]+1" office:value-type="date" office:date-value="2016-07-31">
            <text:p>31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39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36" table:formula="of:=SUM([.D4:.AH4])" office:value-type="float" office:value="2">
            <text:p>2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9287in" svg:y="0.1087in" draw:caption-point-x="-0.2402in" draw:caption-point-y="0.6094in">
              <dc:date>2016-07-06T00:00:00</dc:date>
              <text:p text:style-name="P1"><text:span text:style-name="T1">Tối qua làm khuya nên vô trễ</text:span></text:p>
            </office:annotation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5.3854in" svg:y="0.1091in" draw:caption-point-x="-0.2402in" draw:caption-point-y="0.6091in">
              <dc:date>2016-07-07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8.7768in" svg:y="0.1142in" draw:caption-point-x="-0.2402in" draw:caption-point-y="0.6039in">
              <dc:date>2016-07-15T00:00:00</dc:date>
              <text:p text:style-name="P1"><text:span text:style-name="T1">Nghỉ buổi chiều , bị ốm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0.115in" draw:caption-point-x="-0.2402in" draw:caption-point-y="0.6031in">
              <dc:date>2016-07-18T00:00:00</dc:date>
              <text:p text:style-name="P1"><text:span text:style-name="T1">Bận việc nhà, 8h4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0.1165in" draw:caption-point-x="-0.2402in" draw:caption-point-y="0.6016in">
              <dc:date>2016-07-20T00:00:00</dc:date>
              <text:p text:style-name="P1"><text:span text:style-name="T1">Bị ốm</text:span></text:p>
            </office:annotation>
            <text:p>1</text:p>
          </table:table-cell>
          <table:table-cell table:style-name="ce140" office:value-type="float" office:value="0">
            <office:annotation draw:style-name="gr7" draw:text-style-name="P1" svg:width="1.1413in" svg:height="0.2634in" svg:x="12.0059in" svg:y="0.1169in" draw:caption-point-x="-0.2402in" draw:caption-point-y="0.6012in">
              <dc:date>2016-07-21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202in" svg:y="0.1201in" draw:caption-point-x="-0.2402in" draw:caption-point-y="0.598in">
              <dc:date>2016-07-28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36" table:formula="of:=SUM([.D5:.AH5])" office:value-type="float" office:value="0.5"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4.472in" svg:y="0.3547in" draw:caption-point-x="-0.2402in" draw:caption-point-y="0.611in">
              <dc:date>2016-07-04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0.3591in" draw:caption-point-x="-0.2402in" draw:caption-point-y="0.6067in">
              <dc:date>2016-07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0.6358in" svg:y="0.3626in" draw:caption-point-x="-0.2402in" draw:caption-point-y="0.6031in">
              <dc:date>2016-07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0.3685in" draw:caption-point-x="-0.2402in" draw:caption-point-y="0.5972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36" table:formula="of:=SUM([.D6:.AH6])" office:value-type="float" office:value="1"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2.6457in" svg:y="0.6012in" draw:caption-point-x="-0.2402in" draw:caption-point-y="0.6122in">
              <dc:date>2016-06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36" table:formula="of:=SUM([.D7:.AH7])" office:value-type="float" office:value="0.5">
            <text:p>0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0.8488in" draw:caption-point-x="-0.2402in" draw:caption-point-y="0.6122in">
              <dc:date>2016-07-01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0.852in" draw:caption-point-x="-0.2402in" draw:caption-point-y="0.6091in">
              <dc:date>2016-07-0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9.2661in" svg:y="0.8591in" draw:caption-point-x="-0.2402in" draw:caption-point-y="0.602in">
              <dc:date>2016-07-19T00:00:00</dc:date>
              <text:p text:style-name="P1"><text:span text:style-name="T1">Đi học</text:span></text:p>
            </office:annotation>
            <text:p>0.5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0.861in" draw:caption-point-x="-0.2402in" draw:caption-point-y="0.6in">
              <dc:date>2016-07-2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0.8638in" draw:caption-point-x="-0.2402in" draw:caption-point-y="0.5972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36" table:formula="of:=SUM([.D8:.AH8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1.1087in" draw:caption-point-x="-0.2402in" draw:caption-point-y="0.6in">
              <dc:date>2016-07-2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1.1114in" draw:caption-point-x="-0.2402in" draw:caption-point-y="0.5972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36" table:formula="of:=SUM([.D9:.AH9])" office:value-type="float" office:value="4">
            <text:p>4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1.35in" draw:caption-point-x="-0.2402in" draw:caption-point-y="0.6067in">
              <dc:date>2016-07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1.3543in" draw:caption-point-x="-0.2402in" draw:caption-point-y="0.6024in">
              <dc:date>2016-07-18T00:00:00</dc:date>
              <text:p text:style-name="P1"><text:span text:style-name="T1">Về sớm trc 1h15 '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0925in" svg:y="1.3441in" draw:caption-point-x="-0.2402in" draw:caption-point-y="0.6126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1.3441in" draw:caption-point-x="-0.2402in" draw:caption-point-y="0.6126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2.0059in" svg:y="1.3441in" draw:caption-point-x="-0.2402in" draw:caption-point-y="0.6126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2.4622in" svg:y="1.3441in" draw:caption-point-x="-0.2402in" draw:caption-point-y="0.6126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36" table:formula="of:=SUM([.D10:.AH10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7" draw:text-style-name="P1" svg:width="1.1413in" svg:height="0.2634in" svg:x="10.6358in" svg:y="1.6012in" draw:caption-point-x="-0.2402in" draw:caption-point-y="0.6031in">
              <dc:date>2016-07-18T00:00:00</dc:date>
              <text:p text:style-name="P1"><text:span text:style-name="T1">Bị mệt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36" table:formula="of:=SUM([.D11:.AH11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1.852in" draw:caption-point-x="-0.2402in" draw:caption-point-y="0.6in">
              <dc:date>2016-07-25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1.852in" draw:caption-point-x="-0.2402in" draw:caption-point-y="0.6in">
              <dc:date>2016-07-25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4.7457in" svg:y="1.8539in" draw:caption-point-x="-0.2402in" draw:caption-point-y="0.598in">
              <dc:date>2016-07-28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36" table:formula="of:=SUM([.D12:.AH12])" office:value-type="float" office:value="5">
            <text:p>5</text:p>
          </table:table-cell>
          <table:table-cell table:style-name="ce140" office:value-type="float" office:value="1">
            <office:annotation draw:style-name="gr2" draw:text-style-name="P1" svg:width="1.1413in" svg:height="0.5457in" svg:x="2.6457in" svg:y="2.0878in" draw:caption-point-x="-0.2402in" draw:caption-point-y="0.6118in">
              <dc:date>2016-07-28T00:00:00</dc:date>
              <text:p text:style-name="P1"><text:span text:style-name="T1">Coi thi trên trường</text:span></text:p>
              <text:p text:style-name="P1"><text:span text:style-name="T1"/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1">
            <office:annotation draw:style-name="gr2" draw:text-style-name="P1" svg:width="1.1413in" svg:height="0.5457in" svg:x="4.0157in" svg:y="2.0878in" draw:caption-point-x="-0.2402in" draw:caption-point-y="0.6118in">
              <dc:date>2016-07-28T00:00:00</dc:date>
              <text:p text:style-name="P1"><text:span text:style-name="T1">Coi thi trên trường</text:span></text:p>
              <text:p text:style-name="P1"><text:span text:style-name="T1"/></text:p>
            </office:annotation>
            <text:p>1</text:p>
          </table:table-cell>
          <table:table-cell table:style-name="ce140" office:value-type="float" office:value="0.5">
            <office:annotation draw:style-name="gr4" draw:text-style-name="P1" svg:width="1.1413in" svg:height="0.3902in" svg:x="4.472in" svg:y="2.0909in" draw:caption-point-x="-0.2402in" draw:caption-point-y="0.6087in">
              <dc:date>2016-07-07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4" draw:text-style-name="P1" svg:width="1.1413in" svg:height="0.3902in" svg:x="4.9287in" svg:y="2.0902in" draw:caption-point-x="-0.2402in" draw:caption-point-y="0.6094in">
              <dc:date>2016-07-06T00:00:00</dc:date>
              <text:p text:style-name="P1"><text:span text:style-name="T1">Qua trưởng họp, nghỉ buổi chiều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4" draw:text-style-name="P1" svg:width="1.1413in" svg:height="0.3902in" svg:x="7.3094in" svg:y="2.0921in" draw:caption-point-x="-0.2402in" draw:caption-point-y="0.6075in">
              <dc:date>2016-07-11T00:00:00</dc:date>
              <text:p text:style-name="P1"><text:span text:style-name="T1">Đi du lịch vs Trường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7.7988in" svg:y="2.0921in" draw:caption-point-x="-0.2402in" draw:caption-point-y="0.6075in">
              <dc:date>2016-07-11T00:00:00</dc:date>
              <text:p text:style-name="P1"><text:span text:style-name="T1">Đi du lịch vs Trường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36" table:formula="of:=SUM([.D13:.AH13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36" table:formula="of:=SUM([.D14:.AH14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5.3854in" svg:y="2.5862in" draw:caption-point-x="-0.2402in" draw:caption-point-y="0.6087in">
              <dc:date>2016-07-07T00:00:00</dc:date>
              <text:p text:style-name="P1"><text:span text:style-name="T1">Bận việc riêng, đi ra ngoài, 9h1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2.5976in" draw:caption-point-x="-0.2402in" draw:caption-point-y="0.5972in">
              <dc:date>2016-07-29T00:00:00</dc:date>
              <text:p text:style-name="P1"><text:span text:style-name="T1">8h4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36" table:formula="of:=SUM([.D15:.AH15])" office:value-type="float" office:value="2.5">
            <text:p>2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4.472in" svg:y="2.8323in" draw:caption-point-x="-0.2402in" draw:caption-point-y="0.6102in">
              <dc:date>2016-07-05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7.3094in" svg:y="2.835in" draw:caption-point-x="-0.2402in" draw:caption-point-y="0.6075in">
              <dc:date>2016-07-11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8.2878in" svg:y="2.835in" draw:caption-point-x="-0.2402in" draw:caption-point-y="0.6075in">
              <dc:date>2016-07-11T00:00:00</dc:date>
              <text:p text:style-name="P1"><text:span text:style-name="T1">8h45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2.8409in" draw:caption-point-x="-0.2402in" draw:caption-point-y="0.6016in">
              <dc:date>2016-07-20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2.8445in" draw:caption-point-x="-0.2402in" draw:caption-point-y="0.598in">
              <dc:date>2016-07-28T00:00:00</dc:date>
              <text:p text:style-name="P1"><text:span text:style-name="T1">Bận việc nhà, off buổi <text:s/>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2.8453in" draw:caption-point-x="-0.2402in" draw:caption-point-y="0.5972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36" table:formula="of:=SUM([.D16:.AH16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2.0059in" svg:y="3.0882in" draw:caption-point-x="-0.2402in" draw:caption-point-y="0.602in">
              <dc:date>2016-07-19T00:00:00</dc:date>
              <text:p text:style-name="P1"><text:span text:style-name="T1">Bận việc nhà</text:span></text:p>
            </office:annotation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uyNT</text:p>
          </table:table-cell>
          <table:table-cell table:style-name="ce136" table:formula="of:=SUM([.D17:.AH17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7" draw:text-style-name="P1" svg:width="1.1413in" svg:height="0.2634in" svg:x="10.6358in" svg:y="3.3421in" draw:caption-point-x="-0.2402in" draw:caption-point-y="0.5961in">
              <dc:date>2016-08-02T00:00:00</dc:date>
              <text:p text:style-name="P1"><text:span text:style-name="T1">Bị mệt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KhanhNN</text:p>
          </table:table-cell>
          <table:table-cell table:style-name="ce136" table:formula="of:=SUM([.D18:.AH18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3.5827in" draw:caption-point-x="-0.2402in" draw:caption-point-y="0.6031in">
              <dc:date>2016-07-18T00:00:00</dc:date>
              <text:p text:style-name="P1"><text:span text:style-name="T1">Bận việc nhà, xin đi trễ ~1,5h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KienPT</text:p>
          </table:table-cell>
          <table:table-cell table:style-name="ce136" table:formula="of:=SUM([.D19:.AH19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8.7768in" svg:y="3.8287in" draw:caption-point-x="-0.2402in" draw:caption-point-y="0.6047in">
              <dc:date>2016-07-14T00:00:00</dc:date>
              <text:p text:style-name="P1"><text:span text:style-name="T1">Đi trễ ~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0925in" svg:y="3.8311in" draw:caption-point-x="-0.2402in" draw:caption-point-y="0.6024in">
              <dc:date>2016-07-18T00:00:00</dc:date>
              <text:p text:style-name="P1"><text:span text:style-name="T1">Bị mệt, đau lưng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KietNVT</text:p>
          </table:table-cell>
          <table:table-cell table:style-name="ce136" table:formula="of:=SUM([.D20:.AH20])" office:value-type="float" office:value="1">
            <text:p>1</text:p>
          </table:table-cell>
          <table:table-cell table:style-name="ce140" table:number-columns-repeated="3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2.4622in" svg:y="4.0803in" draw:caption-point-x="-0.2402in" draw:caption-point-y="0.6008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MaiNTT</text:p>
          </table:table-cell>
          <table:table-cell table:style-name="ce136" table:formula="of:=SUM([.D21:.AH21])" office:value-type="float" office:value="3.5">
            <text:p>3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4.3165in" draw:caption-point-x="-0.2402in" draw:caption-point-y="0.6122in">
              <dc:date>2016-07-01T00:00:00</dc:date>
              <text:p text:style-name="P1"><text:span text:style-name="T1">Bị đau bụng, xin vô trễ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472in" svg:y="4.3181in" draw:caption-point-x="-0.2402in" draw:caption-point-y="0.6106in">
              <dc:date>2016-07-05T00:00:00</dc:date>
              <text:p text:style-name="P1"><text:span text:style-name="T1">Đi đăng ký làm thủ tục thi Eng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8.2878in" svg:y="4.3161in" draw:caption-point-x="-0.2402in" draw:caption-point-y="0.6126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8.7768in" svg:y="4.3161in" draw:caption-point-x="-0.2402in" draw:caption-point-y="0.6126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9.2661in" svg:y="4.3161in" draw:caption-point-x="-0.2402in" draw:caption-point-y="0.6126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.5">
            <office:annotation draw:style-name="gr7" draw:text-style-name="P1" svg:width="1.1413in" svg:height="0.2634in" svg:x="10.6358in" svg:y="4.3268in" draw:caption-point-x="-0.2402in" draw:caption-point-y="0.602in">
              <dc:date>2016-07-19T00:00:00</dc:date>
              <text:p text:style-name="P1"><text:span text:style-name="T1">Đi thi Eng</text:span></text:p>
            </office:annotation>
            <text:p>0.5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MinhTD</text:p>
          </table:table-cell>
          <table:table-cell table:style-name="ce136" table:formula="of:=SUM([.D22:.AH22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4.5681in" draw:caption-point-x="-0.2402in" draw:caption-point-y="0.6083in">
              <dc:date>2016-07-08T00:00:00</dc:date>
              <text:p text:style-name="P1"><text:span text:style-name="T1">Bị ốm, về sớm ~1h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5.8421in" svg:y="4.5681in" draw:caption-point-x="-0.2402in" draw:caption-point-y="0.6083in">
              <dc:date>2016-07-08T00:00:00</dc:date>
              <text:p text:style-name="P1"><text:span text:style-name="T1">Bị ốm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NamTV</text:p>
          </table:table-cell>
          <table:table-cell table:style-name="ce136" table:formula="of:=SUM([.D23:.AH23])" office:value-type="float" office:value="0.5">
            <text:p>0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4.8118in" draw:caption-point-x="-0.2402in" draw:caption-point-y="0.6122in">
              <dc:date>2016-07-01T00:00:00</dc:date>
              <text:p text:style-name="P1"><text:span text:style-name="T1">Đưa con đi chích ngừa, vô trễ</text:span></text:p>
            </office:annotation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2" draw:text-style-name="P1" svg:width="1.1413in" svg:height="0.5457in" svg:x="5.8421in" svg:y="4.8161in" draw:caption-point-x="-0.2402in" draw:caption-point-y="0.6079in">
              <dc:date>2016-07-08T00:00:00</dc:date>
              <text:p text:style-name="P1"><text:span text:style-name="T1">Nghỉ buổi sáng, chở con đi khám bệnh</text:span></text:p>
            </office:annotation>
            <text:p>0.5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NhanHTH</text:p>
          </table:table-cell>
          <table:table-cell table:style-name="ce136" table:formula="of:=SUM([.D24:.AH24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NhanNM</text:p>
          </table:table-cell>
          <table:table-cell table:style-name="ce136" table:formula="of:=SUM([.D25:.AH25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NhatLCM</text:p>
          </table:table-cell>
          <table:table-cell table:style-name="ce136" table:formula="of:=SUM([.D26:.AH26])" office:value-type="float" office:value="3">
            <text:p>3</text:p>
          </table:table-cell>
          <table:table-cell table:style-name="ce140" table:number-columns-repeated="10"/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7.7988in" svg:y="5.5622in" draw:caption-point-x="-0.2402in" draw:caption-point-y="0.6051in">
              <dc:date>2016-07-12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9.2661in" svg:y="5.563in" draw:caption-point-x="-0.2402in" draw:caption-point-y="0.6043in">
              <dc:date>2016-07-15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2.0059in" svg:y="5.5665in" draw:caption-point-x="-0.2402in" draw:caption-point-y="0.6008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2.4622in" svg:y="5.5665in" draw:caption-point-x="-0.2402in" draw:caption-point-y="0.6008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5.5701in" draw:caption-point-x="-0.2402in" draw:caption-point-y="0.5972in">
              <dc:date>2016-07-29T00:00:00</dc:date>
              <text:p text:style-name="P1"><text:span text:style-name="T1">Xa bị lủng xăm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NhuPHQ</text:p>
          </table:table-cell>
          <table:table-cell table:style-name="ce136" table:formula="of:=SUM([.D27:.AH27])" office:value-type="float" office:value="0">
            <text:p>0</text:p>
          </table:table-cell>
          <table:table-cell table:style-name="ce140" table:number-columns-repeated="24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PhuongTH</text:p>
          </table:table-cell>
          <table:table-cell table:style-name="ce136" table:formula="of:=SUM([.D28:.AH28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SonPX</text:p>
          </table:table-cell>
          <table:table-cell table:style-name="ce136" table:formula="of:=SUM([.D29:.AH29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4" draw:text-style-name="P1" svg:width="1.1413in" svg:height="0.3902in" svg:x="7.3094in" svg:y="6.3028in" draw:caption-point-x="-0.2402in" draw:caption-point-y="0.6075in">
              <dc:date>2016-07-11T00:00:00</dc:date>
              <text:p text:style-name="P1"><text:span text:style-name="T1">Bận việc nhà đột xuất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ienND</text:p>
          </table:table-cell>
          <table:table-cell table:style-name="ce136" table:formula="of:=SUM([.D30:.AH30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haoDTH</text:p>
          </table:table-cell>
          <table:table-cell table:style-name="ce136" table:formula="of:=SUM([.D31:.AH31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6.7949in" draw:caption-point-x="-0.2402in" draw:caption-point-y="0.6106in">
              <dc:date>2016-07-05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6.7965in" draw:caption-point-x="-0.2402in" draw:caption-point-y="0.6091in">
              <dc:date>2016-07-07T00:00:00</dc:date>
              <text:p text:style-name="P1"><text:span text:style-name="T1">Xe hư dọc đường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8.2878in" svg:y="6.8004in" draw:caption-point-x="-0.2402in" draw:caption-point-y="0.6051in">
              <dc:date>2016-07-13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40" office:value-type="float" office:value="0">
            <office:annotation draw:style-name="gr7" draw:text-style-name="P1" svg:width="1.1413in" svg:height="0.2634in" svg:x="8.7768in" svg:y="6.8008in" draw:caption-point-x="-0.2402in" draw:caption-point-y="0.6047in">
              <dc:date>2016-07-14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2.4622in" svg:y="6.8047in" draw:caption-point-x="-0.2402in" draw:caption-point-y="0.6008in">
              <dc:date>2016-07-22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6.8091in" draw:caption-point-x="-0.2402in" draw:caption-point-y="0.5965in">
              <dc:date>2016-08-02T00:00:00</dc:date>
              <text:p text:style-name="P1"><text:span text:style-name="T1">Bị mệt, nghỉ buổi sáng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hamDT</text:p>
          </table:table-cell>
          <table:table-cell table:style-name="ce136" table:formula="of:=SUM([.D32:.AH32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4.0157in" svg:y="7.0445in" draw:caption-point-x="-0.2402in" draw:caption-point-y="0.6087in">
              <dc:date>2016-07-07T00:00:00</dc:date>
              <text:p text:style-name="P1"><text:span text:style-name="T1">Bị đau bụng, đi trễ: 9h20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hinhT</text:p>
          </table:table-cell>
          <table:table-cell table:style-name="ce136" table:formula="of:=SUM([.D33:.AH33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12.0059in" svg:y="7.3in" draw:caption-point-x="-0.2402in" draw:caption-point-y="0.6008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hongDN</text:p>
          </table:table-cell>
          <table:table-cell table:style-name="ce136" table:formula="of:=SUM([.D34:.AH34])" office:value-type="float" office:value="3">
            <text:p>3</text:p>
          </table:table-cell>
          <table:table-cell table:style-name="ce140" office:value-type="float" office:value="0">
            <office:annotation draw:style-name="gr7" draw:text-style-name="P1" svg:width="1.1413in" svg:height="0.2634in" svg:x="2.6457in" svg:y="7.5362in" draw:caption-point-x="-0.2402in" draw:caption-point-y="0.6122in">
              <dc:date>2016-07-01T00:00:00</dc:date>
              <text:p text:style-name="P1"><text:span text:style-name="T1">8hh30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9287in" svg:y="7.5465in" draw:caption-point-x="-0.2402in" draw:caption-point-y="0.602in">
              <dc:date>2016-07-1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7.5465in" draw:caption-point-x="-0.2402in" draw:caption-point-y="0.602in">
              <dc:date>2016-07-1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8.7768in" svg:y="7.5465in" draw:caption-point-x="-0.2402in" draw:caption-point-y="0.602in">
              <dc:date>2016-07-1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9.2661in" svg:y="7.5465in" draw:caption-point-x="-0.2402in" draw:caption-point-y="0.602in">
              <dc:date>2016-07-1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0.6358in" svg:y="7.5453in" draw:caption-point-x="-0.2402in" draw:caption-point-y="0.6031in">
              <dc:date>2016-07-18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7.5484in" draw:caption-point-x="-0.2402in" draw:caption-point-y="0.6in">
              <dc:date>2016-07-25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7.5488in" draw:caption-point-x="-0.2402in" draw:caption-point-y="0.5996in">
              <dc:date>2016-07-26T00:00:00</dc:date>
              <text:p text:style-name="P1"><text:span text:style-name="T1">8h40 vào cty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4.7457in" svg:y="7.5465in" draw:caption-point-x="-0.2402in" draw:caption-point-y="0.602in">
              <dc:date>2016-07-19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5.202in" svg:y="7.5465in" draw:caption-point-x="-0.2402in" draw:caption-point-y="0.602in">
              <dc:date>2016-07-19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5.6587in" svg:y="7.5465in" draw:caption-point-x="-0.2402in" draw:caption-point-y="0.602in">
              <dc:date>2016-07-19T00:00:00</dc:date>
              <text:p text:style-name="P1"><text:span text:style-name="T1">Về quê</text:span></text:p>
            </office:annotation>
            <text:p>1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huyLTT</text:p>
          </table:table-cell>
          <table:table-cell table:style-name="ce136" table:formula="of:=SUM([.D35:.AH35])" office:value-type="float" office:value="2">
            <text:p>2</text:p>
          </table:table-cell>
          <table:table-cell table:style-name="ce140" office:value-type="float" office:value="0">
            <office:annotation draw:style-name="gr7" draw:text-style-name="P1" svg:width="1.1413in" svg:height="0.2634in" svg:x="2.6457in" svg:y="7.7843in" draw:caption-point-x="-0.2402in" draw:caption-point-y="0.6122in">
              <dc:date>2016-07-01T00:00:00</dc:date>
              <text:p text:style-name="P1"><text:span text:style-name="T1">8hh30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472in" svg:y="7.7858in" draw:caption-point-x="-0.2402in" draw:caption-point-y="0.6106in">
              <dc:date>2016-07-19T00:00:00</dc:date>
              <text:p text:style-name="P1"><text:span text:style-name="T1">Chở mẹ đi cv vào trễ 1,5h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5.8421in" svg:y="7.7882in" draw:caption-point-x="-0.2402in" draw:caption-point-y="0.6083in">
              <dc:date>2016-07-07T00:00:00</dc:date>
              <text:p text:style-name="P1"><text:span text:style-name="T1">Nhà có giỗ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7.7988in" svg:y="7.7902in" draw:caption-point-x="-0.2402in" draw:caption-point-y="0.6063in">
              <dc:date>2016-07-19T00:00:00</dc:date>
              <text:p text:style-name="P1"><text:span text:style-name="T1">Buổi sáng làm việc ở nhà, mẹ ốm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0.6358in" svg:y="7.7933in" draw:caption-point-x="-0.2402in" draw:caption-point-y="0.6031in">
              <dc:date>2016-07-18T00:00:00</dc:date>
              <text:p text:style-name="P1"><text:span text:style-name="T1">8h4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1.5492in" svg:y="7.7949in" draw:caption-point-x="-0.2402in" draw:caption-point-y="0.6016in">
              <dc:date>2016-07-20T00:00:00</dc:date>
              <text:p text:style-name="P1"><text:span text:style-name="T1">Bí té, đau chân, nghỉ buổi sáng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7.7965in" draw:caption-point-x="-0.2402in" draw:caption-point-y="0.6in">
              <dc:date>2016-07-25T00:00:00</dc:date>
              <text:p text:style-name="P1"><text:span text:style-name="T1">8h40 vào cty</text:span></text:p>
            </office:annotation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7.7972in" draw:caption-point-x="-0.2402in" draw:caption-point-y="0.5992in">
              <dc:date>2016-07-26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.5"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ToiDB</text:p>
          </table:table-cell>
          <table:table-cell table:style-name="ce136" table:formula="of:=SUM([.D36:.AH36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.5">
            <office:annotation draw:style-name="gr4" draw:text-style-name="P1" svg:width="1.1413in" svg:height="0.3902in" svg:x="4.0157in" svg:y="8.0335in" draw:caption-point-x="-0.2402in" draw:caption-point-y="0.6106in">
              <dc:date>2016-07-04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8.0335in" draw:caption-point-x="-0.2402in" draw:caption-point-y="0.6106in">
              <dc:date>2016-07-05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5.8421in" svg:y="8.0425in" draw:caption-point-x="-0.2402in" draw:caption-point-y="0.6016in">
              <dc:date>2016-07-19T00:00:00</dc:date>
              <text:p text:style-name="P1"><text:span text:style-name="T1">8h35 vao2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8.0425in" draw:caption-point-x="-0.2402in" draw:caption-point-y="0.6016in">
              <dc:date>2016-07-19T00:00:00</dc:date>
              <text:p text:style-name="P1"><text:span text:style-name="T1">9hvao cty, ban viec rieng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9.2661in" svg:y="8.0425in" draw:caption-point-x="-0.2402in" draw:caption-point-y="0.6016in">
              <dc:date>2016-07-19T00:00:00</dc:date>
              <text:p text:style-name="P1"><text:span text:style-name="T1">8h40 vô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1.5492in" svg:y="8.0425in" draw:caption-point-x="-0.2402in" draw:caption-point-y="0.6016in">
              <dc:date>2016-07-20T00:00:00</dc:date>
              <text:p text:style-name="P1"><text:span text:style-name="T1">Bị đau đầu, nghỉ buổi sáng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8.0441in" draw:caption-point-x="-0.2402in" draw:caption-point-y="0.6in">
              <dc:date>2016-07-25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8.0469in" draw:caption-point-x="-0.2402in" draw:caption-point-y="0.5972in">
              <dc:date>2016-07-29T00:00:00</dc:date>
              <text:p text:style-name="P1"><text:span text:style-name="T1">8h35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TruyenLVC</text:p>
          </table:table-cell>
          <table:table-cell table:style-name="ce136" table:formula="of:=SUM([.D37:.AH37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TuanND</text:p>
          </table:table-cell>
          <table:table-cell table:style-name="ce136" table:formula="of:=SUM([.D38:.AH38])" office:value-type="float" office:value="1.5">
            <text:p>1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5.8421in" svg:y="8.5295in" draw:caption-point-x="-0.2402in" draw:caption-point-y="0.6098in">
              <dc:date>2016-07-05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7.3094in" svg:y="8.5319in" draw:caption-point-x="-0.2402in" draw:caption-point-y="0.6075in">
              <dc:date>2016-07-11T00:00:00</dc:date>
              <text:p text:style-name="P1"><text:span text:style-name="T1">Đi trễ,8h30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8.7768in" svg:y="8.5346in" draw:caption-point-x="-0.2402in" draw:caption-point-y="0.6047in">
              <dc:date>2016-07-14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1.0925in" svg:y="8.537in" draw:caption-point-x="-0.2402in" draw:caption-point-y="0.6024in">
              <dc:date>2016-07-19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8.5398in" draw:caption-point-x="-0.2402in" draw:caption-point-y="0.5996in">
              <dc:date>2016-07-26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8.5421in" draw:caption-point-x="-0.2402in" draw:caption-point-y="0.5972in">
              <dc:date>2016-07-29T00:00:00</dc:date>
              <text:p text:style-name="P1"><text:span text:style-name="T1">8h35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VietBA</text:p>
          </table:table-cell>
          <table:table-cell table:style-name="ce136" table:formula="of:=SUM([.D39:.AH39])" office:value-type="float" office:value="2">
            <text:p>2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8.7748in" draw:caption-point-x="-0.2402in" draw:caption-point-y="0.6122in">
              <dc:date>2016-07-01T00:00:00</dc:date>
              <text:p text:style-name="P1"><text:span text:style-name="T1">Bận chút việc xin vào trễ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8.7764in" draw:caption-point-x="-0.2402in" draw:caption-point-y="0.6106in">
              <dc:date>2016-07-05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8.7783in" draw:caption-point-x="-0.2402in" draw:caption-point-y="0.6087in">
              <dc:date>2016-07-07T00:00:00</dc:date>
              <text:p text:style-name="P1"><text:span text:style-name="T1">Bị đau bụng, làm remote ở nhà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8421in" svg:y="8.7783in" draw:caption-point-x="-0.2402in" draw:caption-point-y="0.6087in">
              <dc:date>2016-07-07T00:00:00</dc:date>
              <text:p text:style-name="P1"><text:span text:style-name="T1">Bị đau bụng, làm remote ở nhà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8.7768in" svg:y="8.7823in" draw:caption-point-x="-0.2402in" draw:caption-point-y="0.6047in">
              <dc:date>2016-07-14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.5">
            <office:annotation draw:style-name="gr2" draw:text-style-name="P1" svg:width="1.1413in" svg:height="0.5457in" svg:x="9.2661in" svg:y="8.7827in" draw:caption-point-x="-0.2402in" draw:caption-point-y="0.6043in">
              <dc:date>2016-07-18T00:00:00</dc:date>
              <text:p text:style-name="P1"><text:span text:style-name="T1">Đưa con đi khám bệnh, nghỉ buổi sáng</text:span></text:p>
            </office:annotation>
            <text:p>0.5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12.4622in" svg:y="8.7862in" draw:caption-point-x="-0.2402in" draw:caption-point-y="0.6008in">
              <dc:date>2016-07-22T00:00:00</dc:date>
              <text:p text:style-name="P1"><text:span text:style-name="T1">Đi trễ, 8h33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8.789in" draw:caption-point-x="-0.2402in" draw:caption-point-y="0.598in">
              <dc:date>2016-07-28T00:00:00</dc:date>
              <text:p text:style-name="P1"><text:span text:style-name="T1">Bận việc riêng, off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3" draw:text-style-name="P1" svg:width="1.1413in" svg:height="0.7012in" svg:x="15.202in" svg:y="8.7898in" draw:caption-point-x="-0.2402in" draw:caption-point-y="0.5972in">
              <dc:date>2016-07-29T00:00:00</dc:date>
              <text:p text:style-name="P1"><text:span text:style-name="T1">Vô trễ hơn 2h, 10h12 vào cty, tính nghỉ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4" draw:text-style-name="P1" svg:width="1.1413in" svg:height="0.3902in" svg:x="15.6587in" svg:y="8.789in" draw:caption-point-x="-0.2402in" draw:caption-point-y="0.598in">
              <dc:date>2016-07-28T00:00:00</dc:date>
              <text:p text:style-name="P1"><text:span text:style-name="T1">Bận việc riêng, off buổi sáng</text:span></text:p>
            </office:annotation>
            <text:p>0.5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2" office:value-type="string">
            <text:p>VinhP</text:p>
          </table:table-cell>
          <table:table-cell table:style-name="ce136" table:formula="of:=SUM([.D40:.AH40])" office:value-type="float" office:value="0.5"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5.202in" svg:y="9.0374in" draw:caption-point-x="-0.2402in" draw:caption-point-y="0.5972in">
              <dc:date>2016-07-29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2" office:value-type="string">
            <text:p>VuNA</text:p>
          </table:table-cell>
          <table:table-cell table:style-name="ce136" table:formula="of:=SUM([.D41:.AH41])" office:value-type="float" office:value="2">
            <text:p>2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8.7768in" svg:y="9.2717in" draw:caption-point-x="-0.2402in" draw:caption-point-y="0.6106in">
              <dc:date>2016-07-05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9.2661in" svg:y="9.2717in" draw:caption-point-x="-0.2402in" draw:caption-point-y="0.6106in">
              <dc:date>2016-07-05T00:00:00</dc:date>
              <text:p text:style-name="P1"><text:span text:style-name="T1">Về quê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41" table:number-columns-repeated="4"/>
          <table:table-cell table:style-name="ce143"/>
          <table:table-cell table:style-name="ce141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41" table:number-columns-repeated="4"/>
          <table:table-cell table:style-name="ce144" table:number-columns-repeated="7"/>
          <table:table-cell table:style-name="ce141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 table:number-rows-repeated="983130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8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55"/>
        <table:table-column table:style-name="co22" table:number-columns-repeated="7" table:default-cell-style-name="ce155"/>
        <table:table-column table:style-name="co21" table:number-columns-repeated="16" table:default-cell-style-name="ce155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50" table:number-columns-repeated="8"/>
          <table:table-cell table:style-name="ce158" office:value-type="string" table:number-columns-spanned="2" table:number-rows-spanned="1">
            <text:p>Month</text:p>
          </table:table-cell>
          <table:covered-table-cell table:style-name="ce159"/>
          <table:table-cell table:style-name="ce160" table:content-validation-name="val1" office:value-type="float" office:value="8" table:number-columns-spanned="2" table:number-rows-spanned="1">
            <text:p>8</text:p>
          </table:table-cell>
          <table:covered-table-cell table:style-name="ce159"/>
          <table:table-cell table:style-name="ce158" office:value-type="string" table:number-columns-spanned="2" table:number-rows-spanned="1">
            <text:p>Year</text:p>
          </table:table-cell>
          <table:covered-table-cell table:style-name="ce159"/>
          <table:table-cell table:style-name="ce158" office:value-type="float" office:value="2016" table:number-columns-spanned="2" table:number-rows-spanned="1">
            <text:p>2016</text:p>
          </table:table-cell>
          <table:covered-table-cell table:style-name="ce161"/>
          <table:table-cell table:style-name="ce150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51" table:formula="of:=DATE([.$R$1];[.N1];1)" office:value-type="date" office:date-value="2016-08-01">
            <text:p>01</text:p>
          </table:table-cell>
          <table:table-cell table:style-name="ce151" table:formula="of:=[.D2]+1" office:value-type="date" office:date-value="2016-08-02">
            <text:p>02</text:p>
          </table:table-cell>
          <table:table-cell table:style-name="ce151" table:formula="of:=[.E2]+1" office:value-type="date" office:date-value="2016-08-03">
            <text:p>03</text:p>
          </table:table-cell>
          <table:table-cell table:style-name="ce151" table:formula="of:=[.F2]+1" office:value-type="date" office:date-value="2016-08-04">
            <text:p>04</text:p>
          </table:table-cell>
          <table:table-cell table:style-name="ce151" table:formula="of:=[.G2]+1" office:value-type="date" office:date-value="2016-08-05">
            <text:p>05</text:p>
          </table:table-cell>
          <table:table-cell table:style-name="ce151" table:formula="of:=[.H2]+1" office:value-type="date" office:date-value="2016-08-06">
            <text:p>06</text:p>
          </table:table-cell>
          <table:table-cell table:style-name="ce151" table:formula="of:=[.I2]+1" office:value-type="date" office:date-value="2016-08-07">
            <text:p>07</text:p>
          </table:table-cell>
          <table:table-cell table:style-name="ce151" table:formula="of:=[.J2]+1" office:value-type="date" office:date-value="2016-08-08">
            <text:p>08</text:p>
          </table:table-cell>
          <table:table-cell table:style-name="ce151" table:formula="of:=[.K2]+1" office:value-type="date" office:date-value="2016-08-09">
            <text:p>09</text:p>
          </table:table-cell>
          <table:table-cell table:style-name="ce151" table:formula="of:=[.L2]+1" office:value-type="date" office:date-value="2016-08-10">
            <text:p>10</text:p>
          </table:table-cell>
          <table:table-cell table:style-name="ce151" table:formula="of:=[.M2]+1" office:value-type="date" office:date-value="2016-08-11">
            <text:p>11</text:p>
          </table:table-cell>
          <table:table-cell table:style-name="ce151" table:formula="of:=[.N2]+1" office:value-type="date" office:date-value="2016-08-12">
            <text:p>12</text:p>
          </table:table-cell>
          <table:table-cell table:style-name="ce151" table:formula="of:=[.O2]+1" office:value-type="date" office:date-value="2016-08-13">
            <text:p>13</text:p>
          </table:table-cell>
          <table:table-cell table:style-name="ce151" table:formula="of:=[.P2]+1" office:value-type="date" office:date-value="2016-08-14">
            <text:p>14</text:p>
          </table:table-cell>
          <table:table-cell table:style-name="ce151" table:formula="of:=[.Q2]+1" office:value-type="date" office:date-value="2016-08-15">
            <text:p>15</text:p>
          </table:table-cell>
          <table:table-cell table:style-name="ce151" table:formula="of:=[.R2]+1" office:value-type="date" office:date-value="2016-08-16">
            <text:p>16</text:p>
          </table:table-cell>
          <table:table-cell table:style-name="ce151" table:formula="of:=[.S2]+1" office:value-type="date" office:date-value="2016-08-17">
            <text:p>17</text:p>
          </table:table-cell>
          <table:table-cell table:style-name="ce151" table:formula="of:=[.T2]+1" office:value-type="date" office:date-value="2016-08-18">
            <text:p>18</text:p>
          </table:table-cell>
          <table:table-cell table:style-name="ce151" table:formula="of:=[.U2]+1" office:value-type="date" office:date-value="2016-08-19">
            <text:p>19</text:p>
          </table:table-cell>
          <table:table-cell table:style-name="ce151" table:formula="of:=[.V2]+1" office:value-type="date" office:date-value="2016-08-20">
            <text:p>20</text:p>
          </table:table-cell>
          <table:table-cell table:style-name="ce151" table:formula="of:=[.W2]+1" office:value-type="date" office:date-value="2016-08-21">
            <text:p>21</text:p>
          </table:table-cell>
          <table:table-cell table:style-name="ce151" table:formula="of:=[.X2]+1" office:value-type="date" office:date-value="2016-08-22">
            <text:p>22</text:p>
          </table:table-cell>
          <table:table-cell table:style-name="ce151" table:formula="of:=[.Y2]+1" office:value-type="date" office:date-value="2016-08-23">
            <text:p>23</text:p>
          </table:table-cell>
          <table:table-cell table:style-name="ce151" table:formula="of:=[.Z2]+1" office:value-type="date" office:date-value="2016-08-24">
            <text:p>24</text:p>
          </table:table-cell>
          <table:table-cell table:style-name="ce151" table:formula="of:=[.AA2]+1" office:value-type="date" office:date-value="2016-08-25">
            <text:p>25</text:p>
          </table:table-cell>
          <table:table-cell table:style-name="ce151" table:formula="of:=[.AB2]+1" office:value-type="date" office:date-value="2016-08-26">
            <text:p>26</text:p>
          </table:table-cell>
          <table:table-cell table:style-name="ce151" table:formula="of:=[.AC2]+1" office:value-type="date" office:date-value="2016-08-27">
            <text:p>27</text:p>
          </table:table-cell>
          <table:table-cell table:style-name="ce151" table:formula="of:=[.AD2]+1" office:value-type="date" office:date-value="2016-08-28">
            <text:p>28</text:p>
          </table:table-cell>
          <table:table-cell table:style-name="ce151" table:formula="of:=[.AE2]+1" office:value-type="date" office:date-value="2016-08-29">
            <text:p>29</text:p>
          </table:table-cell>
          <table:table-cell table:style-name="ce151" table:formula="of:=[.AF2]+1" office:value-type="date" office:date-value="2016-08-30">
            <text:p>30</text:p>
          </table:table-cell>
          <table:table-cell table:style-name="ce151" table:formula="of:=[.AG2]+1" office:value-type="date" office:date-value="2016-08-31">
            <text:p>31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52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0" table:number-columns-repeated="952"/>
        </table:table-row>
        <table:table-row table:style-name="ro14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49" table:formula="of:=SUM([.D4:.AH4])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3.1024in" svg:y="0.1142in" draw:caption-point-x="-0.2402in" draw:caption-point-y="0.6035in">
              <dc:date>2016-08-16T00:00:00</dc:date>
              <text:p text:style-name="P1"><text:span text:style-name="T1">Nghỉ buổi sáng đi DK thi TOEIC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0.1146in" draw:caption-point-x="-0.2402in" draw:caption-point-y="0.6031in">
              <dc:date>2016-08-03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0157in" svg:y="0.115in" draw:caption-point-x="-0.2402in" draw:caption-point-y="0.6028in">
              <dc:date>2016-08-04T00:00:00</dc:date>
              <text:p text:style-name="P1"><text:span text:style-name="T1">Tối qua làm việc trễ, xin vô tr6e4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5.8421in" svg:y="0.1157in" draw:caption-point-x="-0.2402in" draw:caption-point-y="0.602in">
              <dc:date>2016-08-08T00:00:00</dc:date>
              <text:p text:style-name="P1"><text:span text:style-name="T1">8h35 vào Công 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0.1169in" draw:caption-point-x="-0.2402in" draw:caption-point-y="0.6008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7.3094in" svg:y="0.1157in" draw:caption-point-x="-0.2402in" draw:caption-point-y="0.602in">
              <dc:date>2016-08-08T00:00:00</dc:date>
              <text:p text:style-name="P1"><text:span text:style-name="T1">Đi thi TOEIC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1.0925in" svg:y="0.1224in" draw:caption-point-x="-0.2402in" draw:caption-point-y="0.5953in">
              <dc:date>2016-08-19T00:00:00</dc:date>
              <text:p text:style-name="P1"><text:span text:style-name="T1">Nhà có việc bận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49" table:formula="of:=SUM([.D5:.AH5])" office:value-type="float" office:value="0.5"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3.5591in" svg:y="0.3504in" draw:caption-point-x="-0.2402in" draw:caption-point-y="0.6031in">
              <dc:date>2016-08-03T00:00:00</dc:date>
              <text:p text:style-name="P1"><text:span text:style-name="T1">Bận việc nhà nên vào trễ</text:span></text:p>
            </office:annotation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4.0157in" svg:y="0.3508in" draw:caption-point-x="-0.2402in" draw:caption-point-y="0.6028in">
              <dc:date>2016-08-04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0.3512in" draw:caption-point-x="-0.2402in" draw:caption-point-y="0.6024in">
              <dc:date>2016-08-05T00:00:00</dc:date>
              <text:p text:style-name="P1"><text:span text:style-name="T1">Bận việc nhà sáng nay vô trễ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49" table:formula="of:=SUM([.D6:.AH6])" office:value-type="float" office:value="1">
            <text:p>1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4.472in" svg:y="0.587in" draw:caption-point-x="-0.2402in" draw:caption-point-y="0.6028in">
              <dc:date>2016-08-04T00:00:00</dc:date>
              <text:p text:style-name="P1"><text:span text:style-name="T1">Đi khám bệnh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6.3311in" svg:y="0.589in" draw:caption-point-x="-0.2402in" draw:caption-point-y="0.6008in">
              <dc:date>2016-08-09T00:00:00</dc:date>
              <text:p text:style-name="P1"><text:span text:style-name="T1">Đuâ ng nhà đi khám bệnh, xin vào trễ 1h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0.1791in" svg:y="0.5925in" draw:caption-point-x="-0.2402in" draw:caption-point-y="0.5972in">
              <dc:date>2016-08-17T00:00:00</dc:date>
              <text:p text:style-name="P1"><text:span text:style-name="T1">Bận việc riêng đột xuát, vào trễ 40'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49" table:formula="of:=SUM([.D7:.AH7])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2.6457in" svg:y="0.8217in" draw:caption-point-x="-0.2402in" draw:caption-point-y="0.6039in">
              <dc:date>2016-08-02T00:00:00</dc:date>
              <text:p text:style-name="P1"><text:span text:style-name="T1">Đi trễ, 8h45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0.8823in" draw:caption-point-x="-0.2402in" draw:caption-point-y="0.5433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3094in" svg:y="0.826in" draw:caption-point-x="-0.2402in" draw:caption-point-y="0.5996in">
              <dc:date>2016-08-11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0.8264in" draw:caption-point-x="-0.2402in" draw:caption-point-y="0.5992in">
              <dc:date>2016-08-12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49" table:formula="of:=SUM([.D8:.AH8])" office:value-type="float" office:value="0.5">
            <text:p>0.5</text:p>
          </table:table-cell>
          <table:table-cell table:style-name="ce153" office:value-type="float" office:value="0.5">
            <office:annotation draw:style-name="gr4" draw:text-style-name="P1" svg:width="1.1413in" svg:height="0.3902in" svg:x="2.6457in" svg:y="1.0579in" draw:caption-point-x="-0.2402in" draw:caption-point-y="0.6035in">
              <dc:date>2016-08-02T00:00:00</dc:date>
              <text:p text:style-name="P1"><text:span text:style-name="T1">Nghỉ buổi chiều, bận việc riêng</text:span></text:p>
            </office:annotation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3094in" svg:y="1.0618in" draw:caption-point-x="-0.2402in" draw:caption-point-y="0.5996in">
              <dc:date>2016-08-11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49" table:formula="of:=SUM([.D9:.AH9])" office:value-type="float" office:value="1"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4.0157in" svg:y="1.2945in" draw:caption-point-x="-0.2402in" draw:caption-point-y="0.6028in">
              <dc:date>2016-08-04T00:00:00</dc:date>
              <text:p text:style-name="P1"><text:span text:style-name="T1">8h38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8205in" svg:y="1.2972in" draw:caption-point-x="-0.2402in" draw:caption-point-y="0.6in">
              <dc:date>2016-08-10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1791in" svg:y="1.3in" draw:caption-point-x="-0.2402in" draw:caption-point-y="0.5972in">
              <dc:date>2016-08-1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7" draw:text-style-name="P1" svg:width="1.1413in" svg:height="0.2634in" svg:x="12.4622in" svg:y="1.3024in" draw:caption-point-x="-0.2402in" draw:caption-point-y="0.5949in">
              <dc:date>2016-08-22T00:00:00</dc:date>
              <text:p text:style-name="P1">Bị té xe</text:p>
            </office:annotation>
            <text:p>1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49" table:formula="of:=SUM([.D10:.AH10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49" table:formula="of:=SUM([.D11:.AH11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1.7673in" draw:caption-point-x="-0.2402in" draw:caption-point-y="0.602in">
              <dc:date>2016-08-08T00:00:00</dc:date>
              <text:p text:style-name="P1"><text:span text:style-name="T1">8h45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49" table:formula="of:=SUM([.D12:.AH12])" office:value-type="float" office:value="1">
            <text:p>1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3311in" svg:y="2.0043in" draw:caption-point-x="-0.2402in" draw:caption-point-y="0.6008in">
              <dc:date>2016-08-09T00:00:00</dc:date>
              <text:p text:style-name="P1"><text:span text:style-name="T1">Bận việc riêng, xin vào trễ, 8h40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7.7988in" svg:y="2.0059in" draw:caption-point-x="-0.2402in" draw:caption-point-y="0.5992in">
              <dc:date>2016-08-15T00:00:00</dc:date>
              <text:p text:style-name="P1"><text:span text:style-name="T1">Bận họp trên trường</text:span></text:p>
            </office:annotation>
            <text:p>1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6358in" svg:y="2.0091in" draw:caption-point-x="-0.2402in" draw:caption-point-y="0.5961in">
              <dc:date>2016-08-1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49" table:formula="of:=SUM([.D13:.AH13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49" table:formula="of:=SUM([.D14:.AH14])" office:value-type="float" office:value="0.5"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2.6457in" svg:y="2.4728in" draw:caption-point-x="-0.2402in" draw:caption-point-y="0.6039in">
              <dc:date>2016-08-01T00:00:00</dc:date>
              <text:p text:style-name="P1"><text:span text:style-name="T1">Ra bưu điện gửi đồ, 9h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2.4736in" draw:caption-point-x="-0.2402in" draw:caption-point-y="0.6031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4.0157in" svg:y="2.474in" draw:caption-point-x="-0.2402in" draw:caption-point-y="0.6028in">
              <dc:date>2016-08-04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8205in" svg:y="2.4768in" draw:caption-point-x="-0.2402in" draw:caption-point-y="0.6in">
              <dc:date>2016-08-10T00:00:00</dc:date>
              <text:p text:style-name="P1"><text:span text:style-name="T1">8h40 vào cty, tối qua làm trễ</text:span></text:p>
            </office:annotation>
            <text:p>0</text:p>
          </table:table-cell>
          <table:table-cell table:style-name="ce153" office:value-type="float" office:value="0">
            <office:annotation draw:style-name="gr3" draw:text-style-name="P1" svg:width="1.1413in" svg:height="0.7012in" svg:x="7.3094in" svg:y="2.4772in" draw:caption-point-x="-0.2402in" draw:caption-point-y="0.5996in">
              <dc:date>2016-08-11T00:00:00</dc:date>
              <text:p text:style-name="P1"><text:span text:style-name="T1">Bị ốm, mệt xin vào trễ chút</text:span></text:p>
              <text:p text:style-name="P1"><text:span text:style-name="T1"/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2.478in" draw:caption-point-x="-0.2402in" draw:caption-point-y="0.5988in">
              <dc:date>2016-08-12T00:00:00</dc:date>
              <text:p text:style-name="P1"><text:span text:style-name="T1">8h5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9.2661in" svg:y="2.478in" draw:caption-point-x="-0.2402in" draw:caption-point-y="0.5988in">
              <dc:date>2016-08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6358in" svg:y="2.4807in" draw:caption-point-x="-0.2402in" draw:caption-point-y="0.5961in">
              <dc:date>2016-08-18T00:00:00</dc:date>
              <text:p text:style-name="P1"><text:span text:style-name="T1">9h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7" draw:text-style-name="P1" svg:width="1.1413in" svg:height="0.2634in" svg:x="12.4622in" svg:y="2.4819in" draw:caption-point-x="-0.2402in" draw:caption-point-y="0.5949in">
              <dc:date>2016-08-22T00:00:00</dc:date>
              <text:p text:style-name="P1">Đi khám tai</text:p>
            </office:annotation>
            <text:p>0.5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49" table:formula="of:=SUM([.D15:.AH15])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3.1024in" svg:y="2.7094in" draw:caption-point-x="-0.2402in" draw:caption-point-y="0.6035in">
              <dc:date>2016-08-02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2.7098in" draw:caption-point-x="-0.2402in" draw:caption-point-y="0.6031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4.0157in" svg:y="2.7154in" draw:caption-point-x="-0.2402in" draw:caption-point-y="0.5976in">
              <dc:date>2016-08-16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2" draw:text-style-name="P1" svg:width="1.1413in" svg:height="0.5457in" svg:x="5.8421in" svg:y="2.711in" draw:caption-point-x="-0.2402in" draw:caption-point-y="0.602in">
              <dc:date>2016-08-08T00:00:00</dc:date>
              <text:p text:style-name="P1"><text:span text:style-name="T1">Xin vào trễ, máy đang update, ko tắt dc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2.7697in" draw:caption-point-x="-0.2402in" draw:caption-point-y="0.5433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49" table:formula="of:=SUM([.D16:.AH16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14">
            <text:p>14</text:p>
          </table:table-cell>
          <table:table-cell table:style-name="ce42" office:value-type="string">
            <text:p>HuyNT</text:p>
          </table:table-cell>
          <table:table-cell table:style-name="ce149" table:formula="of:=SUM([.D17:.AH17])" office:value-type="float" office:value="4">
            <text:p>4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4.0157in" svg:y="3.1819in" draw:caption-point-x="-0.2402in" draw:caption-point-y="0.6028in">
              <dc:date>2016-08-04T00:00:00</dc:date>
              <text:p text:style-name="P1"><text:span text:style-name="T1">Nghỉ ở nhà làm task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number-columns-repeated="3" table:style-name="ce153" office:value-type="float" office:value="1">
            <text:p>1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15">
            <text:p>15</text:p>
          </table:table-cell>
          <table:table-cell table:style-name="ce42" office:value-type="string">
            <text:p>KhanhNN</text:p>
          </table:table-cell>
          <table:table-cell table:style-name="ce149" table:formula="of:=SUM([.D18:.AH18])" office:value-type="float" office:value="1">
            <text:p>1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3.4181in" draw:caption-point-x="-0.2402in" draw:caption-point-y="0.6024in">
              <dc:date>2016-08-05T00:00:00</dc:date>
              <text:p text:style-name="P1"><text:span text:style-name="T1">Đi nộp phạt xin vào trễ</text:span></text:p>
            </office:annotation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6.8205in" svg:y="3.4205in" draw:caption-point-x="-0.2402in" draw:caption-point-y="0.6in">
              <dc:date>2016-08-10T00:00:00</dc:date>
              <text:p text:style-name="P1"><text:span text:style-name="T1">Bận việc riêng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7.7988in" svg:y="3.4213in" draw:caption-point-x="-0.2402in" draw:caption-point-y="0.5992in">
              <dc:date>2016-08-12T00:00:00</dc:date>
              <text:p text:style-name="P1"><text:span text:style-name="T1">Bận việc riêng, xin đi trễ chút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16">
            <text:p>16</text:p>
          </table:table-cell>
          <table:table-cell table:style-name="ce42" office:value-type="string">
            <text:p>KienPT</text:p>
          </table:table-cell>
          <table:table-cell table:style-name="ce149" table:formula="of:=SUM([.D19:.AH19])" office:value-type="float" office:value="1">
            <text:p>1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0.6358in" svg:y="3.6606in" draw:caption-point-x="-0.2402in" draw:caption-point-y="0.5961in">
              <dc:date>2016-08-17T00:00:00</dc:date>
              <text:p text:style-name="P1"><text:span text:style-name="T1">Bị đau lưng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17">
            <text:p>17</text:p>
          </table:table-cell>
          <table:table-cell table:style-name="ce42" office:value-type="string">
            <text:p>KietNVT</text:p>
          </table:table-cell>
          <table:table-cell table:style-name="ce149" table:formula="of:=SUM([.D20:.AH20])" office:value-type="float" office:value="0.5"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3" draw:text-style-name="P1" svg:width="1.1413in" svg:height="0.7012in" svg:x="4.472in" svg:y="3.8902in" draw:caption-point-x="-0.2402in" draw:caption-point-y="0.6024in">
              <dc:date>2016-08-04T00:00:00</dc:date>
              <text:p text:style-name="P1"><text:span text:style-name="T1">Nghỉ buổi chiều,có việc riêng cần giải quyết</text:span></text:p>
            </office:annotation>
            <text:p>0.5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8205in" svg:y="3.8925in" draw:caption-point-x="-0.2402in" draw:caption-point-y="0.6in">
              <dc:date>2016-08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18">
            <text:p>18</text:p>
          </table:table-cell>
          <table:table-cell table:style-name="ce42" office:value-type="string">
            <text:p>MaiNTT</text:p>
          </table:table-cell>
          <table:table-cell table:style-name="ce149" table:formula="of:=SUM([.D21:.AH21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7.7988in" svg:y="4.1291in" draw:caption-point-x="-0.2402in" draw:caption-point-y="0.5992in">
              <dc:date>2016-08-12T00:00:00</dc:date>
              <text:p text:style-name="P1"><text:span text:style-name="T1">Ra bank có xíu việc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19">
            <text:p>19</text:p>
          </table:table-cell>
          <table:table-cell table:style-name="ce42" office:value-type="string">
            <text:p>MinhTD</text:p>
          </table:table-cell>
          <table:table-cell table:style-name="ce149" table:formula="of:=SUM([.D22:.AH22])" office:value-type="float" office:value="3">
            <text:p>3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0.6358in" svg:y="4.3693in" draw:caption-point-x="-0.2402in" draw:caption-point-y="0.5949in">
              <dc:date>2016-08-22T00:00:00</dc:date>
              <text:p text:style-name="P1">Về quê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11.0925in" svg:y="4.3693in" draw:caption-point-x="-0.2402in" draw:caption-point-y="0.5949in">
              <dc:date>2016-08-22T00:00:00</dc:date>
              <text:p text:style-name="P1">Về quê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1">
            <office:annotation draw:style-name="gr7" draw:text-style-name="P1" svg:width="1.1413in" svg:height="0.2634in" svg:x="12.4622in" svg:y="4.3693in" draw:caption-point-x="-0.2402in" draw:caption-point-y="0.5949in">
              <dc:date>2016-08-22T00:00:00</dc:date>
              <text:p text:style-name="P1">Về quê</text:p>
            </office:annotation>
            <text:p>1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20">
            <text:p>20</text:p>
          </table:table-cell>
          <table:table-cell table:style-name="ce42" office:value-type="string">
            <text:p>NamTV</text:p>
          </table:table-cell>
          <table:table-cell table:style-name="ce149" table:formula="of:=SUM([.D23:.AH23])" office:value-type="float" office:value="1">
            <text:p>1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7" draw:text-style-name="P1" svg:width="1.1413in" svg:height="0.2634in" svg:x="12.4622in" svg:y="4.6055in" draw:caption-point-x="-0.2402in" draw:caption-point-y="0.5949in">
              <dc:date>2016-08-22T00:00:00</dc:date>
              <text:p text:style-name="P1">Bị ốm</text:p>
            </office:annotation>
            <text:p>1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21">
            <text:p>21</text:p>
          </table:table-cell>
          <table:table-cell table:style-name="ce42" office:value-type="string">
            <text:p>NhanHTH</text:p>
          </table:table-cell>
          <table:table-cell table:style-name="ce149" table:formula="of:=SUM([.D24:.AH24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22">
            <text:p>22</text:p>
          </table:table-cell>
          <table:table-cell table:style-name="ce42" office:value-type="string">
            <text:p>NhanNM</text:p>
          </table:table-cell>
          <table:table-cell table:style-name="ce149" table:formula="of:=SUM([.D25:.AH25])" office:value-type="float" office:value="2">
            <text:p>2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2" draw:text-style-name="P1" svg:width="1.1413in" svg:height="0.5457in" svg:x="9.2661in" svg:y="5.0732in" draw:caption-point-x="-0.2402in" draw:caption-point-y="0.5988in">
              <dc:date>2016-08-15T00:00:00</dc:date>
              <text:p text:style-name="P1"><text:span text:style-name="T1">Lên trường có việc, nghỉ buổi chiều</text:span></text:p>
            </office:annotation>
            <text:p>0.5</text:p>
          </table:table-cell>
          <table:table-cell table:style-name="ce153" office:value-type="float" office:value="0.5">
            <office:annotation draw:style-name="gr2" draw:text-style-name="P1" svg:width="1.1413in" svg:height="0.5457in" svg:x="9.7228in" svg:y="5.0732in" draw:caption-point-x="-0.2402in" draw:caption-point-y="0.5988in">
              <dc:date>2016-08-15T00:00:00</dc:date>
              <text:p text:style-name="P1"><text:span text:style-name="T1">Lên trường có việc, nghỉ buổi chiều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1.0925in" svg:y="5.0732in" draw:caption-point-x="-0.2402in" draw:caption-point-y="0.5988in">
              <dc:date>2016-08-15T00:00:00</dc:date>
              <text:p text:style-name="P1"><text:span text:style-name="T1">Đi du lịch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23">
            <text:p>23</text:p>
          </table:table-cell>
          <table:table-cell table:style-name="ce42" office:value-type="string">
            <text:p>NhatLCM</text:p>
          </table:table-cell>
          <table:table-cell table:style-name="ce149" table:formula="of:=SUM([.D26:.AH26])" office:value-type="float" office:value="1"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0157in" svg:y="5.3051in" draw:caption-point-x="-0.2402in" draw:caption-point-y="0.6028in">
              <dc:date>2016-08-18T00:00:00</dc:date>
              <text:p text:style-name="P1"><text:span text:style-name="T1">Bận việc riêng đi trễ 1h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5.3126in" draw:caption-point-x="-0.2402in" draw:caption-point-y="0.5953in">
              <dc:date>2016-08-18T00:00:00</dc:date>
              <text:p text:style-name="P1"><text:span text:style-name="T1">Về sớm 45'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5.3102in" draw:caption-point-x="-0.2402in" draw:caption-point-y="0.5976in">
              <dc:date>2016-08-16T00:00:00</dc:date>
              <text:p text:style-name="P1"><text:span text:style-name="T1">Về sớm 45'</text:span></text:p>
            </office:annotation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6358in" svg:y="5.3126in" draw:caption-point-x="-0.2402in" draw:caption-point-y="0.5953in">
              <dc:date>2016-08-18T00:00:00</dc:date>
              <text:p text:style-name="P1"><text:span text:style-name="T1">Về sớm 1h</text:span></text:p>
            </office:annotation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11.0925in" svg:y="5.3126in" draw:caption-point-x="-0.2402in" draw:caption-point-y="0.5953in">
              <dc:date>2016-08-18T00:00:00</dc:date>
              <text:p text:style-name="P1"><text:span text:style-name="T1">Về quê, 49 ngày cho dì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24">
            <text:p>24</text:p>
          </table:table-cell>
          <table:table-cell table:style-name="ce42" office:value-type="string">
            <text:p>NhuPHQ</text:p>
          </table:table-cell>
          <table:table-cell table:style-name="ce149" table:formula="of:=SUM([.D27:.AH27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25">
            <text:p>25</text:p>
          </table:table-cell>
          <table:table-cell table:style-name="ce42" office:value-type="string">
            <text:p>PhuongTH</text:p>
          </table:table-cell>
          <table:table-cell table:style-name="ce149" table:formula="of:=SUM([.D28:.AH28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26">
            <text:p>26</text:p>
          </table:table-cell>
          <table:table-cell table:style-name="ce42" office:value-type="string">
            <text:p>PhongTH</text:p>
          </table:table-cell>
          <table:table-cell table:style-name="ce149" table:formula="of:=SUM([.D29:.AH29])" office:value-type="float" office:value="0.5"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3.1024in" svg:y="6.0126in" draw:caption-point-x="-0.2402in" draw:caption-point-y="0.6031in">
              <dc:date>2016-08-02T00:00:00</dc:date>
              <text:p text:style-name="P1"><text:span text:style-name="T1">Vô trễ 1h45', ngủ quên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6.0138in" draw:caption-point-x="-0.2402in" draw:caption-point-y="0.602in">
              <dc:date>2016-08-0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9.2661in" svg:y="6.0177in" draw:caption-point-x="-0.2402in" draw:caption-point-y="0.598in">
              <dc:date>2016-08-16T00:00:00</dc:date>
              <text:p text:style-name="P1"><text:span text:style-name="T1">Bị đau bụng, nghỉ buổi chiều</text:span></text:p>
            </office:annotation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27">
            <text:p>27</text:p>
          </table:table-cell>
          <table:table-cell table:style-name="ce42" office:value-type="string">
            <text:p>SonPX</text:p>
          </table:table-cell>
          <table:table-cell table:style-name="ce149" table:formula="of:=SUM([.D30:.AH30])" office:value-type="float" office:value="1"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2" draw:text-style-name="P1" svg:width="1.1413in" svg:height="0.5457in" svg:x="4.0157in" svg:y="6.2488in" draw:caption-point-x="-0.2402in" draw:caption-point-y="0.6028in">
              <dc:date>2016-08-04T00:00:00</dc:date>
              <text:p text:style-name="P1"><text:span text:style-name="T1">Tông xe, đưa ng bị tông xe đi khám</text:span></text:p>
            </office:annotation>
            <text:p>0.5</text:p>
          </table:table-cell>
          <table:table-cell table:style-name="ce153" office:value-type="float" office:value="0.5">
            <office:annotation draw:style-name="gr3" draw:text-style-name="P1" svg:width="1.1413in" svg:height="0.7012in" svg:x="4.472in" svg:y="6.2516in" draw:caption-point-x="-0.2402in" draw:caption-point-y="0.6in">
              <dc:date>2016-08-09T00:00:00</dc:date>
              <text:p text:style-name="P1"><text:span text:style-name="T1">Nghỉ buổi chiều, bị đau ngực, đau đầu</text:span></text:p>
              <text:p text:style-name="P1"><text:span text:style-name="T1"/></text:p>
            </office:annotation>
            <text:p>0.5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28">
            <text:p>28</text:p>
          </table:table-cell>
          <table:table-cell table:style-name="ce42" office:value-type="string">
            <text:p>TienND</text:p>
          </table:table-cell>
          <table:table-cell table:style-name="ce149" table:formula="of:=SUM([.D31:.AH31])" office:value-type="float" office:value="1">
            <text:p>1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4.472in" svg:y="6.485in" draw:caption-point-x="-0.2402in" draw:caption-point-y="0.6024in">
              <dc:date>2016-08-05T00:00:00</dc:date>
              <text:p text:style-name="P1"><text:span text:style-name="T1">Bạn gái bị té xe</text:span></text:p>
            </office:annotation>
            <text:p>1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29">
            <text:p>29</text:p>
          </table:table-cell>
          <table:table-cell table:style-name="ce42" office:value-type="string">
            <text:p>ThaoDTH</text:p>
          </table:table-cell>
          <table:table-cell table:style-name="ce149" table:formula="of:=SUM([.D32:.AH32])" office:value-type="float" office:value="0"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6.7213in" draw:caption-point-x="-0.2402in" draw:caption-point-y="0.6024in">
              <dc:date>2016-08-05T00:00:00</dc:date>
              <text:p text:style-name="P1"><text:span text:style-name="T1">Xe bị hư xin vào trễ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6.7217in" draw:caption-point-x="-0.2402in" draw:caption-point-y="0.602in">
              <dc:date>2016-08-0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8205in" svg:y="6.7236in" draw:caption-point-x="-0.2402in" draw:caption-point-y="0.6in">
              <dc:date>2016-08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6.7244in" draw:caption-point-x="-0.2402in" draw:caption-point-y="0.5992in">
              <dc:date>2016-08-12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30">
            <text:p>30</text:p>
          </table:table-cell>
          <table:table-cell table:style-name="ce42" office:value-type="string">
            <text:p>ThamDT</text:p>
          </table:table-cell>
          <table:table-cell table:style-name="ce149" table:formula="of:=SUM([.D33:.AH33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9.7228in" svg:y="6.9614in" draw:caption-point-x="-0.2402in" draw:caption-point-y="0.598in">
              <dc:date>2016-08-16T00:00:00</dc:date>
              <text:p text:style-name="P1"><text:span text:style-name="T1">Bị mệt, đau đầu, đi trễ, 9h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31">
            <text:p>31</text:p>
          </table:table-cell>
          <table:table-cell table:style-name="ce42" office:value-type="string">
            <text:p>ThinhDH</text:p>
          </table:table-cell>
          <table:table-cell table:style-name="ce149" table:formula="of:=SUM([.D34:.AH34])" office:value-type="float" office:value="5">
            <text:p>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7" draw:text-style-name="P1" svg:width="1.1413in" svg:height="0.2634in" svg:x="9.2661in" svg:y="7.1965in" draw:caption-point-x="-0.2402in" draw:caption-point-y="0.5988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9.7228in" svg:y="7.1965in" draw:caption-point-x="-0.2402in" draw:caption-point-y="0.5988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10.1791in" svg:y="7.1965in" draw:caption-point-x="-0.2402in" draw:caption-point-y="0.5988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10.6358in" svg:y="7.1965in" draw:caption-point-x="-0.2402in" draw:caption-point-y="0.5988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11.0925in" svg:y="7.1965in" draw:caption-point-x="-0.2402in" draw:caption-point-y="0.5988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32">
            <text:p>32</text:p>
          </table:table-cell>
          <table:table-cell table:style-name="ce42" office:value-type="string">
            <text:p>ThinhT</text:p>
          </table:table-cell>
          <table:table-cell table:style-name="ce149" table:formula="of:=SUM([.D35:.AH35])" office:value-type="float" office:value="1.5">
            <text:p>1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4.472in" svg:y="7.4283in" draw:caption-point-x="-0.2402in" draw:caption-point-y="0.6028in">
              <dc:date>2016-08-04T00:00:00</dc:date>
              <text:p text:style-name="P1"><text:span text:style-name="T1">Tái khám</text:span></text:p>
            </office:annotation>
            <text:p>0.5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7.7988in" svg:y="7.4319in" draw:caption-point-x="-0.2402in" draw:caption-point-y="0.5992in">
              <dc:date>2016-08-12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3" draw:text-style-name="P1" svg:width="1.1413in" svg:height="0.7012in" svg:x="12.4622in" svg:y="7.4362in" draw:caption-point-x="-0.2402in" draw:caption-point-y="0.5949in">
              <dc:date>2016-08-22T00:00:00</dc:date>
              <text:p text:style-name="P1">Đưa Duyên vô bệnh viện, vô trễ, 10h30 vào cty <text:s/></text:p>
            </office:annotation>
            <text:p>0.5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33">
            <text:p>33</text:p>
          </table:table-cell>
          <table:table-cell table:style-name="ce42" office:value-type="string">
            <text:p>ThoaiVK</text:p>
          </table:table-cell>
          <table:table-cell table:style-name="ce149" table:formula="of:=SUM([.D36:.AH36])" office:value-type="float" office:value="0.5"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3.1024in" svg:y="7.6638in" draw:caption-point-x="-0.2402in" draw:caption-point-y="0.6035in">
              <dc:date>2016-08-02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7.6642in" draw:caption-point-x="-0.2402in" draw:caption-point-y="0.6031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7.665in" draw:caption-point-x="-0.2402in" draw:caption-point-y="0.6024in">
              <dc:date>2016-08-05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7.724in" draw:caption-point-x="-0.2402in" draw:caption-point-y="0.5433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6.8205in" svg:y="7.6673in" draw:caption-point-x="-0.2402in" draw:caption-point-y="0.6in">
              <dc:date>2016-08-16T00:00:00</dc:date>
              <text:p text:style-name="P1"><text:span text:style-name="T1">Vô trễ, chở bà đi tái khám, 9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7.6681in" draw:caption-point-x="-0.2402in" draw:caption-point-y="0.5992in">
              <dc:date>2016-08-12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1791in" svg:y="7.6701in" draw:caption-point-x="-0.2402in" draw:caption-point-y="0.5972in">
              <dc:date>2016-08-1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34">
            <text:p>34</text:p>
          </table:table-cell>
          <table:table-cell table:style-name="ce42" office:value-type="string">
            <text:p>ThongDN</text:p>
          </table:table-cell>
          <table:table-cell table:style-name="ce149" table:formula="of:=SUM([.D37:.AH37])" office:value-type="float" office:value="1.5">
            <text:p>1.5</text:p>
          </table:table-cell>
          <table:table-cell table:style-name="ce153" office:value-type="float" office:value="1">
            <office:annotation draw:style-name="gr7" draw:text-style-name="P1" svg:width="1.1413in" svg:height="0.2634in" svg:x="2.6457in" svg:y="7.8996in" draw:caption-point-x="-0.2402in" draw:caption-point-y="0.6035in">
              <dc:date>2016-08-01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7.9in" draw:caption-point-x="-0.2402in" draw:caption-point-y="0.6031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4.0157in" svg:y="7.9004in" draw:caption-point-x="-0.2402in" draw:caption-point-y="0.6028in">
              <dc:date>2016-08-04T00:00:00</dc:date>
              <text:p text:style-name="P1"><text:span text:style-name="T1">8h38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7.9008in" draw:caption-point-x="-0.2402in" draw:caption-point-y="0.6024in">
              <dc:date>2016-08-05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5.8421in" svg:y="7.9012in" draw:caption-point-x="-0.2402in" draw:caption-point-y="0.602in">
              <dc:date>2016-08-08T00:00:00</dc:date>
              <text:p text:style-name="P1"><text:span text:style-name="T1">Nghỉ buổi sáng, bận việc riêng</text:span></text:p>
            </office:annotation>
            <text:p>0.5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7.9039in" draw:caption-point-x="-0.2402in" draw:caption-point-y="0.5992in">
              <dc:date>2016-08-12T00:00:00</dc:date>
              <text:p text:style-name="P1"><text:span text:style-name="T1">8h35 vào cty</text:span></text:p>
            </office:annotation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1791in" svg:y="7.9059in" draw:caption-point-x="-0.2402in" draw:caption-point-y="0.5972in">
              <dc:date>2016-08-17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35">
            <text:p>35</text:p>
          </table:table-cell>
          <table:table-cell table:style-name="ce42" office:value-type="string">
            <text:p>ThuyLTT</text:p>
          </table:table-cell>
          <table:table-cell table:style-name="ce149" table:formula="of:=SUM([.D38:.AH38])" office:value-type="float" office:value="1.5">
            <text:p>1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8.1358in" draw:caption-point-x="-0.2402in" draw:caption-point-y="0.6031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0157in" svg:y="8.1362in" draw:caption-point-x="-0.2402in" draw:caption-point-y="0.6028in">
              <dc:date>2016-08-04T00:00:00</dc:date>
              <text:p text:style-name="P1"><text:span text:style-name="T1">Bận việc nhà đi trễ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7.7988in" svg:y="8.1398in" draw:caption-point-x="-0.2402in" draw:caption-point-y="0.5992in">
              <dc:date>2016-08-16T00:00:00</dc:date>
              <text:p text:style-name="P1"><text:span text:style-name="T1">Bị ốm, ~12h vào cty</text:span></text:p>
            </office:annotation>
            <text:p>0.5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1.0925in" svg:y="8.1402in" draw:caption-point-x="-0.2402in" draw:caption-point-y="0.5988in">
              <dc:date>2016-08-15T00:00:00</dc:date>
              <text:p text:style-name="P1"><text:span text:style-name="T1">Đi du lịch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36">
            <text:p>36</text:p>
          </table:table-cell>
          <table:table-cell table:style-name="ce42" office:value-type="string">
            <text:p>ThuLNM</text:p>
          </table:table-cell>
          <table:table-cell table:style-name="ce149"/>
          <table:table-cell table:style-name="ce153" table:number-columns-repeated="17"/>
          <table:table-cell table:style-name="ce153" office:value-type="float" office:value="0.5">
            <office:annotation draw:style-name="gr4" draw:text-style-name="P1" svg:width="1.1413in" svg:height="0.3902in" svg:x="10.6358in" svg:y="8.3799in" draw:caption-point-x="-0.2402in" draw:caption-point-y="0.5949in">
              <dc:date>2016-08-19T00:00:00</dc:date>
              <text:p text:style-name="P1"><text:span text:style-name="T1">Nghỉ buổi chiều, lên trường</text:span></text:p>
            </office:annotation>
            <text:p>0.5</text:p>
          </table:table-cell>
          <table:table-cell table:style-name="ce153" office:value-type="float" office:value="1">
            <office:annotation draw:style-name="gr7" draw:text-style-name="P1" svg:width="1.1413in" svg:height="0.2634in" svg:x="11.0925in" svg:y="8.3799in" draw:caption-point-x="-0.2402in" draw:caption-point-y="0.5949in">
              <dc:date>2016-08-19T00:00:00</dc:date>
              <text:p text:style-name="P1"><text:span text:style-name="T1">Té bong gân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37">
            <text:p>37</text:p>
          </table:table-cell>
          <table:table-cell table:style-name="ce42" office:value-type="string">
            <text:p>ToiDB</text:p>
          </table:table-cell>
          <table:table-cell table:style-name="ce149" table:formula="of:=SUM([.D40:.AH40])" office:value-type="float" office:value="1">
            <text:p>1</text:p>
          </table:table-cell>
          <table:table-cell table:style-name="ce153" office:value-type="float" office:value="0.5">
            <office:annotation draw:style-name="gr4" draw:text-style-name="P1" svg:width="1.1413in" svg:height="0.3902in" svg:x="2.6457in" svg:y="8.6071in" draw:caption-point-x="-0.2402in" draw:caption-point-y="0.6039in">
              <dc:date>2016-08-01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8.6654in" draw:caption-point-x="-0.2402in" draw:caption-point-y="0.5457in">
              <dc:date>2016-08-03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4.0157in" svg:y="8.6083in" draw:caption-point-x="-0.2402in" draw:caption-point-y="0.6028in">
              <dc:date>2016-08-04T00:00:00</dc:date>
              <text:p text:style-name="P1"><text:span text:style-name="T1">8h38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8.6087in" draw:caption-point-x="-0.2402in" draw:caption-point-y="0.6024in">
              <dc:date>2016-08-05T00:00:00</dc:date>
              <text:p text:style-name="P1"><text:span text:style-name="T1">Bận việc riêng, 9h vô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5.8421in" svg:y="8.6665in" draw:caption-point-x="-0.2402in" draw:caption-point-y="0.5445in">
              <dc:date>2016-08-08T00:00:00</dc:date>
              <text:p text:style-name="P1"><text:span text:style-name="T1">8h35 vào Công 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8.6102in" draw:caption-point-x="-0.2402in" draw:caption-point-y="0.6008in">
              <dc:date>2016-08-09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3094in" svg:y="8.6114in" draw:caption-point-x="-0.2402in" draw:caption-point-y="0.5996in">
              <dc:date>2016-08-11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7.7988in" svg:y="8.6118in" draw:caption-point-x="-0.2402in" draw:caption-point-y="0.5992in">
              <dc:date>2016-08-12T00:00:00</dc:date>
              <text:p text:style-name="P1"><text:span text:style-name="T1">Bận việc riêng,xin phép vào trễ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9.2661in" svg:y="8.6122in" draw:caption-point-x="-0.2402in" draw:caption-point-y="0.5988in">
              <dc:date>2016-08-15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1791in" svg:y="8.6138in" draw:caption-point-x="-0.2402in" draw:caption-point-y="0.5972in">
              <dc:date>2016-08-17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12.4622in" svg:y="8.6161in" draw:caption-point-x="-0.2402in" draw:caption-point-y="0.5949in">
              <dc:date>2016-08-22T00:00:00</dc:date>
              <text:p text:style-name="P1">Bị mệt, nghỉ buổi sáng</text:p>
            </office:annotation>
            <text:p>0.5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38">
            <text:p>38</text:p>
          </table:table-cell>
          <table:table-cell table:style-name="ce42" office:value-type="string">
            <text:p>TruyenLVC</text:p>
          </table:table-cell>
          <table:table-cell table:style-name="ce149" table:formula="of:=SUM([.D41:.AH41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6358in" svg:y="8.8508in" draw:caption-point-x="-0.2402in" draw:caption-point-y="0.5961in">
              <dc:date>2016-08-1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39">
            <text:p>39</text:p>
          </table:table-cell>
          <table:table-cell table:style-name="ce42" office:value-type="string">
            <text:p>TuanND</text:p>
          </table:table-cell>
          <table:table-cell table:style-name="ce149" table:formula="of:=SUM([.D42:.AH42])" office:value-type="float" office:value="1">
            <text:p>1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9.137in" draw:caption-point-x="-0.2402in" draw:caption-point-y="0.5457in">
              <dc:date>2016-08-03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4.0157in" svg:y="9.0799in" draw:caption-point-x="-0.2402in" draw:caption-point-y="0.6028in">
              <dc:date>2016-08-04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3094in" svg:y="9.0831in" draw:caption-point-x="-0.2402in" draw:caption-point-y="0.5996in">
              <dc:date>2016-08-11T00:00:00</dc:date>
              <text:p text:style-name="P1"><text:span text:style-name="T1">8h45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9.0835in" draw:caption-point-x="-0.2402in" draw:caption-point-y="0.5992in">
              <dc:date>2016-08-12T00:00:00</dc:date>
              <text:p text:style-name="P1"><text:span text:style-name="T1">8h35 vào cty</text:span></text:p>
            </office:annotation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6358in" svg:y="9.087in" draw:caption-point-x="-0.2402in" draw:caption-point-y="0.5957in">
              <dc:date>2016-08-18T00:00:00</dc:date>
              <text:p text:style-name="P1"><text:span text:style-name="T1">8h4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12.4622in" svg:y="9.0878in" draw:caption-point-x="-0.2402in" draw:caption-point-y="0.5949in">
              <dc:date>2016-08-22T00:00:00</dc:date>
              <text:p text:style-name="P1">Bị mệt, nghỉ buổi sáng</text:p>
            </office:annotation>
            <text:p>0.5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40">
            <text:p>40</text:p>
          </table:table-cell>
          <table:table-cell table:style-name="ce42" office:value-type="string">
            <text:p>VietBA</text:p>
          </table:table-cell>
          <table:table-cell table:style-name="ce149" table:formula="of:=SUM([.D43:.AH43])" office:value-type="float" office:value="0.5"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2.6457in" svg:y="9.3146in" draw:caption-point-x="-0.2402in" draw:caption-point-y="0.6039in">
              <dc:date>2016-08-01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9.3169in" draw:caption-point-x="-0.2402in" draw:caption-point-y="0.6016in">
              <dc:date>2016-08-0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2" draw:text-style-name="P1" svg:width="1.1413in" svg:height="0.5457in" svg:x="6.8205in" svg:y="9.3185in" draw:caption-point-x="-0.2402in" draw:caption-point-y="0.6in">
              <dc:date>2016-08-16T00:00:00</dc:date>
              <text:p text:style-name="P1"><text:span text:style-name="T1">Đưa con đi khám bệnh, nghỉ buổi sáng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41">
            <text:p>41</text:p>
          </table:table-cell>
          <table:table-cell table:style-name="ce42" office:value-type="string">
            <text:p>VinhP</text:p>
          </table:table-cell>
          <table:table-cell table:style-name="ce149" table:formula="of:=SUM([.D44:.AH44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14">
          <table:table-cell table:style-name="ce40" office:value-type="float" office:value="42">
            <text:p>42</text:p>
          </table:table-cell>
          <table:table-cell table:style-name="ce42" office:value-type="string">
            <text:p>VuNA</text:p>
          </table:table-cell>
          <table:table-cell table:style-name="ce149" table:formula="of:=SUM([.D45:.AH45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9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54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54" table:number-columns-repeated="4"/>
          <table:table-cell table:style-name="ce156"/>
          <table:table-cell table:style-name="ce154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54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54" table:number-columns-repeated="4"/>
          <table:table-cell table:style-name="ce157" table:number-columns-repeated="7"/>
          <table:table-cell table:style-name="ce154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54" table:number-columns-repeated="31"/>
          <table:table-cell table:style-name="ce41" table:number-columns-repeated="952"/>
        </table:table-row>
        <table:table-row table:style-name="ro2" table:number-rows-repeated="983126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6.A7:Tong_Hop_Ngay_Nghi_2016.M4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8/22/2016</text:date>, <text:time>17:4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08-22">08/22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2038</meta:editing-cycles>
    <meta:editing-duration>P23DT3H33M19S</meta:editing-duration>
    <meta:generator>OpenOffice/4.1.2$Win32 OpenOffice.org_project/412m3$Build-9782</meta:generator>
    <dc:date>2016-08-22T17:49:52.22</dc:date>
    <meta:document-statistic meta:table-count="11" meta:cell-count="7222" meta:object-count="0"/>
    <meta:user-defined meta:name="Info 1"/>
    <meta:user-defined meta:name="Info 2"/>
    <meta:user-defined meta:name="Info 3"/>
    <meta:user-defined meta:name="Info 4"/>
  </office:meta>
</office:document-meta>
</file>